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28in"/>
    </style:style>
    <style:style style:name="co2" style:family="table-column">
      <style:table-column-properties fo:break-before="auto" style:column-width="13.2819in"/>
    </style:style>
    <style:style style:name="co3" style:family="table-column">
      <style:table-column-properties fo:break-before="auto" style:column-width="5.6327in"/>
    </style:style>
    <style:style style:name="co4" style:family="table-column">
      <style:table-column-properties fo:break-before="auto" style:column-width="5.1465in"/>
    </style:style>
    <style:style style:name="co5" style:family="table-column">
      <style:table-column-properties fo:break-before="auto" style:column-width="3.5362in"/>
    </style:style>
    <style:style style:name="co6" style:family="table-column">
      <style:table-column-properties fo:break-before="auto" style:column-width="3.0764in"/>
    </style:style>
    <style:style style:name="co7" style:family="table-column">
      <style:table-column-properties fo:break-before="auto" style:column-width="3.3063in"/>
    </style:style>
    <style:style style:name="co8" style:family="table-column">
      <style:table-column-properties fo:break-before="auto" style:column-width="4.6291in"/>
    </style:style>
    <style:style style:name="co9" style:family="table-column">
      <style:table-column-properties fo:break-before="auto" style:column-width="4.6945in"/>
    </style:style>
    <style:style style:name="co10" style:family="table-column">
      <style:table-column-properties fo:break-before="auto" style:column-width="2.0165in"/>
    </style:style>
    <style:style style:name="co11" style:family="table-column">
      <style:table-column-properties fo:break-before="auto" style:column-width="1.2693in"/>
    </style:style>
    <style:style style:name="co12" style:family="table-column">
      <style:table-column-properties fo:break-before="auto" style:column-width="7.7835in"/>
    </style:style>
    <style:style style:name="co13" style:family="table-column">
      <style:table-column-properties fo:break-before="auto" style:column-width="1.9201in"/>
    </style:style>
    <style:style style:name="co14" style:family="table-column">
      <style:table-column-properties fo:break-before="auto" style:column-width="0.8665in"/>
    </style:style>
    <style:style style:name="co15" style:family="table-column">
      <style:table-column-properties fo:break-before="auto" style:column-width="5.0154in"/>
    </style:style>
    <style:style style:name="co16" style:family="table-column">
      <style:table-column-properties fo:break-before="auto" style:column-width="1.1543in"/>
    </style:style>
    <style:style style:name="co17" style:family="table-column">
      <style:table-column-properties fo:break-before="auto" style:column-width="0.4807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SourceName</text:p>
          </table:table-cell>
          <table:table-cell office:value-type="string">
            <text:p>DatasetName</text:p>
          </table:table-cell>
          <table:table-cell office:value-type="string">
            <text:p>Description</text:p>
          </table:table-cell>
          <table:table-cell office:value-type="string">
            <text:p>layerName</text:p>
          </table:table-cell>
          <table:table-cell office:value-type="string">
            <text:p>layerParameter</text:p>
          </table:table-cell>
          <table:table-cell office:value-type="string">
            <text:p>Statistic</text:p>
          </table:table-cell>
          <table:table-cell office:value-type="string">
            <text:p>Levels</text:p>
          </table:table-cell>
          <table:table-cell office:value-type="string">
            <text:p>inputFile</text:p>
          </table:table-cell>
          <table:table-cell office:value-type="string">
            <text:p>outputFile</text:p>
          </table:table-cell>
          <table:table-cell office:value-type="string">
            <text:p>outputFileName</text:p>
          </table:table-cell>
          <table:table-cell office:value-type="string">
            <text:p>variableOfInterest</text:p>
          </table:table-cell>
          <table:table-cell office:value-type="string">
            <text:p>OrigLocation</text:p>
          </table:table-cell>
          <table:table-cell office:value-type="string">
            <text:p>MetadataLocation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DatabaseStore</text:p>
          </table:table-cell>
          <table:table-cell office:value-type="string">
            <text:p>Units</text:p>
          </table:table-cell>
          <table:table-cell office:value-type="string">
            <text:p>Blank</text:p>
          </table:table-cell>
        </table:table-row>
        <table:table-row table:style-name="ro2">
          <table:table-cell office:value-type="string">
            <text:p>NOAA</text:p>
          </table:table-cell>
          <table:table-cell table:formula="of:=CONCATENATE([.A2];&quot;|&quot;;[.D2];&quot;|&quot;;[.F2];&quot; (&quot;;[.G2];&quot;)&quot;)" office:value-type="string" office:string-value="NOAA|GPCP V2.3 Precipitation|Single Level|Monthly Mean (Surface)">
            <text:p>NOAA|GPCP V2.3 Precipitation|Single Level|Monthly Mean (Surface)</text:p>
          </table:table-cell>
          <table:table-cell table:style-name="ce1" office:value-type="string">
            <text:p>Global Precipitation Climatology Project monthly precipitation dataset from 1979-present combines observations and satellite precipitation data into 2.5x2.5 global grids. Monthly Mean</text:p>
          </table:table-cell>
          <table:table-cell office:value-type="string">
            <text:p>GPCP V2.3 Precipitation|Single Level</text:p>
          </table:table-cell>
          <table:table-cell office:value-type="string">
            <text:p>Precipitation</text:p>
          </table:table-cell>
          <table:table-cell office:value-type="string">
            <text:p>Monthly Mean</text:p>
          </table:table-cell>
          <table:table-cell office:value-type="string">
            <text:p>Surface</text:p>
          </table:table-cell>
          <table:table-cell office:value-type="string">
            <text:p>gpcp/precip.mon.mean.nc</text:p>
          </table:table-cell>
          <table:table-cell office:value-type="string">
            <text:p>gpcp/precip.mon.mean.csv</text:p>
          </table:table-cell>
          <table:table-cell office:value-type="string">
            <text:p>precip.mon.mean.csv</text:p>
          </table:table-cell>
          <table:table-cell office:value-type="string">
            <text:p>precip</text:p>
          </table:table-cell>
          <table:table-cell office:value-type="string">
            <text:p>ftp://ftp.cdc.noaa.gov/Datasets/gpcp/precip.mon.mean.nc</text:p>
          </table:table-cell>
          <table:table-cell/>
          <table:table-cell table:style-name="ce3" office:value-type="string">
            <text:p>1979-01-01</text:p>
          </table:table-cell>
          <table:table-cell table:style-name="ce3" office:value-type="string">
            <text:p>2017-03-01</text:p>
          </table:table-cell>
          <table:table-cell office:value-type="string">
            <text:p>mrsharky_noaaGpcp_precip_mon_mean</text:p>
          </table:table-cell>
          <table:table-cell office:value-type="string">
            <text:p>mm</text:p>
          </table:table-cell>
          <table:table-cell/>
        </table:table-row>
        <table:table-row table:style-name="ro3">
          <table:table-cell office:value-type="string">
            <text:p>NOAA</text:p>
          </table:table-cell>
          <table:table-cell table:formula="of:=CONCATENATE([.A3];&quot;|&quot;;[.D3];&quot;|&quot;;[.F3];&quot; (&quot;;[.G3];&quot;)&quot;)" office:value-type="string" office:string-value="NOAA|GPCP V2.3 Precipitation|Single Level|Monthly Error Estimate (Surface)">
            <text:p>NOAA|GPCP V2.3 Precipitation|Single Level|Monthly Error Estimate (Surface)</text:p>
          </table:table-cell>
          <table:table-cell table:style-name="ce1" office:value-type="string">
            <text:p>Global Precipitation Climatology Project monthly precipitation dataset from 1979-present combines observations and satellite precipitation data into 2.5x2.5 global grids. Monthly Error Estimate</text:p>
          </table:table-cell>
          <table:table-cell office:value-type="string">
            <text:p>GPCP V2.3 Precipitation|Single Level</text:p>
          </table:table-cell>
          <table:table-cell office:value-type="string">
            <text:p>Precipitation</text:p>
          </table:table-cell>
          <table:table-cell office:value-type="string">
            <text:p>Monthly Error Estimate</text:p>
          </table:table-cell>
          <table:table-cell office:value-type="string">
            <text:p>Surface</text:p>
          </table:table-cell>
          <table:table-cell office:value-type="string">
            <text:p>gpcp/precip.mon.mean.error.nc</text:p>
          </table:table-cell>
          <table:table-cell office:value-type="string">
            <text:p>gpcp/precip.mon.mean.error.csv</text:p>
          </table:table-cell>
          <table:table-cell office:value-type="string">
            <text:p>precip.mon.mean.error.csv</text:p>
          </table:table-cell>
          <table:table-cell office:value-type="string">
            <text:p>precip</text:p>
          </table:table-cell>
          <table:table-cell office:value-type="string">
            <text:p>ftp://ftp.cdc.noaa.gov/Datasets/gpcp/precip.mon.mean.error.nc</text:p>
          </table:table-cell>
          <table:table-cell/>
          <table:table-cell table:style-name="ce3" office:value-type="string">
            <text:p>1979-01-01</text:p>
          </table:table-cell>
          <table:table-cell table:style-name="ce3" office:value-type="string">
            <text:p>2017-03-01</text:p>
          </table:table-cell>
          <table:table-cell office:value-type="string">
            <text:p>mrsharky_noaaGpcp_precip_mon_mean_error</text:p>
          </table:table-cell>
          <table:table-cell office:value-type="string">
            <text:p>mm</text:p>
          </table:table-cell>
          <table:table-cell/>
        </table:table-row>
        <table:table-row table:style-name="ro3">
          <table:table-cell office:value-type="string">
            <text:p>NOAA</text:p>
          </table:table-cell>
          <table:table-cell table:formula="of:=CONCATENATE([.A4];&quot;|&quot;;[.D4];&quot;|&quot;;[.F4];&quot; (&quot;;[.G4];&quot;)&quot;)" office:value-type="string" office:string-value="NOAA|GPCP V2.3 Precipitation|Single Level|Monthly Long Term Mean (Surface)">
            <text:p>NOAA|GPCP V2.3 Precipitation|Single Level|Monthly Long Term Mean (Surface)</text:p>
          </table:table-cell>
          <table:table-cell table:style-name="ce1" office:value-type="string">
            <text:p>Global Precipitation Climatology Project monthly precipitation dataset from 1979-present combines observations and satellite precipitation data into 2.5x2.5 global grids. Monthly Long Term Mean (1981-2010)</text:p>
          </table:table-cell>
          <table:table-cell office:value-type="string">
            <text:p>GPCP V2.3 Precipitation|Single Level</text:p>
          </table:table-cell>
          <table:table-cell office:value-type="string">
            <text:p>Precipitation</text:p>
          </table:table-cell>
          <table:table-cell office:value-type="string">
            <text:p>Monthly Long Term Mean</text:p>
          </table:table-cell>
          <table:table-cell office:value-type="string">
            <text:p>Surface</text:p>
          </table:table-cell>
          <table:table-cell office:value-type="string">
            <text:p>gpcp/precip.mon.ltm.nc</text:p>
          </table:table-cell>
          <table:table-cell office:value-type="string">
            <text:p>gpcp/precip.mon.ltm.csv</text:p>
          </table:table-cell>
          <table:table-cell office:value-type="string">
            <text:p>precip.mon.ltm.csv</text:p>
          </table:table-cell>
          <table:table-cell office:value-type="string">
            <text:p>precip</text:p>
          </table:table-cell>
          <table:table-cell office:value-type="string">
            <text:p>ftp://ftp.cdc.noaa.gov/Datasets/gpcp/precip.mon.ltm.nc</text:p>
          </table:table-cell>
          <table:table-cell/>
          <table:table-cell table:style-name="ce3" office:value-type="string">
            <text:p>0001-01-01</text:p>
          </table:table-cell>
          <table:table-cell table:style-name="ce3" office:value-type="string">
            <text:p>0001-12-01</text:p>
          </table:table-cell>
          <table:table-cell office:value-type="string">
            <text:p>mrsharky_noaaGpcp_precip_mon_mean_ltm</text:p>
          </table:table-cell>
          <table:table-cell office:value-type="string">
            <text:p>mm</text:p>
          </table:table-cell>
          <table:table-cell/>
        </table:table-row>
        <table:table-row table:style-name="ro3">
          <table:table-cell office:value-type="string">
            <text:p>NOAA</text:p>
          </table:table-cell>
          <table:table-cell table:formula="of:=CONCATENATE([.A5];&quot;|&quot;;[.D5];&quot;|&quot;;[.F5];&quot; (&quot;;[.G5];&quot;)&quot;)" office:value-type="string" office:string-value="NOAA|GPCP V2.3 Precipitation|Single Level|Monthly Error Estimate Long Term Mean (Surface)">
            <text:p>NOAA|GPCP V2.3 Precipitation|Single Level|Monthly Error Estimate Long Term Mean (Surface)</text:p>
          </table:table-cell>
          <table:table-cell table:style-name="ce1" office:value-type="string">
            <text:p>Global Precipitation Climatology Project monthly precipitation dataset from 1979-present combines observations and satellite precipitation data into 2.5x2.5 global grids. Monthly Error Estimate Long Time Mean (1981-2010)</text:p>
          </table:table-cell>
          <table:table-cell office:value-type="string">
            <text:p>GPCP V2.3 Precipitation|Single Level</text:p>
          </table:table-cell>
          <table:table-cell office:value-type="string">
            <text:p>Precipitation</text:p>
          </table:table-cell>
          <table:table-cell table:style-name="ce2" office:value-type="string">
            <text:p>Monthly Error Estimate Long Term Mean</text:p>
          </table:table-cell>
          <table:table-cell office:value-type="string">
            <text:p>Surface</text:p>
          </table:table-cell>
          <table:table-cell office:value-type="string">
            <text:p>gpcp/precip.mon.error.ltm.nc</text:p>
          </table:table-cell>
          <table:table-cell office:value-type="string">
            <text:p>gpcp/precip.mon.error.ltm.csv</text:p>
          </table:table-cell>
          <table:table-cell office:value-type="string">
            <text:p>precip.mon.error.ltm.csv</text:p>
          </table:table-cell>
          <table:table-cell office:value-type="string">
            <text:p>precip</text:p>
          </table:table-cell>
          <table:table-cell office:value-type="string">
            <text:p>ftp://ftp.cdc.noaa.gov/Datasets/gpcp/precip.mon.error.ltm.nc</text:p>
          </table:table-cell>
          <table:table-cell/>
          <table:table-cell table:style-name="ce3" office:value-type="string">
            <text:p>0001-01-01</text:p>
          </table:table-cell>
          <table:table-cell table:style-name="ce3" office:value-type="string">
            <text:p>0001-12-01</text:p>
          </table:table-cell>
          <table:table-cell office:value-type="string">
            <text:p>mrsharky_noaaGpcp_precip_mon_mean_error_ltm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];&quot;|&quot;;[.D6];&quot;|&quot;;[.F6];&quot; (&quot;;[.G6];&quot;)&quot;)" office:value-type="string" office:string-value="NOAA|NOAA-CIRES Twentieth Century Reanalysis (V2c)|Pressure Level|Non-Gaussian|Air Temperature|Monthly Mean (1000-10mb)">
            <text:p>NOAA|NOAA-CIRES Twentieth Century Reanalysis (V2c)|Pressure Level|Non-Gaussian|Air Temperature|Monthly Mean (1000-10mb)</text:p>
          </table:table-cell>
          <table:table-cell/>
          <table:table-cell office:value-type="string">
            <text:p>NOAA-CIRES Twentieth Century Reanalysis (V2c)|Pressur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Mean</text:p>
          </table:table-cell>
          <table:table-cell office:value-type="string">
            <text:p>1000-10mb</text:p>
          </table:table-cell>
          <table:table-cell office:value-type="string">
            <text:p>Monthlies/pressure/air.mon.mean.nc</text:p>
          </table:table-cell>
          <table:table-cell office:value-type="string">
            <text:p>Monthlies/pressure/air.mon.mean.csv</text:p>
          </table:table-cell>
          <table:table-cell office:value-type="string">
            <text:p>air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pressure/air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air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];&quot;|&quot;;[.D7];&quot;|&quot;;[.F7];&quot; (&quot;;[.G7];&quot;)&quot;)" office:value-type="string" office:string-value="NOAA|NOAA-CIRES Twentieth Century Reanalysis (V2c)|Pressure Level|Non-Gaussian|Air Temperature|Long Term Monthly Mean (1000-10mb)">
            <text:p>NOAA|NOAA-CIRES Twentieth Century Reanalysis (V2c)|Pressure Level|Non-Gaussian|Air Temperature|Long Term Monthly Mean (1000-10mb)</text:p>
          </table:table-cell>
          <table:table-cell/>
          <table:table-cell office:value-type="string">
            <text:p>NOAA-CIRES Twentieth Century Reanalysis (V2c)|Pressur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Long Term Monthly Mean</text:p>
          </table:table-cell>
          <table:table-cell office:value-type="string">
            <text:p>1000-10mb</text:p>
          </table:table-cell>
          <table:table-cell office:value-type="string">
            <text:p>Derived/Monthlies/pressure/air.mon.ltm.nc</text:p>
          </table:table-cell>
          <table:table-cell office:value-type="string">
            <text:p>Derived/Monthlies/pressure/air.mon.ltm.csv</text:p>
          </table:table-cell>
          <table:table-cell office:value-type="string">
            <text:p>air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pressure/air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air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];&quot;|&quot;;[.D8];&quot;|&quot;;[.F8];&quot; (&quot;;[.G8];&quot;)&quot;)" office:value-type="string" office:string-value="NOAA|NOAA-CIRES Twentieth Century Reanalysis (V2c)|Pressure Level|Non-Gaussian|Air Temperature|Monthly Mean Ensemble Spread (1000-10mb)">
            <text:p>NOAA|NOAA-CIRES Twentieth Century Reanalysis (V2c)|Pressure Level|Non-Gaussian|Air Temperature|Monthly Mean Ensemble Spread (1000-10mb)</text:p>
          </table:table-cell>
          <table:table-cell/>
          <table:table-cell office:value-type="string">
            <text:p>NOAA-CIRES Twentieth Century Reanalysis (V2c)|Pressur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Mean Ensemble Spread</text:p>
          </table:table-cell>
          <table:table-cell office:value-type="string">
            <text:p>1000-10mb</text:p>
          </table:table-cell>
          <table:table-cell office:value-type="string">
            <text:p>Monthlies/pressure_sprd/air.mon.mean.nc</text:p>
          </table:table-cell>
          <table:table-cell office:value-type="string">
            <text:p>Monthlies/pressure_sprd/air.mon.mean.csv</text:p>
          </table:table-cell>
          <table:table-cell office:value-type="string">
            <text:p>air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pressure_sprd/air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prd_air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];&quot;|&quot;;[.D9];&quot;|&quot;;[.F9];&quot; (&quot;;[.G9];&quot;)&quot;)" office:value-type="string" office:string-value="NOAA|NOAA-CIRES Twentieth Century Reanalysis (V2c)|Pressure Level|Non-Gaussian|Air Temperature|Long Term Monthly Mean Ensemble spread (1000-10mb)">
            <text:p>NOAA|NOAA-CIRES Twentieth Century Reanalysis (V2c)|Pressure Level|Non-Gaussian|Air Temperature|Long Term Monthly Mean Ensemble spread (1000-10mb)</text:p>
          </table:table-cell>
          <table:table-cell/>
          <table:table-cell office:value-type="string">
            <text:p>NOAA-CIRES Twentieth Century Reanalysis (V2c)|Pressur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Long Term Monthly Mean Ensemble spread</text:p>
          </table:table-cell>
          <table:table-cell office:value-type="string">
            <text:p>1000-10mb</text:p>
          </table:table-cell>
          <table:table-cell office:value-type="string">
            <text:p>Derived/Monthlies/pressure_sprd/air.mon.ltm.nc</text:p>
          </table:table-cell>
          <table:table-cell office:value-type="string">
            <text:p>Derived/Monthlies/pressure_sprd/air.mon.ltm.csv</text:p>
          </table:table-cell>
          <table:table-cell office:value-type="string">
            <text:p>air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pressure_sprd/air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prd_air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];&quot;|&quot;;[.D10];&quot;|&quot;;[.F10];&quot; (&quot;;[.G10];&quot;)&quot;)" office:value-type="string" office:string-value="NOAA|NOAA-CIRES Twentieth Century Reanalysis (V2c)|Pressure Level|Non-Gaussian|Geopotential Height|Monthly Mean (1000-10mb)">
            <text:p>NOAA|NOAA-CIRES Twentieth Century Reanalysis (V2c)|Pressure Level|Non-Gaussian|Geopotential Height|Monthly Mean (1000-10mb)</text:p>
          </table:table-cell>
          <table:table-cell/>
          <table:table-cell office:value-type="string">
            <text:p>NOAA-CIRES Twentieth Century Reanalysis (V2c)|Pressure Level|Non-Gaussian|Geopotential Height</text:p>
          </table:table-cell>
          <table:table-cell office:value-type="string">
            <text:p>Geopotential Height</text:p>
          </table:table-cell>
          <table:table-cell office:value-type="string">
            <text:p>Monthly Mean</text:p>
          </table:table-cell>
          <table:table-cell office:value-type="string">
            <text:p>1000-10mb</text:p>
          </table:table-cell>
          <table:table-cell office:value-type="string">
            <text:p>Monthlies/pressure/hgt.mon.mean.nc</text:p>
          </table:table-cell>
          <table:table-cell office:value-type="string">
            <text:p>Monthlies/pressure/hgt.mon.mean.csv</text:p>
          </table:table-cell>
          <table:table-cell office:value-type="string">
            <text:p>hgt.mon.mean.csv</text:p>
          </table:table-cell>
          <table:table-cell office:value-type="string">
            <text:p>hgt</text:p>
          </table:table-cell>
          <table:table-cell office:value-type="string">
            <text:p>ftp://ftp.cdc.noaa.gov/Datasets/20thC_ReanV2c/Monthlies/pressure/hgt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hgt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];&quot;|&quot;;[.D11];&quot;|&quot;;[.F11];&quot; (&quot;;[.G11];&quot;)&quot;)" office:value-type="string" office:string-value="NOAA|NOAA-CIRES Twentieth Century Reanalysis (V2c)|Pressure Level|Non-Gaussian|Geopotential Height|Long Term Monthly Mean (1000-10mb)">
            <text:p>NOAA|NOAA-CIRES Twentieth Century Reanalysis (V2c)|Pressure Level|Non-Gaussian|Geopotential Height|Long Term Monthly Mean (1000-10mb)</text:p>
          </table:table-cell>
          <table:table-cell/>
          <table:table-cell office:value-type="string">
            <text:p>NOAA-CIRES Twentieth Century Reanalysis (V2c)|Pressure Level|Non-Gaussian|Geopotential Height</text:p>
          </table:table-cell>
          <table:table-cell office:value-type="string">
            <text:p>Geopotential Height</text:p>
          </table:table-cell>
          <table:table-cell office:value-type="string">
            <text:p>Long Term Monthly Mean</text:p>
          </table:table-cell>
          <table:table-cell office:value-type="string">
            <text:p>1000-10mb</text:p>
          </table:table-cell>
          <table:table-cell office:value-type="string">
            <text:p>Derived/Monthlies/pressure/hgt.mon.ltm.nc</text:p>
          </table:table-cell>
          <table:table-cell office:value-type="string">
            <text:p>Derived/Monthlies/pressure/hgt.mon.ltm.csv</text:p>
          </table:table-cell>
          <table:table-cell office:value-type="string">
            <text:p>hgt.mon.ltm.csv</text:p>
          </table:table-cell>
          <table:table-cell office:value-type="string">
            <text:p>hgt</text:p>
          </table:table-cell>
          <table:table-cell office:value-type="string">
            <text:p>ftp://ftp.cdc.noaa.gov/Datasets/20thC_ReanV2c/Derived/Monthlies/pressure/hgt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hgt_mon_ltm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];&quot;|&quot;;[.D12];&quot;|&quot;;[.F12];&quot; (&quot;;[.G12];&quot;)&quot;)" office:value-type="string" office:string-value="NOAA|NOAA-CIRES Twentieth Century Reanalysis (V2c)|Pressure Level|Non-Gaussian|Geopotential Height|Monthly Mean Ensemble Spread (1000-10mb)">
            <text:p>NOAA|NOAA-CIRES Twentieth Century Reanalysis (V2c)|Pressure Level|Non-Gaussian|Geopotential Height|Monthly Mean Ensemble Spread (1000-10mb)</text:p>
          </table:table-cell>
          <table:table-cell/>
          <table:table-cell office:value-type="string">
            <text:p>NOAA-CIRES Twentieth Century Reanalysis (V2c)|Pressure Level|Non-Gaussian|Geopotential Height</text:p>
          </table:table-cell>
          <table:table-cell office:value-type="string">
            <text:p>Geopotential Height</text:p>
          </table:table-cell>
          <table:table-cell office:value-type="string">
            <text:p>Monthly Mean Ensemble Spread</text:p>
          </table:table-cell>
          <table:table-cell office:value-type="string">
            <text:p>1000-10mb</text:p>
          </table:table-cell>
          <table:table-cell office:value-type="string">
            <text:p>Monthlies/pressure_sprd/hgt.mon.mean.nc</text:p>
          </table:table-cell>
          <table:table-cell office:value-type="string">
            <text:p>Monthlies/pressure_sprd/hgt.mon.mean.csv</text:p>
          </table:table-cell>
          <table:table-cell office:value-type="string">
            <text:p>hgt.mon.mean.csv</text:p>
          </table:table-cell>
          <table:table-cell office:value-type="string">
            <text:p>hgt</text:p>
          </table:table-cell>
          <table:table-cell office:value-type="string">
            <text:p>ftp://ftp.cdc.noaa.gov/Datasets/20thC_ReanV2c/Monthlies/pressure_sprd/hgt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prd_hgt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];&quot;|&quot;;[.D13];&quot;|&quot;;[.F13];&quot; (&quot;;[.G13];&quot;)&quot;)" office:value-type="string" office:string-value="NOAA|NOAA-CIRES Twentieth Century Reanalysis (V2c)|Pressure Level|Non-Gaussian|Geopotential Height|Long Term Monthly Mean Ensemble spread (1000-10mb)">
            <text:p>NOAA|NOAA-CIRES Twentieth Century Reanalysis (V2c)|Pressure Level|Non-Gaussian|Geopotential Height|Long Term Monthly Mean Ensemble spread (1000-10mb)</text:p>
          </table:table-cell>
          <table:table-cell/>
          <table:table-cell office:value-type="string">
            <text:p>NOAA-CIRES Twentieth Century Reanalysis (V2c)|Pressure Level|Non-Gaussian|Geopotential Height</text:p>
          </table:table-cell>
          <table:table-cell office:value-type="string">
            <text:p>Geopotential Height</text:p>
          </table:table-cell>
          <table:table-cell office:value-type="string">
            <text:p>Long Term Monthly Mean Ensemble spread</text:p>
          </table:table-cell>
          <table:table-cell office:value-type="string">
            <text:p>1000-10mb</text:p>
          </table:table-cell>
          <table:table-cell office:value-type="string">
            <text:p>Derived/Monthlies/pressure_sprd/hgt.mon.ltm.nc</text:p>
          </table:table-cell>
          <table:table-cell office:value-type="string">
            <text:p>Derived/Monthlies/pressure_sprd/hgt.mon.ltm.csv</text:p>
          </table:table-cell>
          <table:table-cell office:value-type="string">
            <text:p>hgt.mon.ltm.csv</text:p>
          </table:table-cell>
          <table:table-cell office:value-type="string">
            <text:p>hgt</text:p>
          </table:table-cell>
          <table:table-cell office:value-type="string">
            <text:p>ftp://ftp.cdc.noaa.gov/Datasets/20thC_ReanV2c/Derived/Monthlies/pressure_sprd/hgt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prd_hgt_mon_ltm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];&quot;|&quot;;[.D14];&quot;|&quot;;[.F14];&quot; (&quot;;[.G14];&quot;)&quot;)" office:value-type="string" office:string-value="NOAA|NOAA-CIRES Twentieth Century Reanalysis (V2c)|Pressure Level|Non-Gaussian|Omega|Monthly Mean (1000-10mb)">
            <text:p>NOAA|NOAA-CIRES Twentieth Century Reanalysis (V2c)|Pressure Level|Non-Gaussian|Omega|Monthly Mean (1000-10mb)</text:p>
          </table:table-cell>
          <table:table-cell/>
          <table:table-cell office:value-type="string">
            <text:p>NOAA-CIRES Twentieth Century Reanalysis (V2c)|Pressure Level|Non-Gaussian|Omega</text:p>
          </table:table-cell>
          <table:table-cell office:value-type="string">
            <text:p>Omega</text:p>
          </table:table-cell>
          <table:table-cell office:value-type="string">
            <text:p>Monthly Mean</text:p>
          </table:table-cell>
          <table:table-cell office:value-type="string">
            <text:p>1000-10mb</text:p>
          </table:table-cell>
          <table:table-cell office:value-type="string">
            <text:p>Monthlies/pressure/omega.mon.mean.nc</text:p>
          </table:table-cell>
          <table:table-cell office:value-type="string">
            <text:p>Monthlies/pressure/omega.mon.mean.csv</text:p>
          </table:table-cell>
          <table:table-cell office:value-type="string">
            <text:p>omega.mon.mean.csv</text:p>
          </table:table-cell>
          <table:table-cell office:value-type="string">
            <text:p>omega</text:p>
          </table:table-cell>
          <table:table-cell office:value-type="string">
            <text:p>ftp://ftp.cdc.noaa.gov/Datasets/20thC_ReanV2c/Monthlies/pressure/omega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omega_mon_mean</text:p>
          </table:table-cell>
          <table:table-cell office:value-type="string">
            <text:p>Pascal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];&quot;|&quot;;[.D15];&quot;|&quot;;[.F15];&quot; (&quot;;[.G15];&quot;)&quot;)" office:value-type="string" office:string-value="NOAA|NOAA-CIRES Twentieth Century Reanalysis (V2c)|Pressure Level|Non-Gaussian|Omega|Long Term Monthly Mean (1000-10mb)">
            <text:p>NOAA|NOAA-CIRES Twentieth Century Reanalysis (V2c)|Pressure Level|Non-Gaussian|Omega|Long Term Monthly Mean (1000-10mb)</text:p>
          </table:table-cell>
          <table:table-cell/>
          <table:table-cell office:value-type="string">
            <text:p>NOAA-CIRES Twentieth Century Reanalysis (V2c)|Pressure Level|Non-Gaussian|Omega</text:p>
          </table:table-cell>
          <table:table-cell office:value-type="string">
            <text:p>Omega</text:p>
          </table:table-cell>
          <table:table-cell office:value-type="string">
            <text:p>Long Term Monthly Mean</text:p>
          </table:table-cell>
          <table:table-cell office:value-type="string">
            <text:p>1000-10mb</text:p>
          </table:table-cell>
          <table:table-cell office:value-type="string">
            <text:p>Derived/Monthlies/pressure/omega.mon.ltm.nc</text:p>
          </table:table-cell>
          <table:table-cell office:value-type="string">
            <text:p>Derived/Monthlies/pressure/omega.mon.ltm.csv</text:p>
          </table:table-cell>
          <table:table-cell office:value-type="string">
            <text:p>omega.mon.ltm.csv</text:p>
          </table:table-cell>
          <table:table-cell office:value-type="string">
            <text:p>omega</text:p>
          </table:table-cell>
          <table:table-cell office:value-type="string">
            <text:p>ftp://ftp.cdc.noaa.gov/Datasets/20thC_ReanV2c/Derived/Monthlies/pressure/omega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omega_mon_ltm</text:p>
          </table:table-cell>
          <table:table-cell office:value-type="string">
            <text:p>Pascal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6];&quot;|&quot;;[.D16];&quot;|&quot;;[.F16];&quot; (&quot;;[.G16];&quot;)&quot;)" office:value-type="string" office:string-value="NOAA|NOAA-CIRES Twentieth Century Reanalysis (V2c)|Pressure Level|Non-Gaussian|Omega|Monthly Mean Ensemble Spread (1000-10mb)">
            <text:p>NOAA|NOAA-CIRES Twentieth Century Reanalysis (V2c)|Pressure Level|Non-Gaussian|Omega|Monthly Mean Ensemble Spread (1000-10mb)</text:p>
          </table:table-cell>
          <table:table-cell/>
          <table:table-cell office:value-type="string">
            <text:p>NOAA-CIRES Twentieth Century Reanalysis (V2c)|Pressure Level|Non-Gaussian|Omega</text:p>
          </table:table-cell>
          <table:table-cell office:value-type="string">
            <text:p>Omega</text:p>
          </table:table-cell>
          <table:table-cell office:value-type="string">
            <text:p>Monthly Mean Ensemble Spread</text:p>
          </table:table-cell>
          <table:table-cell office:value-type="string">
            <text:p>1000-10mb</text:p>
          </table:table-cell>
          <table:table-cell office:value-type="string">
            <text:p>Monthlies/pressure_sprd/omega.mon.mean.nc</text:p>
          </table:table-cell>
          <table:table-cell office:value-type="string">
            <text:p>Monthlies/pressure_sprd/omega.mon.mean.csv</text:p>
          </table:table-cell>
          <table:table-cell office:value-type="string">
            <text:p>omega.mon.mean.csv</text:p>
          </table:table-cell>
          <table:table-cell office:value-type="string">
            <text:p>omega</text:p>
          </table:table-cell>
          <table:table-cell office:value-type="string">
            <text:p>ftp://ftp.cdc.noaa.gov/Datasets/20thC_ReanV2c/Monthlies/pressure_sprd/omega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prd_omega_mon_mean</text:p>
          </table:table-cell>
          <table:table-cell office:value-type="string">
            <text:p>Pascal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];&quot;|&quot;;[.D17];&quot;|&quot;;[.F17];&quot; (&quot;;[.G17];&quot;)&quot;)" office:value-type="string" office:string-value="NOAA|NOAA-CIRES Twentieth Century Reanalysis (V2c)|Pressure Level|Non-Gaussian|Omega|Long Term Monthly Mean Ensemble spread (1000-10mb)">
            <text:p>NOAA|NOAA-CIRES Twentieth Century Reanalysis (V2c)|Pressure Level|Non-Gaussian|Omega|Long Term Monthly Mean Ensemble spread (1000-10mb)</text:p>
          </table:table-cell>
          <table:table-cell/>
          <table:table-cell office:value-type="string">
            <text:p>NOAA-CIRES Twentieth Century Reanalysis (V2c)|Pressure Level|Non-Gaussian|Omega</text:p>
          </table:table-cell>
          <table:table-cell office:value-type="string">
            <text:p>Omega</text:p>
          </table:table-cell>
          <table:table-cell office:value-type="string">
            <text:p>Long Term Monthly Mean Ensemble spread</text:p>
          </table:table-cell>
          <table:table-cell office:value-type="string">
            <text:p>1000-10mb</text:p>
          </table:table-cell>
          <table:table-cell office:value-type="string">
            <text:p>Derived/Monthlies/pressure_sprd/omega.mon.ltm.nc</text:p>
          </table:table-cell>
          <table:table-cell office:value-type="string">
            <text:p>Derived/Monthlies/pressure_sprd/omega.mon.ltm.csv</text:p>
          </table:table-cell>
          <table:table-cell office:value-type="string">
            <text:p>omega.mon.ltm.csv</text:p>
          </table:table-cell>
          <table:table-cell office:value-type="string">
            <text:p>omega</text:p>
          </table:table-cell>
          <table:table-cell office:value-type="string">
            <text:p>ftp://ftp.cdc.noaa.gov/Datasets/20thC_ReanV2c/Derived/Monthlies/pressure_sprd/omega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prd_omega_mon_ltm</text:p>
          </table:table-cell>
          <table:table-cell office:value-type="string">
            <text:p>Pascal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];&quot;|&quot;;[.D18];&quot;|&quot;;[.F18];&quot; (&quot;;[.G18];&quot;)&quot;)" office:value-type="string" office:string-value="NOAA|NOAA-CIRES Twentieth Century Reanalysis (V2c)|Pressure Level|Non-Gaussian|Relative Humidity|Monthly Mean (1000-10mb)">
            <text:p>NOAA|NOAA-CIRES Twentieth Century Reanalysis (V2c)|Pressure Level|Non-Gaussian|Relative Humidity|Monthly Mean (1000-10mb)</text:p>
          </table:table-cell>
          <table:table-cell/>
          <table:table-cell office:value-type="string">
            <text:p>NOAA-CIRES Twentieth Century Reanalysis (V2c)|Pressure Level|Non-Gaussian|Relative Humidity</text:p>
          </table:table-cell>
          <table:table-cell office:value-type="string">
            <text:p>Relative Humidity</text:p>
          </table:table-cell>
          <table:table-cell office:value-type="string">
            <text:p>Monthly Mean</text:p>
          </table:table-cell>
          <table:table-cell office:value-type="string">
            <text:p>1000-10mb</text:p>
          </table:table-cell>
          <table:table-cell office:value-type="string">
            <text:p>Monthlies/pressure/rhum.mon.mean.nc</text:p>
          </table:table-cell>
          <table:table-cell office:value-type="string">
            <text:p>Monthlies/pressure/rhum.mon.mean.csv</text:p>
          </table:table-cell>
          <table:table-cell office:value-type="string">
            <text:p>rhum.mon.mean.csv</text:p>
          </table:table-cell>
          <table:table-cell office:value-type="string">
            <text:p>rhum</text:p>
          </table:table-cell>
          <table:table-cell office:value-type="string">
            <text:p>ftp://ftp.cdc.noaa.gov/Datasets/20thC_ReanV2c/Monthlies/pressure/rhum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rhum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];&quot;|&quot;;[.D19];&quot;|&quot;;[.F19];&quot; (&quot;;[.G19];&quot;)&quot;)" office:value-type="string" office:string-value="NOAA|NOAA-CIRES Twentieth Century Reanalysis (V2c)|Pressure Level|Non-Gaussian|Relative Humidity|Long Term Monthly Mean (1000-10mb)">
            <text:p>NOAA|NOAA-CIRES Twentieth Century Reanalysis (V2c)|Pressure Level|Non-Gaussian|Relative Humidity|Long Term Monthly Mean (1000-10mb)</text:p>
          </table:table-cell>
          <table:table-cell/>
          <table:table-cell office:value-type="string">
            <text:p>NOAA-CIRES Twentieth Century Reanalysis (V2c)|Pressure Level|Non-Gaussian|Relative Humidity</text:p>
          </table:table-cell>
          <table:table-cell office:value-type="string">
            <text:p>Relative Humidity</text:p>
          </table:table-cell>
          <table:table-cell office:value-type="string">
            <text:p>Long Term Monthly Mean</text:p>
          </table:table-cell>
          <table:table-cell office:value-type="string">
            <text:p>1000-10mb</text:p>
          </table:table-cell>
          <table:table-cell office:value-type="string">
            <text:p>Derived/Monthlies/pressure/rhum.mon.ltm.nc</text:p>
          </table:table-cell>
          <table:table-cell office:value-type="string">
            <text:p>Derived/Monthlies/pressure/rhum.mon.ltm.csv</text:p>
          </table:table-cell>
          <table:table-cell office:value-type="string">
            <text:p>rhum.mon.ltm.csv</text:p>
          </table:table-cell>
          <table:table-cell office:value-type="string">
            <text:p>rhum</text:p>
          </table:table-cell>
          <table:table-cell office:value-type="string">
            <text:p>ftp://ftp.cdc.noaa.gov/Datasets/20thC_ReanV2c/Derived/Monthlies/pressure/rhum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rhum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];&quot;|&quot;;[.D20];&quot;|&quot;;[.F20];&quot; (&quot;;[.G20];&quot;)&quot;)" office:value-type="string" office:string-value="NOAA|NOAA-CIRES Twentieth Century Reanalysis (V2c)|Pressure Level|Non-Gaussian|Relative Humidity|Monthly Mean Ensemble Spread (1000-10mb)">
            <text:p>NOAA|NOAA-CIRES Twentieth Century Reanalysis (V2c)|Pressure Level|Non-Gaussian|Relative Humidity|Monthly Mean Ensemble Spread (1000-10mb)</text:p>
          </table:table-cell>
          <table:table-cell/>
          <table:table-cell office:value-type="string">
            <text:p>NOAA-CIRES Twentieth Century Reanalysis (V2c)|Pressure Level|Non-Gaussian|Relative Humidity</text:p>
          </table:table-cell>
          <table:table-cell office:value-type="string">
            <text:p>Relative Humidity</text:p>
          </table:table-cell>
          <table:table-cell office:value-type="string">
            <text:p>Monthly Mean Ensemble Spread</text:p>
          </table:table-cell>
          <table:table-cell office:value-type="string">
            <text:p>1000-10mb</text:p>
          </table:table-cell>
          <table:table-cell office:value-type="string">
            <text:p>Monthlies/pressure_sprd/rhum.mon.mean.nc</text:p>
          </table:table-cell>
          <table:table-cell office:value-type="string">
            <text:p>Monthlies/pressure_sprd/rhum.mon.mean.csv</text:p>
          </table:table-cell>
          <table:table-cell office:value-type="string">
            <text:p>rhum.mon.mean.csv</text:p>
          </table:table-cell>
          <table:table-cell office:value-type="string">
            <text:p>rhum</text:p>
          </table:table-cell>
          <table:table-cell office:value-type="string">
            <text:p>ftp://ftp.cdc.noaa.gov/Datasets/20thC_ReanV2c/Monthlies/pressure_sprd/rhum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prd_rhum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1];&quot;|&quot;;[.D21];&quot;|&quot;;[.F21];&quot; (&quot;;[.G21];&quot;)&quot;)" office:value-type="string" office:string-value="NOAA|NOAA-CIRES Twentieth Century Reanalysis (V2c)|Pressure Level|Non-Gaussian|Relative Humidity|Long Term Monthly Mean Ensemble spread (1000-10mb)">
            <text:p>NOAA|NOAA-CIRES Twentieth Century Reanalysis (V2c)|Pressure Level|Non-Gaussian|Relative Humidity|Long Term Monthly Mean Ensemble spread (1000-10mb)</text:p>
          </table:table-cell>
          <table:table-cell/>
          <table:table-cell office:value-type="string">
            <text:p>NOAA-CIRES Twentieth Century Reanalysis (V2c)|Pressure Level|Non-Gaussian|Relative Humidity</text:p>
          </table:table-cell>
          <table:table-cell office:value-type="string">
            <text:p>Relative Humidity</text:p>
          </table:table-cell>
          <table:table-cell office:value-type="string">
            <text:p>Long Term Monthly Mean Ensemble spread</text:p>
          </table:table-cell>
          <table:table-cell office:value-type="string">
            <text:p>1000-10mb</text:p>
          </table:table-cell>
          <table:table-cell office:value-type="string">
            <text:p>Derived/Monthlies/pressure_sprd/rhum.mon.ltm.nc</text:p>
          </table:table-cell>
          <table:table-cell office:value-type="string">
            <text:p>Derived/Monthlies/pressure_sprd/rhum.mon.ltm.csv</text:p>
          </table:table-cell>
          <table:table-cell office:value-type="string">
            <text:p>rhum.mon.ltm.csv</text:p>
          </table:table-cell>
          <table:table-cell office:value-type="string">
            <text:p>rhum</text:p>
          </table:table-cell>
          <table:table-cell office:value-type="string">
            <text:p>ftp://ftp.cdc.noaa.gov/Datasets/20thC_ReanV2c/Derived/Monthlies/pressure_sprd/rhum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prd_rhum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];&quot;|&quot;;[.D22];&quot;|&quot;;[.F22];&quot; (&quot;;[.G22];&quot;)&quot;)" office:value-type="string" office:string-value="NOAA|NOAA-CIRES Twentieth Century Reanalysis (V2c)|Pressure Level|Non-Gaussian|Specific Humidity|Monthly Mean (1000-10mb)">
            <text:p>NOAA|NOAA-CIRES Twentieth Century Reanalysis (V2c)|Pressure Level|Non-Gaussian|Specific Humidity|Monthly Mean (1000-10mb)</text:p>
          </table:table-cell>
          <table:table-cell/>
          <table:table-cell office:value-type="string">
            <text:p>NOAA-CIRES Twentieth Century Reanalysis (V2c)|Pressure Level|Non-Gaussian|Specific Humidity</text:p>
          </table:table-cell>
          <table:table-cell office:value-type="string">
            <text:p>Specific Humidity</text:p>
          </table:table-cell>
          <table:table-cell office:value-type="string">
            <text:p>Monthly Mean</text:p>
          </table:table-cell>
          <table:table-cell office:value-type="string">
            <text:p>1000-10mb</text:p>
          </table:table-cell>
          <table:table-cell office:value-type="string">
            <text:p>Monthlies/pressure/shum.mon.mean.nc</text:p>
          </table:table-cell>
          <table:table-cell office:value-type="string">
            <text:p>Monthlies/pressure/shum.mon.mean.csv</text:p>
          </table:table-cell>
          <table:table-cell office:value-type="string">
            <text:p>shum.mon.mean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Monthlies/pressure/shum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hum_mon_mean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];&quot;|&quot;;[.D23];&quot;|&quot;;[.F23];&quot; (&quot;;[.G23];&quot;)&quot;)" office:value-type="string" office:string-value="NOAA|NOAA-CIRES Twentieth Century Reanalysis (V2c)|Pressure Level|Non-Gaussian|Specific Humidity|Long Term Monthly Mean (1000-10mb)">
            <text:p>NOAA|NOAA-CIRES Twentieth Century Reanalysis (V2c)|Pressure Level|Non-Gaussian|Specific Humidity|Long Term Monthly Mean (1000-10mb)</text:p>
          </table:table-cell>
          <table:table-cell/>
          <table:table-cell office:value-type="string">
            <text:p>NOAA-CIRES Twentieth Century Reanalysis (V2c)|Pressure Level|Non-Gaussian|Specific Humidity</text:p>
          </table:table-cell>
          <table:table-cell office:value-type="string">
            <text:p>Specific Humidity</text:p>
          </table:table-cell>
          <table:table-cell office:value-type="string">
            <text:p>Long Term Monthly Mean</text:p>
          </table:table-cell>
          <table:table-cell office:value-type="string">
            <text:p>1000-10mb</text:p>
          </table:table-cell>
          <table:table-cell office:value-type="string">
            <text:p>Derived/Monthlies/pressure/shum.mon.ltm.nc</text:p>
          </table:table-cell>
          <table:table-cell office:value-type="string">
            <text:p>Derived/Monthlies/pressure/shum.mon.ltm.csv</text:p>
          </table:table-cell>
          <table:table-cell office:value-type="string">
            <text:p>shum.mon.ltm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Derived/Monthlies/pressure/shum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hum_mon_ltm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];&quot;|&quot;;[.D24];&quot;|&quot;;[.F24];&quot; (&quot;;[.G24];&quot;)&quot;)" office:value-type="string" office:string-value="NOAA|NOAA-CIRES Twentieth Century Reanalysis (V2c)|Pressure Level|Non-Gaussian|Specific Humidity|Monthly Mean Ensemble Spread (1000-10mb)">
            <text:p>NOAA|NOAA-CIRES Twentieth Century Reanalysis (V2c)|Pressure Level|Non-Gaussian|Specific Humidity|Monthly Mean Ensemble Spread (1000-10mb)</text:p>
          </table:table-cell>
          <table:table-cell/>
          <table:table-cell office:value-type="string">
            <text:p>NOAA-CIRES Twentieth Century Reanalysis (V2c)|Pressure Level|Non-Gaussian|Specific Humidity</text:p>
          </table:table-cell>
          <table:table-cell office:value-type="string">
            <text:p>Specific Humidity</text:p>
          </table:table-cell>
          <table:table-cell office:value-type="string">
            <text:p>Monthly Mean Ensemble Spread</text:p>
          </table:table-cell>
          <table:table-cell office:value-type="string">
            <text:p>1000-10mb</text:p>
          </table:table-cell>
          <table:table-cell office:value-type="string">
            <text:p>Monthlies/pressure_sprd/shum.mon.mean.nc</text:p>
          </table:table-cell>
          <table:table-cell office:value-type="string">
            <text:p>Monthlies/pressure_sprd/shum.mon.mean.csv</text:p>
          </table:table-cell>
          <table:table-cell office:value-type="string">
            <text:p>shum.mon.mean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Monthlies/pressure_sprd/shum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prd_shum_mon_mean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];&quot;|&quot;;[.D25];&quot;|&quot;;[.F25];&quot; (&quot;;[.G25];&quot;)&quot;)" office:value-type="string" office:string-value="NOAA|NOAA-CIRES Twentieth Century Reanalysis (V2c)|Pressure Level|Non-Gaussian|Specific Humidity|Long Term Monthly Mean Ensemble spread (1000-10mb)">
            <text:p>NOAA|NOAA-CIRES Twentieth Century Reanalysis (V2c)|Pressure Level|Non-Gaussian|Specific Humidity|Long Term Monthly Mean Ensemble spread (1000-10mb)</text:p>
          </table:table-cell>
          <table:table-cell/>
          <table:table-cell office:value-type="string">
            <text:p>NOAA-CIRES Twentieth Century Reanalysis (V2c)|Pressure Level|Non-Gaussian|Specific Humidity</text:p>
          </table:table-cell>
          <table:table-cell office:value-type="string">
            <text:p>Specific Humidity</text:p>
          </table:table-cell>
          <table:table-cell office:value-type="string">
            <text:p>Long Term Monthly Mean Ensemble spread</text:p>
          </table:table-cell>
          <table:table-cell office:value-type="string">
            <text:p>1000-10mb</text:p>
          </table:table-cell>
          <table:table-cell office:value-type="string">
            <text:p>Derived/Monthlies/pressure_sprd/shum.mon.ltm.nc</text:p>
          </table:table-cell>
          <table:table-cell office:value-type="string">
            <text:p>Derived/Monthlies/pressure_sprd/shum.mon.ltm.csv</text:p>
          </table:table-cell>
          <table:table-cell office:value-type="string">
            <text:p>shum.mon.ltm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Derived/Monthlies/pressure_sprd/shum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prd_shum_mon_ltm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];&quot;|&quot;;[.D26];&quot;|&quot;;[.F26];&quot; (&quot;;[.G26];&quot;)&quot;)" office:value-type="string" office:string-value="NOAA|NOAA-CIRES Twentieth Century Reanalysis (V2c)|Pressure Level|Non-Gaussian|Zonal Wind|Monthly Mean (1000-10mb)">
            <text:p>NOAA|NOAA-CIRES Twentieth Century Reanalysis (V2c)|Pressure Level|Non-Gaussian|Zonal Wind|Monthly Mean (1000-10mb)</text:p>
          </table:table-cell>
          <table:table-cell/>
          <table:table-cell office:value-type="string">
            <text:p>NOAA-CIRES Twentieth Century Reanalysis (V2c)|Pressure Level|Non-Gaussian|Zonal Wind</text:p>
          </table:table-cell>
          <table:table-cell office:value-type="string">
            <text:p>Zonal Wind</text:p>
          </table:table-cell>
          <table:table-cell office:value-type="string">
            <text:p>Monthly Mean</text:p>
          </table:table-cell>
          <table:table-cell office:value-type="string">
            <text:p>1000-10mb</text:p>
          </table:table-cell>
          <table:table-cell office:value-type="string">
            <text:p>Monthlies/pressure/uwnd.mon.mean.nc</text:p>
          </table:table-cell>
          <table:table-cell office:value-type="string">
            <text:p>Monthlies/pressure/uwnd.mon.mean.csv</text:p>
          </table:table-cell>
          <table:table-cell office:value-type="string">
            <text:p>uwnd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pressure/uwnd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uwnd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];&quot;|&quot;;[.D27];&quot;|&quot;;[.F27];&quot; (&quot;;[.G27];&quot;)&quot;)" office:value-type="string" office:string-value="NOAA|NOAA-CIRES Twentieth Century Reanalysis (V2c)|Pressure Level|Non-Gaussian|Zonal Wind|Long Term Monthly Mean (1000-10mb)">
            <text:p>NOAA|NOAA-CIRES Twentieth Century Reanalysis (V2c)|Pressure Level|Non-Gaussian|Zonal Wind|Long Term Monthly Mean (1000-10mb)</text:p>
          </table:table-cell>
          <table:table-cell/>
          <table:table-cell office:value-type="string">
            <text:p>NOAA-CIRES Twentieth Century Reanalysis (V2c)|Pressure Level|Non-Gaussian|Zonal Wind</text:p>
          </table:table-cell>
          <table:table-cell office:value-type="string">
            <text:p>Zonal Wind</text:p>
          </table:table-cell>
          <table:table-cell office:value-type="string">
            <text:p>Long Term Monthly Mean</text:p>
          </table:table-cell>
          <table:table-cell office:value-type="string">
            <text:p>1000-10mb</text:p>
          </table:table-cell>
          <table:table-cell office:value-type="string">
            <text:p>Derived/Monthlies/pressure/uwnd.mon.ltm.nc</text:p>
          </table:table-cell>
          <table:table-cell office:value-type="string">
            <text:p>Derived/Monthlies/pressure/uwnd.mon.ltm.csv</text:p>
          </table:table-cell>
          <table:table-cell office:value-type="string">
            <text:p>uwnd.mon.ltm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Derived/Monthlies/pressure/uwnd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uwnd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];&quot;|&quot;;[.D28];&quot;|&quot;;[.F28];&quot; (&quot;;[.G28];&quot;)&quot;)" office:value-type="string" office:string-value="NOAA|NOAA-CIRES Twentieth Century Reanalysis (V2c)|Pressure Level|Non-Gaussian|Zonal Wind|Monthly Mean Ensemble Spread (1000-10mb)">
            <text:p>NOAA|NOAA-CIRES Twentieth Century Reanalysis (V2c)|Pressure Level|Non-Gaussian|Zonal Wind|Monthly Mean Ensemble Spread (1000-10mb)</text:p>
          </table:table-cell>
          <table:table-cell/>
          <table:table-cell office:value-type="string">
            <text:p>NOAA-CIRES Twentieth Century Reanalysis (V2c)|Pressure Level|Non-Gaussian|Zonal Wind</text:p>
          </table:table-cell>
          <table:table-cell office:value-type="string">
            <text:p>Zonal Wind</text:p>
          </table:table-cell>
          <table:table-cell office:value-type="string">
            <text:p>Monthly Mean Ensemble Spread</text:p>
          </table:table-cell>
          <table:table-cell office:value-type="string">
            <text:p>1000-10mb</text:p>
          </table:table-cell>
          <table:table-cell office:value-type="string">
            <text:p>Monthlies/pressure_sprd/uwnd.mon.mean.nc</text:p>
          </table:table-cell>
          <table:table-cell office:value-type="string">
            <text:p>Monthlies/pressure_sprd/uwnd.mon.mean.csv</text:p>
          </table:table-cell>
          <table:table-cell office:value-type="string">
            <text:p>uwnd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pressure_sprd/uwnd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prd_uwnd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];&quot;|&quot;;[.D29];&quot;|&quot;;[.F29];&quot; (&quot;;[.G29];&quot;)&quot;)" office:value-type="string" office:string-value="NOAA|NOAA-CIRES Twentieth Century Reanalysis (V2c)|Pressure Level|Non-Gaussian|Zonal Wind|Long Term Monthly Mean Ensemble spread (1000-10mb)">
            <text:p>NOAA|NOAA-CIRES Twentieth Century Reanalysis (V2c)|Pressure Level|Non-Gaussian|Zonal Wind|Long Term Monthly Mean Ensemble spread (1000-10mb)</text:p>
          </table:table-cell>
          <table:table-cell/>
          <table:table-cell office:value-type="string">
            <text:p>NOAA-CIRES Twentieth Century Reanalysis (V2c)|Pressure Level|Non-Gaussian|Zonal Wind</text:p>
          </table:table-cell>
          <table:table-cell office:value-type="string">
            <text:p>Zonal Wind</text:p>
          </table:table-cell>
          <table:table-cell office:value-type="string">
            <text:p>Long Term Monthly Mean Ensemble spread</text:p>
          </table:table-cell>
          <table:table-cell office:value-type="string">
            <text:p>1000-10mb</text:p>
          </table:table-cell>
          <table:table-cell office:value-type="string">
            <text:p>Derived/Monthlies/pressure_sprd/uwnd.mon.ltm.nc</text:p>
          </table:table-cell>
          <table:table-cell office:value-type="string">
            <text:p>Derived/Monthlies/pressure_sprd/uwnd.mon.ltm.csv</text:p>
          </table:table-cell>
          <table:table-cell office:value-type="string">
            <text:p>uwnd.mon.ltm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Derived/Monthlies/pressure_sprd/uwnd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prd_uwnd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];&quot;|&quot;;[.D30];&quot;|&quot;;[.F30];&quot; (&quot;;[.G30];&quot;)&quot;)" office:value-type="string" office:string-value="NOAA|NOAA-CIRES Twentieth Century Reanalysis (V2c)|Pressure Level|Non-Gaussian|Meridional Wind|Monthly Mean (1000-10mb)">
            <text:p>NOAA|NOAA-CIRES Twentieth Century Reanalysis (V2c)|Pressure Level|Non-Gaussian|Meridional Wind|Monthly Mean (1000-10mb)</text:p>
          </table:table-cell>
          <table:table-cell/>
          <table:table-cell office:value-type="string">
            <text:p>NOAA-CIRES Twentieth Century Reanalysis (V2c)|Pressure Level|Non-Gaussian|Meridional Wind</text:p>
          </table:table-cell>
          <table:table-cell office:value-type="string">
            <text:p>Meridional Wind</text:p>
          </table:table-cell>
          <table:table-cell office:value-type="string">
            <text:p>Monthly Mean</text:p>
          </table:table-cell>
          <table:table-cell office:value-type="string">
            <text:p>1000-10mb</text:p>
          </table:table-cell>
          <table:table-cell office:value-type="string">
            <text:p>Monthlies/pressure/vwnd.mon.mean.nc</text:p>
          </table:table-cell>
          <table:table-cell office:value-type="string">
            <text:p>Monthlies/pressure/vwnd.mon.mean.csv</text:p>
          </table:table-cell>
          <table:table-cell office:value-type="string">
            <text:p>vwnd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pressure/vwnd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vwnd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1];&quot;|&quot;;[.D31];&quot;|&quot;;[.F31];&quot; (&quot;;[.G31];&quot;)&quot;)" office:value-type="string" office:string-value="NOAA|NOAA-CIRES Twentieth Century Reanalysis (V2c)|Pressure Level|Non-Gaussian|Meridional Wind|Long Term Monthly Mean (1000-10mb)">
            <text:p>NOAA|NOAA-CIRES Twentieth Century Reanalysis (V2c)|Pressure Level|Non-Gaussian|Meridional Wind|Long Term Monthly Mean (1000-10mb)</text:p>
          </table:table-cell>
          <table:table-cell/>
          <table:table-cell office:value-type="string">
            <text:p>NOAA-CIRES Twentieth Century Reanalysis (V2c)|Pressure Level|Non-Gaussian|Meridional Wind</text:p>
          </table:table-cell>
          <table:table-cell office:value-type="string">
            <text:p>Meridional Wind</text:p>
          </table:table-cell>
          <table:table-cell office:value-type="string">
            <text:p>Long Term Monthly Mean</text:p>
          </table:table-cell>
          <table:table-cell office:value-type="string">
            <text:p>1000-10mb</text:p>
          </table:table-cell>
          <table:table-cell office:value-type="string">
            <text:p>Derived/Monthlies/pressure/vwnd.mon.ltm.nc</text:p>
          </table:table-cell>
          <table:table-cell office:value-type="string">
            <text:p>Derived/Monthlies/pressure/vwnd.mon.ltm.csv</text:p>
          </table:table-cell>
          <table:table-cell office:value-type="string">
            <text:p>vwnd.mon.ltm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Derived/Monthlies/pressure/vwnd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vwnd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2];&quot;|&quot;;[.D32];&quot;|&quot;;[.F32];&quot; (&quot;;[.G32];&quot;)&quot;)" office:value-type="string" office:string-value="NOAA|NOAA-CIRES Twentieth Century Reanalysis (V2c)|Pressure Level|Non-Gaussian|Meridional Wind|Monthly Mean Ensemble Spread (1000-10mb)">
            <text:p>NOAA|NOAA-CIRES Twentieth Century Reanalysis (V2c)|Pressure Level|Non-Gaussian|Meridional Wind|Monthly Mean Ensemble Spread (1000-10mb)</text:p>
          </table:table-cell>
          <table:table-cell/>
          <table:table-cell office:value-type="string">
            <text:p>NOAA-CIRES Twentieth Century Reanalysis (V2c)|Pressure Level|Non-Gaussian|Meridional Wind</text:p>
          </table:table-cell>
          <table:table-cell office:value-type="string">
            <text:p>Meridional Wind</text:p>
          </table:table-cell>
          <table:table-cell office:value-type="string">
            <text:p>Monthly Mean Ensemble Spread</text:p>
          </table:table-cell>
          <table:table-cell office:value-type="string">
            <text:p>1000-10mb</text:p>
          </table:table-cell>
          <table:table-cell office:value-type="string">
            <text:p>Monthlies/pressure_sprd/vwnd.mon.mean.nc</text:p>
          </table:table-cell>
          <table:table-cell office:value-type="string">
            <text:p>Monthlies/pressure_sprd/vwnd.mon.mean.csv</text:p>
          </table:table-cell>
          <table:table-cell office:value-type="string">
            <text:p>vwnd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pressure_sprd/vwnd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press_sprd_vwnd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3];&quot;|&quot;;[.D33];&quot;|&quot;;[.F33];&quot; (&quot;;[.G33];&quot;)&quot;)" office:value-type="string" office:string-value="NOAA|NOAA-CIRES Twentieth Century Reanalysis (V2c)|Pressure Level|Non-Gaussian|Meridional Wind|Long Term Monthly Mean Ensemble spread (1000-10mb)">
            <text:p>NOAA|NOAA-CIRES Twentieth Century Reanalysis (V2c)|Pressure Level|Non-Gaussian|Meridional Wind|Long Term Monthly Mean Ensemble spread (1000-10mb)</text:p>
          </table:table-cell>
          <table:table-cell/>
          <table:table-cell office:value-type="string">
            <text:p>NOAA-CIRES Twentieth Century Reanalysis (V2c)|Pressure Level|Non-Gaussian|Meridional Wind</text:p>
          </table:table-cell>
          <table:table-cell office:value-type="string">
            <text:p>Meridional Wind</text:p>
          </table:table-cell>
          <table:table-cell office:value-type="string">
            <text:p>Long Term Monthly Mean Ensemble spread</text:p>
          </table:table-cell>
          <table:table-cell office:value-type="string">
            <text:p>1000-10mb</text:p>
          </table:table-cell>
          <table:table-cell office:value-type="string">
            <text:p>Derived/Monthlies/pressure_sprd/vwnd.mon.ltm.nc</text:p>
          </table:table-cell>
          <table:table-cell office:value-type="string">
            <text:p>Derived/Monthlies/pressure_sprd/vwnd.mon.ltm.csv</text:p>
          </table:table-cell>
          <table:table-cell office:value-type="string">
            <text:p>vwnd.mon.ltm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Derived/Monthlies/pressure_sprd/vwnd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press_sprd_vwnd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4];&quot;|&quot;;[.D34];&quot;|&quot;;[.F34];&quot; (&quot;;[.G34];&quot;)&quot;)" office:value-type="string" office:string-value="NOAA|NOAA-CIRES Twentieth Century Reanalysis (V2c)|Single Level|Non-Gaussian|Air temperature|Monthly Means (sigma level 0.995)">
            <text:p>NOAA|NOAA-CIRES Twentieth Century Reanalysis (V2c)|Single Level|Non-Gaussian|Air temperature|Monthly Means (sigma level 0.995)</text:p>
          </table:table-cell>
          <table:table-cell/>
          <table:table-cell office:value-type="string">
            <text:p>NOAA-CIRES Twentieth Century Reanalysis (V2c)|Singl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Means</text:p>
          </table:table-cell>
          <table:table-cell office:value-type="string">
            <text:p>sigma level 0.995</text:p>
          </table:table-cell>
          <table:table-cell office:value-type="string">
            <text:p>Monthlies/monolevel/air.sig995.mon.mean.nc</text:p>
          </table:table-cell>
          <table:table-cell office:value-type="string">
            <text:p>Monthlies/monolevel/air.sig995.mon.mean.csv</text:p>
          </table:table-cell>
          <table:table-cell office:value-type="string">
            <text:p>air.sig995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monolevel/air.sig995.mon.mean.nc</text:p>
          </table:table-cell>
          <table:table-cell office:value-type="string">
            <text:p>http://www.esrl.noaa.gov/psd/thredds/dodsC/Datasets/20thC_ReanV2c/Monthlies/monolevel/air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air_sig995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5];&quot;|&quot;;[.D35];&quot;|&quot;;[.F35];&quot; (&quot;;[.G35];&quot;)&quot;)" office:value-type="string" office:string-value="NOAA|NOAA-CIRES Twentieth Century Reanalysis (V2c)|Single Level|Non-Gaussian|Air temperature|Monthly Long Term Means (sigma level 0.995)">
            <text:p>NOAA|NOAA-CIRES Twentieth Century Reanalysis (V2c)|Single Level|Non-Gaussian|Air temperature|Monthly Long Term Means (sigma level 0.995)</text:p>
          </table:table-cell>
          <table:table-cell/>
          <table:table-cell office:value-type="string">
            <text:p>NOAA-CIRES Twentieth Century Reanalysis (V2c)|Singl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Long Term Means</text:p>
          </table:table-cell>
          <table:table-cell office:value-type="string">
            <text:p>sigma level 0.995</text:p>
          </table:table-cell>
          <table:table-cell office:value-type="string">
            <text:p>Derived/Monthlies/monolevel/air.sig995.mon.ltm.nc</text:p>
          </table:table-cell>
          <table:table-cell office:value-type="string">
            <text:p>Derived/Monthlies/monolevel/air.sig995.mon.ltm.csv</text:p>
          </table:table-cell>
          <table:table-cell office:value-type="string">
            <text:p>air.sig995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monolevel/air.sig995.mon.ltm.nc</text:p>
          </table:table-cell>
          <table:table-cell office:value-type="string">
            <text:p>http://www.esrl.noaa.gov/psd/thredds/dodsC/Datasets/20thC_ReanV2c/Derived/Monthlies/monolevel/air.sig995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air_sig995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6];&quot;|&quot;;[.D36];&quot;|&quot;;[.F36];&quot; (&quot;;[.G36];&quot;)&quot;)" office:value-type="string" office:string-value="NOAA|NOAA-CIRES Twentieth Century Reanalysis (V2c)|Single Level|Non-Gaussian|Air temperature|Monthly Ensemble Spreads (sigma level 0.995)">
            <text:p>NOAA|NOAA-CIRES Twentieth Century Reanalysis (V2c)|Single Level|Non-Gaussian|Air temperature|Monthly Ensemble Spreads (sigma level 0.995)</text:p>
          </table:table-cell>
          <table:table-cell/>
          <table:table-cell office:value-type="string">
            <text:p>NOAA-CIRES Twentieth Century Reanalysis (V2c)|Singl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Ensemble Spreads</text:p>
          </table:table-cell>
          <table:table-cell office:value-type="string">
            <text:p>sigma level 0.995</text:p>
          </table:table-cell>
          <table:table-cell office:value-type="string">
            <text:p>Monthlies/monolevel_sprd/air.sig995.mon.mean.nc</text:p>
          </table:table-cell>
          <table:table-cell office:value-type="string">
            <text:p>Monthlies/monolevel_sprd/air.sig995.mon.mean.csv</text:p>
          </table:table-cell>
          <table:table-cell office:value-type="string">
            <text:p>air.sig995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monolevel_sprd/air.sig995.mon.mean.nc</text:p>
          </table:table-cell>
          <table:table-cell office:value-type="string">
            <text:p>http://www.esrl.noaa.gov/psd/thredds/dodsC/Datasets/20thC_ReanV2c/Monthlies/monolevel_sprd/air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air_sig995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7];&quot;|&quot;;[.D37];&quot;|&quot;;[.F37];&quot; (&quot;;[.G37];&quot;)&quot;)" office:value-type="string" office:string-value="NOAA|NOAA-CIRES Twentieth Century Reanalysis (V2c)|Single Level|Non-Gaussian|Air temperature|Monthly Means (Tropopause)">
            <text:p>NOAA|NOAA-CIRES Twentieth Century Reanalysis (V2c)|Single Level|Non-Gaussian|Air temperature|Monthly Means (Tropopause)</text:p>
          </table:table-cell>
          <table:table-cell/>
          <table:table-cell office:value-type="string">
            <text:p>NOAA-CIRES Twentieth Century Reanalysis (V2c)|Singl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Means</text:p>
          </table:table-cell>
          <table:table-cell office:value-type="string">
            <text:p>Tropopause</text:p>
          </table:table-cell>
          <table:table-cell office:value-type="string">
            <text:p>Monthlies/monolevel/air.tropo.mon.mean.nc</text:p>
          </table:table-cell>
          <table:table-cell office:value-type="string">
            <text:p>Monthlies/monolevel/air.tropo.mon.mean.csv</text:p>
          </table:table-cell>
          <table:table-cell office:value-type="string">
            <text:p>air.tropo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monolevel/air.tropo.mon.mean.nc</text:p>
          </table:table-cell>
          <table:table-cell office:value-type="string">
            <text:p>http://www.esrl.noaa.gov/psd/thredds/dodsC/Datasets/20thC_ReanV2c/Monthlies/monolevel/air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air_tropo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8];&quot;|&quot;;[.D38];&quot;|&quot;;[.F38];&quot; (&quot;;[.G38];&quot;)&quot;)" office:value-type="string" office:string-value="NOAA|NOAA-CIRES Twentieth Century Reanalysis (V2c)|Single Level|Non-Gaussian|Air temperature|Monthly Long Term Means (Tropopause)">
            <text:p>NOAA|NOAA-CIRES Twentieth Century Reanalysis (V2c)|Single Level|Non-Gaussian|Air temperature|Monthly Long Term Means (Tropopause)</text:p>
          </table:table-cell>
          <table:table-cell/>
          <table:table-cell office:value-type="string">
            <text:p>NOAA-CIRES Twentieth Century Reanalysis (V2c)|Singl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Long Term Means</text:p>
          </table:table-cell>
          <table:table-cell office:value-type="string">
            <text:p>Tropopause</text:p>
          </table:table-cell>
          <table:table-cell office:value-type="string">
            <text:p>Derived/Monthlies/monolevel/air.tropo.mon.ltm.nc</text:p>
          </table:table-cell>
          <table:table-cell office:value-type="string">
            <text:p>Derived/Monthlies/monolevel/air.tropo.mon.ltm.csv</text:p>
          </table:table-cell>
          <table:table-cell office:value-type="string">
            <text:p>air.tropo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monolevel/air.tropo.mon.ltm.nc</text:p>
          </table:table-cell>
          <table:table-cell office:value-type="string">
            <text:p>http://www.esrl.noaa.gov/psd/thredds/dodsC/Datasets/20thC_ReanV2c/Derived/Monthlies/monolevel/air.trop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air_tropo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9];&quot;|&quot;;[.D39];&quot;|&quot;;[.F39];&quot; (&quot;;[.G39];&quot;)&quot;)" office:value-type="string" office:string-value="NOAA|NOAA-CIRES Twentieth Century Reanalysis (V2c)|Single Level|Non-Gaussian|Air temperature|Monthly Ensemble Spreads (Tropopause)">
            <text:p>NOAA|NOAA-CIRES Twentieth Century Reanalysis (V2c)|Single Level|Non-Gaussian|Air temperature|Monthly Ensemble Spreads (Tropopause)</text:p>
          </table:table-cell>
          <table:table-cell/>
          <table:table-cell office:value-type="string">
            <text:p>NOAA-CIRES Twentieth Century Reanalysis (V2c)|Single Level|Non-Gaussian|Air temperature</text:p>
          </table:table-cell>
          <table:table-cell office:value-type="string">
            <text:p>Air temperature</text:p>
          </table:table-cell>
          <table:table-cell office:value-type="string">
            <text:p>Monthly Ensemble Spreads</text:p>
          </table:table-cell>
          <table:table-cell office:value-type="string">
            <text:p>Tropopause</text:p>
          </table:table-cell>
          <table:table-cell office:value-type="string">
            <text:p>Monthlies/monolevel_sprd/air.tropo.mon.mean.nc</text:p>
          </table:table-cell>
          <table:table-cell office:value-type="string">
            <text:p>Monthlies/monolevel_sprd/air.tropo.mon.mean.csv</text:p>
          </table:table-cell>
          <table:table-cell office:value-type="string">
            <text:p>air.tropo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monolevel_sprd/air.tropo.mon.mean.nc</text:p>
          </table:table-cell>
          <table:table-cell office:value-type="string">
            <text:p>http://www.esrl.noaa.gov/psd/thredds/dodsC/Datasets/20thC_ReanV2c/Monthlies/monolevel_sprd/air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air_tropo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0];&quot;|&quot;;[.D40];&quot;|&quot;;[.F40];&quot; (&quot;;[.G40];&quot;)&quot;)" office:value-type="string" office:string-value="NOAA|NOAA-CIRES Twentieth Century Reanalysis (V2c)|Single Level|Non-Gaussian|Convective available potential energy|Monthly Means (Surface)">
            <text:p>NOAA|NOAA-CIRES Twentieth Century Reanalysis (V2c)|Single Level|Non-Gaussian|Convective available potential energy|Monthly Means (Surface)</text:p>
          </table:table-cell>
          <table:table-cell/>
          <table:table-cell office:value-type="string">
            <text:p>NOAA-CIRES Twentieth Century Reanalysis (V2c)|Single Level|Non-Gaussian|Convective available potential energy</text:p>
          </table:table-cell>
          <table:table-cell office:value-type="string">
            <text:p>Convective available potential energy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cape.mon.mean.nc</text:p>
          </table:table-cell>
          <table:table-cell office:value-type="string">
            <text:p>Monthlies/monolevel/cape.mon.mean.csv</text:p>
          </table:table-cell>
          <table:table-cell office:value-type="string">
            <text:p>cape.mon.mean.csv</text:p>
          </table:table-cell>
          <table:table-cell office:value-type="string">
            <text:p>cape</text:p>
          </table:table-cell>
          <table:table-cell office:value-type="string">
            <text:p>ftp://ftp.cdc.noaa.gov/Datasets/20thC_ReanV2c/Monthlies/monolevel/cape.mon.mean.nc</text:p>
          </table:table-cell>
          <table:table-cell office:value-type="string">
            <text:p>http://www.esrl.noaa.gov/psd/thredds/dodsC/Datasets/20thC_ReanV2c/Monthlies/monolevel/cape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cape_mon_mean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1];&quot;|&quot;;[.D41];&quot;|&quot;;[.F41];&quot; (&quot;;[.G41];&quot;)&quot;)" office:value-type="string" office:string-value="NOAA|NOAA-CIRES Twentieth Century Reanalysis (V2c)|Single Level|Non-Gaussian|Convective available potential energy|Monthly Long Term Means (Surface)">
            <text:p>NOAA|NOAA-CIRES Twentieth Century Reanalysis (V2c)|Single Level|Non-Gaussian|Convective available potential energy|Monthly Long Term Means (Surface)</text:p>
          </table:table-cell>
          <table:table-cell/>
          <table:table-cell office:value-type="string">
            <text:p>NOAA-CIRES Twentieth Century Reanalysis (V2c)|Single Level|Non-Gaussian|Convective available potential energy</text:p>
          </table:table-cell>
          <table:table-cell office:value-type="string">
            <text:p>Convective available potential energy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cape.mon.ltm.nc</text:p>
          </table:table-cell>
          <table:table-cell office:value-type="string">
            <text:p>Derived/Monthlies/monolevel/cape.mon.ltm.csv</text:p>
          </table:table-cell>
          <table:table-cell office:value-type="string">
            <text:p>cape.mon.ltm.csv</text:p>
          </table:table-cell>
          <table:table-cell office:value-type="string">
            <text:p>cape</text:p>
          </table:table-cell>
          <table:table-cell office:value-type="string">
            <text:p>ftp://ftp.cdc.noaa.gov/Datasets/20thC_ReanV2c/Derived/Monthlies/monolevel/cape.mon.ltm.nc</text:p>
          </table:table-cell>
          <table:table-cell office:value-type="string">
            <text:p>http://www.esrl.noaa.gov/psd/thredds/dodsC/Datasets/20thC_ReanV2c/Derived/Monthlies/monolevel/cape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cape_mon_ltm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2];&quot;|&quot;;[.D42];&quot;|&quot;;[.F42];&quot; (&quot;;[.G42];&quot;)&quot;)" office:value-type="string" office:string-value="NOAA|NOAA-CIRES Twentieth Century Reanalysis (V2c)|Single Level|Non-Gaussian|Convective available potential energy|Monthly Ensemble Spreads (Surface)">
            <text:p>NOAA|NOAA-CIRES Twentieth Century Reanalysis (V2c)|Single Level|Non-Gaussian|Convective available potential energy|Monthly Ensemble Spreads (Surface)</text:p>
          </table:table-cell>
          <table:table-cell/>
          <table:table-cell office:value-type="string">
            <text:p>NOAA-CIRES Twentieth Century Reanalysis (V2c)|Single Level|Non-Gaussian|Convective available potential energy</text:p>
          </table:table-cell>
          <table:table-cell office:value-type="string">
            <text:p>Convective available potential energy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cape.mon.mean.nc</text:p>
          </table:table-cell>
          <table:table-cell office:value-type="string">
            <text:p>Monthlies/monolevel_sprd/cape.mon.mean.csv</text:p>
          </table:table-cell>
          <table:table-cell office:value-type="string">
            <text:p>cape.mon.mean.csv</text:p>
          </table:table-cell>
          <table:table-cell office:value-type="string">
            <text:p>cape</text:p>
          </table:table-cell>
          <table:table-cell office:value-type="string">
            <text:p>ftp://ftp.cdc.noaa.gov/Datasets/20thC_ReanV2c/Monthlies/monolevel_sprd/cape.mon.mean.nc</text:p>
          </table:table-cell>
          <table:table-cell office:value-type="string">
            <text:p>http://www.esrl.noaa.gov/psd/thredds/dodsC/Datasets/20thC_ReanV2c/Monthlies/monolevel_sprd/cape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cape_mon_mean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3];&quot;|&quot;;[.D43];&quot;|&quot;;[.F43];&quot; (&quot;;[.G43];&quot;)&quot;)" office:value-type="string" office:string-value="NOAA|NOAA-CIRES Twentieth Century Reanalysis (V2c)|Single Level|Non-Gaussian|Canopy Water Evaporation|Monthly Means (Surface)">
            <text:p>NOAA|NOAA-CIRES Twentieth Century Reanalysis (V2c)|Single Level|Non-Gaussian|Canopy Water Evaporation|Monthly Means (Surface)</text:p>
          </table:table-cell>
          <table:table-cell/>
          <table:table-cell office:value-type="string">
            <text:p>NOAA-CIRES Twentieth Century Reanalysis (V2c)|Single Level|Non-Gaussian|Canopy Water Evaporation</text:p>
          </table:table-cell>
          <table:table-cell office:value-type="string">
            <text:p>Canopy Water Evaporation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evcw.mon.mean.nc</text:p>
          </table:table-cell>
          <table:table-cell office:value-type="string">
            <text:p>Monthlies/monolevel/evcw.mon.mean.csv</text:p>
          </table:table-cell>
          <table:table-cell office:value-type="string">
            <text:p>evcw.mon.mean.csv</text:p>
          </table:table-cell>
          <table:table-cell office:value-type="string">
            <text:p>evcw</text:p>
          </table:table-cell>
          <table:table-cell office:value-type="string">
            <text:p>ftp://ftp.cdc.noaa.gov/Datasets/20thC_ReanV2c/Monthlies/monolevel/evcw.mon.mean.nc</text:p>
          </table:table-cell>
          <table:table-cell office:value-type="string">
            <text:p>http://www.esrl.noaa.gov/psd/thredds/dodsC/Datasets/20thC_ReanV2c/Monthlies/monolevel/evcw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evcw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4];&quot;|&quot;;[.D44];&quot;|&quot;;[.F44];&quot; (&quot;;[.G44];&quot;)&quot;)" office:value-type="string" office:string-value="NOAA|NOAA-CIRES Twentieth Century Reanalysis (V2c)|Single Level|Non-Gaussian|Canopy Water Evaporation|Monthly Long Term Means (Surface)">
            <text:p>NOAA|NOAA-CIRES Twentieth Century Reanalysis (V2c)|Single Level|Non-Gaussian|Canopy Water Evaporation|Monthly Long Term Means (Surface)</text:p>
          </table:table-cell>
          <table:table-cell/>
          <table:table-cell office:value-type="string">
            <text:p>NOAA-CIRES Twentieth Century Reanalysis (V2c)|Single Level|Non-Gaussian|Canopy Water Evaporation</text:p>
          </table:table-cell>
          <table:table-cell office:value-type="string">
            <text:p>Canopy Water Evaporation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evcw.mon.ltm.nc</text:p>
          </table:table-cell>
          <table:table-cell office:value-type="string">
            <text:p>Derived/Monthlies/monolevel/evcw.mon.ltm.csv</text:p>
          </table:table-cell>
          <table:table-cell office:value-type="string">
            <text:p>evcw.mon.ltm.csv</text:p>
          </table:table-cell>
          <table:table-cell office:value-type="string">
            <text:p>evcw</text:p>
          </table:table-cell>
          <table:table-cell office:value-type="string">
            <text:p>ftp://ftp.cdc.noaa.gov/Datasets/20thC_ReanV2c/Derived/Monthlies/monolevel/evcw.mon.ltm.nc</text:p>
          </table:table-cell>
          <table:table-cell office:value-type="string">
            <text:p>http://www.esrl.noaa.gov/psd/thredds/dodsC/Datasets/20thC_ReanV2c/Derived/Monthlies/monolevel/evcw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evcw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5];&quot;|&quot;;[.D45];&quot;|&quot;;[.F45];&quot; (&quot;;[.G45];&quot;)&quot;)" office:value-type="string" office:string-value="NOAA|NOAA-CIRES Twentieth Century Reanalysis (V2c)|Single Level|Non-Gaussian|Canopy Water Evaporation|Monthly Ensemble Spreads (Surface)">
            <text:p>NOAA|NOAA-CIRES Twentieth Century Reanalysis (V2c)|Single Level|Non-Gaussian|Canopy Water Evaporation|Monthly Ensemble Spreads (Surface)</text:p>
          </table:table-cell>
          <table:table-cell/>
          <table:table-cell office:value-type="string">
            <text:p>NOAA-CIRES Twentieth Century Reanalysis (V2c)|Single Level|Non-Gaussian|Canopy Water Evaporation</text:p>
          </table:table-cell>
          <table:table-cell office:value-type="string">
            <text:p>Canopy Water Evaporation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evcw.mon.mean.nc</text:p>
          </table:table-cell>
          <table:table-cell office:value-type="string">
            <text:p>Monthlies/monolevel_sprd/evcw.mon.mean.csv</text:p>
          </table:table-cell>
          <table:table-cell office:value-type="string">
            <text:p>evcw.mon.mean.csv</text:p>
          </table:table-cell>
          <table:table-cell office:value-type="string">
            <text:p>evcw</text:p>
          </table:table-cell>
          <table:table-cell office:value-type="string">
            <text:p>ftp://ftp.cdc.noaa.gov/Datasets/20thC_ReanV2c/Monthlies/monolevel_sprd/evcw.mon.mean.nc</text:p>
          </table:table-cell>
          <table:table-cell office:value-type="string">
            <text:p>http://www.esrl.noaa.gov/psd/thredds/dodsC/Datasets/20thC_ReanV2c/Monthlies/monolevel_sprd/evcw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evcw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6];&quot;|&quot;;[.D46];&quot;|&quot;;[.F46];&quot; (&quot;;[.G46];&quot;)&quot;)" office:value-type="string" office:string-value="NOAA|NOAA-CIRES Twentieth Century Reanalysis (V2c)|Single Level|Non-Gaussian|convective inhibition|Monthly Means (Surface)">
            <text:p>NOAA|NOAA-CIRES Twentieth Century Reanalysis (V2c)|Single Level|Non-Gaussian|convective inhibition|Monthly Means (Surface)</text:p>
          </table:table-cell>
          <table:table-cell/>
          <table:table-cell office:value-type="string">
            <text:p>NOAA-CIRES Twentieth Century Reanalysis (V2c)|Single Level|Non-Gaussian|convective inhibition</text:p>
          </table:table-cell>
          <table:table-cell office:value-type="string">
            <text:p>convective inhibition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cin.mon.mean.nc</text:p>
          </table:table-cell>
          <table:table-cell office:value-type="string">
            <text:p>Monthlies/monolevel/cin.mon.mean.csv</text:p>
          </table:table-cell>
          <table:table-cell office:value-type="string">
            <text:p>cin.mon.mean.csv</text:p>
          </table:table-cell>
          <table:table-cell office:value-type="string">
            <text:p>cin</text:p>
          </table:table-cell>
          <table:table-cell office:value-type="string">
            <text:p>ftp://ftp.cdc.noaa.gov/Datasets/20thC_ReanV2c/Monthlies/monolevel/cin.mon.mean.nc</text:p>
          </table:table-cell>
          <table:table-cell office:value-type="string">
            <text:p>http://www.esrl.noaa.gov/psd/thredds/dodsC/Datasets/20thC_ReanV2c/Monthlies/monolevel/cin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cin_mon_mean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7];&quot;|&quot;;[.D47];&quot;|&quot;;[.F47];&quot; (&quot;;[.G47];&quot;)&quot;)" office:value-type="string" office:string-value="NOAA|NOAA-CIRES Twentieth Century Reanalysis (V2c)|Single Level|Non-Gaussian|convective inhibition|Monthly Long Term Means (Surface)">
            <text:p>NOAA|NOAA-CIRES Twentieth Century Reanalysis (V2c)|Single Level|Non-Gaussian|convective inhibition|Monthly Long Term Means (Surface)</text:p>
          </table:table-cell>
          <table:table-cell/>
          <table:table-cell office:value-type="string">
            <text:p>NOAA-CIRES Twentieth Century Reanalysis (V2c)|Single Level|Non-Gaussian|convective inhibition</text:p>
          </table:table-cell>
          <table:table-cell office:value-type="string">
            <text:p>convective inhibition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cin.mon.ltm.nc</text:p>
          </table:table-cell>
          <table:table-cell office:value-type="string">
            <text:p>Derived/Monthlies/monolevel/cin.mon.ltm.csv</text:p>
          </table:table-cell>
          <table:table-cell office:value-type="string">
            <text:p>cin.mon.ltm.csv</text:p>
          </table:table-cell>
          <table:table-cell office:value-type="string">
            <text:p>cin</text:p>
          </table:table-cell>
          <table:table-cell office:value-type="string">
            <text:p>ftp://ftp.cdc.noaa.gov/Datasets/20thC_ReanV2c/Derived/Monthlies/monolevel/cin.mon.ltm.nc</text:p>
          </table:table-cell>
          <table:table-cell office:value-type="string">
            <text:p>http://www.esrl.noaa.gov/psd/thredds/dodsC/Datasets/20thC_ReanV2c/Derived/Monthlies/monolevel/cin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cin_mon_ltm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8];&quot;|&quot;;[.D48];&quot;|&quot;;[.F48];&quot; (&quot;;[.G48];&quot;)&quot;)" office:value-type="string" office:string-value="NOAA|NOAA-CIRES Twentieth Century Reanalysis (V2c)|Single Level|Non-Gaussian|convective inhibition|Monthly Ensemble Spreads (Surface)">
            <text:p>NOAA|NOAA-CIRES Twentieth Century Reanalysis (V2c)|Single Level|Non-Gaussian|convective inhibition|Monthly Ensemble Spreads (Surface)</text:p>
          </table:table-cell>
          <table:table-cell/>
          <table:table-cell office:value-type="string">
            <text:p>NOAA-CIRES Twentieth Century Reanalysis (V2c)|Single Level|Non-Gaussian|convective inhibition</text:p>
          </table:table-cell>
          <table:table-cell office:value-type="string">
            <text:p>convective inhibition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cin.mon.mean.nc</text:p>
          </table:table-cell>
          <table:table-cell office:value-type="string">
            <text:p>Monthlies/monolevel_sprd/cin.mon.mean.csv</text:p>
          </table:table-cell>
          <table:table-cell office:value-type="string">
            <text:p>cin.mon.mean.csv</text:p>
          </table:table-cell>
          <table:table-cell office:value-type="string">
            <text:p>cin</text:p>
          </table:table-cell>
          <table:table-cell office:value-type="string">
            <text:p>ftp://ftp.cdc.noaa.gov/Datasets/20thC_ReanV2c/Monthlies/monolevel_sprd/cin.mon.mean.nc</text:p>
          </table:table-cell>
          <table:table-cell office:value-type="string">
            <text:p>http://www.esrl.noaa.gov/psd/thredds/dodsC/Datasets/20thC_ReanV2c/Monthlies/monolevel_sprd/cin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cin_mon_mean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49];&quot;|&quot;;[.D49];&quot;|&quot;;[.F49];&quot; (&quot;;[.G49];&quot;)&quot;)" office:value-type="string" office:string-value="NOAA|NOAA-CIRES Twentieth Century Reanalysis (V2c)|Single Level|Non-Gaussian|Cloud Water Content|Monthly Means (Entire Atmosphere Considered As a Single Layer)">
            <text:p>NOAA|NOAA-CIRES Twentieth Century Reanalysis (V2c)|Single Level|Non-Gaussian|Cloud Water Content|Monthly Means (Entire Atmosphere Considered As a Single Layer)</text:p>
          </table:table-cell>
          <table:table-cell/>
          <table:table-cell office:value-type="string">
            <text:p>NOAA-CIRES Twentieth Century Reanalysis (V2c)|Single Level|Non-Gaussian|Cloud Water Content</text:p>
          </table:table-cell>
          <table:table-cell office:value-type="string">
            <text:p>Cloud Water Content</text:p>
          </table:table-cell>
          <table:table-cell office:value-type="string">
            <text:p>Monthly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monolevel/cldwtr.eatm.mon.mean.nc</text:p>
          </table:table-cell>
          <table:table-cell office:value-type="string">
            <text:p>Monthlies/monolevel/cldwtr.eatm.mon.mean.csv</text:p>
          </table:table-cell>
          <table:table-cell office:value-type="string">
            <text:p>cldwtr.eatm.mon.mean.csv</text:p>
          </table:table-cell>
          <table:table-cell office:value-type="string">
            <text:p>cldwtr</text:p>
          </table:table-cell>
          <table:table-cell office:value-type="string">
            <text:p>ftp://ftp.cdc.noaa.gov/Datasets/20thC_ReanV2c/Monthlies/monolevel/cldwtr.eatm.mon.mean.nc</text:p>
          </table:table-cell>
          <table:table-cell office:value-type="string">
            <text:p>http://www.esrl.noaa.gov/psd/thredds/dodsC/Datasets/20thC_ReanV2c/Monthlies/monolevel/cldwtr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cldwtr_eatm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0];&quot;|&quot;;[.D50];&quot;|&quot;;[.F50];&quot; (&quot;;[.G50];&quot;)&quot;)" office:value-type="string" office:string-value="NOAA|NOAA-CIRES Twentieth Century Reanalysis (V2c)|Single Level|Non-Gaussian|Cloud Water Content|Monthly Long Term Means (Entire Atmosphere Considered As a Single Layer)">
            <text:p>NOAA|NOAA-CIRES Twentieth Century Reanalysis (V2c)|Single Level|Non-Gaussian|Cloud Water Content|Monthly Long Term Means (Entire Atmosphere Considered As a Single Layer)</text:p>
          </table:table-cell>
          <table:table-cell/>
          <table:table-cell office:value-type="string">
            <text:p>NOAA-CIRES Twentieth Century Reanalysis (V2c)|Single Level|Non-Gaussian|Cloud Water Content</text:p>
          </table:table-cell>
          <table:table-cell office:value-type="string">
            <text:p>Cloud Water Content</text:p>
          </table:table-cell>
          <table:table-cell office:value-type="string">
            <text:p>Monthly Long Term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monolevel/cldwtr.eatm.mon.ltm.nc</text:p>
          </table:table-cell>
          <table:table-cell office:value-type="string">
            <text:p>Derived/Monthlies/monolevel/cldwtr.eatm.mon.ltm.csv</text:p>
          </table:table-cell>
          <table:table-cell office:value-type="string">
            <text:p>cldwtr.eatm.mon.ltm.csv</text:p>
          </table:table-cell>
          <table:table-cell office:value-type="string">
            <text:p>cldwtr</text:p>
          </table:table-cell>
          <table:table-cell office:value-type="string">
            <text:p>ftp://ftp.cdc.noaa.gov/Datasets/20thC_ReanV2c/Derived/Monthlies/monolevel/cldwtr.eatm.mon.ltm.nc</text:p>
          </table:table-cell>
          <table:table-cell office:value-type="string">
            <text:p>http://www.esrl.noaa.gov/psd/thredds/dodsC/Datasets/20thC_ReanV2c/Derived/Monthlies/monolevel/cldwtr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cldwtr_eatm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1];&quot;|&quot;;[.D51];&quot;|&quot;;[.F51];&quot; (&quot;;[.G51];&quot;)&quot;)" office:value-type="string" office:string-value="NOAA|NOAA-CIRES Twentieth Century Reanalysis (V2c)|Single Level|Non-Gaussian|Cloud Water Content|Monthly Ensemble Spreads (Entire Atmosphere Considered As a Single Layer)">
            <text:p>NOAA|NOAA-CIRES Twentieth Century Reanalysis (V2c)|Single Level|Non-Gaussian|Cloud Water Content|Monthly Ensemble Spreads (Entire Atmosphere Considered As a Single Layer)</text:p>
          </table:table-cell>
          <table:table-cell/>
          <table:table-cell office:value-type="string">
            <text:p>NOAA-CIRES Twentieth Century Reanalysis (V2c)|Single Level|Non-Gaussian|Cloud Water Content</text:p>
          </table:table-cell>
          <table:table-cell office:value-type="string">
            <text:p>Cloud Water Content</text:p>
          </table:table-cell>
          <table:table-cell office:value-type="string">
            <text:p>Monthly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monolevel_sprd/cldwtr.eatm.mon.mean.nc</text:p>
          </table:table-cell>
          <table:table-cell office:value-type="string">
            <text:p>Monthlies/monolevel_sprd/cldwtr.eatm.mon.mean.csv</text:p>
          </table:table-cell>
          <table:table-cell office:value-type="string">
            <text:p>cldwtr.eatm.mon.mean.csv</text:p>
          </table:table-cell>
          <table:table-cell office:value-type="string">
            <text:p>cldwtr</text:p>
          </table:table-cell>
          <table:table-cell office:value-type="string">
            <text:p>ftp://ftp.cdc.noaa.gov/Datasets/20thC_ReanV2c/Monthlies/monolevel_sprd/cldwtr.eatm.mon.mean.nc</text:p>
          </table:table-cell>
          <table:table-cell office:value-type="string">
            <text:p>http://www.esrl.noaa.gov/psd/thredds/dodsC/Datasets/20thC_ReanV2c/Monthlies/monolevel_sprd/cldwtr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cldwtr_eatm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2];&quot;|&quot;;[.D52];&quot;|&quot;;[.F52];&quot; (&quot;;[.G52];&quot;)&quot;)" office:value-type="string" office:string-value="NOAA|NOAA-CIRES Twentieth Century Reanalysis (V2c)|Single Level|Non-Gaussian|Direct Evaporation From Bare Soil|Monthly Means (Surface)">
            <text:p>NOAA|NOAA-CIRES Twentieth Century Reanalysis (V2c)|Single Level|Non-Gaussian|Direct Evaporation From Bare Soil|Monthly Means (Surface)</text:p>
          </table:table-cell>
          <table:table-cell/>
          <table:table-cell office:value-type="string">
            <text:p>NOAA-CIRES Twentieth Century Reanalysis (V2c)|Single Level|Non-Gaussian|Direct Evaporation From Bare Soil</text:p>
          </table:table-cell>
          <table:table-cell office:value-type="string">
            <text:p>Direct Evaporation From Bare Soil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evbs.mon.mean.nc</text:p>
          </table:table-cell>
          <table:table-cell office:value-type="string">
            <text:p>Monthlies/monolevel/evbs.mon.mean.csv</text:p>
          </table:table-cell>
          <table:table-cell office:value-type="string">
            <text:p>evbs.mon.mean.csv</text:p>
          </table:table-cell>
          <table:table-cell office:value-type="string">
            <text:p>evbs</text:p>
          </table:table-cell>
          <table:table-cell office:value-type="string">
            <text:p>ftp://ftp.cdc.noaa.gov/Datasets/20thC_ReanV2c/Monthlies/monolevel/evbs.mon.mean.nc</text:p>
          </table:table-cell>
          <table:table-cell office:value-type="string">
            <text:p>http://www.esrl.noaa.gov/psd/thredds/dodsC/Datasets/20thC_ReanV2c/Monthlies/monolevel/evbs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evbs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3];&quot;|&quot;;[.D53];&quot;|&quot;;[.F53];&quot; (&quot;;[.G53];&quot;)&quot;)" office:value-type="string" office:string-value="NOAA|NOAA-CIRES Twentieth Century Reanalysis (V2c)|Single Level|Non-Gaussian|Direct Evaporation From Bare Soil|Monthly Long Term Means (Surface)">
            <text:p>NOAA|NOAA-CIRES Twentieth Century Reanalysis (V2c)|Single Level|Non-Gaussian|Direct Evaporation From Bare Soil|Monthly Long Term Means (Surface)</text:p>
          </table:table-cell>
          <table:table-cell/>
          <table:table-cell office:value-type="string">
            <text:p>NOAA-CIRES Twentieth Century Reanalysis (V2c)|Single Level|Non-Gaussian|Direct Evaporation From Bare Soil</text:p>
          </table:table-cell>
          <table:table-cell office:value-type="string">
            <text:p>Direct Evaporation From Bare Soil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evbs.mon.ltm.nc</text:p>
          </table:table-cell>
          <table:table-cell office:value-type="string">
            <text:p>Derived/Monthlies/monolevel/evbs.mon.ltm.csv</text:p>
          </table:table-cell>
          <table:table-cell office:value-type="string">
            <text:p>evbs.mon.ltm.csv</text:p>
          </table:table-cell>
          <table:table-cell office:value-type="string">
            <text:p>evbs</text:p>
          </table:table-cell>
          <table:table-cell office:value-type="string">
            <text:p>ftp://ftp.cdc.noaa.gov/Datasets/20thC_ReanV2c/Derived/Monthlies/monolevel/evbs.mon.ltm.nc</text:p>
          </table:table-cell>
          <table:table-cell office:value-type="string">
            <text:p>http://www.esrl.noaa.gov/psd/thredds/dodsC/Datasets/20thC_ReanV2c/Derived/Monthlies/monolevel/evbs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evbs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4];&quot;|&quot;;[.D54];&quot;|&quot;;[.F54];&quot; (&quot;;[.G54];&quot;)&quot;)" office:value-type="string" office:string-value="NOAA|NOAA-CIRES Twentieth Century Reanalysis (V2c)|Single Level|Non-Gaussian|Direct Evaporation From Bare Soil|Monthly Ensemble Spreads (Surface)">
            <text:p>NOAA|NOAA-CIRES Twentieth Century Reanalysis (V2c)|Single Level|Non-Gaussian|Direct Evaporation From Bare Soil|Monthly Ensemble Spreads (Surface)</text:p>
          </table:table-cell>
          <table:table-cell/>
          <table:table-cell office:value-type="string">
            <text:p>NOAA-CIRES Twentieth Century Reanalysis (V2c)|Single Level|Non-Gaussian|Direct Evaporation From Bare Soil</text:p>
          </table:table-cell>
          <table:table-cell office:value-type="string">
            <text:p>Direct Evaporation From Bare Soil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evbs.mon.mean.nc</text:p>
          </table:table-cell>
          <table:table-cell office:value-type="string">
            <text:p>Monthlies/monolevel_sprd/evbs.mon.mean.csv</text:p>
          </table:table-cell>
          <table:table-cell office:value-type="string">
            <text:p>evbs.mon.mean.csv</text:p>
          </table:table-cell>
          <table:table-cell office:value-type="string">
            <text:p>evbs</text:p>
          </table:table-cell>
          <table:table-cell office:value-type="string">
            <text:p>ftp://ftp.cdc.noaa.gov/Datasets/20thC_ReanV2c/Monthlies/monolevel_sprd/evbs.mon.mean.nc</text:p>
          </table:table-cell>
          <table:table-cell office:value-type="string">
            <text:p>http://www.esrl.noaa.gov/psd/thredds/dodsC/Datasets/20thC_ReanV2c/Monthlies/monolevel_sprd/evbs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evbs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5];&quot;|&quot;;[.D55];&quot;|&quot;;[.F55];&quot; (&quot;;[.G55];&quot;)&quot;)" office:value-type="string" office:string-value="NOAA|NOAA-CIRES Twentieth Century Reanalysis (V2c)|Single Level|Non-Gaussian|Exchange Coefficient|Monthly Means (Surface)">
            <text:p>NOAA|NOAA-CIRES Twentieth Century Reanalysis (V2c)|Single Level|Non-Gaussian|Exchange Coefficient|Monthly Means (Surface)</text:p>
          </table:table-cell>
          <table:table-cell/>
          <table:table-cell office:value-type="string">
            <text:p>NOAA-CIRES Twentieth Century Reanalysis (V2c)|Single Level|Non-Gaussian|Exchange Coefficient</text:p>
          </table:table-cell>
          <table:table-cell office:value-type="string">
            <text:p>Exchange Coefficient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sfexc.mon.mean.nc</text:p>
          </table:table-cell>
          <table:table-cell office:value-type="string">
            <text:p>Monthlies/monolevel/sfexc.mon.mean.csv</text:p>
          </table:table-cell>
          <table:table-cell office:value-type="string">
            <text:p>sfexc.mon.mean.csv</text:p>
          </table:table-cell>
          <table:table-cell office:value-type="string">
            <text:p>sfexc</text:p>
          </table:table-cell>
          <table:table-cell office:value-type="string">
            <text:p>ftp://ftp.cdc.noaa.gov/Datasets/20thC_ReanV2c/Monthlies/monolevel/sfexc.mon.mean.nc</text:p>
          </table:table-cell>
          <table:table-cell office:value-type="string">
            <text:p>http://www.esrl.noaa.gov/psd/thredds/dodsC/Datasets/20thC_ReanV2c/Monthlies/monolevel/sfex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fexc_mon_mean</text:p>
          </table:table-cell>
          <table:table-cell office:value-type="string">
            <text:p>(kg m-3) (m s-1)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6];&quot;|&quot;;[.D56];&quot;|&quot;;[.F56];&quot; (&quot;;[.G56];&quot;)&quot;)" office:value-type="string" office:string-value="NOAA|NOAA-CIRES Twentieth Century Reanalysis (V2c)|Single Level|Non-Gaussian|Exchange Coefficient|Monthly Long Term Means (Surface)">
            <text:p>NOAA|NOAA-CIRES Twentieth Century Reanalysis (V2c)|Single Level|Non-Gaussian|Exchange Coefficient|Monthly Long Term Means (Surface)</text:p>
          </table:table-cell>
          <table:table-cell/>
          <table:table-cell office:value-type="string">
            <text:p>NOAA-CIRES Twentieth Century Reanalysis (V2c)|Single Level|Non-Gaussian|Exchange Coefficient</text:p>
          </table:table-cell>
          <table:table-cell office:value-type="string">
            <text:p>Exchange Coefficient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sfexc.mon.ltm.nc</text:p>
          </table:table-cell>
          <table:table-cell office:value-type="string">
            <text:p>Derived/Monthlies/monolevel/sfexc.mon.ltm.csv</text:p>
          </table:table-cell>
          <table:table-cell office:value-type="string">
            <text:p>sfexc.mon.ltm.csv</text:p>
          </table:table-cell>
          <table:table-cell office:value-type="string">
            <text:p>sfexc</text:p>
          </table:table-cell>
          <table:table-cell office:value-type="string">
            <text:p>ftp://ftp.cdc.noaa.gov/Datasets/20thC_ReanV2c/Derived/Monthlies/monolevel/sfexc.mon.ltm.nc</text:p>
          </table:table-cell>
          <table:table-cell office:value-type="string">
            <text:p>http://www.esrl.noaa.gov/psd/thredds/dodsC/Datasets/20thC_ReanV2c/Derived/Monthlies/monolevel/sfex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sfexc_mon_ltm</text:p>
          </table:table-cell>
          <table:table-cell office:value-type="string">
            <text:p>(kg m-3) (m s-1)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7];&quot;|&quot;;[.D57];&quot;|&quot;;[.F57];&quot; (&quot;;[.G57];&quot;)&quot;)" office:value-type="string" office:string-value="NOAA|NOAA-CIRES Twentieth Century Reanalysis (V2c)|Single Level|Non-Gaussian|Exchange Coefficient|Monthly Ensemble Spreads (Surface)">
            <text:p>NOAA|NOAA-CIRES Twentieth Century Reanalysis (V2c)|Single Level|Non-Gaussian|Exchange Coefficient|Monthly Ensemble Spreads (Surface)</text:p>
          </table:table-cell>
          <table:table-cell/>
          <table:table-cell office:value-type="string">
            <text:p>NOAA-CIRES Twentieth Century Reanalysis (V2c)|Single Level|Non-Gaussian|Exchange Coefficient</text:p>
          </table:table-cell>
          <table:table-cell office:value-type="string">
            <text:p>Exchange Coefficient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sfexc.mon.mean.nc</text:p>
          </table:table-cell>
          <table:table-cell office:value-type="string">
            <text:p>Monthlies/monolevel_sprd/sfexc.mon.mean.csv</text:p>
          </table:table-cell>
          <table:table-cell office:value-type="string">
            <text:p>sfexc.mon.mean.csv</text:p>
          </table:table-cell>
          <table:table-cell office:value-type="string">
            <text:p>sfexc</text:p>
          </table:table-cell>
          <table:table-cell office:value-type="string">
            <text:p>ftp://ftp.cdc.noaa.gov/Datasets/20thC_ReanV2c/Monthlies/monolevel_sprd/sfexc.mon.mean.nc</text:p>
          </table:table-cell>
          <table:table-cell office:value-type="string">
            <text:p>http://www.esrl.noaa.gov/psd/thredds/dodsC/Datasets/20thC_ReanV2c/Monthlies/monolevel_sprd/sfex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sfexc_mon_mean</text:p>
          </table:table-cell>
          <table:table-cell office:value-type="string">
            <text:p>(kg m-3) (m s-1)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8];&quot;|&quot;;[.D58];&quot;|&quot;;[.F58];&quot; (&quot;;[.G58];&quot;)&quot;)" office:value-type="string" office:string-value="NOAA|NOAA-CIRES Twentieth Century Reanalysis (V2c)|Single Level|Non-Gaussian|Geopotential height|Monthly Means (Tropopause)">
            <text:p>NOAA|NOAA-CIRES Twentieth Century Reanalysis (V2c)|Single Level|Non-Gaussian|Geopotential height|Monthly Means (Tropopause)</text:p>
          </table:table-cell>
          <table:table-cell/>
          <table:table-cell office:value-type="string">
            <text:p>NOAA-CIRES Twentieth Century Reanalysis (V2c)|Single Level|Non-Gaussian|Geopotential height</text:p>
          </table:table-cell>
          <table:table-cell office:value-type="string">
            <text:p>Geopotential height</text:p>
          </table:table-cell>
          <table:table-cell office:value-type="string">
            <text:p>Monthly Means</text:p>
          </table:table-cell>
          <table:table-cell office:value-type="string">
            <text:p>Tropopause</text:p>
          </table:table-cell>
          <table:table-cell office:value-type="string">
            <text:p>Monthlies/monolevel/hgt.tropo.mon.mean.nc</text:p>
          </table:table-cell>
          <table:table-cell office:value-type="string">
            <text:p>Monthlies/monolevel/hgt.tropo.mon.mean.csv</text:p>
          </table:table-cell>
          <table:table-cell office:value-type="string">
            <text:p>hgt.tropo.mon.mean.csv</text:p>
          </table:table-cell>
          <table:table-cell office:value-type="string">
            <text:p>hgt</text:p>
          </table:table-cell>
          <table:table-cell office:value-type="string">
            <text:p>ftp://ftp.cdc.noaa.gov/Datasets/20thC_ReanV2c/Monthlies/monolevel/hgt.tropo.mon.mean.nc</text:p>
          </table:table-cell>
          <table:table-cell office:value-type="string">
            <text:p>http://www.esrl.noaa.gov/psd/thredds/dodsC/Datasets/20thC_ReanV2c/Monthlies/monolevel/hgt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hgt_tropo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59];&quot;|&quot;;[.D59];&quot;|&quot;;[.F59];&quot; (&quot;;[.G59];&quot;)&quot;)" office:value-type="string" office:string-value="NOAA|NOAA-CIRES Twentieth Century Reanalysis (V2c)|Single Level|Non-Gaussian|Geopotential height|Monthly Long Term Means (Tropopause)">
            <text:p>NOAA|NOAA-CIRES Twentieth Century Reanalysis (V2c)|Single Level|Non-Gaussian|Geopotential height|Monthly Long Term Means (Tropopause)</text:p>
          </table:table-cell>
          <table:table-cell/>
          <table:table-cell office:value-type="string">
            <text:p>NOAA-CIRES Twentieth Century Reanalysis (V2c)|Single Level|Non-Gaussian|Geopotential height</text:p>
          </table:table-cell>
          <table:table-cell office:value-type="string">
            <text:p>Geopotential height</text:p>
          </table:table-cell>
          <table:table-cell office:value-type="string">
            <text:p>Monthly Long Term Means</text:p>
          </table:table-cell>
          <table:table-cell office:value-type="string">
            <text:p>Tropopause</text:p>
          </table:table-cell>
          <table:table-cell office:value-type="string">
            <text:p>Derived/Monthlies/monolevel/hgt.tropo.mon.ltm.nc</text:p>
          </table:table-cell>
          <table:table-cell office:value-type="string">
            <text:p>Derived/Monthlies/monolevel/hgt.tropo.mon.ltm.csv</text:p>
          </table:table-cell>
          <table:table-cell office:value-type="string">
            <text:p>hgt.tropo.mon.ltm.csv</text:p>
          </table:table-cell>
          <table:table-cell office:value-type="string">
            <text:p>hgt</text:p>
          </table:table-cell>
          <table:table-cell office:value-type="string">
            <text:p>ftp://ftp.cdc.noaa.gov/Datasets/20thC_ReanV2c/Derived/Monthlies/monolevel/hgt.tropo.mon.ltm.nc</text:p>
          </table:table-cell>
          <table:table-cell office:value-type="string">
            <text:p>http://www.esrl.noaa.gov/psd/thredds/dodsC/Datasets/20thC_ReanV2c/Derived/Monthlies/monolevel/hgt.trop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hgt_tropo_mon_ltm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0];&quot;|&quot;;[.D60];&quot;|&quot;;[.F60];&quot; (&quot;;[.G60];&quot;)&quot;)" office:value-type="string" office:string-value="NOAA|NOAA-CIRES Twentieth Century Reanalysis (V2c)|Single Level|Non-Gaussian|Geopotential height|Monthly Ensemble Spreads (Tropopause)">
            <text:p>NOAA|NOAA-CIRES Twentieth Century Reanalysis (V2c)|Single Level|Non-Gaussian|Geopotential height|Monthly Ensemble Spreads (Tropopause)</text:p>
          </table:table-cell>
          <table:table-cell/>
          <table:table-cell office:value-type="string">
            <text:p>NOAA-CIRES Twentieth Century Reanalysis (V2c)|Single Level|Non-Gaussian|Geopotential height</text:p>
          </table:table-cell>
          <table:table-cell office:value-type="string">
            <text:p>Geopotential height</text:p>
          </table:table-cell>
          <table:table-cell office:value-type="string">
            <text:p>Monthly Ensemble Spreads</text:p>
          </table:table-cell>
          <table:table-cell office:value-type="string">
            <text:p>Tropopause</text:p>
          </table:table-cell>
          <table:table-cell office:value-type="string">
            <text:p>Monthlies/monolevel_sprd/hgt.tropo.mon.mean.nc</text:p>
          </table:table-cell>
          <table:table-cell office:value-type="string">
            <text:p>Monthlies/monolevel_sprd/hgt.tropo.mon.mean.csv</text:p>
          </table:table-cell>
          <table:table-cell office:value-type="string">
            <text:p>hgt.tropo.mon.mean.csv</text:p>
          </table:table-cell>
          <table:table-cell office:value-type="string">
            <text:p>hgt</text:p>
          </table:table-cell>
          <table:table-cell office:value-type="string">
            <text:p>ftp://ftp.cdc.noaa.gov/Datasets/20thC_ReanV2c/Monthlies/monolevel_sprd/hgt.tropo.mon.mean.nc</text:p>
          </table:table-cell>
          <table:table-cell office:value-type="string">
            <text:p>http://www.esrl.noaa.gov/psd/thredds/dodsC/Datasets/20thC_ReanV2c/Monthlies/monolevel_sprd/hgt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hgt_tropo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1];&quot;|&quot;;[.D61];&quot;|&quot;;[.F61];&quot; (&quot;;[.G61];&quot;)&quot;)" office:value-type="string" office:string-value="NOAA|NOAA-CIRES Twentieth Century Reanalysis (V2c)|Single Level|Non-Gaussian|Omega (dp/dt)|Monthly Means (sigma level 0.995)">
            <text:p>NOAA|NOAA-CIRES Twentieth Century Reanalysis (V2c)|Single Level|Non-Gaussian|Omega (dp/dt)|Monthly Means (sigma level 0.995)</text:p>
          </table:table-cell>
          <table:table-cell/>
          <table:table-cell office:value-type="string">
            <text:p>NOAA-CIRES Twentieth Century Reanalysis (V2c)|Single Level|Non-Gaussian|Omega (dp/dt)</text:p>
          </table:table-cell>
          <table:table-cell office:value-type="string">
            <text:p>Omega (dp/dt)</text:p>
          </table:table-cell>
          <table:table-cell office:value-type="string">
            <text:p>Monthly Means</text:p>
          </table:table-cell>
          <table:table-cell office:value-type="string">
            <text:p>sigma level 0.995</text:p>
          </table:table-cell>
          <table:table-cell office:value-type="string">
            <text:p>Monthlies/monolevel/omega.sig995.mon.mean.nc</text:p>
          </table:table-cell>
          <table:table-cell office:value-type="string">
            <text:p>Monthlies/monolevel/omega.sig995.mon.mean.csv</text:p>
          </table:table-cell>
          <table:table-cell office:value-type="string">
            <text:p>omega.sig995.mon.mean.csv</text:p>
          </table:table-cell>
          <table:table-cell office:value-type="string">
            <text:p>omega</text:p>
          </table:table-cell>
          <table:table-cell office:value-type="string">
            <text:p>ftp://ftp.cdc.noaa.gov/Datasets/20thC_ReanV2c/Monthlies/monolevel/omega.sig995.mon.mean.nc</text:p>
          </table:table-cell>
          <table:table-cell office:value-type="string">
            <text:p>http://www.esrl.noaa.gov/psd/thredds/dodsC/Datasets/20thC_ReanV2c/Monthlies/monolevel/omega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omega_sig995_mon_mean</text:p>
          </table:table-cell>
          <table:table-cell office:value-type="string">
            <text:p>Pascal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2];&quot;|&quot;;[.D62];&quot;|&quot;;[.F62];&quot; (&quot;;[.G62];&quot;)&quot;)" office:value-type="string" office:string-value="NOAA|NOAA-CIRES Twentieth Century Reanalysis (V2c)|Single Level|Non-Gaussian|Omega (dp/dt)|Monthly Long Term Means (sigma level 0.995)">
            <text:p>NOAA|NOAA-CIRES Twentieth Century Reanalysis (V2c)|Single Level|Non-Gaussian|Omega (dp/dt)|Monthly Long Term Means (sigma level 0.995)</text:p>
          </table:table-cell>
          <table:table-cell/>
          <table:table-cell office:value-type="string">
            <text:p>NOAA-CIRES Twentieth Century Reanalysis (V2c)|Single Level|Non-Gaussian|Omega (dp/dt)</text:p>
          </table:table-cell>
          <table:table-cell office:value-type="string">
            <text:p>Omega (dp/dt)</text:p>
          </table:table-cell>
          <table:table-cell office:value-type="string">
            <text:p>Monthly Long Term Means</text:p>
          </table:table-cell>
          <table:table-cell office:value-type="string">
            <text:p>sigma level 0.995</text:p>
          </table:table-cell>
          <table:table-cell office:value-type="string">
            <text:p>Derived/Monthlies/monolevel/omega.sig995.mon.ltm.nc</text:p>
          </table:table-cell>
          <table:table-cell office:value-type="string">
            <text:p>Derived/Monthlies/monolevel/omega.sig995.mon.ltm.csv</text:p>
          </table:table-cell>
          <table:table-cell office:value-type="string">
            <text:p>omega.sig995.mon.ltm.csv</text:p>
          </table:table-cell>
          <table:table-cell office:value-type="string">
            <text:p>omega</text:p>
          </table:table-cell>
          <table:table-cell office:value-type="string">
            <text:p>ftp://ftp.cdc.noaa.gov/Datasets/20thC_ReanV2c/Derived/Monthlies/monolevel/omega.sig995.mon.ltm.nc</text:p>
          </table:table-cell>
          <table:table-cell office:value-type="string">
            <text:p>http://www.esrl.noaa.gov/psd/thredds/dodsC/Datasets/20thC_ReanV2c/Derived/Monthlies/monolevel/omega.sig995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omega_sig995_mon_ltm</text:p>
          </table:table-cell>
          <table:table-cell office:value-type="string">
            <text:p>Pascal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3];&quot;|&quot;;[.D63];&quot;|&quot;;[.F63];&quot; (&quot;;[.G63];&quot;)&quot;)" office:value-type="string" office:string-value="NOAA|NOAA-CIRES Twentieth Century Reanalysis (V2c)|Single Level|Non-Gaussian|Omega (dp/dt)|Monthly Ensemble Spreads (sigma level 0.995)">
            <text:p>NOAA|NOAA-CIRES Twentieth Century Reanalysis (V2c)|Single Level|Non-Gaussian|Omega (dp/dt)|Monthly Ensemble Spreads (sigma level 0.995)</text:p>
          </table:table-cell>
          <table:table-cell/>
          <table:table-cell office:value-type="string">
            <text:p>NOAA-CIRES Twentieth Century Reanalysis (V2c)|Single Level|Non-Gaussian|Omega (dp/dt)</text:p>
          </table:table-cell>
          <table:table-cell office:value-type="string">
            <text:p>Omega (dp/dt)</text:p>
          </table:table-cell>
          <table:table-cell office:value-type="string">
            <text:p>Monthly Ensemble Spreads</text:p>
          </table:table-cell>
          <table:table-cell office:value-type="string">
            <text:p>sigma level 0.995</text:p>
          </table:table-cell>
          <table:table-cell office:value-type="string">
            <text:p>Monthlies/monolevel_sprd/omega.sig995.mon.mean.nc</text:p>
          </table:table-cell>
          <table:table-cell office:value-type="string">
            <text:p>Monthlies/monolevel_sprd/omega.sig995.mon.mean.csv</text:p>
          </table:table-cell>
          <table:table-cell office:value-type="string">
            <text:p>omega.sig995.mon.mean.csv</text:p>
          </table:table-cell>
          <table:table-cell office:value-type="string">
            <text:p>omega</text:p>
          </table:table-cell>
          <table:table-cell office:value-type="string">
            <text:p>ftp://ftp.cdc.noaa.gov/Datasets/20thC_ReanV2c/Monthlies/monolevel_sprd/omega.sig995.mon.mean.nc</text:p>
          </table:table-cell>
          <table:table-cell office:value-type="string">
            <text:p>http://www.esrl.noaa.gov/psd/thredds/dodsC/Datasets/20thC_ReanV2c/Monthlies/monolevel_sprd/omega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omega_sig995_mon_mean</text:p>
          </table:table-cell>
          <table:table-cell office:value-type="string">
            <text:p>Pascal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4];&quot;|&quot;;[.D64];&quot;|&quot;;[.F64];&quot; (&quot;;[.G64];&quot;)&quot;)" office:value-type="string" office:string-value="NOAA|NOAA-CIRES Twentieth Century Reanalysis (V2c)|Single Level|Non-Gaussian|Potential Temperature|Monthly Means (sigma level 0.995)">
            <text:p>NOAA|NOAA-CIRES Twentieth Century Reanalysis (V2c)|Single Level|Non-Gaussian|Potential Temperature|Monthly Means (sigma level 0.995)</text:p>
          </table:table-cell>
          <table:table-cell/>
          <table:table-cell office:value-type="string">
            <text:p>NOAA-CIRES Twentieth Century Reanalysis (V2c)|Single Level|Non-Gaussian|Potential Temperature</text:p>
          </table:table-cell>
          <table:table-cell office:value-type="string">
            <text:p>Potential Temperature</text:p>
          </table:table-cell>
          <table:table-cell office:value-type="string">
            <text:p>Monthly Means</text:p>
          </table:table-cell>
          <table:table-cell office:value-type="string">
            <text:p>sigma level 0.995</text:p>
          </table:table-cell>
          <table:table-cell office:value-type="string">
            <text:p>Monthlies/monolevel/pottmp.sig995.mon.mean.nc</text:p>
          </table:table-cell>
          <table:table-cell office:value-type="string">
            <text:p>Monthlies/monolevel/pottmp.sig995.mon.mean.csv</text:p>
          </table:table-cell>
          <table:table-cell office:value-type="string">
            <text:p>pottmp.sig995.mon.mean.csv</text:p>
          </table:table-cell>
          <table:table-cell office:value-type="string">
            <text:p>pottmp</text:p>
          </table:table-cell>
          <table:table-cell office:value-type="string">
            <text:p>ftp://ftp.cdc.noaa.gov/Datasets/20thC_ReanV2c/Monthlies/monolevel/pottmp.sig995.mon.mean.nc</text:p>
          </table:table-cell>
          <table:table-cell office:value-type="string">
            <text:p>http://www.esrl.noaa.gov/psd/thredds/dodsC/Datasets/20thC_ReanV2c/Monthlies/monolevel/pottmp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pottmp_sig995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5];&quot;|&quot;;[.D65];&quot;|&quot;;[.F65];&quot; (&quot;;[.G65];&quot;)&quot;)" office:value-type="string" office:string-value="NOAA|NOAA-CIRES Twentieth Century Reanalysis (V2c)|Single Level|Non-Gaussian|Potential Temperature|Monthly Long Term Means (sigma level 0.995)">
            <text:p>NOAA|NOAA-CIRES Twentieth Century Reanalysis (V2c)|Single Level|Non-Gaussian|Potential Temperature|Monthly Long Term Means (sigma level 0.995)</text:p>
          </table:table-cell>
          <table:table-cell/>
          <table:table-cell office:value-type="string">
            <text:p>NOAA-CIRES Twentieth Century Reanalysis (V2c)|Single Level|Non-Gaussian|Potential Temperature</text:p>
          </table:table-cell>
          <table:table-cell office:value-type="string">
            <text:p>Potential Temperature</text:p>
          </table:table-cell>
          <table:table-cell office:value-type="string">
            <text:p>Monthly Long Term Means</text:p>
          </table:table-cell>
          <table:table-cell office:value-type="string">
            <text:p>sigma level 0.995</text:p>
          </table:table-cell>
          <table:table-cell office:value-type="string">
            <text:p>Derived/Monthlies/monolevel/pottmp.sig995.mon.ltm.nc</text:p>
          </table:table-cell>
          <table:table-cell office:value-type="string">
            <text:p>Derived/Monthlies/monolevel/pottmp.sig995.mon.ltm.csv</text:p>
          </table:table-cell>
          <table:table-cell office:value-type="string">
            <text:p>pottmp.sig995.mon.ltm.csv</text:p>
          </table:table-cell>
          <table:table-cell office:value-type="string">
            <text:p>pottmp</text:p>
          </table:table-cell>
          <table:table-cell office:value-type="string">
            <text:p>ftp://ftp.cdc.noaa.gov/Datasets/20thC_ReanV2c/Derived/Monthlies/monolevel/pottmp.sig995.mon.ltm.nc</text:p>
          </table:table-cell>
          <table:table-cell office:value-type="string">
            <text:p>http://www.esrl.noaa.gov/psd/thredds/dodsC/Datasets/20thC_ReanV2c/Derived/Monthlies/monolevel/pottmp.sig995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pottmp_sig995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6];&quot;|&quot;;[.D66];&quot;|&quot;;[.F66];&quot; (&quot;;[.G66];&quot;)&quot;)" office:value-type="string" office:string-value="NOAA|NOAA-CIRES Twentieth Century Reanalysis (V2c)|Single Level|Non-Gaussian|Potential Temperature|Monthly Ensemble Spreads (sigma level 0.995)">
            <text:p>NOAA|NOAA-CIRES Twentieth Century Reanalysis (V2c)|Single Level|Non-Gaussian|Potential Temperature|Monthly Ensemble Spreads (sigma level 0.995)</text:p>
          </table:table-cell>
          <table:table-cell/>
          <table:table-cell office:value-type="string">
            <text:p>NOAA-CIRES Twentieth Century Reanalysis (V2c)|Single Level|Non-Gaussian|Potential Temperature</text:p>
          </table:table-cell>
          <table:table-cell office:value-type="string">
            <text:p>Potential Temperature</text:p>
          </table:table-cell>
          <table:table-cell office:value-type="string">
            <text:p>Monthly Ensemble Spreads</text:p>
          </table:table-cell>
          <table:table-cell office:value-type="string">
            <text:p>sigma level 0.995</text:p>
          </table:table-cell>
          <table:table-cell office:value-type="string">
            <text:p>Monthlies/monolevel_sprd/pottmp.sig995.mon.mean.nc</text:p>
          </table:table-cell>
          <table:table-cell office:value-type="string">
            <text:p>Monthlies/monolevel_sprd/pottmp.sig995.mon.mean.csv</text:p>
          </table:table-cell>
          <table:table-cell office:value-type="string">
            <text:p>pottmp.sig995.mon.mean.csv</text:p>
          </table:table-cell>
          <table:table-cell office:value-type="string">
            <text:p>pottmp</text:p>
          </table:table-cell>
          <table:table-cell office:value-type="string">
            <text:p>ftp://ftp.cdc.noaa.gov/Datasets/20thC_ReanV2c/Monthlies/monolevel_sprd/pottmp.sig995.mon.mean.nc</text:p>
          </table:table-cell>
          <table:table-cell office:value-type="string">
            <text:p>http://www.esrl.noaa.gov/psd/thredds/dodsC/Datasets/20thC_ReanV2c/Monthlies/monolevel_sprd/pottmp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pottmp_sig995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7];&quot;|&quot;;[.D67];&quot;|&quot;;[.F67];&quot; (&quot;;[.G67];&quot;)&quot;)" office:value-type="string" office:string-value="NOAA|NOAA-CIRES Twentieth Century Reanalysis (V2c)|Single Level|Non-Gaussian|Precipitable Water Content|Monthly Means (Entire Atmosphere Considered As a Single Layer)">
            <text:p>NOAA|NOAA-CIRES Twentieth Century Reanalysis (V2c)|Single Level|Non-Gaussian|Precipitable Water Content|Monthly Means (Entire Atmosphere Considered As a Single Layer)</text:p>
          </table:table-cell>
          <table:table-cell/>
          <table:table-cell office:value-type="string">
            <text:p>NOAA-CIRES Twentieth Century Reanalysis (V2c)|Single Level|Non-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monolevel/pr_wtr.eatm.mon.mean.nc</text:p>
          </table:table-cell>
          <table:table-cell office:value-type="string">
            <text:p>Monthlies/monolevel/pr_wtr.eatm.mon.mean.csv</text:p>
          </table:table-cell>
          <table:table-cell office:value-type="string">
            <text:p>pr_wtr.eatm.mon.mean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Monthlies/monolevel/pr_wtr.eatm.mon.mean.nc</text:p>
          </table:table-cell>
          <table:table-cell office:value-type="string">
            <text:p>http://www.esrl.noaa.gov/psd/thredds/dodsC/Datasets/20thC_ReanV2c/Monthlies/monolevel/pr_wtr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pr_wtr_eatm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8];&quot;|&quot;;[.D68];&quot;|&quot;;[.F68];&quot; (&quot;;[.G68];&quot;)&quot;)" office:value-type="string" office:string-value="NOAA|NOAA-CIRES Twentieth Century Reanalysis (V2c)|Single Level|Non-Gaussian|Precipitable Water Content|Monthly Long Term Means (Entire Atmosphere Considered As a Single Layer)">
            <text:p>NOAA|NOAA-CIRES Twentieth Century Reanalysis (V2c)|Single Level|Non-Gaussian|Precipitable Water Content|Monthly Long Term Means (Entire Atmosphere Considered As a Single Layer)</text:p>
          </table:table-cell>
          <table:table-cell/>
          <table:table-cell office:value-type="string">
            <text:p>NOAA-CIRES Twentieth Century Reanalysis (V2c)|Single Level|Non-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Long Term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monolevel/pr_wtr.eatm.mon.ltm.nc</text:p>
          </table:table-cell>
          <table:table-cell office:value-type="string">
            <text:p>Derived/Monthlies/monolevel/pr_wtr.eatm.mon.ltm.csv</text:p>
          </table:table-cell>
          <table:table-cell office:value-type="string">
            <text:p>pr_wtr.eatm.mon.ltm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Derived/Monthlies/monolevel/pr_wtr.eatm.mon.ltm.nc</text:p>
          </table:table-cell>
          <table:table-cell office:value-type="string">
            <text:p>http://www.esrl.noaa.gov/psd/thredds/dodsC/Datasets/20thC_ReanV2c/Derived/Monthlies/monolevel/pr_wtr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pr_wtr_eatm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69];&quot;|&quot;;[.D69];&quot;|&quot;;[.F69];&quot; (&quot;;[.G69];&quot;)&quot;)" office:value-type="string" office:string-value="NOAA|NOAA-CIRES Twentieth Century Reanalysis (V2c)|Single Level|Non-Gaussian|Precipitable Water Content|Monthly Ensemble Spreads (Entire Atmosphere Considered As a Single Layer)">
            <text:p>NOAA|NOAA-CIRES Twentieth Century Reanalysis (V2c)|Single Level|Non-Gaussian|Precipitable Water Content|Monthly Ensemble Spreads (Entire Atmosphere Considered As a Single Layer)</text:p>
          </table:table-cell>
          <table:table-cell/>
          <table:table-cell office:value-type="string">
            <text:p>NOAA-CIRES Twentieth Century Reanalysis (V2c)|Single Level|Non-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monolevel_sprd/pr_wtr.eatm.mon.mean.nc</text:p>
          </table:table-cell>
          <table:table-cell office:value-type="string">
            <text:p>Monthlies/monolevel_sprd/pr_wtr.eatm.mon.mean.csv</text:p>
          </table:table-cell>
          <table:table-cell office:value-type="string">
            <text:p>pr_wtr.eatm.mon.mean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Monthlies/monolevel_sprd/pr_wtr.eatm.mon.mean.nc</text:p>
          </table:table-cell>
          <table:table-cell office:value-type="string">
            <text:p>http://www.esrl.noaa.gov/psd/thredds/dodsC/Datasets/20thC_ReanV2c/Monthlies/monolevel_sprd/pr_wtr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pr_wtr_eatm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0];&quot;|&quot;;[.D70];&quot;|&quot;;[.F70];&quot; (&quot;;[.G70];&quot;)&quot;)" office:value-type="string" office:string-value="NOAA|NOAA-CIRES Twentieth Century Reanalysis (V2c)|Single Level|Non-Gaussian|Precipitable Water Content|Monthly Long Term Mean Ensemble Spreads (Entire Atmosphere Considered As a Single Layer)">
            <text:p>NOAA|NOAA-CIRES Twentieth Century Reanalysis (V2c)|Single Level|Non-Gaussian|Precipitable Water Content|Monthly Long Term Mean Ensemble Spreads (Entire Atmosphere Considered As a Single Layer)</text:p>
          </table:table-cell>
          <table:table-cell/>
          <table:table-cell office:value-type="string">
            <text:p>NOAA-CIRES Twentieth Century Reanalysis (V2c)|Single Level|Non-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Long Term Mean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monolevel_sprd/pr_wtr.eatm.mon.ltm.nc</text:p>
          </table:table-cell>
          <table:table-cell office:value-type="string">
            <text:p>Derived/Monthlies/monolevel_sprd/pr_wtr.eatm.mon.ltm.csv</text:p>
          </table:table-cell>
          <table:table-cell office:value-type="string">
            <text:p>pr_wtr.eatm.mon.ltm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Derived/Monthlies/monolevel_sprd/pr_wtr.eatm.mon.ltm.nc</text:p>
          </table:table-cell>
          <table:table-cell office:value-type="string">
            <text:p>http://www.esrl.noaa.gov/psd/thredds/dodsC/Datasets/20thC_ReanV2c/Derived/Monthlies/monolevel_sprd/pr_wtr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sprd_pr_wtr_eatm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1];&quot;|&quot;;[.D71];&quot;|&quot;;[.F71];&quot; (&quot;;[.G71];&quot;)&quot;)" office:value-type="string" office:string-value="NOAA|NOAA-CIRES Twentieth Century Reanalysis (V2c)|Single Level|Non-Gaussian|Pressure|Monthly Means (Surface)">
            <text:p>NOAA|NOAA-CIRES Twentieth Century Reanalysis (V2c)|Single Level|Non-Gaussian|Pressure|Monthly Means (Surface)</text:p>
          </table:table-cell>
          <table:table-cell/>
          <table:table-cell office:value-type="string">
            <text:p>NOAA-CIRES Twentieth Century Reanalysis (V2c)|Single Level|Non-Gaussian|Pressure</text:p>
          </table:table-cell>
          <table:table-cell office:value-type="string">
            <text:p>Pressure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pres.sfc.mon.mean.nc</text:p>
          </table:table-cell>
          <table:table-cell office:value-type="string">
            <text:p>Monthlies/monolevel/pres.sfc.mon.mean.csv</text:p>
          </table:table-cell>
          <table:table-cell office:value-type="string">
            <text:p>pres.sfc.mon.mean.csv</text:p>
          </table:table-cell>
          <table:table-cell office:value-type="string">
            <text:p>pres</text:p>
          </table:table-cell>
          <table:table-cell office:value-type="string">
            <text:p>ftp://ftp.cdc.noaa.gov/Datasets/20thC_ReanV2c/Monthlies/monolevel/pres.sfc.mon.mean.nc</text:p>
          </table:table-cell>
          <table:table-cell office:value-type="string">
            <text:p>http://www.esrl.noaa.gov/psd/thredds/dodsC/Datasets/20thC_ReanV2c/Monthlies/monolevel/pres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pres_sfc_mon_mean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2];&quot;|&quot;;[.D72];&quot;|&quot;;[.F72];&quot; (&quot;;[.G72];&quot;)&quot;)" office:value-type="string" office:string-value="NOAA|NOAA-CIRES Twentieth Century Reanalysis (V2c)|Single Level|Non-Gaussian|Pressure|Monthly Long Term Means (Surface)">
            <text:p>NOAA|NOAA-CIRES Twentieth Century Reanalysis (V2c)|Single Level|Non-Gaussian|Pressure|Monthly Long Term Means (Surface)</text:p>
          </table:table-cell>
          <table:table-cell/>
          <table:table-cell office:value-type="string">
            <text:p>NOAA-CIRES Twentieth Century Reanalysis (V2c)|Single Level|Non-Gaussian|Pressure</text:p>
          </table:table-cell>
          <table:table-cell office:value-type="string">
            <text:p>Pressure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pres.sfc.mon.ltm.nc</text:p>
          </table:table-cell>
          <table:table-cell office:value-type="string">
            <text:p>Derived/Monthlies/monolevel/pres.sfc.mon.ltm.csv</text:p>
          </table:table-cell>
          <table:table-cell office:value-type="string">
            <text:p>pres.sfc.mon.ltm.csv</text:p>
          </table:table-cell>
          <table:table-cell office:value-type="string">
            <text:p>pres</text:p>
          </table:table-cell>
          <table:table-cell office:value-type="string">
            <text:p>ftp://ftp.cdc.noaa.gov/Datasets/20thC_ReanV2c/Derived/Monthlies/monolevel/pres.sfc.mon.ltm.nc</text:p>
          </table:table-cell>
          <table:table-cell office:value-type="string">
            <text:p>http://www.esrl.noaa.gov/psd/thredds/dodsC/Datasets/20thC_ReanV2c/Derived/Monthlies/monolevel/pres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pres_sfc_mon_ltm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3];&quot;|&quot;;[.D73];&quot;|&quot;;[.F73];&quot; (&quot;;[.G73];&quot;)&quot;)" office:value-type="string" office:string-value="NOAA|NOAA-CIRES Twentieth Century Reanalysis (V2c)|Single Level|Non-Gaussian|Pressure|Monthly Ensemble Spreads (Surface)">
            <text:p>NOAA|NOAA-CIRES Twentieth Century Reanalysis (V2c)|Single Level|Non-Gaussian|Pressure|Monthly Ensemble Spreads (Surface)</text:p>
          </table:table-cell>
          <table:table-cell/>
          <table:table-cell office:value-type="string">
            <text:p>NOAA-CIRES Twentieth Century Reanalysis (V2c)|Single Level|Non-Gaussian|Pressure</text:p>
          </table:table-cell>
          <table:table-cell office:value-type="string">
            <text:p>Pressure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pres.sfc.mon.mean.nc</text:p>
          </table:table-cell>
          <table:table-cell office:value-type="string">
            <text:p>Monthlies/monolevel_sprd/pres.sfc.mon.mean.csv</text:p>
          </table:table-cell>
          <table:table-cell office:value-type="string">
            <text:p>pres.sfc.mon.mean.csv</text:p>
          </table:table-cell>
          <table:table-cell office:value-type="string">
            <text:p>pres</text:p>
          </table:table-cell>
          <table:table-cell office:value-type="string">
            <text:p>ftp://ftp.cdc.noaa.gov/Datasets/20thC_ReanV2c/Monthlies/monolevel_sprd/pres.sfc.mon.mean.nc</text:p>
          </table:table-cell>
          <table:table-cell office:value-type="string">
            <text:p>http://www.esrl.noaa.gov/psd/thredds/dodsC/Datasets/20thC_ReanV2c/Monthlies/monolevel_sprd/pres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pres_sfc_mon_mean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4];&quot;|&quot;;[.D74];&quot;|&quot;;[.F74];&quot; (&quot;;[.G74];&quot;)&quot;)" office:value-type="string" office:string-value="NOAA|NOAA-CIRES Twentieth Century Reanalysis (V2c)|Single Level|Non-Gaussian|Pressure|Monthly Means (Tropopause)">
            <text:p>NOAA|NOAA-CIRES Twentieth Century Reanalysis (V2c)|Single Level|Non-Gaussian|Pressure|Monthly Means (Tropopause)</text:p>
          </table:table-cell>
          <table:table-cell/>
          <table:table-cell office:value-type="string">
            <text:p>NOAA-CIRES Twentieth Century Reanalysis (V2c)|Single Level|Non-Gaussian|Pressure</text:p>
          </table:table-cell>
          <table:table-cell office:value-type="string">
            <text:p>Pressure</text:p>
          </table:table-cell>
          <table:table-cell office:value-type="string">
            <text:p>Monthly Means</text:p>
          </table:table-cell>
          <table:table-cell office:value-type="string">
            <text:p>Tropopause</text:p>
          </table:table-cell>
          <table:table-cell office:value-type="string">
            <text:p>Monthlies/monolevel/pres.tropo.mon.mean.nc</text:p>
          </table:table-cell>
          <table:table-cell office:value-type="string">
            <text:p>Monthlies/monolevel/pres.tropo.mon.mean.csv</text:p>
          </table:table-cell>
          <table:table-cell office:value-type="string">
            <text:p>pres.tropo.mon.mean.csv</text:p>
          </table:table-cell>
          <table:table-cell office:value-type="string">
            <text:p>pres</text:p>
          </table:table-cell>
          <table:table-cell office:value-type="string">
            <text:p>ftp://ftp.cdc.noaa.gov/Datasets/20thC_ReanV2c/Monthlies/monolevel/pres.tropo.mon.mean.nc</text:p>
          </table:table-cell>
          <table:table-cell office:value-type="string">
            <text:p>http://www.esrl.noaa.gov/psd/thredds/dodsC/Datasets/20thC_ReanV2c/Monthlies/monolevel/pres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pres_tropo_mon_mean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5];&quot;|&quot;;[.D75];&quot;|&quot;;[.F75];&quot; (&quot;;[.G75];&quot;)&quot;)" office:value-type="string" office:string-value="NOAA|NOAA-CIRES Twentieth Century Reanalysis (V2c)|Single Level|Non-Gaussian|Pressure|Monthly Long Term Means (Tropopause)">
            <text:p>NOAA|NOAA-CIRES Twentieth Century Reanalysis (V2c)|Single Level|Non-Gaussian|Pressure|Monthly Long Term Means (Tropopause)</text:p>
          </table:table-cell>
          <table:table-cell/>
          <table:table-cell office:value-type="string">
            <text:p>NOAA-CIRES Twentieth Century Reanalysis (V2c)|Single Level|Non-Gaussian|Pressure</text:p>
          </table:table-cell>
          <table:table-cell office:value-type="string">
            <text:p>Pressure</text:p>
          </table:table-cell>
          <table:table-cell office:value-type="string">
            <text:p>Monthly Long Term Means</text:p>
          </table:table-cell>
          <table:table-cell office:value-type="string">
            <text:p>Tropopause</text:p>
          </table:table-cell>
          <table:table-cell office:value-type="string">
            <text:p>Derived/Monthlies/monolevel/pres.tropo.mon.ltm.nc</text:p>
          </table:table-cell>
          <table:table-cell office:value-type="string">
            <text:p>Derived/Monthlies/monolevel/pres.tropo.mon.ltm.csv</text:p>
          </table:table-cell>
          <table:table-cell office:value-type="string">
            <text:p>pres.tropo.mon.ltm.csv</text:p>
          </table:table-cell>
          <table:table-cell office:value-type="string">
            <text:p>pres</text:p>
          </table:table-cell>
          <table:table-cell office:value-type="string">
            <text:p>ftp://ftp.cdc.noaa.gov/Datasets/20thC_ReanV2c/Derived/Monthlies/monolevel/pres.tropo.mon.ltm.nc</text:p>
          </table:table-cell>
          <table:table-cell office:value-type="string">
            <text:p>http://www.esrl.noaa.gov/psd/thredds/dodsC/Datasets/20thC_ReanV2c/Derived/Monthlies/monolevel/pres.trop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pres_tropo_mon_ltm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6];&quot;|&quot;;[.D76];&quot;|&quot;;[.F76];&quot; (&quot;;[.G76];&quot;)&quot;)" office:value-type="string" office:string-value="NOAA|NOAA-CIRES Twentieth Century Reanalysis (V2c)|Single Level|Non-Gaussian|Pressure|Monthly Ensemble Spreads (Tropopause)">
            <text:p>NOAA|NOAA-CIRES Twentieth Century Reanalysis (V2c)|Single Level|Non-Gaussian|Pressure|Monthly Ensemble Spreads (Tropopause)</text:p>
          </table:table-cell>
          <table:table-cell/>
          <table:table-cell office:value-type="string">
            <text:p>NOAA-CIRES Twentieth Century Reanalysis (V2c)|Single Level|Non-Gaussian|Pressure</text:p>
          </table:table-cell>
          <table:table-cell office:value-type="string">
            <text:p>Pressure</text:p>
          </table:table-cell>
          <table:table-cell office:value-type="string">
            <text:p>Monthly Ensemble Spreads</text:p>
          </table:table-cell>
          <table:table-cell office:value-type="string">
            <text:p>Tropopause</text:p>
          </table:table-cell>
          <table:table-cell office:value-type="string">
            <text:p>Monthlies/monolevel_sprd/pres.tropo.mon.mean.nc</text:p>
          </table:table-cell>
          <table:table-cell office:value-type="string">
            <text:p>Monthlies/monolevel_sprd/pres.tropo.mon.mean.csv</text:p>
          </table:table-cell>
          <table:table-cell office:value-type="string">
            <text:p>pres.tropo.mon.mean.csv</text:p>
          </table:table-cell>
          <table:table-cell office:value-type="string">
            <text:p>pres</text:p>
          </table:table-cell>
          <table:table-cell office:value-type="string">
            <text:p>ftp://ftp.cdc.noaa.gov/Datasets/20thC_ReanV2c/Monthlies/monolevel_sprd/pres.tropo.mon.mean.nc</text:p>
          </table:table-cell>
          <table:table-cell office:value-type="string">
            <text:p>http://www.esrl.noaa.gov/psd/thredds/dodsC/Datasets/20thC_ReanV2c/Monthlies/monolevel_sprd/pres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pres_tropo_mon_mean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7];&quot;|&quot;;[.D77];&quot;|&quot;;[.F77];&quot; (&quot;;[.G77];&quot;)&quot;)" office:value-type="string" office:string-value="NOAA|NOAA-CIRES Twentieth Century Reanalysis (V2c)|Single Level|Non-Gaussian|Mean Sea Level Pressure|Monthly Means (Mean Sea Level)">
            <text:p>NOAA|NOAA-CIRES Twentieth Century Reanalysis (V2c)|Single Level|Non-Gaussian|Mean Sea Level Pressure|Monthly Means (Mean Sea Level)</text:p>
          </table:table-cell>
          <table:table-cell/>
          <table:table-cell office:value-type="string">
            <text:p>NOAA-CIRES Twentieth Century Reanalysis (V2c)|Single Level|Non-Gaussian|Mean Sea Level Pressure</text:p>
          </table:table-cell>
          <table:table-cell office:value-type="string">
            <text:p>Mean Sea Level Pressure</text:p>
          </table:table-cell>
          <table:table-cell office:value-type="string">
            <text:p>Monthly Means</text:p>
          </table:table-cell>
          <table:table-cell office:value-type="string">
            <text:p>Mean Sea Level</text:p>
          </table:table-cell>
          <table:table-cell office:value-type="string">
            <text:p>Monthlies/monolevel/prmsl.mon.mean.nc</text:p>
          </table:table-cell>
          <table:table-cell office:value-type="string">
            <text:p>Monthlies/monolevel/prmsl.mon.mean.csv</text:p>
          </table:table-cell>
          <table:table-cell office:value-type="string">
            <text:p>prmsl.mon.mean.csv</text:p>
          </table:table-cell>
          <table:table-cell office:value-type="string">
            <text:p>prmsl</text:p>
          </table:table-cell>
          <table:table-cell office:value-type="string">
            <text:p>ftp://ftp.cdc.noaa.gov/Datasets/20thC_ReanV2c/Monthlies/monolevel/prmsl.mon.mean.nc</text:p>
          </table:table-cell>
          <table:table-cell office:value-type="string">
            <text:p>http://www.esrl.noaa.gov/psd/thredds/dodsC/Datasets/20thC_ReanV2c/Monthlies/monolevel/prms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prmsl_mon_mean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8];&quot;|&quot;;[.D78];&quot;|&quot;;[.F78];&quot; (&quot;;[.G78];&quot;)&quot;)" office:value-type="string" office:string-value="NOAA|NOAA-CIRES Twentieth Century Reanalysis (V2c)|Single Level|Non-Gaussian|Mean Sea Level Pressure|Monthly Long Term Means (Mean Sea Level)">
            <text:p>NOAA|NOAA-CIRES Twentieth Century Reanalysis (V2c)|Single Level|Non-Gaussian|Mean Sea Level Pressure|Monthly Long Term Means (Mean Sea Level)</text:p>
          </table:table-cell>
          <table:table-cell/>
          <table:table-cell office:value-type="string">
            <text:p>NOAA-CIRES Twentieth Century Reanalysis (V2c)|Single Level|Non-Gaussian|Mean Sea Level Pressure</text:p>
          </table:table-cell>
          <table:table-cell office:value-type="string">
            <text:p>Mean Sea Level Pressure</text:p>
          </table:table-cell>
          <table:table-cell office:value-type="string">
            <text:p>Monthly Long Term Means</text:p>
          </table:table-cell>
          <table:table-cell office:value-type="string">
            <text:p>Mean Sea Level</text:p>
          </table:table-cell>
          <table:table-cell office:value-type="string">
            <text:p>Derived/Monthlies/monolevel/prmsl.mon.ltm.nc</text:p>
          </table:table-cell>
          <table:table-cell office:value-type="string">
            <text:p>Derived/Monthlies/monolevel/prmsl.mon.ltm.csv</text:p>
          </table:table-cell>
          <table:table-cell office:value-type="string">
            <text:p>prmsl.mon.ltm.csv</text:p>
          </table:table-cell>
          <table:table-cell office:value-type="string">
            <text:p>prmsl</text:p>
          </table:table-cell>
          <table:table-cell office:value-type="string">
            <text:p>ftp://ftp.cdc.noaa.gov/Datasets/20thC_ReanV2c/Derived/Monthlies/monolevel/prmsl.mon.ltm.nc</text:p>
          </table:table-cell>
          <table:table-cell office:value-type="string">
            <text:p>http://www.esrl.noaa.gov/psd/thredds/dodsC/Datasets/20thC_ReanV2c/Derived/Monthlies/monolevel/prmsl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prmsl_mon_ltm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79];&quot;|&quot;;[.D79];&quot;|&quot;;[.F79];&quot; (&quot;;[.G79];&quot;)&quot;)" office:value-type="string" office:string-value="NOAA|NOAA-CIRES Twentieth Century Reanalysis (V2c)|Single Level|Non-Gaussian|Mean Sea Level Pressure|Monthly Ensemble Spreads (Mean Sea Level)">
            <text:p>NOAA|NOAA-CIRES Twentieth Century Reanalysis (V2c)|Single Level|Non-Gaussian|Mean Sea Level Pressure|Monthly Ensemble Spreads (Mean Sea Level)</text:p>
          </table:table-cell>
          <table:table-cell/>
          <table:table-cell office:value-type="string">
            <text:p>NOAA-CIRES Twentieth Century Reanalysis (V2c)|Single Level|Non-Gaussian|Mean Sea Level Pressure</text:p>
          </table:table-cell>
          <table:table-cell office:value-type="string">
            <text:p>Mean Sea Level Pressure</text:p>
          </table:table-cell>
          <table:table-cell office:value-type="string">
            <text:p>Monthly Ensemble Spreads</text:p>
          </table:table-cell>
          <table:table-cell office:value-type="string">
            <text:p>Mean Sea Level</text:p>
          </table:table-cell>
          <table:table-cell office:value-type="string">
            <text:p>Monthlies/monolevel_sprd/prmsl.mon.mean.nc</text:p>
          </table:table-cell>
          <table:table-cell office:value-type="string">
            <text:p>Monthlies/monolevel_sprd/prmsl.mon.mean.csv</text:p>
          </table:table-cell>
          <table:table-cell office:value-type="string">
            <text:p>prmsl.mon.mean.csv</text:p>
          </table:table-cell>
          <table:table-cell office:value-type="string">
            <text:p>prmsl</text:p>
          </table:table-cell>
          <table:table-cell office:value-type="string">
            <text:p>ftp://ftp.cdc.noaa.gov/Datasets/20thC_ReanV2c/Monthlies/monolevel_sprd/prmsl.mon.mean.nc</text:p>
          </table:table-cell>
          <table:table-cell office:value-type="string">
            <text:p>http://www.esrl.noaa.gov/psd/thredds/dodsC/Datasets/20thC_ReanV2c/Monthlies/monolevel_sprd/prms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prmsl_mon_mean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0];&quot;|&quot;;[.D80];&quot;|&quot;;[.F80];&quot; (&quot;;[.G80];&quot;)&quot;)" office:value-type="string" office:string-value="NOAA|NOAA-CIRES Twentieth Century Reanalysis (V2c)|Single Level|Non-Gaussian|Relative Humidity|Monthly Means (sigma level 0.995)">
            <text:p>NOAA|NOAA-CIRES Twentieth Century Reanalysis (V2c)|Single Level|Non-Gaussian|Relative Humidity|Monthly Means (sigma level 0.995)</text:p>
          </table:table-cell>
          <table:table-cell/>
          <table:table-cell office:value-type="string">
            <text:p>NOAA-CIRES Twentieth Century Reanalysis (V2c)|Single Level|Non-Gaussian|Relative Humidity</text:p>
          </table:table-cell>
          <table:table-cell office:value-type="string">
            <text:p>Relative Humidity</text:p>
          </table:table-cell>
          <table:table-cell office:value-type="string">
            <text:p>Monthly Means</text:p>
          </table:table-cell>
          <table:table-cell office:value-type="string">
            <text:p>sigma level 0.995</text:p>
          </table:table-cell>
          <table:table-cell office:value-type="string">
            <text:p>Monthlies/monolevel/rhum.sig995.mon.mean.nc</text:p>
          </table:table-cell>
          <table:table-cell office:value-type="string">
            <text:p>Monthlies/monolevel/rhum.sig995.mon.mean.csv</text:p>
          </table:table-cell>
          <table:table-cell office:value-type="string">
            <text:p>rhum.sig995.mon.mean.csv</text:p>
          </table:table-cell>
          <table:table-cell office:value-type="string">
            <text:p>rhum</text:p>
          </table:table-cell>
          <table:table-cell office:value-type="string">
            <text:p>ftp://ftp.cdc.noaa.gov/Datasets/20thC_ReanV2c/Monthlies/monolevel/rhum.sig995.mon.mean.nc</text:p>
          </table:table-cell>
          <table:table-cell office:value-type="string">
            <text:p>http://www.esrl.noaa.gov/psd/thredds/dodsC/Datasets/20thC_ReanV2c/Monthlies/monolevel/rhum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rhum_sig995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1];&quot;|&quot;;[.D81];&quot;|&quot;;[.F81];&quot; (&quot;;[.G81];&quot;)&quot;)" office:value-type="string" office:string-value="NOAA|NOAA-CIRES Twentieth Century Reanalysis (V2c)|Single Level|Non-Gaussian|Relative Humidity|Monthly Long Term Means (sigma level 0.995)">
            <text:p>NOAA|NOAA-CIRES Twentieth Century Reanalysis (V2c)|Single Level|Non-Gaussian|Relative Humidity|Monthly Long Term Means (sigma level 0.995)</text:p>
          </table:table-cell>
          <table:table-cell/>
          <table:table-cell office:value-type="string">
            <text:p>NOAA-CIRES Twentieth Century Reanalysis (V2c)|Single Level|Non-Gaussian|Relative Humidity</text:p>
          </table:table-cell>
          <table:table-cell office:value-type="string">
            <text:p>Relative Humidity</text:p>
          </table:table-cell>
          <table:table-cell office:value-type="string">
            <text:p>Monthly Long Term Means</text:p>
          </table:table-cell>
          <table:table-cell office:value-type="string">
            <text:p>sigma level 0.995</text:p>
          </table:table-cell>
          <table:table-cell office:value-type="string">
            <text:p>Derived/Monthlies/monolevel/rhum.sig995.mon.ltm.nc</text:p>
          </table:table-cell>
          <table:table-cell office:value-type="string">
            <text:p>Derived/Monthlies/monolevel/rhum.sig995.mon.ltm.csv</text:p>
          </table:table-cell>
          <table:table-cell office:value-type="string">
            <text:p>rhum.sig995.mon.ltm.csv</text:p>
          </table:table-cell>
          <table:table-cell office:value-type="string">
            <text:p>rhum</text:p>
          </table:table-cell>
          <table:table-cell office:value-type="string">
            <text:p>ftp://ftp.cdc.noaa.gov/Datasets/20thC_ReanV2c/Derived/Monthlies/monolevel/rhum.sig995.mon.ltm.nc</text:p>
          </table:table-cell>
          <table:table-cell office:value-type="string">
            <text:p>http://www.esrl.noaa.gov/psd/thredds/dodsC/Datasets/20thC_ReanV2c/Derived/Monthlies/monolevel/rhum.sig995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rhum_sig995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2];&quot;|&quot;;[.D82];&quot;|&quot;;[.F82];&quot; (&quot;;[.G82];&quot;)&quot;)" office:value-type="string" office:string-value="NOAA|NOAA-CIRES Twentieth Century Reanalysis (V2c)|Single Level|Non-Gaussian|Relative Humidity|Monthly Ensemble Spreads (sigma level 0.995)">
            <text:p>NOAA|NOAA-CIRES Twentieth Century Reanalysis (V2c)|Single Level|Non-Gaussian|Relative Humidity|Monthly Ensemble Spreads (sigma level 0.995)</text:p>
          </table:table-cell>
          <table:table-cell/>
          <table:table-cell office:value-type="string">
            <text:p>NOAA-CIRES Twentieth Century Reanalysis (V2c)|Single Level|Non-Gaussian|Relative Humidity</text:p>
          </table:table-cell>
          <table:table-cell office:value-type="string">
            <text:p>Relative Humidity</text:p>
          </table:table-cell>
          <table:table-cell office:value-type="string">
            <text:p>Monthly Ensemble Spreads</text:p>
          </table:table-cell>
          <table:table-cell office:value-type="string">
            <text:p>sigma level 0.995</text:p>
          </table:table-cell>
          <table:table-cell office:value-type="string">
            <text:p>Monthlies/monolevel_sprd/rhum.sig995.mon.mean.nc</text:p>
          </table:table-cell>
          <table:table-cell office:value-type="string">
            <text:p>Monthlies/monolevel_sprd/rhum.sig995.mon.mean.csv</text:p>
          </table:table-cell>
          <table:table-cell office:value-type="string">
            <text:p>rhum.sig995.mon.mean.csv</text:p>
          </table:table-cell>
          <table:table-cell office:value-type="string">
            <text:p>rhum</text:p>
          </table:table-cell>
          <table:table-cell office:value-type="string">
            <text:p>ftp://ftp.cdc.noaa.gov/Datasets/20thC_ReanV2c/Monthlies/monolevel_sprd/rhum.sig995.mon.mean.nc</text:p>
          </table:table-cell>
          <table:table-cell office:value-type="string">
            <text:p>http://www.esrl.noaa.gov/psd/thredds/dodsC/Datasets/20thC_ReanV2c/Monthlies/monolevel_sprd/rhum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rhum_sig995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3];&quot;|&quot;;[.D83];&quot;|&quot;;[.F83];&quot; (&quot;;[.G83];&quot;)&quot;)" office:value-type="string" office:string-value="NOAA|NOAA-CIRES Twentieth Century Reanalysis (V2c)|Single Level|Non-Gaussian|Sublimation|Monthly Means (Surface)">
            <text:p>NOAA|NOAA-CIRES Twentieth Century Reanalysis (V2c)|Single Level|Non-Gaussian|Sublimation|Monthly Means (Surface)</text:p>
          </table:table-cell>
          <table:table-cell/>
          <table:table-cell office:value-type="string">
            <text:p>NOAA-CIRES Twentieth Century Reanalysis (V2c)|Single Level|Non-Gaussian|Sublimation</text:p>
          </table:table-cell>
          <table:table-cell office:value-type="string">
            <text:p>Sublimation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sbsno.mon.mean.nc</text:p>
          </table:table-cell>
          <table:table-cell office:value-type="string">
            <text:p>Monthlies/monolevel/sbsno.mon.mean.csv</text:p>
          </table:table-cell>
          <table:table-cell office:value-type="string">
            <text:p>sbsno.mon.mean.csv</text:p>
          </table:table-cell>
          <table:table-cell office:value-type="string">
            <text:p>sbsno</text:p>
          </table:table-cell>
          <table:table-cell office:value-type="string">
            <text:p>ftp://ftp.cdc.noaa.gov/Datasets/20thC_ReanV2c/Monthlies/monolevel/sbsno.mon.mean.nc</text:p>
          </table:table-cell>
          <table:table-cell office:value-type="string">
            <text:p>http://www.esrl.noaa.gov/psd/thredds/dodsC/Datasets/20thC_ReanV2c/Monthlies/monolevel/sbsn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bsno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4];&quot;|&quot;;[.D84];&quot;|&quot;;[.F84];&quot; (&quot;;[.G84];&quot;)&quot;)" office:value-type="string" office:string-value="NOAA|NOAA-CIRES Twentieth Century Reanalysis (V2c)|Single Level|Non-Gaussian|Sublimation|Monthly Long Term Means (Surface)">
            <text:p>NOAA|NOAA-CIRES Twentieth Century Reanalysis (V2c)|Single Level|Non-Gaussian|Sublimation|Monthly Long Term Means (Surface)</text:p>
          </table:table-cell>
          <table:table-cell/>
          <table:table-cell office:value-type="string">
            <text:p>NOAA-CIRES Twentieth Century Reanalysis (V2c)|Single Level|Non-Gaussian|Sublimation</text:p>
          </table:table-cell>
          <table:table-cell office:value-type="string">
            <text:p>Sublimation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sbsno.mon.ltm.nc</text:p>
          </table:table-cell>
          <table:table-cell office:value-type="string">
            <text:p>Derived/Monthlies/monolevel/sbsno.mon.ltm.csv</text:p>
          </table:table-cell>
          <table:table-cell office:value-type="string">
            <text:p>sbsno.mon.ltm.csv</text:p>
          </table:table-cell>
          <table:table-cell office:value-type="string">
            <text:p>sbsno</text:p>
          </table:table-cell>
          <table:table-cell office:value-type="string">
            <text:p>ftp://ftp.cdc.noaa.gov/Datasets/20thC_ReanV2c/Derived/Monthlies/monolevel/sbsno.mon.ltm.nc</text:p>
          </table:table-cell>
          <table:table-cell office:value-type="string">
            <text:p>http://www.esrl.noaa.gov/psd/thredds/dodsC/Datasets/20thC_ReanV2c/Derived/Monthlies/monolevel/sbsn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sbsno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5];&quot;|&quot;;[.D85];&quot;|&quot;;[.F85];&quot; (&quot;;[.G85];&quot;)&quot;)" office:value-type="string" office:string-value="NOAA|NOAA-CIRES Twentieth Century Reanalysis (V2c)|Single Level|Non-Gaussian|Sublimation|Monthly Ensemble Spreads (Surface)">
            <text:p>NOAA|NOAA-CIRES Twentieth Century Reanalysis (V2c)|Single Level|Non-Gaussian|Sublimation|Monthly Ensemble Spreads (Surface)</text:p>
          </table:table-cell>
          <table:table-cell/>
          <table:table-cell office:value-type="string">
            <text:p>NOAA-CIRES Twentieth Century Reanalysis (V2c)|Single Level|Non-Gaussian|Sublimation</text:p>
          </table:table-cell>
          <table:table-cell office:value-type="string">
            <text:p>Sublimation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sbsno.mon.mean.nc</text:p>
          </table:table-cell>
          <table:table-cell office:value-type="string">
            <text:p>Monthlies/monolevel_sprd/sbsno.mon.mean.csv</text:p>
          </table:table-cell>
          <table:table-cell office:value-type="string">
            <text:p>sbsno.mon.mean.csv</text:p>
          </table:table-cell>
          <table:table-cell office:value-type="string">
            <text:p>sbsno</text:p>
          </table:table-cell>
          <table:table-cell office:value-type="string">
            <text:p>ftp://ftp.cdc.noaa.gov/Datasets/20thC_ReanV2c/Monthlies/monolevel_sprd/sbsno.mon.mean.nc</text:p>
          </table:table-cell>
          <table:table-cell office:value-type="string">
            <text:p>http://www.esrl.noaa.gov/psd/thredds/dodsC/Datasets/20thC_ReanV2c/Monthlies/monolevel_sprd/sbsn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sbsno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6];&quot;|&quot;;[.D86];&quot;|&quot;;[.F86];&quot; (&quot;;[.G86];&quot;)&quot;)" office:value-type="string" office:string-value="NOAA|NOAA-CIRES Twentieth Century Reanalysis (V2c)|Single Level|Non-Gaussian|total columnar ozone|Monthly Means (Entire Atmosphere Considered As a Single Layer)">
            <text:p>NOAA|NOAA-CIRES Twentieth Century Reanalysis (V2c)|Single Level|Non-Gaussian|total columnar ozone|Monthly Means (Entire Atmosphere Considered As a Single Layer)</text:p>
          </table:table-cell>
          <table:table-cell/>
          <table:table-cell office:value-type="string">
            <text:p>NOAA-CIRES Twentieth Century Reanalysis (V2c)|Single Level|Non-Gaussian|total columnar ozone</text:p>
          </table:table-cell>
          <table:table-cell office:value-type="string">
            <text:p>total columnar ozone</text:p>
          </table:table-cell>
          <table:table-cell office:value-type="string">
            <text:p>Monthly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monolevel/tco3.eatm.mon.mean.nc</text:p>
          </table:table-cell>
          <table:table-cell office:value-type="string">
            <text:p>Monthlies/monolevel/tco3.eatm.mon.mean.csv</text:p>
          </table:table-cell>
          <table:table-cell office:value-type="string">
            <text:p>tco3.eatm.mon.mean.csv</text:p>
          </table:table-cell>
          <table:table-cell office:value-type="string">
            <text:p>tco3</text:p>
          </table:table-cell>
          <table:table-cell office:value-type="string">
            <text:p>ftp://ftp.cdc.noaa.gov/Datasets/20thC_ReanV2c/Monthlies/monolevel/tco3.eatm.mon.mean.nc</text:p>
          </table:table-cell>
          <table:table-cell office:value-type="string">
            <text:p>http://www.esrl.noaa.gov/psd/thredds/dodsC/Datasets/20thC_ReanV2c/Monthlies/monolevel/tco3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tco3_eatm_mon_mean</text:p>
          </table:table-cell>
          <table:table-cell office:value-type="string">
            <text:p>Dobso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7];&quot;|&quot;;[.D87];&quot;|&quot;;[.F87];&quot; (&quot;;[.G87];&quot;)&quot;)" office:value-type="string" office:string-value="NOAA|NOAA-CIRES Twentieth Century Reanalysis (V2c)|Single Level|Non-Gaussian|total columnar ozone|Monthly Long Term Means (Entire Atmosphere Considered As a Single Layer)">
            <text:p>NOAA|NOAA-CIRES Twentieth Century Reanalysis (V2c)|Single Level|Non-Gaussian|total columnar ozone|Monthly Long Term Means (Entire Atmosphere Considered As a Single Layer)</text:p>
          </table:table-cell>
          <table:table-cell/>
          <table:table-cell office:value-type="string">
            <text:p>NOAA-CIRES Twentieth Century Reanalysis (V2c)|Single Level|Non-Gaussian|total columnar ozone</text:p>
          </table:table-cell>
          <table:table-cell office:value-type="string">
            <text:p>total columnar ozone</text:p>
          </table:table-cell>
          <table:table-cell office:value-type="string">
            <text:p>Monthly Long Term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monolevel/tco3.eatm.mon.ltm.nc</text:p>
          </table:table-cell>
          <table:table-cell office:value-type="string">
            <text:p>Derived/Monthlies/monolevel/tco3.eatm.mon.ltm.csv</text:p>
          </table:table-cell>
          <table:table-cell office:value-type="string">
            <text:p>tco3.eatm.mon.ltm.csv</text:p>
          </table:table-cell>
          <table:table-cell office:value-type="string">
            <text:p>tco3</text:p>
          </table:table-cell>
          <table:table-cell office:value-type="string">
            <text:p>ftp://ftp.cdc.noaa.gov/Datasets/20thC_ReanV2c/Derived/Monthlies/monolevel/tco3.eatm.mon.ltm.nc</text:p>
          </table:table-cell>
          <table:table-cell office:value-type="string">
            <text:p>http://www.esrl.noaa.gov/psd/thredds/dodsC/Datasets/20thC_ReanV2c/Derived/Monthlies/monolevel/tco3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tco3_eatm_mon_ltm</text:p>
          </table:table-cell>
          <table:table-cell office:value-type="string">
            <text:p>Dobso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8];&quot;|&quot;;[.D88];&quot;|&quot;;[.F88];&quot; (&quot;;[.G88];&quot;)&quot;)" office:value-type="string" office:string-value="NOAA|NOAA-CIRES Twentieth Century Reanalysis (V2c)|Single Level|Non-Gaussian|total columnar ozone|Monthly Ensemble Spreads (Entire Atmosphere Considered As a Single Layer)">
            <text:p>NOAA|NOAA-CIRES Twentieth Century Reanalysis (V2c)|Single Level|Non-Gaussian|total columnar ozone|Monthly Ensemble Spreads (Entire Atmosphere Considered As a Single Layer)</text:p>
          </table:table-cell>
          <table:table-cell/>
          <table:table-cell office:value-type="string">
            <text:p>NOAA-CIRES Twentieth Century Reanalysis (V2c)|Single Level|Non-Gaussian|total columnar ozone</text:p>
          </table:table-cell>
          <table:table-cell office:value-type="string">
            <text:p>total columnar ozone</text:p>
          </table:table-cell>
          <table:table-cell office:value-type="string">
            <text:p>Monthly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monolevel_sprd/tco3.eatm.mon.mean.nc</text:p>
          </table:table-cell>
          <table:table-cell office:value-type="string">
            <text:p>Monthlies/monolevel_sprd/tco3.eatm.mon.mean.csv</text:p>
          </table:table-cell>
          <table:table-cell office:value-type="string">
            <text:p>tco3.eatm.mon.mean.csv</text:p>
          </table:table-cell>
          <table:table-cell office:value-type="string">
            <text:p>tco3</text:p>
          </table:table-cell>
          <table:table-cell office:value-type="string">
            <text:p>ftp://ftp.cdc.noaa.gov/Datasets/20thC_ReanV2c/Monthlies/monolevel_sprd/tco3.eatm.mon.mean.nc</text:p>
          </table:table-cell>
          <table:table-cell office:value-type="string">
            <text:p>http://www.esrl.noaa.gov/psd/thredds/dodsC/Datasets/20thC_ReanV2c/Monthlies/monolevel_sprd/tco3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tco3_eatm_mon_mean</text:p>
          </table:table-cell>
          <table:table-cell office:value-type="string">
            <text:p>Dobso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89];&quot;|&quot;;[.D89];&quot;|&quot;;[.F89];&quot; (&quot;;[.G89];&quot;)&quot;)" office:value-type="string" office:string-value="NOAA|NOAA-CIRES Twentieth Century Reanalysis (V2c)|Single Level|Non-Gaussian|u-wind|Monthly Means (sigma level 0.995)">
            <text:p>NOAA|NOAA-CIRES Twentieth Century Reanalysis (V2c)|Single Level|Non-Gaussian|u-wind|Monthly Means (sigma level 0.995)</text:p>
          </table:table-cell>
          <table:table-cell/>
          <table:table-cell office:value-type="string">
            <text:p>NOAA-CIRES Twentieth Century Reanalysis (V2c)|Single Level|Non-Gaussian|u-wind</text:p>
          </table:table-cell>
          <table:table-cell office:value-type="string">
            <text:p>u-wind</text:p>
          </table:table-cell>
          <table:table-cell office:value-type="string">
            <text:p>Monthly Means</text:p>
          </table:table-cell>
          <table:table-cell office:value-type="string">
            <text:p>sigma level 0.995</text:p>
          </table:table-cell>
          <table:table-cell office:value-type="string">
            <text:p>Monthlies/monolevel/uwnd.sig995.mon.mean.nc</text:p>
          </table:table-cell>
          <table:table-cell office:value-type="string">
            <text:p>Monthlies/monolevel/uwnd.sig995.mon.mean.csv</text:p>
          </table:table-cell>
          <table:table-cell office:value-type="string">
            <text:p>uwnd.sig995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monolevel/uwnd.sig995.mon.mean.nc</text:p>
          </table:table-cell>
          <table:table-cell office:value-type="string">
            <text:p>http://www.esrl.noaa.gov/psd/thredds/dodsC/Datasets/20thC_ReanV2c/Monthlies/monolevel/uwnd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uwnd_sig995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0];&quot;|&quot;;[.D90];&quot;|&quot;;[.F90];&quot; (&quot;;[.G90];&quot;)&quot;)" office:value-type="string" office:string-value="NOAA|NOAA-CIRES Twentieth Century Reanalysis (V2c)|Single Level|Non-Gaussian|u-wind|Monthly Long Term Means (sigma level 0.995)">
            <text:p>NOAA|NOAA-CIRES Twentieth Century Reanalysis (V2c)|Single Level|Non-Gaussian|u-wind|Monthly Long Term Means (sigma level 0.995)</text:p>
          </table:table-cell>
          <table:table-cell/>
          <table:table-cell office:value-type="string">
            <text:p>NOAA-CIRES Twentieth Century Reanalysis (V2c)|Single Level|Non-Gaussian|u-wind</text:p>
          </table:table-cell>
          <table:table-cell office:value-type="string">
            <text:p>u-wind</text:p>
          </table:table-cell>
          <table:table-cell office:value-type="string">
            <text:p>Monthly Long Term Means</text:p>
          </table:table-cell>
          <table:table-cell office:value-type="string">
            <text:p>sigma level 0.995</text:p>
          </table:table-cell>
          <table:table-cell office:value-type="string">
            <text:p>Derived/Monthlies/monolevel/uwnd.sig995.mon.ltm.nc</text:p>
          </table:table-cell>
          <table:table-cell office:value-type="string">
            <text:p>Derived/Monthlies/monolevel/uwnd.sig995.mon.ltm.csv</text:p>
          </table:table-cell>
          <table:table-cell office:value-type="string">
            <text:p>uwnd.sig995.mon.ltm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Derived/Monthlies/monolevel/uwnd.sig995.mon.ltm.nc</text:p>
          </table:table-cell>
          <table:table-cell office:value-type="string">
            <text:p>http://www.esrl.noaa.gov/psd/thredds/dodsC/Datasets/20thC_ReanV2c/Derived/Monthlies/monolevel/uwnd.sig995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uwnd_sig995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1];&quot;|&quot;;[.D91];&quot;|&quot;;[.F91];&quot; (&quot;;[.G91];&quot;)&quot;)" office:value-type="string" office:string-value="NOAA|NOAA-CIRES Twentieth Century Reanalysis (V2c)|Single Level|Non-Gaussian|u-wind|Monthly Ensemble Spreads (sigma level 0.995)">
            <text:p>NOAA|NOAA-CIRES Twentieth Century Reanalysis (V2c)|Single Level|Non-Gaussian|u-wind|Monthly Ensemble Spreads (sigma level 0.995)</text:p>
          </table:table-cell>
          <table:table-cell/>
          <table:table-cell office:value-type="string">
            <text:p>NOAA-CIRES Twentieth Century Reanalysis (V2c)|Single Level|Non-Gaussian|u-wind</text:p>
          </table:table-cell>
          <table:table-cell office:value-type="string">
            <text:p>u-wind</text:p>
          </table:table-cell>
          <table:table-cell office:value-type="string">
            <text:p>Monthly Ensemble Spreads</text:p>
          </table:table-cell>
          <table:table-cell office:value-type="string">
            <text:p>sigma level 0.995</text:p>
          </table:table-cell>
          <table:table-cell office:value-type="string">
            <text:p>Monthlies/monolevel_sprd/uwnd.sig995.mon.mean.nc</text:p>
          </table:table-cell>
          <table:table-cell office:value-type="string">
            <text:p>Monthlies/monolevel_sprd/uwnd.sig995.mon.mean.csv</text:p>
          </table:table-cell>
          <table:table-cell office:value-type="string">
            <text:p>uwnd.sig995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monolevel_sprd/uwnd.sig995.mon.mean.nc</text:p>
          </table:table-cell>
          <table:table-cell office:value-type="string">
            <text:p>http://www.esrl.noaa.gov/psd/thredds/dodsC/Datasets/20thC_ReanV2c/Monthlies/monolevel_sprd/uwnd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uwnd_sig995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2];&quot;|&quot;;[.D92];&quot;|&quot;;[.F92];&quot; (&quot;;[.G92];&quot;)&quot;)" office:value-type="string" office:string-value="NOAA|NOAA-CIRES Twentieth Century Reanalysis (V2c)|Single Level|Non-Gaussian|UV-B Downward Solar Flux|Monthly Means (Surface)">
            <text:p>NOAA|NOAA-CIRES Twentieth Century Reanalysis (V2c)|Single Level|Non-Gaussian|UV-B Downward Solar Flux|Monthly Means (Surface)</text:p>
          </table:table-cell>
          <table:table-cell/>
          <table:table-cell office:value-type="string">
            <text:p>NOAA-CIRES Twentieth Century Reanalysis (V2c)|Single Level|Non-Gaussian|UV-B Downward Solar Flux</text:p>
          </table:table-cell>
          <table:table-cell office:value-type="string">
            <text:p>UV-B Downward Solar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monolevel/duvb.mon.mean.nc</text:p>
          </table:table-cell>
          <table:table-cell office:value-type="string">
            <text:p>Monthlies/monolevel/duvb.mon.mean.csv</text:p>
          </table:table-cell>
          <table:table-cell office:value-type="string">
            <text:p>duvb.mon.mean.csv</text:p>
          </table:table-cell>
          <table:table-cell office:value-type="string">
            <text:p>duvb</text:p>
          </table:table-cell>
          <table:table-cell office:value-type="string">
            <text:p>ftp://ftp.cdc.noaa.gov/Datasets/20thC_ReanV2c/Monthlies/monolevel/duvb.mon.mean.nc</text:p>
          </table:table-cell>
          <table:table-cell office:value-type="string">
            <text:p>http://www.esrl.noaa.gov/psd/thredds/dodsC/Datasets/20thC_ReanV2c/Monthlies/monolevel/duvb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duvb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3];&quot;|&quot;;[.D93];&quot;|&quot;;[.F93];&quot; (&quot;;[.G93];&quot;)&quot;)" office:value-type="string" office:string-value="NOAA|NOAA-CIRES Twentieth Century Reanalysis (V2c)|Single Level|Non-Gaussian|UV-B Downward Solar Flux|Monthly Long Term Means (Surface)">
            <text:p>NOAA|NOAA-CIRES Twentieth Century Reanalysis (V2c)|Single Level|Non-Gaussian|UV-B Downward Solar Flux|Monthly Long Term Means (Surface)</text:p>
          </table:table-cell>
          <table:table-cell/>
          <table:table-cell office:value-type="string">
            <text:p>NOAA-CIRES Twentieth Century Reanalysis (V2c)|Single Level|Non-Gaussian|UV-B Downward Solar Flux</text:p>
          </table:table-cell>
          <table:table-cell office:value-type="string">
            <text:p>UV-B Downward Solar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monolevel/duvb.mon.ltm.nc</text:p>
          </table:table-cell>
          <table:table-cell office:value-type="string">
            <text:p>Derived/Monthlies/monolevel/duvb.mon.ltm.csv</text:p>
          </table:table-cell>
          <table:table-cell office:value-type="string">
            <text:p>duvb.mon.ltm.csv</text:p>
          </table:table-cell>
          <table:table-cell office:value-type="string">
            <text:p>duvb</text:p>
          </table:table-cell>
          <table:table-cell office:value-type="string">
            <text:p>ftp://ftp.cdc.noaa.gov/Datasets/20thC_ReanV2c/Derived/Monthlies/monolevel/duvb.mon.ltm.nc</text:p>
          </table:table-cell>
          <table:table-cell office:value-type="string">
            <text:p>http://www.esrl.noaa.gov/psd/thredds/dodsC/Datasets/20thC_ReanV2c/Derived/Monthlies/monolevel/duvb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duvb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4];&quot;|&quot;;[.D94];&quot;|&quot;;[.F94];&quot; (&quot;;[.G94];&quot;)&quot;)" office:value-type="string" office:string-value="NOAA|NOAA-CIRES Twentieth Century Reanalysis (V2c)|Single Level|Non-Gaussian|UV-B Downward Solar Flux|Monthly Ensemble Spreads (Surface)">
            <text:p>NOAA|NOAA-CIRES Twentieth Century Reanalysis (V2c)|Single Level|Non-Gaussian|UV-B Downward Solar Flux|Monthly Ensemble Spreads (Surface)</text:p>
          </table:table-cell>
          <table:table-cell/>
          <table:table-cell office:value-type="string">
            <text:p>NOAA-CIRES Twentieth Century Reanalysis (V2c)|Single Level|Non-Gaussian|UV-B Downward Solar Flux</text:p>
          </table:table-cell>
          <table:table-cell office:value-type="string">
            <text:p>UV-B Downward Solar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monolevel_sprd/duvb.mon.mean.nc</text:p>
          </table:table-cell>
          <table:table-cell office:value-type="string">
            <text:p>Monthlies/monolevel_sprd/duvb.mon.mean.csv</text:p>
          </table:table-cell>
          <table:table-cell office:value-type="string">
            <text:p>duvb.mon.mean.csv</text:p>
          </table:table-cell>
          <table:table-cell office:value-type="string">
            <text:p>duvb</text:p>
          </table:table-cell>
          <table:table-cell office:value-type="string">
            <text:p>ftp://ftp.cdc.noaa.gov/Datasets/20thC_ReanV2c/Monthlies/monolevel_sprd/duvb.mon.mean.nc</text:p>
          </table:table-cell>
          <table:table-cell office:value-type="string">
            <text:p>http://www.esrl.noaa.gov/psd/thredds/dodsC/Datasets/20thC_ReanV2c/Monthlies/monolevel_sprd/duvb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duvb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5];&quot;|&quot;;[.D95];&quot;|&quot;;[.F95];&quot; (&quot;;[.G95];&quot;)&quot;)" office:value-type="string" office:string-value="NOAA|NOAA-CIRES Twentieth Century Reanalysis (V2c)|Single Level|Non-Gaussian|u-wind|Monthly Means (Tropopause)">
            <text:p>NOAA|NOAA-CIRES Twentieth Century Reanalysis (V2c)|Single Level|Non-Gaussian|u-wind|Monthly Means (Tropopause)</text:p>
          </table:table-cell>
          <table:table-cell/>
          <table:table-cell office:value-type="string">
            <text:p>NOAA-CIRES Twentieth Century Reanalysis (V2c)|Single Level|Non-Gaussian|u-wind</text:p>
          </table:table-cell>
          <table:table-cell office:value-type="string">
            <text:p>u-wind</text:p>
          </table:table-cell>
          <table:table-cell office:value-type="string">
            <text:p>Monthly Means</text:p>
          </table:table-cell>
          <table:table-cell office:value-type="string">
            <text:p>Tropopause</text:p>
          </table:table-cell>
          <table:table-cell office:value-type="string">
            <text:p>Monthlies/monolevel/uwnd.tropo.mon.mean.nc</text:p>
          </table:table-cell>
          <table:table-cell office:value-type="string">
            <text:p>Monthlies/monolevel/uwnd.tropo.mon.mean.csv</text:p>
          </table:table-cell>
          <table:table-cell office:value-type="string">
            <text:p>uwnd.tropo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monolevel/uwnd.tropo.mon.mean.nc</text:p>
          </table:table-cell>
          <table:table-cell office:value-type="string">
            <text:p>http://www.esrl.noaa.gov/psd/thredds/dodsC/Datasets/20thC_ReanV2c/Monthlies/monolevel/uwnd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uwnd_tropo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6];&quot;|&quot;;[.D96];&quot;|&quot;;[.F96];&quot; (&quot;;[.G96];&quot;)&quot;)" office:value-type="string" office:string-value="NOAA|NOAA-CIRES Twentieth Century Reanalysis (V2c)|Single Level|Non-Gaussian|u-wind|Monthly Long Term Means (Tropopause)">
            <text:p>NOAA|NOAA-CIRES Twentieth Century Reanalysis (V2c)|Single Level|Non-Gaussian|u-wind|Monthly Long Term Means (Tropopause)</text:p>
          </table:table-cell>
          <table:table-cell/>
          <table:table-cell office:value-type="string">
            <text:p>NOAA-CIRES Twentieth Century Reanalysis (V2c)|Single Level|Non-Gaussian|u-wind</text:p>
          </table:table-cell>
          <table:table-cell office:value-type="string">
            <text:p>u-wind</text:p>
          </table:table-cell>
          <table:table-cell office:value-type="string">
            <text:p>Monthly Long Term Means</text:p>
          </table:table-cell>
          <table:table-cell office:value-type="string">
            <text:p>Tropopause</text:p>
          </table:table-cell>
          <table:table-cell office:value-type="string">
            <text:p>Derived/Monthlies/monolevel/uwnd.tropo.mon.ltm.nc</text:p>
          </table:table-cell>
          <table:table-cell office:value-type="string">
            <text:p>Derived/Monthlies/monolevel/uwnd.tropo.mon.ltm.csv</text:p>
          </table:table-cell>
          <table:table-cell office:value-type="string">
            <text:p>uwnd.tropo.mon.ltm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Derived/Monthlies/monolevel/uwnd.tropo.mon.ltm.nc</text:p>
          </table:table-cell>
          <table:table-cell office:value-type="string">
            <text:p>http://www.esrl.noaa.gov/psd/thredds/dodsC/Datasets/20thC_ReanV2c/Derived/Monthlies/monolevel/uwnd.trop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uwnd_tropo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7];&quot;|&quot;;[.D97];&quot;|&quot;;[.F97];&quot; (&quot;;[.G97];&quot;)&quot;)" office:value-type="string" office:string-value="NOAA|NOAA-CIRES Twentieth Century Reanalysis (V2c)|Single Level|Non-Gaussian|u-wind|Monthly Ensemble Spreads (Tropopause)">
            <text:p>NOAA|NOAA-CIRES Twentieth Century Reanalysis (V2c)|Single Level|Non-Gaussian|u-wind|Monthly Ensemble Spreads (Tropopause)</text:p>
          </table:table-cell>
          <table:table-cell/>
          <table:table-cell office:value-type="string">
            <text:p>NOAA-CIRES Twentieth Century Reanalysis (V2c)|Single Level|Non-Gaussian|u-wind</text:p>
          </table:table-cell>
          <table:table-cell office:value-type="string">
            <text:p>u-wind</text:p>
          </table:table-cell>
          <table:table-cell office:value-type="string">
            <text:p>Monthly Ensemble Spreads</text:p>
          </table:table-cell>
          <table:table-cell office:value-type="string">
            <text:p>Tropopause</text:p>
          </table:table-cell>
          <table:table-cell office:value-type="string">
            <text:p>Monthlies/monolevel_sprd/uwnd.tropo.mon.mean.nc</text:p>
          </table:table-cell>
          <table:table-cell office:value-type="string">
            <text:p>Monthlies/monolevel_sprd/uwnd.tropo.mon.mean.csv</text:p>
          </table:table-cell>
          <table:table-cell office:value-type="string">
            <text:p>uwnd.tropo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monolevel_sprd/uwnd.tropo.mon.mean.nc</text:p>
          </table:table-cell>
          <table:table-cell office:value-type="string">
            <text:p>http://www.esrl.noaa.gov/psd/thredds/dodsC/Datasets/20thC_ReanV2c/Monthlies/monolevel_sprd/uwnd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uwnd_tropo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8];&quot;|&quot;;[.D98];&quot;|&quot;;[.F98];&quot; (&quot;;[.G98];&quot;)&quot;)" office:value-type="string" office:string-value="NOAA|NOAA-CIRES Twentieth Century Reanalysis (V2c)|Single Level|Non-Gaussian|v-wind|Monthly Means (sigma level 0.995)">
            <text:p>NOAA|NOAA-CIRES Twentieth Century Reanalysis (V2c)|Single Level|Non-Gaussian|v-wind|Monthly Means (sigma level 0.995)</text:p>
          </table:table-cell>
          <table:table-cell/>
          <table:table-cell office:value-type="string">
            <text:p>NOAA-CIRES Twentieth Century Reanalysis (V2c)|Single Level|Non-Gaussian|v-wind</text:p>
          </table:table-cell>
          <table:table-cell office:value-type="string">
            <text:p>v-wind</text:p>
          </table:table-cell>
          <table:table-cell office:value-type="string">
            <text:p>Monthly Means</text:p>
          </table:table-cell>
          <table:table-cell office:value-type="string">
            <text:p>sigma level 0.995</text:p>
          </table:table-cell>
          <table:table-cell office:value-type="string">
            <text:p>Monthlies/monolevel/vwnd.sig995.mon.mean.nc</text:p>
          </table:table-cell>
          <table:table-cell office:value-type="string">
            <text:p>Monthlies/monolevel/vwnd.sig995.mon.mean.csv</text:p>
          </table:table-cell>
          <table:table-cell office:value-type="string">
            <text:p>vwnd.sig995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monolevel/vwnd.sig995.mon.mean.nc</text:p>
          </table:table-cell>
          <table:table-cell office:value-type="string">
            <text:p>http://www.esrl.noaa.gov/psd/thredds/dodsC/Datasets/20thC_ReanV2c/Monthlies/monolevel/vwnd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vwnd_sig995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99];&quot;|&quot;;[.D99];&quot;|&quot;;[.F99];&quot; (&quot;;[.G99];&quot;)&quot;)" office:value-type="string" office:string-value="NOAA|NOAA-CIRES Twentieth Century Reanalysis (V2c)|Single Level|Non-Gaussian|v-wind|Monthly Long Term Means (sigma level 0.995)">
            <text:p>NOAA|NOAA-CIRES Twentieth Century Reanalysis (V2c)|Single Level|Non-Gaussian|v-wind|Monthly Long Term Means (sigma level 0.995)</text:p>
          </table:table-cell>
          <table:table-cell/>
          <table:table-cell office:value-type="string">
            <text:p>NOAA-CIRES Twentieth Century Reanalysis (V2c)|Single Level|Non-Gaussian|v-wind</text:p>
          </table:table-cell>
          <table:table-cell office:value-type="string">
            <text:p>v-wind</text:p>
          </table:table-cell>
          <table:table-cell office:value-type="string">
            <text:p>Monthly Long Term Means</text:p>
          </table:table-cell>
          <table:table-cell office:value-type="string">
            <text:p>sigma level 0.995</text:p>
          </table:table-cell>
          <table:table-cell office:value-type="string">
            <text:p>Derived/Monthlies/monolevel/vwnd.sig995.mon.ltm.nc</text:p>
          </table:table-cell>
          <table:table-cell office:value-type="string">
            <text:p>Derived/Monthlies/monolevel/vwnd.sig995.mon.ltm.csv</text:p>
          </table:table-cell>
          <table:table-cell office:value-type="string">
            <text:p>vwnd.sig995.mon.ltm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Derived/Monthlies/monolevel/vwnd.sig995.mon.ltm.nc</text:p>
          </table:table-cell>
          <table:table-cell office:value-type="string">
            <text:p>http://www.esrl.noaa.gov/psd/thredds/dodsC/Datasets/20thC_ReanV2c/Derived/Monthlies/monolevel/vwnd.sig995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vwnd_sig995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0];&quot;|&quot;;[.D100];&quot;|&quot;;[.F100];&quot; (&quot;;[.G100];&quot;)&quot;)" office:value-type="string" office:string-value="NOAA|NOAA-CIRES Twentieth Century Reanalysis (V2c)|Single Level|Non-Gaussian|v-wind|Monthly Ensemble Spreads (sigma level 0.995)">
            <text:p>NOAA|NOAA-CIRES Twentieth Century Reanalysis (V2c)|Single Level|Non-Gaussian|v-wind|Monthly Ensemble Spreads (sigma level 0.995)</text:p>
          </table:table-cell>
          <table:table-cell/>
          <table:table-cell office:value-type="string">
            <text:p>NOAA-CIRES Twentieth Century Reanalysis (V2c)|Single Level|Non-Gaussian|v-wind</text:p>
          </table:table-cell>
          <table:table-cell office:value-type="string">
            <text:p>v-wind</text:p>
          </table:table-cell>
          <table:table-cell office:value-type="string">
            <text:p>Monthly Ensemble Spreads</text:p>
          </table:table-cell>
          <table:table-cell office:value-type="string">
            <text:p>sigma level 0.995</text:p>
          </table:table-cell>
          <table:table-cell office:value-type="string">
            <text:p>Monthlies/monolevel_sprd/vwnd.sig995.mon.mean.nc</text:p>
          </table:table-cell>
          <table:table-cell office:value-type="string">
            <text:p>Monthlies/monolevel_sprd/vwnd.sig995.mon.mean.csv</text:p>
          </table:table-cell>
          <table:table-cell office:value-type="string">
            <text:p>vwnd.sig995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monolevel_sprd/vwnd.sig995.mon.mean.nc</text:p>
          </table:table-cell>
          <table:table-cell office:value-type="string">
            <text:p>http://www.esrl.noaa.gov/psd/thredds/dodsC/Datasets/20thC_ReanV2c/Monthlies/monolevel_sprd/vwnd.sig995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vwnd_sig995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1];&quot;|&quot;;[.D101];&quot;|&quot;;[.F101];&quot; (&quot;;[.G101];&quot;)&quot;)" office:value-type="string" office:string-value="NOAA|NOAA-CIRES Twentieth Century Reanalysis (V2c)|Single Level|Non-Gaussian|v-wind|Monthly Means (Tropopause)">
            <text:p>NOAA|NOAA-CIRES Twentieth Century Reanalysis (V2c)|Single Level|Non-Gaussian|v-wind|Monthly Means (Tropopause)</text:p>
          </table:table-cell>
          <table:table-cell/>
          <table:table-cell office:value-type="string">
            <text:p>NOAA-CIRES Twentieth Century Reanalysis (V2c)|Single Level|Non-Gaussian|v-wind</text:p>
          </table:table-cell>
          <table:table-cell office:value-type="string">
            <text:p>v-wind</text:p>
          </table:table-cell>
          <table:table-cell office:value-type="string">
            <text:p>Monthly Means</text:p>
          </table:table-cell>
          <table:table-cell office:value-type="string">
            <text:p>Tropopause</text:p>
          </table:table-cell>
          <table:table-cell office:value-type="string">
            <text:p>Monthlies/monolevel/vwnd.tropo.mon.mean.nc</text:p>
          </table:table-cell>
          <table:table-cell office:value-type="string">
            <text:p>Monthlies/monolevel/vwnd.tropo.mon.mean.csv</text:p>
          </table:table-cell>
          <table:table-cell office:value-type="string">
            <text:p>vwnd.tropo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monolevel/vwnd.tropo.mon.mean.nc</text:p>
          </table:table-cell>
          <table:table-cell office:value-type="string">
            <text:p>http://www.esrl.noaa.gov/psd/thredds/dodsC/Datasets/20thC_ReanV2c/Monthlies/monolevel/vwnd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vwnd_tropo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2];&quot;|&quot;;[.D102];&quot;|&quot;;[.F102];&quot; (&quot;;[.G102];&quot;)&quot;)" office:value-type="string" office:string-value="NOAA|NOAA-CIRES Twentieth Century Reanalysis (V2c)|Single Level|Non-Gaussian|v-wind|Monthly Long Term Means (Tropopause)">
            <text:p>NOAA|NOAA-CIRES Twentieth Century Reanalysis (V2c)|Single Level|Non-Gaussian|v-wind|Monthly Long Term Means (Tropopause)</text:p>
          </table:table-cell>
          <table:table-cell/>
          <table:table-cell office:value-type="string">
            <text:p>NOAA-CIRES Twentieth Century Reanalysis (V2c)|Single Level|Non-Gaussian|v-wind</text:p>
          </table:table-cell>
          <table:table-cell office:value-type="string">
            <text:p>v-wind</text:p>
          </table:table-cell>
          <table:table-cell office:value-type="string">
            <text:p>Monthly Long Term Means</text:p>
          </table:table-cell>
          <table:table-cell office:value-type="string">
            <text:p>Tropopause</text:p>
          </table:table-cell>
          <table:table-cell office:value-type="string">
            <text:p>Derived/Monthlies/monolevel/vwnd.tropo.mon.ltm.nc</text:p>
          </table:table-cell>
          <table:table-cell office:value-type="string">
            <text:p>Derived/Monthlies/monolevel/vwnd.tropo.mon.ltm.csv</text:p>
          </table:table-cell>
          <table:table-cell office:value-type="string">
            <text:p>vwnd.tropo.mon.ltm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Derived/Monthlies/monolevel/vwnd.tropo.mon.ltm.nc</text:p>
          </table:table-cell>
          <table:table-cell office:value-type="string">
            <text:p>http://www.esrl.noaa.gov/psd/thredds/dodsC/Datasets/20thC_ReanV2c/Derived/Monthlies/monolevel/vwnd.trop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mono_vwnd_tropo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3];&quot;|&quot;;[.D103];&quot;|&quot;;[.F103];&quot; (&quot;;[.G103];&quot;)&quot;)" office:value-type="string" office:string-value="NOAA|NOAA-CIRES Twentieth Century Reanalysis (V2c)|Single Level|Non-Gaussian|v-wind|Monthly Ensemble Spreads (Tropopause)">
            <text:p>NOAA|NOAA-CIRES Twentieth Century Reanalysis (V2c)|Single Level|Non-Gaussian|v-wind|Monthly Ensemble Spreads (Tropopause)</text:p>
          </table:table-cell>
          <table:table-cell/>
          <table:table-cell office:value-type="string">
            <text:p>NOAA-CIRES Twentieth Century Reanalysis (V2c)|Single Level|Non-Gaussian|v-wind</text:p>
          </table:table-cell>
          <table:table-cell office:value-type="string">
            <text:p>v-wind</text:p>
          </table:table-cell>
          <table:table-cell office:value-type="string">
            <text:p>Monthly Ensemble Spreads</text:p>
          </table:table-cell>
          <table:table-cell office:value-type="string">
            <text:p>Tropopause</text:p>
          </table:table-cell>
          <table:table-cell office:value-type="string">
            <text:p>Monthlies/monolevel_sprd/vwnd.tropo.mon.mean.nc</text:p>
          </table:table-cell>
          <table:table-cell office:value-type="string">
            <text:p>Monthlies/monolevel_sprd/vwnd.tropo.mon.mean.csv</text:p>
          </table:table-cell>
          <table:table-cell office:value-type="string">
            <text:p>vwnd.tropo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monolevel_sprd/vwnd.tropo.mon.mean.nc</text:p>
          </table:table-cell>
          <table:table-cell office:value-type="string">
            <text:p>http://www.esrl.noaa.gov/psd/thredds/dodsC/Datasets/20thC_ReanV2c/Monthlies/monolevel_sprd/vwnd.trop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mono_sprd_vwnd_tropo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4];&quot;|&quot;;[.D104];&quot;|&quot;;[.F104];&quot; (&quot;;[.G104];&quot;)&quot;)" office:value-type="string" office:string-value="NOAA|NOAA-CIRES Twentieth Century Reanalysis (V2c)|Single Level|Gaussian|Air Temperature|Monthly Means (2 m)">
            <text:p>NOAA|NOAA-CIRES Twentieth Century Reanalysis (V2c)|Single Level|Gaussian|Air Temperature|Monthly Means (2 m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Means</text:p>
          </table:table-cell>
          <table:table-cell office:value-type="string">
            <text:p>2 m</text:p>
          </table:table-cell>
          <table:table-cell office:value-type="string">
            <text:p>Monthlies/gaussian/monolevel/air.2m.mon.mean.nc</text:p>
          </table:table-cell>
          <table:table-cell office:value-type="string">
            <text:p>Monthlies/gaussian/monolevel/air.2m.mon.mean.csv</text:p>
          </table:table-cell>
          <table:table-cell office:value-type="string">
            <text:p>air.2m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gaussian/monolevel/air.2m.mon.mean.nc</text:p>
          </table:table-cell>
          <table:table-cell office:value-type="string">
            <text:p>http://www.esrl.noaa.gov/psd/thredds/dodsC/Datasets/20thC_ReanV2c/Monthlies/gaussian/monolevel/air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air_2m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5];&quot;|&quot;;[.D105];&quot;|&quot;;[.F105];&quot; (&quot;;[.G105];&quot;)&quot;)" office:value-type="string" office:string-value="NOAA|NOAA-CIRES Twentieth Century Reanalysis (V2c)|Single Level|Gaussian|Air Temperature|Monthly Long Term Means (2 m)">
            <text:p>NOAA|NOAA-CIRES Twentieth Century Reanalysis (V2c)|Single Level|Gaussian|Air Temperature|Monthly Long Term Means (2 m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Long Term Means</text:p>
          </table:table-cell>
          <table:table-cell office:value-type="string">
            <text:p>2 m</text:p>
          </table:table-cell>
          <table:table-cell office:value-type="string">
            <text:p>Derived/Monthlies/gaussian/monolevel/air.2m.mon.ltm.nc</text:p>
          </table:table-cell>
          <table:table-cell office:value-type="string">
            <text:p>Derived/Monthlies/gaussian/monolevel/air.2m.mon.ltm.csv</text:p>
          </table:table-cell>
          <table:table-cell office:value-type="string">
            <text:p>air.2m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gaussian/monolevel/air.2m.mon.ltm.nc</text:p>
          </table:table-cell>
          <table:table-cell office:value-type="string">
            <text:p>http://www.esrl.noaa.gov/psd/thredds/dodsC/Datasets/20thC_ReanV2c/Derived/Monthlies/gaussian/monolevel/air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air_2m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6];&quot;|&quot;;[.D106];&quot;|&quot;;[.F106];&quot; (&quot;;[.G106];&quot;)&quot;)" office:value-type="string" office:string-value="NOAA|NOAA-CIRES Twentieth Century Reanalysis (V2c)|Single Level|Gaussian|Air Temperature|Monthly Ensemble Spreads (2 m)">
            <text:p>NOAA|NOAA-CIRES Twentieth Century Reanalysis (V2c)|Single Level|Gaussian|Air Temperature|Monthly Ensemble Spreads (2 m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Ensemble Spreads</text:p>
          </table:table-cell>
          <table:table-cell office:value-type="string">
            <text:p>2 m</text:p>
          </table:table-cell>
          <table:table-cell office:value-type="string">
            <text:p>Monthlies/gaussian_sprd/monolevel/air.2m.mon.mean.nc</text:p>
          </table:table-cell>
          <table:table-cell office:value-type="string">
            <text:p>Monthlies/gaussian_sprd/monolevel/air.2m.mon.mean.csv</text:p>
          </table:table-cell>
          <table:table-cell office:value-type="string">
            <text:p>air.2m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gaussian_sprd/monolevel/air.2m.mon.mean.nc</text:p>
          </table:table-cell>
          <table:table-cell office:value-type="string">
            <text:p>http://www.esrl.noaa.gov/psd/thredds/dodsC/Datasets/20thC_ReanV2c/Monthlies/gaussian_sprd/monolevel/air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air_2m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7];&quot;|&quot;;[.D107];&quot;|&quot;;[.F107];&quot; (&quot;;[.G107];&quot;)&quot;)" office:value-type="string" office:string-value="NOAA|NOAA-CIRES Twentieth Century Reanalysis (V2c)|Single Level|Gaussian|Air Temperature|Monthly Long Term Mean Ensemble Spreads (2 m)">
            <text:p>NOAA|NOAA-CIRES Twentieth Century Reanalysis (V2c)|Single Level|Gaussian|Air Temperature|Monthly Long Term Mean Ensemble Spreads (2 m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Long Term Mean Ensemble Spreads</text:p>
          </table:table-cell>
          <table:table-cell office:value-type="string">
            <text:p>2 m</text:p>
          </table:table-cell>
          <table:table-cell office:value-type="string">
            <text:p>Derived/Monthlies/gaussian_sprd/monolevel/air.2m.mon.ltm.nc</text:p>
          </table:table-cell>
          <table:table-cell office:value-type="string">
            <text:p>Derived/Monthlies/gaussian_sprd/monolevel/air.2m.mon.ltm.csv</text:p>
          </table:table-cell>
          <table:table-cell office:value-type="string">
            <text:p>air.2m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gaussian_sprd/monolevel/air.2m.mon.ltm.nc</text:p>
          </table:table-cell>
          <table:table-cell office:value-type="string">
            <text:p>http://www.esrl.noaa.gov/psd/thredds/dodsC/Datasets/20thC_ReanV2c/Derived/Monthlies/gaussian_sprd/monolevel/air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air_2m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8];&quot;|&quot;;[.D108];&quot;|&quot;;[.F108];&quot; (&quot;;[.G108];&quot;)&quot;)" office:value-type="string" office:string-value="NOAA|NOAA-CIRES Twentieth Century Reanalysis (V2c)|Single Level|Gaussian|Air Temperature|Monthly Means (Surface)">
            <text:p>NOAA|NOAA-CIRES Twentieth Century Reanalysis (V2c)|Single Level|Gaussian|Air Temperature|Monthly Means (Surface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air.sfc.mon.mean.nc</text:p>
          </table:table-cell>
          <table:table-cell office:value-type="string">
            <text:p>Monthlies/gaussian/monolevel/air.sfc.mon.mean.csv</text:p>
          </table:table-cell>
          <table:table-cell office:value-type="string">
            <text:p>air.sfc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gaussian/monolevel/air.sfc.mon.mean.nc</text:p>
          </table:table-cell>
          <table:table-cell office:value-type="string">
            <text:p>http://www.esrl.noaa.gov/psd/thredds/dodsC/Datasets/20thC_ReanV2c/Monthlies/gaussian/monolevel/air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air_sfc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09];&quot;|&quot;;[.D109];&quot;|&quot;;[.F109];&quot; (&quot;;[.G109];&quot;)&quot;)" office:value-type="string" office:string-value="NOAA|NOAA-CIRES Twentieth Century Reanalysis (V2c)|Single Level|Gaussian|Air Temperature|Monthly Long Term Means (Surface)">
            <text:p>NOAA|NOAA-CIRES Twentieth Century Reanalysis (V2c)|Single Level|Gaussian|Air Temperature|Monthly Long Term Means (Surface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air.sfc.mon.ltm.nc</text:p>
          </table:table-cell>
          <table:table-cell office:value-type="string">
            <text:p>Derived/Monthlies/gaussian/monolevel/air.sfc.mon.ltm.csv</text:p>
          </table:table-cell>
          <table:table-cell office:value-type="string">
            <text:p>air.sfc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gaussian/monolevel/air.sfc.mon.ltm.nc</text:p>
          </table:table-cell>
          <table:table-cell office:value-type="string">
            <text:p>http://www.esrl.noaa.gov/psd/thredds/dodsC/Datasets/20thC_ReanV2c/Derived/Monthlies/gaussian/monolevel/air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air_sfc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0];&quot;|&quot;;[.D110];&quot;|&quot;;[.F110];&quot; (&quot;;[.G110];&quot;)&quot;)" office:value-type="string" office:string-value="NOAA|NOAA-CIRES Twentieth Century Reanalysis (V2c)|Single Level|Gaussian|Air Temperature|Monthly Ensemble Spreads (Surface)">
            <text:p>NOAA|NOAA-CIRES Twentieth Century Reanalysis (V2c)|Single Level|Gaussian|Air Temperature|Monthly Ensemble Spreads (Surface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air.sfc.mon.mean.nc</text:p>
          </table:table-cell>
          <table:table-cell office:value-type="string">
            <text:p>Monthlies/gaussian_sprd/monolevel/air.sfc.mon.mean.csv</text:p>
          </table:table-cell>
          <table:table-cell office:value-type="string">
            <text:p>air.sfc.mon.mean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Monthlies/gaussian_sprd/monolevel/air.sfc.mon.mean.nc</text:p>
          </table:table-cell>
          <table:table-cell office:value-type="string">
            <text:p>http://www.esrl.noaa.gov/psd/thredds/dodsC/Datasets/20thC_ReanV2c/Monthlies/gaussian_sprd/monolevel/air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air_sfc_mon_mean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1];&quot;|&quot;;[.D111];&quot;|&quot;;[.F111];&quot; (&quot;;[.G111];&quot;)&quot;)" office:value-type="string" office:string-value="NOAA|NOAA-CIRES Twentieth Century Reanalysis (V2c)|Single Level|Gaussian|Air Temperature|Monthly Long Term Mean Ensemble Spreads (Surface)">
            <text:p>NOAA|NOAA-CIRES Twentieth Century Reanalysis (V2c)|Single Level|Gaussian|Air Temperature|Monthly Long Term Mean Ensemble Spreads (Surface)</text:p>
          </table:table-cell>
          <table:table-cell/>
          <table:table-cell office:value-type="string">
            <text:p>NOAA-CIRES Twentieth Century Reanalysis (V2c)|Single Level|Gaussian|Air Temperature</text:p>
          </table:table-cell>
          <table:table-cell office:value-type="string">
            <text:p>Air Temperature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air.sfc.mon.ltm.nc</text:p>
          </table:table-cell>
          <table:table-cell office:value-type="string">
            <text:p>Derived/Monthlies/gaussian_sprd/monolevel/air.sfc.mon.ltm.csv</text:p>
          </table:table-cell>
          <table:table-cell office:value-type="string">
            <text:p>air.sfc.mon.ltm.csv</text:p>
          </table:table-cell>
          <table:table-cell office:value-type="string">
            <text:p>air</text:p>
          </table:table-cell>
          <table:table-cell office:value-type="string">
            <text:p>ftp://ftp.cdc.noaa.gov/Datasets/20thC_ReanV2c/Derived/Monthlies/gaussian_sprd/monolevel/air.sfc.mon.ltm.nc</text:p>
          </table:table-cell>
          <table:table-cell office:value-type="string">
            <text:p>http://www.esrl.noaa.gov/psd/thredds/dodsC/Datasets/20thC_ReanV2c/Derived/Monthlies/gaussian_sprd/monolevel/air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air_sfc_mon_ltm</text:p>
          </table:table-cell>
          <table:table-cell office:value-type="string">
            <text:p>degK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2];&quot;|&quot;;[.D112];&quot;|&quot;;[.F112];&quot; (&quot;;[.G112];&quot;)&quot;)" office:value-type="string" office:string-value="NOAA|NOAA-CIRES Twentieth Century Reanalysis (V2c)|Single Level|Gaussian|Albedo|Monthly Means (Surface)">
            <text:p>NOAA|NOAA-CIRES Twentieth Century Reanalysis (V2c)|Single Level|Gaussian|Albedo|Monthly Means (Surface)</text:p>
          </table:table-cell>
          <table:table-cell/>
          <table:table-cell office:value-type="string">
            <text:p>NOAA-CIRES Twentieth Century Reanalysis (V2c)|Single Level|Gaussian|Albedo</text:p>
          </table:table-cell>
          <table:table-cell office:value-type="string">
            <text:p>Albedo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albedo.mon.mean.nc</text:p>
          </table:table-cell>
          <table:table-cell office:value-type="string">
            <text:p>Monthlies/gaussian/monolevel/albedo.mon.mean.csv</text:p>
          </table:table-cell>
          <table:table-cell office:value-type="string">
            <text:p>albedo.mon.mean.csv</text:p>
          </table:table-cell>
          <table:table-cell office:value-type="string">
            <text:p>albedo</text:p>
          </table:table-cell>
          <table:table-cell office:value-type="string">
            <text:p>ftp://ftp.cdc.noaa.gov/Datasets/20thC_ReanV2c/Monthlies/gaussian/monolevel/albedo.mon.mean.nc</text:p>
          </table:table-cell>
          <table:table-cell office:value-type="string">
            <text:p>http://www.esrl.noaa.gov/psd/thredds/dodsC/Datasets/20thC_ReanV2c/Monthlies/gaussian/monolevel/albed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albedo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3];&quot;|&quot;;[.D113];&quot;|&quot;;[.F113];&quot; (&quot;;[.G113];&quot;)&quot;)" office:value-type="string" office:string-value="NOAA|NOAA-CIRES Twentieth Century Reanalysis (V2c)|Single Level|Gaussian|Albedo|Monthly Long Term Means (Surface)">
            <text:p>NOAA|NOAA-CIRES Twentieth Century Reanalysis (V2c)|Single Level|Gaussian|Albedo|Monthly Long Term Means (Surface)</text:p>
          </table:table-cell>
          <table:table-cell/>
          <table:table-cell office:value-type="string">
            <text:p>NOAA-CIRES Twentieth Century Reanalysis (V2c)|Single Level|Gaussian|Albedo</text:p>
          </table:table-cell>
          <table:table-cell office:value-type="string">
            <text:p>Albedo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albedo.mon.ltm.nc</text:p>
          </table:table-cell>
          <table:table-cell office:value-type="string">
            <text:p>Derived/Monthlies/gaussian/monolevel/albedo.mon.ltm.csv</text:p>
          </table:table-cell>
          <table:table-cell office:value-type="string">
            <text:p>albedo.mon.ltm.csv</text:p>
          </table:table-cell>
          <table:table-cell office:value-type="string">
            <text:p>albedo</text:p>
          </table:table-cell>
          <table:table-cell office:value-type="string">
            <text:p>ftp://ftp.cdc.noaa.gov/Datasets/20thC_ReanV2c/Derived/Monthlies/gaussian/monolevel/albedo.mon.ltm.nc</text:p>
          </table:table-cell>
          <table:table-cell office:value-type="string">
            <text:p>http://www.esrl.noaa.gov/psd/thredds/dodsC/Datasets/20thC_ReanV2c/Derived/Monthlies/gaussian/monolevel/albed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albedo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4];&quot;|&quot;;[.D114];&quot;|&quot;;[.F114];&quot; (&quot;;[.G114];&quot;)&quot;)" office:value-type="string" office:string-value="NOAA|NOAA-CIRES Twentieth Century Reanalysis (V2c)|Single Level|Gaussian|Albedo|Monthly Ensemble Spreads (Surface)">
            <text:p>NOAA|NOAA-CIRES Twentieth Century Reanalysis (V2c)|Single Level|Gaussian|Albedo|Monthly Ensemble Spreads (Surface)</text:p>
          </table:table-cell>
          <table:table-cell/>
          <table:table-cell office:value-type="string">
            <text:p>NOAA-CIRES Twentieth Century Reanalysis (V2c)|Single Level|Gaussian|Albedo</text:p>
          </table:table-cell>
          <table:table-cell office:value-type="string">
            <text:p>Albedo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albedo.mon.mean.nc</text:p>
          </table:table-cell>
          <table:table-cell office:value-type="string">
            <text:p>Monthlies/gaussian_sprd/monolevel/albedo.mon.mean.csv</text:p>
          </table:table-cell>
          <table:table-cell office:value-type="string">
            <text:p>albedo.mon.mean.csv</text:p>
          </table:table-cell>
          <table:table-cell office:value-type="string">
            <text:p>albedo</text:p>
          </table:table-cell>
          <table:table-cell office:value-type="string">
            <text:p>ftp://ftp.cdc.noaa.gov/Datasets/20thC_ReanV2c/Monthlies/gaussian_sprd/monolevel/albedo.mon.mean.nc</text:p>
          </table:table-cell>
          <table:table-cell office:value-type="string">
            <text:p>http://www.esrl.noaa.gov/psd/thredds/dodsC/Datasets/20thC_ReanV2c/Monthlies/gaussian_sprd/monolevel/albed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albedo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5];&quot;|&quot;;[.D115];&quot;|&quot;;[.F115];&quot; (&quot;;[.G115];&quot;)&quot;)" office:value-type="string" office:string-value="NOAA|NOAA-CIRES Twentieth Century Reanalysis (V2c)|Single Level|Gaussian|Albedo|Monthly Long Term Mean Ensemble Spreads (Surface)">
            <text:p>NOAA|NOAA-CIRES Twentieth Century Reanalysis (V2c)|Single Level|Gaussian|Albedo|Monthly Long Term Mean Ensemble Spreads (Surface)</text:p>
          </table:table-cell>
          <table:table-cell/>
          <table:table-cell office:value-type="string">
            <text:p>NOAA-CIRES Twentieth Century Reanalysis (V2c)|Single Level|Gaussian|Albedo</text:p>
          </table:table-cell>
          <table:table-cell office:value-type="string">
            <text:p>Albedo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albedo.mon.ltm.nc</text:p>
          </table:table-cell>
          <table:table-cell office:value-type="string">
            <text:p>Derived/Monthlies/gaussian_sprd/monolevel/albedo.mon.ltm.csv</text:p>
          </table:table-cell>
          <table:table-cell office:value-type="string">
            <text:p>albedo.mon.ltm.csv</text:p>
          </table:table-cell>
          <table:table-cell office:value-type="string">
            <text:p>albedo</text:p>
          </table:table-cell>
          <table:table-cell office:value-type="string">
            <text:p>ftp://ftp.cdc.noaa.gov/Datasets/20thC_ReanV2c/Derived/Monthlies/gaussian_sprd/monolevel/albedo.mon.ltm.nc</text:p>
          </table:table-cell>
          <table:table-cell office:value-type="string">
            <text:p>http://www.esrl.noaa.gov/psd/thredds/dodsC/Datasets/20thC_ReanV2c/Derived/Monthlies/gaussian_sprd/monolevel/albed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albedo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6];&quot;|&quot;;[.D116];&quot;|&quot;;[.F116];&quot; (&quot;;[.G116];&quot;)&quot;)" office:value-type="string" office:string-value="NOAA|NOAA-CIRES Twentieth Century Reanalysis (V2c)|Single Level|Gaussian|Clear Sky UV-B Downward Solar Flux|Monthly Means (Surface)">
            <text:p>NOAA|NOAA-CIRES Twentieth Century Reanalysis (V2c)|Single Level|Gaussian|Clear Sky UV-B Downward Solar Flux|Monthly Means (Surface)</text:p>
          </table:table-cell>
          <table:table-cell/>
          <table:table-cell office:value-type="string">
            <text:p>NOAA-CIRES Twentieth Century Reanalysis (V2c)|Single Level|Gaussian|Clear Sky UV-B Downward Solar Flux</text:p>
          </table:table-cell>
          <table:table-cell office:value-type="string">
            <text:p>Clear Sky UV-B Downward Solar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cduvb.mon.mean.nc</text:p>
          </table:table-cell>
          <table:table-cell office:value-type="string">
            <text:p>Monthlies/gaussian/monolevel/cduvb.mon.mean.csv</text:p>
          </table:table-cell>
          <table:table-cell office:value-type="string">
            <text:p>cduvb.mon.mean.csv</text:p>
          </table:table-cell>
          <table:table-cell office:value-type="string">
            <text:p>cduvb</text:p>
          </table:table-cell>
          <table:table-cell office:value-type="string">
            <text:p>ftp://ftp.cdc.noaa.gov/Datasets/20thC_ReanV2c/Monthlies/gaussian/monolevel/cduvb.mon.mean.nc</text:p>
          </table:table-cell>
          <table:table-cell office:value-type="string">
            <text:p>http://www.esrl.noaa.gov/psd/thredds/dodsC/Datasets/20thC_ReanV2c/Monthlies/gaussian/monolevel/cduvb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cduvb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7];&quot;|&quot;;[.D117];&quot;|&quot;;[.F117];&quot; (&quot;;[.G117];&quot;)&quot;)" office:value-type="string" office:string-value="NOAA|NOAA-CIRES Twentieth Century Reanalysis (V2c)|Single Level|Gaussian|Clear Sky UV-B Downward Solar Flux|Monthly Long Term Means (Surface)">
            <text:p>NOAA|NOAA-CIRES Twentieth Century Reanalysis (V2c)|Single Level|Gaussian|Clear Sky UV-B Downward Solar Flux|Monthly Long Term Means (Surface)</text:p>
          </table:table-cell>
          <table:table-cell/>
          <table:table-cell office:value-type="string">
            <text:p>NOAA-CIRES Twentieth Century Reanalysis (V2c)|Single Level|Gaussian|Clear Sky UV-B Downward Solar Flux</text:p>
          </table:table-cell>
          <table:table-cell office:value-type="string">
            <text:p>Clear Sky UV-B Downward Solar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cduvb.mon.ltm.nc</text:p>
          </table:table-cell>
          <table:table-cell office:value-type="string">
            <text:p>Derived/Monthlies/gaussian/monolevel/cduvb.mon.ltm.csv</text:p>
          </table:table-cell>
          <table:table-cell office:value-type="string">
            <text:p>cduvb.mon.ltm.csv</text:p>
          </table:table-cell>
          <table:table-cell office:value-type="string">
            <text:p>cduvb</text:p>
          </table:table-cell>
          <table:table-cell office:value-type="string">
            <text:p>ftp://ftp.cdc.noaa.gov/Datasets/20thC_ReanV2c/Derived/Monthlies/gaussian/monolevel/cduvb.mon.ltm.nc</text:p>
          </table:table-cell>
          <table:table-cell office:value-type="string">
            <text:p>http://www.esrl.noaa.gov/psd/thredds/dodsC/Datasets/20thC_ReanV2c/Derived/Monthlies/gaussian/monolevel/cduvb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cduvb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8];&quot;|&quot;;[.D118];&quot;|&quot;;[.F118];&quot; (&quot;;[.G118];&quot;)&quot;)" office:value-type="string" office:string-value="NOAA|NOAA-CIRES Twentieth Century Reanalysis (V2c)|Single Level|Gaussian|Clear Sky UV-B Downward Solar Flux|Monthly Ensemble Spreads (Surface)">
            <text:p>NOAA|NOAA-CIRES Twentieth Century Reanalysis (V2c)|Single Level|Gaussian|Clear Sky UV-B Downward Solar Flux|Monthly Ensemble Spreads (Surface)</text:p>
          </table:table-cell>
          <table:table-cell/>
          <table:table-cell office:value-type="string">
            <text:p>NOAA-CIRES Twentieth Century Reanalysis (V2c)|Single Level|Gaussian|Clear Sky UV-B Downward Solar Flux</text:p>
          </table:table-cell>
          <table:table-cell office:value-type="string">
            <text:p>Clear Sky UV-B Downward Solar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cduvb.mon.mean.nc</text:p>
          </table:table-cell>
          <table:table-cell office:value-type="string">
            <text:p>Monthlies/gaussian_sprd/monolevel/cduvb.mon.mean.csv</text:p>
          </table:table-cell>
          <table:table-cell office:value-type="string">
            <text:p>cduvb.mon.mean.csv</text:p>
          </table:table-cell>
          <table:table-cell office:value-type="string">
            <text:p>cduvb</text:p>
          </table:table-cell>
          <table:table-cell office:value-type="string">
            <text:p>ftp://ftp.cdc.noaa.gov/Datasets/20thC_ReanV2c/Monthlies/gaussian_sprd/monolevel/cduvb.mon.mean.nc</text:p>
          </table:table-cell>
          <table:table-cell office:value-type="string">
            <text:p>http://www.esrl.noaa.gov/psd/thredds/dodsC/Datasets/20thC_ReanV2c/Monthlies/gaussian_sprd/monolevel/cduvb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cduvb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19];&quot;|&quot;;[.D119];&quot;|&quot;;[.F119];&quot; (&quot;;[.G119];&quot;)&quot;)" office:value-type="string" office:string-value="NOAA|NOAA-CIRES Twentieth Century Reanalysis (V2c)|Single Level|Gaussian|Clear Sky UV-B Downward Solar Flux|Monthly Long Term Mean Ensemble Spreads (Surface)">
            <text:p>NOAA|NOAA-CIRES Twentieth Century Reanalysis (V2c)|Single Level|Gaussian|Clear Sky UV-B Downward Solar Flux|Monthly Long Term Mean Ensemble Spreads (Surface)</text:p>
          </table:table-cell>
          <table:table-cell/>
          <table:table-cell office:value-type="string">
            <text:p>NOAA-CIRES Twentieth Century Reanalysis (V2c)|Single Level|Gaussian|Clear Sky UV-B Downward Solar Flux</text:p>
          </table:table-cell>
          <table:table-cell office:value-type="string">
            <text:p>Clear Sky UV-B Downward Solar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cduvb.mon.ltm.nc</text:p>
          </table:table-cell>
          <table:table-cell office:value-type="string">
            <text:p>Derived/Monthlies/gaussian_sprd/monolevel/cduvb.mon.ltm.csv</text:p>
          </table:table-cell>
          <table:table-cell office:value-type="string">
            <text:p>cduvb.mon.ltm.csv</text:p>
          </table:table-cell>
          <table:table-cell office:value-type="string">
            <text:p>cduvb</text:p>
          </table:table-cell>
          <table:table-cell office:value-type="string">
            <text:p>ftp://ftp.cdc.noaa.gov/Datasets/20thC_ReanV2c/Derived/Monthlies/gaussian_sprd/monolevel/cduvb.mon.ltm.nc</text:p>
          </table:table-cell>
          <table:table-cell office:value-type="string">
            <text:p>http://www.esrl.noaa.gov/psd/thredds/dodsC/Datasets/20thC_ReanV2c/Derived/Monthlies/gaussian_sprd/monolevel/cduvb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cduvb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0];&quot;|&quot;;[.D120];&quot;|&quot;;[.F120];&quot; (&quot;;[.G120];&quot;)&quot;)" office:value-type="string" office:string-value="NOAA|NOAA-CIRES Twentieth Century Reanalysis (V2c)|Single Level|Gaussian|Plant Canopy Surface Water|Monthly Means (Surface)">
            <text:p>NOAA|NOAA-CIRES Twentieth Century Reanalysis (V2c)|Single Level|Gaussian|Plant Canopy Surface Water|Monthly Means (Surface)</text:p>
          </table:table-cell>
          <table:table-cell/>
          <table:table-cell office:value-type="string">
            <text:p>NOAA-CIRES Twentieth Century Reanalysis (V2c)|Single Level|Gaussian|Plant Canopy Surface Water</text:p>
          </table:table-cell>
          <table:table-cell office:value-type="string">
            <text:p>Plant Canopy Surface Water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cnwat.mon.mean.nc</text:p>
          </table:table-cell>
          <table:table-cell office:value-type="string">
            <text:p>Monthlies/gaussian/monolevel/cnwat.mon.mean.csv</text:p>
          </table:table-cell>
          <table:table-cell office:value-type="string">
            <text:p>cnwat.mon.mean.csv</text:p>
          </table:table-cell>
          <table:table-cell office:value-type="string">
            <text:p>cnwat</text:p>
          </table:table-cell>
          <table:table-cell office:value-type="string">
            <text:p>ftp://ftp.cdc.noaa.gov/Datasets/20thC_ReanV2c/Monthlies/gaussian/monolevel/cnwat.mon.mean.nc</text:p>
          </table:table-cell>
          <table:table-cell office:value-type="string">
            <text:p>http://www.esrl.noaa.gov/psd/thredds/dodsC/Datasets/20thC_ReanV2c/Monthlies/gaussian/monolevel/cnw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cnwat_mon_mean</text:p>
          </table:table-cell>
          <table:table-cell office:value-type="string">
            <text:p>kg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1];&quot;|&quot;;[.D121];&quot;|&quot;;[.F121];&quot; (&quot;;[.G121];&quot;)&quot;)" office:value-type="string" office:string-value="NOAA|NOAA-CIRES Twentieth Century Reanalysis (V2c)|Single Level|Gaussian|Plant Canopy Surface Water|Monthly Long Term Means (Surface)">
            <text:p>NOAA|NOAA-CIRES Twentieth Century Reanalysis (V2c)|Single Level|Gaussian|Plant Canopy Surface Water|Monthly Long Term Means (Surface)</text:p>
          </table:table-cell>
          <table:table-cell/>
          <table:table-cell office:value-type="string">
            <text:p>NOAA-CIRES Twentieth Century Reanalysis (V2c)|Single Level|Gaussian|Plant Canopy Surface Water</text:p>
          </table:table-cell>
          <table:table-cell office:value-type="string">
            <text:p>Plant Canopy Surface Water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cnwat.mon.ltm.nc</text:p>
          </table:table-cell>
          <table:table-cell office:value-type="string">
            <text:p>Derived/Monthlies/gaussian/monolevel/cnwat.mon.ltm.csv</text:p>
          </table:table-cell>
          <table:table-cell office:value-type="string">
            <text:p>cnwat.mon.ltm.csv</text:p>
          </table:table-cell>
          <table:table-cell office:value-type="string">
            <text:p>cnwat</text:p>
          </table:table-cell>
          <table:table-cell office:value-type="string">
            <text:p>ftp://ftp.cdc.noaa.gov/Datasets/20thC_ReanV2c/Derived/Monthlies/gaussian/monolevel/cnwat.mon.ltm.nc</text:p>
          </table:table-cell>
          <table:table-cell office:value-type="string">
            <text:p>http://www.esrl.noaa.gov/psd/thredds/dodsC/Datasets/20thC_ReanV2c/Derived/Monthlies/gaussian/monolevel/cnw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cnwat_mon_ltm</text:p>
          </table:table-cell>
          <table:table-cell office:value-type="string">
            <text:p>kg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2];&quot;|&quot;;[.D122];&quot;|&quot;;[.F122];&quot; (&quot;;[.G122];&quot;)&quot;)" office:value-type="string" office:string-value="NOAA|NOAA-CIRES Twentieth Century Reanalysis (V2c)|Single Level|Gaussian|Plant Canopy Surface Water|Monthly Ensemble Spreads (Surface)">
            <text:p>NOAA|NOAA-CIRES Twentieth Century Reanalysis (V2c)|Single Level|Gaussian|Plant Canopy Surface Water|Monthly Ensemble Spreads (Surface)</text:p>
          </table:table-cell>
          <table:table-cell/>
          <table:table-cell office:value-type="string">
            <text:p>NOAA-CIRES Twentieth Century Reanalysis (V2c)|Single Level|Gaussian|Plant Canopy Surface Water</text:p>
          </table:table-cell>
          <table:table-cell office:value-type="string">
            <text:p>Plant Canopy Surface Water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cnwat.mon.mean.nc</text:p>
          </table:table-cell>
          <table:table-cell office:value-type="string">
            <text:p>Monthlies/gaussian_sprd/monolevel/cnwat.mon.mean.csv</text:p>
          </table:table-cell>
          <table:table-cell office:value-type="string">
            <text:p>cnwat.mon.mean.csv</text:p>
          </table:table-cell>
          <table:table-cell office:value-type="string">
            <text:p>cnwat</text:p>
          </table:table-cell>
          <table:table-cell office:value-type="string">
            <text:p>ftp://ftp.cdc.noaa.gov/Datasets/20thC_ReanV2c/Monthlies/gaussian_sprd/monolevel/cnwat.mon.mean.nc</text:p>
          </table:table-cell>
          <table:table-cell office:value-type="string">
            <text:p>http://www.esrl.noaa.gov/psd/thredds/dodsC/Datasets/20thC_ReanV2c/Monthlies/gaussian_sprd/monolevel/cnw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cnwat_mon_mean</text:p>
          </table:table-cell>
          <table:table-cell office:value-type="string">
            <text:p>kg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3];&quot;|&quot;;[.D123];&quot;|&quot;;[.F123];&quot; (&quot;;[.G123];&quot;)&quot;)" office:value-type="string" office:string-value="NOAA|NOAA-CIRES Twentieth Century Reanalysis (V2c)|Single Level|Gaussian|Plant Canopy Surface Water|Monthly Long Term Mean Ensemble Spreads (Surface)">
            <text:p>NOAA|NOAA-CIRES Twentieth Century Reanalysis (V2c)|Single Level|Gaussian|Plant Canopy Surface Water|Monthly Long Term Mean Ensemble Spreads (Surface)</text:p>
          </table:table-cell>
          <table:table-cell/>
          <table:table-cell office:value-type="string">
            <text:p>NOAA-CIRES Twentieth Century Reanalysis (V2c)|Single Level|Gaussian|Plant Canopy Surface Water</text:p>
          </table:table-cell>
          <table:table-cell office:value-type="string">
            <text:p>Plant Canopy Surface Water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cnwat.mon.ltm.nc</text:p>
          </table:table-cell>
          <table:table-cell office:value-type="string">
            <text:p>Derived/Monthlies/gaussian_sprd/monolevel/cnwat.mon.ltm.csv</text:p>
          </table:table-cell>
          <table:table-cell office:value-type="string">
            <text:p>cnwat.mon.ltm.csv</text:p>
          </table:table-cell>
          <table:table-cell office:value-type="string">
            <text:p>cnwat</text:p>
          </table:table-cell>
          <table:table-cell office:value-type="string">
            <text:p>ftp://ftp.cdc.noaa.gov/Datasets/20thC_ReanV2c/Derived/Monthlies/gaussian_sprd/monolevel/cnwat.mon.ltm.nc</text:p>
          </table:table-cell>
          <table:table-cell office:value-type="string">
            <text:p>http://www.esrl.noaa.gov/psd/thredds/dodsC/Datasets/20thC_ReanV2c/Derived/Monthlies/gaussian_sprd/monolevel/cnw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cnwat_mon_ltm</text:p>
          </table:table-cell>
          <table:table-cell office:value-type="string">
            <text:p>kg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4];&quot;|&quot;;[.D124];&quot;|&quot;;[.F124];&quot; (&quot;;[.G124];&quot;)&quot;)" office:value-type="string" office:string-value="NOAA|NOAA-CIRES Twentieth Century Reanalysis (V2c)|Single Level|Gaussian|Convective Precipitation Rate|Monthly Means (Surface)">
            <text:p>NOAA|NOAA-CIRES Twentieth Century Reanalysis (V2c)|Single Level|Gaussian|Convective Precipitation Rate|Monthly Means (Surface)</text:p>
          </table:table-cell>
          <table:table-cell/>
          <table:table-cell office:value-type="string">
            <text:p>NOAA-CIRES Twentieth Century Reanalysis (V2c)|Single Level|Gaussian|Convective Precipitation Rate</text:p>
          </table:table-cell>
          <table:table-cell office:value-type="string">
            <text:p>Convective Precipitation Rate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cprat.mon.mean.nc</text:p>
          </table:table-cell>
          <table:table-cell office:value-type="string">
            <text:p>Monthlies/gaussian/monolevel/cprat.mon.mean.csv</text:p>
          </table:table-cell>
          <table:table-cell office:value-type="string">
            <text:p>cprat.mon.mean.csv</text:p>
          </table:table-cell>
          <table:table-cell office:value-type="string">
            <text:p>cprat</text:p>
          </table:table-cell>
          <table:table-cell office:value-type="string">
            <text:p>ftp://ftp.cdc.noaa.gov/Datasets/20thC_ReanV2c/Monthlies/gaussian/monolevel/cprat.mon.mean.nc</text:p>
          </table:table-cell>
          <table:table-cell office:value-type="string">
            <text:p>http://www.esrl.noaa.gov/psd/thredds/dodsC/Datasets/20thC_ReanV2c/Monthlies/gaussian/monolevel/cpr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cprat_mon_mean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5];&quot;|&quot;;[.D125];&quot;|&quot;;[.F125];&quot; (&quot;;[.G125];&quot;)&quot;)" office:value-type="string" office:string-value="NOAA|NOAA-CIRES Twentieth Century Reanalysis (V2c)|Single Level|Gaussian|Convective Precipitation Rate|Monthly Long Term Means (Surface)">
            <text:p>NOAA|NOAA-CIRES Twentieth Century Reanalysis (V2c)|Single Level|Gaussian|Convective Precipitation Rate|Monthly Long Term Means (Surface)</text:p>
          </table:table-cell>
          <table:table-cell/>
          <table:table-cell office:value-type="string">
            <text:p>NOAA-CIRES Twentieth Century Reanalysis (V2c)|Single Level|Gaussian|Convective Precipitation Rate</text:p>
          </table:table-cell>
          <table:table-cell office:value-type="string">
            <text:p>Convective Precipitation Rate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cprat.mon.ltm.nc</text:p>
          </table:table-cell>
          <table:table-cell office:value-type="string">
            <text:p>Derived/Monthlies/gaussian/monolevel/cprat.mon.ltm.csv</text:p>
          </table:table-cell>
          <table:table-cell office:value-type="string">
            <text:p>cprat.mon.ltm.csv</text:p>
          </table:table-cell>
          <table:table-cell office:value-type="string">
            <text:p>cprat</text:p>
          </table:table-cell>
          <table:table-cell office:value-type="string">
            <text:p>ftp://ftp.cdc.noaa.gov/Datasets/20thC_ReanV2c/Derived/Monthlies/gaussian/monolevel/cprat.mon.ltm.nc</text:p>
          </table:table-cell>
          <table:table-cell office:value-type="string">
            <text:p>http://www.esrl.noaa.gov/psd/thredds/dodsC/Datasets/20thC_ReanV2c/Derived/Monthlies/gaussian/monolevel/cpr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cprat_mon_ltm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6];&quot;|&quot;;[.D126];&quot;|&quot;;[.F126];&quot; (&quot;;[.G126];&quot;)&quot;)" office:value-type="string" office:string-value="NOAA|NOAA-CIRES Twentieth Century Reanalysis (V2c)|Single Level|Gaussian|Convective Precipitation Rate|Monthly Ensemble Spreads (Surface)">
            <text:p>NOAA|NOAA-CIRES Twentieth Century Reanalysis (V2c)|Single Level|Gaussian|Convective Precipitation Rate|Monthly Ensemble Spreads (Surface)</text:p>
          </table:table-cell>
          <table:table-cell/>
          <table:table-cell office:value-type="string">
            <text:p>NOAA-CIRES Twentieth Century Reanalysis (V2c)|Single Level|Gaussian|Convective Precipitation Rate</text:p>
          </table:table-cell>
          <table:table-cell office:value-type="string">
            <text:p>Convective Precipitation Rate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cprat.mon.mean.nc</text:p>
          </table:table-cell>
          <table:table-cell office:value-type="string">
            <text:p>Monthlies/gaussian_sprd/monolevel/cprat.mon.mean.csv</text:p>
          </table:table-cell>
          <table:table-cell office:value-type="string">
            <text:p>cprat.mon.mean.csv</text:p>
          </table:table-cell>
          <table:table-cell office:value-type="string">
            <text:p>cprat</text:p>
          </table:table-cell>
          <table:table-cell office:value-type="string">
            <text:p>ftp://ftp.cdc.noaa.gov/Datasets/20thC_ReanV2c/Monthlies/gaussian_sprd/monolevel/cprat.mon.mean.nc</text:p>
          </table:table-cell>
          <table:table-cell office:value-type="string">
            <text:p>http://www.esrl.noaa.gov/psd/thredds/dodsC/Datasets/20thC_ReanV2c/Monthlies/gaussian_sprd/monolevel/cpr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cprat_mon_mean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7];&quot;|&quot;;[.D127];&quot;|&quot;;[.F127];&quot; (&quot;;[.G127];&quot;)&quot;)" office:value-type="string" office:string-value="NOAA|NOAA-CIRES Twentieth Century Reanalysis (V2c)|Single Level|Gaussian|Convective Precipitation Rate|Monthly Long Term Mean Ensemble Spreads (Surface)">
            <text:p>NOAA|NOAA-CIRES Twentieth Century Reanalysis (V2c)|Single Level|Gaussian|Convective Precipitation Rate|Monthly Long Term Mean Ensemble Spreads (Surface)</text:p>
          </table:table-cell>
          <table:table-cell/>
          <table:table-cell office:value-type="string">
            <text:p>NOAA-CIRES Twentieth Century Reanalysis (V2c)|Single Level|Gaussian|Convective Precipitation Rate</text:p>
          </table:table-cell>
          <table:table-cell office:value-type="string">
            <text:p>Convective Precipitation Rate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cprat.mon.ltm.nc</text:p>
          </table:table-cell>
          <table:table-cell office:value-type="string">
            <text:p>Derived/Monthlies/gaussian_sprd/monolevel/cprat.mon.ltm.csv</text:p>
          </table:table-cell>
          <table:table-cell office:value-type="string">
            <text:p>cprat.mon.ltm.csv</text:p>
          </table:table-cell>
          <table:table-cell office:value-type="string">
            <text:p>cprat</text:p>
          </table:table-cell>
          <table:table-cell office:value-type="string">
            <text:p>ftp://ftp.cdc.noaa.gov/Datasets/20thC_ReanV2c/Derived/Monthlies/gaussian_sprd/monolevel/cprat.mon.ltm.nc</text:p>
          </table:table-cell>
          <table:table-cell office:value-type="string">
            <text:p>http://www.esrl.noaa.gov/psd/thredds/dodsC/Datasets/20thC_ReanV2c/Derived/Monthlies/gaussian_sprd/monolevel/cpr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cprat_mon_ltm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8];&quot;|&quot;;[.D128];&quot;|&quot;;[.F128];&quot; (&quot;;[.G128];&quot;)&quot;)" office:value-type="string" office:string-value="NOAA|NOAA-CIRES Twentieth Century Reanalysis (V2c)|Single Level|Gaussian|Cloud Work Function|Monthly Means (Entire Atmosphere Considered As a Single Layer)">
            <text:p>NOAA|NOAA-CIRES Twentieth Century Reanalysis (V2c)|Single Level|Gaussian|Cloud Work Function|Monthly Means (Entire Atmosphere Considered As a Single Layer)</text:p>
          </table:table-cell>
          <table:table-cell/>
          <table:table-cell office:value-type="string">
            <text:p>NOAA-CIRES Twentieth Century Reanalysis (V2c)|Single Level|Gaussian|Cloud Work Function</text:p>
          </table:table-cell>
          <table:table-cell office:value-type="string">
            <text:p>Cloud Work Function</text:p>
          </table:table-cell>
          <table:table-cell office:value-type="string">
            <text:p>Monthly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gaussian/monolevel/cwork.eatm.mon.mean.nc</text:p>
          </table:table-cell>
          <table:table-cell office:value-type="string">
            <text:p>Monthlies/gaussian/monolevel/cwork.eatm.mon.mean.csv</text:p>
          </table:table-cell>
          <table:table-cell office:value-type="string">
            <text:p>cwork.eatm.mon.mean.csv</text:p>
          </table:table-cell>
          <table:table-cell office:value-type="string">
            <text:p>cwork</text:p>
          </table:table-cell>
          <table:table-cell office:value-type="string">
            <text:p>ftp://ftp.cdc.noaa.gov/Datasets/20thC_ReanV2c/Monthlies/gaussian/monolevel/cwork.eatm.mon.mean.nc</text:p>
          </table:table-cell>
          <table:table-cell office:value-type="string">
            <text:p>http://www.esrl.noaa.gov/psd/thredds/dodsC/Datasets/20thC_ReanV2c/Monthlies/gaussian/monolevel/cwork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cwork_eatm_mon_mean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29];&quot;|&quot;;[.D129];&quot;|&quot;;[.F129];&quot; (&quot;;[.G129];&quot;)&quot;)" office:value-type="string" office:string-value="NOAA|NOAA-CIRES Twentieth Century Reanalysis (V2c)|Single Level|Gaussian|Cloud Work Function|Monthly Long Term Means (Entire Atmosphere Considered As a Single Layer)">
            <text:p>NOAA|NOAA-CIRES Twentieth Century Reanalysis (V2c)|Single Level|Gaussian|Cloud Work Function|Monthly Long Term Means (Entire Atmosphere Considered As a Single Layer)</text:p>
          </table:table-cell>
          <table:table-cell/>
          <table:table-cell office:value-type="string">
            <text:p>NOAA-CIRES Twentieth Century Reanalysis (V2c)|Single Level|Gaussian|Cloud Work Function</text:p>
          </table:table-cell>
          <table:table-cell office:value-type="string">
            <text:p>Cloud Work Function</text:p>
          </table:table-cell>
          <table:table-cell office:value-type="string">
            <text:p>Monthly Long Term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gaussian/monolevel/cwork.eatm.mon.ltm.nc</text:p>
          </table:table-cell>
          <table:table-cell office:value-type="string">
            <text:p>Derived/Monthlies/gaussian/monolevel/cwork.eatm.mon.ltm.csv</text:p>
          </table:table-cell>
          <table:table-cell office:value-type="string">
            <text:p>cwork.eatm.mon.ltm.csv</text:p>
          </table:table-cell>
          <table:table-cell office:value-type="string">
            <text:p>cwork</text:p>
          </table:table-cell>
          <table:table-cell office:value-type="string">
            <text:p>ftp://ftp.cdc.noaa.gov/Datasets/20thC_ReanV2c/Derived/Monthlies/gaussian/monolevel/cwork.eatm.mon.ltm.nc</text:p>
          </table:table-cell>
          <table:table-cell office:value-type="string">
            <text:p>http://www.esrl.noaa.gov/psd/thredds/dodsC/Datasets/20thC_ReanV2c/Derived/Monthlies/gaussian/monolevel/cwork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cwork_eatm_mon_ltm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0];&quot;|&quot;;[.D130];&quot;|&quot;;[.F130];&quot; (&quot;;[.G130];&quot;)&quot;)" office:value-type="string" office:string-value="NOAA|NOAA-CIRES Twentieth Century Reanalysis (V2c)|Single Level|Gaussian|Cloud Work Function|Monthly Ensemble Spreads (Entire Atmosphere Considered As a Single Layer)">
            <text:p>NOAA|NOAA-CIRES Twentieth Century Reanalysis (V2c)|Single Level|Gaussian|Cloud Work Function|Monthly Ensemble Spreads (Entire Atmosphere Considered As a Single Layer)</text:p>
          </table:table-cell>
          <table:table-cell/>
          <table:table-cell office:value-type="string">
            <text:p>NOAA-CIRES Twentieth Century Reanalysis (V2c)|Single Level|Gaussian|Cloud Work Function</text:p>
          </table:table-cell>
          <table:table-cell office:value-type="string">
            <text:p>Cloud Work Function</text:p>
          </table:table-cell>
          <table:table-cell office:value-type="string">
            <text:p>Monthly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gaussian_sprd/monolevel/cwork.eatm.mon.mean.nc</text:p>
          </table:table-cell>
          <table:table-cell office:value-type="string">
            <text:p>Monthlies/gaussian_sprd/monolevel/cwork.eatm.mon.mean.csv</text:p>
          </table:table-cell>
          <table:table-cell office:value-type="string">
            <text:p>cwork.eatm.mon.mean.csv</text:p>
          </table:table-cell>
          <table:table-cell office:value-type="string">
            <text:p>cwork</text:p>
          </table:table-cell>
          <table:table-cell office:value-type="string">
            <text:p>ftp://ftp.cdc.noaa.gov/Datasets/20thC_ReanV2c/Monthlies/gaussian_sprd/monolevel/cwork.eatm.mon.mean.nc</text:p>
          </table:table-cell>
          <table:table-cell office:value-type="string">
            <text:p>http://www.esrl.noaa.gov/psd/thredds/dodsC/Datasets/20thC_ReanV2c/Monthlies/gaussian_sprd/monolevel/cwork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cwork_eatm_mon_mean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1];&quot;|&quot;;[.D131];&quot;|&quot;;[.F131];&quot; (&quot;;[.G131];&quot;)&quot;)" office:value-type="string" office:string-value="NOAA|NOAA-CIRES Twentieth Century Reanalysis (V2c)|Single Level|Gaussian|Cloud Work Function|Monthly Long Term Mean Ensemble Spreads (Entire Atmosphere Considered As a Single Layer)">
            <text:p>NOAA|NOAA-CIRES Twentieth Century Reanalysis (V2c)|Single Level|Gaussian|Cloud Work Function|Monthly Long Term Mean Ensemble Spreads (Entire Atmosphere Considered As a Single Layer)</text:p>
          </table:table-cell>
          <table:table-cell/>
          <table:table-cell office:value-type="string">
            <text:p>NOAA-CIRES Twentieth Century Reanalysis (V2c)|Single Level|Gaussian|Cloud Work Function</text:p>
          </table:table-cell>
          <table:table-cell office:value-type="string">
            <text:p>Cloud Work Function</text:p>
          </table:table-cell>
          <table:table-cell office:value-type="string">
            <text:p>Monthly Long Term Mean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gaussian_sprd/monolevel/cwork.eatm.mon.ltm.nc</text:p>
          </table:table-cell>
          <table:table-cell office:value-type="string">
            <text:p>Derived/Monthlies/gaussian_sprd/monolevel/cwork.eatm.mon.ltm.csv</text:p>
          </table:table-cell>
          <table:table-cell office:value-type="string">
            <text:p>cwork.eatm.mon.ltm.csv</text:p>
          </table:table-cell>
          <table:table-cell office:value-type="string">
            <text:p>cwork</text:p>
          </table:table-cell>
          <table:table-cell office:value-type="string">
            <text:p>ftp://ftp.cdc.noaa.gov/Datasets/20thC_ReanV2c/Derived/Monthlies/gaussian_sprd/monolevel/cwork.eatm.mon.ltm.nc</text:p>
          </table:table-cell>
          <table:table-cell office:value-type="string">
            <text:p>http://www.esrl.noaa.gov/psd/thredds/dodsC/Datasets/20thC_ReanV2c/Derived/Monthlies/gaussian_sprd/monolevel/cwork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cwork_eatm_mon_ltm</text:p>
          </table:table-cell>
          <table:table-cell office:value-type="string">
            <text:p>J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2];&quot;|&quot;;[.D132];&quot;|&quot;;[.F132];&quot; (&quot;;[.G132];&quot;)&quot;)" office:value-type="string" office:string-value="NOAA|NOAA-CIRES Twentieth Century Reanalysis (V2c)|Single Level|Gaussian|Downward Longwave Radiation Flux|Monthly Means (Surface)">
            <text:p>NOAA|NOAA-CIRES Twentieth Century Reanalysis (V2c)|Single Level|Gaussian|Downward Longwave Radiation Flux|Monthly Means (Surface)</text:p>
          </table:table-cell>
          <table:table-cell/>
          <table:table-cell office:value-type="string">
            <text:p>NOAA-CIRES Twentieth Century Reanalysis (V2c)|Single Level|Gaussian|Downward Longwave Radiation Flux</text:p>
          </table:table-cell>
          <table:table-cell office:value-type="string">
            <text:p>Downward Longwave Radiation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dlwrf.sfc.mon.mean.nc</text:p>
          </table:table-cell>
          <table:table-cell office:value-type="string">
            <text:p>Monthlies/gaussian/monolevel/dlwrf.sfc.mon.mean.csv</text:p>
          </table:table-cell>
          <table:table-cell office:value-type="string">
            <text:p>dlwrf.sfc.mon.mean.csv</text:p>
          </table:table-cell>
          <table:table-cell office:value-type="string">
            <text:p>dlwrf</text:p>
          </table:table-cell>
          <table:table-cell office:value-type="string">
            <text:p>ftp://ftp.cdc.noaa.gov/Datasets/20thC_ReanV2c/Monthlies/gaussian/monolevel/dlwrf.sfc.mon.mean.nc</text:p>
          </table:table-cell>
          <table:table-cell office:value-type="string">
            <text:p>http://www.esrl.noaa.gov/psd/thredds/dodsC/Datasets/20thC_ReanV2c/Monthlies/gaussian/monolevel/dl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dl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3];&quot;|&quot;;[.D133];&quot;|&quot;;[.F133];&quot; (&quot;;[.G133];&quot;)&quot;)" office:value-type="string" office:string-value="NOAA|NOAA-CIRES Twentieth Century Reanalysis (V2c)|Single Level|Gaussian|Downward Longwave Radiation Flux|Monthly Long Term Means (Surface)">
            <text:p>NOAA|NOAA-CIRES Twentieth Century Reanalysis (V2c)|Single Level|Gaussian|Downward Longwave Radiation Flux|Monthly Long Term Means (Surface)</text:p>
          </table:table-cell>
          <table:table-cell/>
          <table:table-cell office:value-type="string">
            <text:p>NOAA-CIRES Twentieth Century Reanalysis (V2c)|Single Level|Gaussian|Downward Longwave Radiation Flux</text:p>
          </table:table-cell>
          <table:table-cell office:value-type="string">
            <text:p>Downward Longwave Radiation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dlwrf.sfc.mon.ltm.nc</text:p>
          </table:table-cell>
          <table:table-cell office:value-type="string">
            <text:p>Derived/Monthlies/gaussian/monolevel/dlwrf.sfc.mon.ltm.csv</text:p>
          </table:table-cell>
          <table:table-cell office:value-type="string">
            <text:p>dlwrf.sfc.mon.ltm.csv</text:p>
          </table:table-cell>
          <table:table-cell office:value-type="string">
            <text:p>dlwrf</text:p>
          </table:table-cell>
          <table:table-cell office:value-type="string">
            <text:p>ftp://ftp.cdc.noaa.gov/Datasets/20thC_ReanV2c/Derived/Monthlies/gaussian/monolevel/dlwrf.sfc.mon.ltm.nc</text:p>
          </table:table-cell>
          <table:table-cell office:value-type="string">
            <text:p>http://www.esrl.noaa.gov/psd/thredds/dodsC/Datasets/20thC_ReanV2c/Derived/Monthlies/gaussian/monolevel/dl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dl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4];&quot;|&quot;;[.D134];&quot;|&quot;;[.F134];&quot; (&quot;;[.G134];&quot;)&quot;)" office:value-type="string" office:string-value="NOAA|NOAA-CIRES Twentieth Century Reanalysis (V2c)|Single Level|Gaussian|Downward Longwave Radiation Flux|Monthly Ensemble Spreads (Surface)">
            <text:p>NOAA|NOAA-CIRES Twentieth Century Reanalysis (V2c)|Single Level|Gaussian|Downward Longwave Radiation Flux|Monthly Ensemble Spreads (Surface)</text:p>
          </table:table-cell>
          <table:table-cell/>
          <table:table-cell office:value-type="string">
            <text:p>NOAA-CIRES Twentieth Century Reanalysis (V2c)|Single Level|Gaussian|Downward Longwave Radiation Flux</text:p>
          </table:table-cell>
          <table:table-cell office:value-type="string">
            <text:p>Downward Longwave Radiation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dlwrf.sfc.mon.mean.nc</text:p>
          </table:table-cell>
          <table:table-cell office:value-type="string">
            <text:p>Monthlies/gaussian_sprd/monolevel/dlwrf.sfc.mon.mean.csv</text:p>
          </table:table-cell>
          <table:table-cell office:value-type="string">
            <text:p>dlwrf.sfc.mon.mean.csv</text:p>
          </table:table-cell>
          <table:table-cell office:value-type="string">
            <text:p>dlwrf</text:p>
          </table:table-cell>
          <table:table-cell office:value-type="string">
            <text:p>ftp://ftp.cdc.noaa.gov/Datasets/20thC_ReanV2c/Monthlies/gaussian_sprd/monolevel/dlwrf.sfc.mon.mean.nc</text:p>
          </table:table-cell>
          <table:table-cell office:value-type="string">
            <text:p>http://www.esrl.noaa.gov/psd/thredds/dodsC/Datasets/20thC_ReanV2c/Monthlies/gaussian_sprd/monolevel/dl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dl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5];&quot;|&quot;;[.D135];&quot;|&quot;;[.F135];&quot; (&quot;;[.G135];&quot;)&quot;)" office:value-type="string" office:string-value="NOAA|NOAA-CIRES Twentieth Century Reanalysis (V2c)|Single Level|Gaussian|Downward Longwave Radiation Flux|Monthly Long Term Mean Ensemble Spreads (Surface)">
            <text:p>NOAA|NOAA-CIRES Twentieth Century Reanalysis (V2c)|Single Level|Gaussian|Downward Longwave Radiation Flux|Monthly Long Term Mean Ensemble Spreads (Surface)</text:p>
          </table:table-cell>
          <table:table-cell/>
          <table:table-cell office:value-type="string">
            <text:p>NOAA-CIRES Twentieth Century Reanalysis (V2c)|Single Level|Gaussian|Downward Longwave Radiation Flux</text:p>
          </table:table-cell>
          <table:table-cell office:value-type="string">
            <text:p>Downward Longwave Radiation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dlwrf.sfc.mon.ltm.nc</text:p>
          </table:table-cell>
          <table:table-cell office:value-type="string">
            <text:p>Derived/Monthlies/gaussian_sprd/monolevel/dlwrf.sfc.mon.ltm.csv</text:p>
          </table:table-cell>
          <table:table-cell office:value-type="string">
            <text:p>dlwrf.sfc.mon.ltm.csv</text:p>
          </table:table-cell>
          <table:table-cell office:value-type="string">
            <text:p>dlwrf</text:p>
          </table:table-cell>
          <table:table-cell office:value-type="string">
            <text:p>ftp://ftp.cdc.noaa.gov/Datasets/20thC_ReanV2c/Derived/Monthlies/gaussian_sprd/monolevel/dlwrf.sfc.mon.ltm.nc</text:p>
          </table:table-cell>
          <table:table-cell office:value-type="string">
            <text:p>http://www.esrl.noaa.gov/psd/thredds/dodsC/Datasets/20thC_ReanV2c/Derived/Monthlies/gaussian_sprd/monolevel/dl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dl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6];&quot;|&quot;;[.D136];&quot;|&quot;;[.F136];&quot; (&quot;;[.G136];&quot;)&quot;)" office:value-type="string" office:string-value="NOAA|NOAA-CIRES Twentieth Century Reanalysis (V2c)|Single Level|Gaussian|Downward Solar Radiation Flux|Monthly Means (Surface)">
            <text:p>NOAA|NOAA-CIRES Twentieth Century Reanalysis (V2c)|Single Level|Gaussian|Downward Solar Radiation Flux|Monthly Means (Surface)</text:p>
          </table:table-cell>
          <table:table-cell/>
          <table:table-cell office:value-type="string">
            <text:p>NOAA-CIRES Twentieth Century Reanalysis (V2c)|Single Level|Gaussian|Downward Solar Radiation Flux</text:p>
          </table:table-cell>
          <table:table-cell office:value-type="string">
            <text:p>Downward Solar Radiation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dswrf.sfc.mon.mean.nc</text:p>
          </table:table-cell>
          <table:table-cell office:value-type="string">
            <text:p>Monthlies/gaussian/monolevel/dswrf.sfc.mon.mean.csv</text:p>
          </table:table-cell>
          <table:table-cell office:value-type="string">
            <text:p>dswrf.sfc.mon.mean.csv</text:p>
          </table:table-cell>
          <table:table-cell office:value-type="string">
            <text:p>dswrf</text:p>
          </table:table-cell>
          <table:table-cell office:value-type="string">
            <text:p>ftp://ftp.cdc.noaa.gov/Datasets/20thC_ReanV2c/Monthlies/gaussian/monolevel/dswrf.sfc.mon.mean.nc</text:p>
          </table:table-cell>
          <table:table-cell office:value-type="string">
            <text:p>http://www.esrl.noaa.gov/psd/thredds/dodsC/Datasets/20thC_ReanV2c/Monthlies/gaussian/monolevel/ds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ds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7];&quot;|&quot;;[.D137];&quot;|&quot;;[.F137];&quot; (&quot;;[.G137];&quot;)&quot;)" office:value-type="string" office:string-value="NOAA|NOAA-CIRES Twentieth Century Reanalysis (V2c)|Single Level|Gaussian|Downward Solar Radiation Flux|Monthly Long Term Means (Surface)">
            <text:p>NOAA|NOAA-CIRES Twentieth Century Reanalysis (V2c)|Single Level|Gaussian|Downward Solar Radiation Flux|Monthly Long Term Means (Surface)</text:p>
          </table:table-cell>
          <table:table-cell/>
          <table:table-cell office:value-type="string">
            <text:p>NOAA-CIRES Twentieth Century Reanalysis (V2c)|Single Level|Gaussian|Downward Solar Radiation Flux</text:p>
          </table:table-cell>
          <table:table-cell office:value-type="string">
            <text:p>Downward Solar Radiation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dswrf.sfc.mon.ltm.nc</text:p>
          </table:table-cell>
          <table:table-cell office:value-type="string">
            <text:p>Derived/Monthlies/gaussian/monolevel/dswrf.sfc.mon.ltm.csv</text:p>
          </table:table-cell>
          <table:table-cell office:value-type="string">
            <text:p>dswrf.sfc.mon.ltm.csv</text:p>
          </table:table-cell>
          <table:table-cell office:value-type="string">
            <text:p>dswrf</text:p>
          </table:table-cell>
          <table:table-cell office:value-type="string">
            <text:p>ftp://ftp.cdc.noaa.gov/Datasets/20thC_ReanV2c/Derived/Monthlies/gaussian/monolevel/dswrf.sfc.mon.ltm.nc</text:p>
          </table:table-cell>
          <table:table-cell office:value-type="string">
            <text:p>http://www.esrl.noaa.gov/psd/thredds/dodsC/Datasets/20thC_ReanV2c/Derived/Monthlies/gaussian/monolevel/ds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ds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8];&quot;|&quot;;[.D138];&quot;|&quot;;[.F138];&quot; (&quot;;[.G138];&quot;)&quot;)" office:value-type="string" office:string-value="NOAA|NOAA-CIRES Twentieth Century Reanalysis (V2c)|Single Level|Gaussian|Downward Solar Radiation Flux|Monthly Ensemble Spreads (Surface)">
            <text:p>NOAA|NOAA-CIRES Twentieth Century Reanalysis (V2c)|Single Level|Gaussian|Downward Solar Radiation Flux|Monthly Ensemble Spreads (Surface)</text:p>
          </table:table-cell>
          <table:table-cell/>
          <table:table-cell office:value-type="string">
            <text:p>NOAA-CIRES Twentieth Century Reanalysis (V2c)|Single Level|Gaussian|Downward Solar Radiation Flux</text:p>
          </table:table-cell>
          <table:table-cell office:value-type="string">
            <text:p>Downward Solar Radiation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dswrf.sfc.mon.mean.nc</text:p>
          </table:table-cell>
          <table:table-cell office:value-type="string">
            <text:p>Monthlies/gaussian_sprd/monolevel/dswrf.sfc.mon.mean.csv</text:p>
          </table:table-cell>
          <table:table-cell office:value-type="string">
            <text:p>dswrf.sfc.mon.mean.csv</text:p>
          </table:table-cell>
          <table:table-cell office:value-type="string">
            <text:p>dswrf</text:p>
          </table:table-cell>
          <table:table-cell office:value-type="string">
            <text:p>ftp://ftp.cdc.noaa.gov/Datasets/20thC_ReanV2c/Monthlies/gaussian_sprd/monolevel/dswrf.sfc.mon.mean.nc</text:p>
          </table:table-cell>
          <table:table-cell office:value-type="string">
            <text:p>http://www.esrl.noaa.gov/psd/thredds/dodsC/Datasets/20thC_ReanV2c/Monthlies/gaussian_sprd/monolevel/ds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ds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39];&quot;|&quot;;[.D139];&quot;|&quot;;[.F139];&quot; (&quot;;[.G139];&quot;)&quot;)" office:value-type="string" office:string-value="NOAA|NOAA-CIRES Twentieth Century Reanalysis (V2c)|Single Level|Gaussian|Downward Solar Radiation Flux|Monthly Long Term Mean Ensemble Spreads (Surface)">
            <text:p>NOAA|NOAA-CIRES Twentieth Century Reanalysis (V2c)|Single Level|Gaussian|Downward Solar Radiation Flux|Monthly Long Term Mean Ensemble Spreads (Surface)</text:p>
          </table:table-cell>
          <table:table-cell/>
          <table:table-cell office:value-type="string">
            <text:p>NOAA-CIRES Twentieth Century Reanalysis (V2c)|Single Level|Gaussian|Downward Solar Radiation Flux</text:p>
          </table:table-cell>
          <table:table-cell office:value-type="string">
            <text:p>Downward Solar Radiation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dswrf.sfc.mon.ltm.nc</text:p>
          </table:table-cell>
          <table:table-cell office:value-type="string">
            <text:p>Derived/Monthlies/gaussian_sprd/monolevel/dswrf.sfc.mon.ltm.csv</text:p>
          </table:table-cell>
          <table:table-cell office:value-type="string">
            <text:p>dswrf.sfc.mon.ltm.csv</text:p>
          </table:table-cell>
          <table:table-cell office:value-type="string">
            <text:p>dswrf</text:p>
          </table:table-cell>
          <table:table-cell office:value-type="string">
            <text:p>ftp://ftp.cdc.noaa.gov/Datasets/20thC_ReanV2c/Derived/Monthlies/gaussian_sprd/monolevel/dswrf.sfc.mon.ltm.nc</text:p>
          </table:table-cell>
          <table:table-cell office:value-type="string">
            <text:p>http://www.esrl.noaa.gov/psd/thredds/dodsC/Datasets/20thC_ReanV2c/Derived/Monthlies/gaussian_sprd/monolevel/ds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ds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0];&quot;|&quot;;[.D140];&quot;|&quot;;[.F140];&quot; (&quot;;[.G140];&quot;)&quot;)" office:value-type="string" office:string-value="NOAA|NOAA-CIRES Twentieth Century Reanalysis (V2c)|Single Level|Gaussian|UV-B Downward Solar Flux|Monthly Means (Surface)">
            <text:p>NOAA|NOAA-CIRES Twentieth Century Reanalysis (V2c)|Single Level|Gaussian|UV-B Downward Solar Flux|Monthly Means (Surface)</text:p>
          </table:table-cell>
          <table:table-cell/>
          <table:table-cell office:value-type="string">
            <text:p>NOAA-CIRES Twentieth Century Reanalysis (V2c)|Single Level|Gaussian|UV-B Downward Solar Flux</text:p>
          </table:table-cell>
          <table:table-cell office:value-type="string">
            <text:p>UV-B Downward Solar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duvb.mon.mean.nc</text:p>
          </table:table-cell>
          <table:table-cell office:value-type="string">
            <text:p>Monthlies/gaussian/monolevel/duvb.mon.mean.csv</text:p>
          </table:table-cell>
          <table:table-cell office:value-type="string">
            <text:p>duvb.mon.mean.csv</text:p>
          </table:table-cell>
          <table:table-cell office:value-type="string">
            <text:p>duvb</text:p>
          </table:table-cell>
          <table:table-cell office:value-type="string">
            <text:p>ftp://ftp.cdc.noaa.gov/Datasets/20thC_ReanV2c/Monthlies/gaussian/monolevel/duvb.mon.mean.nc</text:p>
          </table:table-cell>
          <table:table-cell office:value-type="string">
            <text:p>http://www.esrl.noaa.gov/psd/thredds/dodsC/Datasets/20thC_ReanV2c/Monthlies/gaussian/monolevel/duvb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duvb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1];&quot;|&quot;;[.D141];&quot;|&quot;;[.F141];&quot; (&quot;;[.G141];&quot;)&quot;)" office:value-type="string" office:string-value="NOAA|NOAA-CIRES Twentieth Century Reanalysis (V2c)|Single Level|Gaussian|UV-B Downward Solar Flux|Monthly Long Term Means (Surface)">
            <text:p>NOAA|NOAA-CIRES Twentieth Century Reanalysis (V2c)|Single Level|Gaussian|UV-B Downward Solar Flux|Monthly Long Term Means (Surface)</text:p>
          </table:table-cell>
          <table:table-cell/>
          <table:table-cell office:value-type="string">
            <text:p>NOAA-CIRES Twentieth Century Reanalysis (V2c)|Single Level|Gaussian|UV-B Downward Solar Flux</text:p>
          </table:table-cell>
          <table:table-cell office:value-type="string">
            <text:p>UV-B Downward Solar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duvb.mon.ltm.nc</text:p>
          </table:table-cell>
          <table:table-cell office:value-type="string">
            <text:p>Derived/Monthlies/gaussian/monolevel/duvb.mon.ltm.csv</text:p>
          </table:table-cell>
          <table:table-cell office:value-type="string">
            <text:p>duvb.mon.ltm.csv</text:p>
          </table:table-cell>
          <table:table-cell office:value-type="string">
            <text:p>duvb</text:p>
          </table:table-cell>
          <table:table-cell office:value-type="string">
            <text:p>ftp://ftp.cdc.noaa.gov/Datasets/20thC_ReanV2c/Derived/Monthlies/gaussian/monolevel/duvb.mon.ltm.nc</text:p>
          </table:table-cell>
          <table:table-cell office:value-type="string">
            <text:p>http://www.esrl.noaa.gov/psd/thredds/dodsC/Datasets/20thC_ReanV2c/Derived/Monthlies/gaussian/monolevel/duvb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duvb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2];&quot;|&quot;;[.D142];&quot;|&quot;;[.F142];&quot; (&quot;;[.G142];&quot;)&quot;)" office:value-type="string" office:string-value="NOAA|NOAA-CIRES Twentieth Century Reanalysis (V2c)|Single Level|Gaussian|UV-B Downward Solar Flux|Monthly Ensemble Spreads (Surface)">
            <text:p>NOAA|NOAA-CIRES Twentieth Century Reanalysis (V2c)|Single Level|Gaussian|UV-B Downward Solar Flux|Monthly Ensemble Spreads (Surface)</text:p>
          </table:table-cell>
          <table:table-cell/>
          <table:table-cell office:value-type="string">
            <text:p>NOAA-CIRES Twentieth Century Reanalysis (V2c)|Single Level|Gaussian|UV-B Downward Solar Flux</text:p>
          </table:table-cell>
          <table:table-cell office:value-type="string">
            <text:p>UV-B Downward Solar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duvb.mon.mean.nc</text:p>
          </table:table-cell>
          <table:table-cell office:value-type="string">
            <text:p>Monthlies/gaussian_sprd/monolevel/duvb.mon.mean.csv</text:p>
          </table:table-cell>
          <table:table-cell office:value-type="string">
            <text:p>duvb.mon.mean.csv</text:p>
          </table:table-cell>
          <table:table-cell office:value-type="string">
            <text:p>duvb</text:p>
          </table:table-cell>
          <table:table-cell office:value-type="string">
            <text:p>ftp://ftp.cdc.noaa.gov/Datasets/20thC_ReanV2c/Monthlies/gaussian_sprd/monolevel/duvb.mon.mean.nc</text:p>
          </table:table-cell>
          <table:table-cell office:value-type="string">
            <text:p>http://www.esrl.noaa.gov/psd/thredds/dodsC/Datasets/20thC_ReanV2c/Monthlies/gaussian_sprd/monolevel/duvb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duvb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3];&quot;|&quot;;[.D143];&quot;|&quot;;[.F143];&quot; (&quot;;[.G143];&quot;)&quot;)" office:value-type="string" office:string-value="NOAA|NOAA-CIRES Twentieth Century Reanalysis (V2c)|Single Level|Gaussian|UV-B Downward Solar Flux|Monthly Long Term Mean Ensemble Spreads (Surface)">
            <text:p>NOAA|NOAA-CIRES Twentieth Century Reanalysis (V2c)|Single Level|Gaussian|UV-B Downward Solar Flux|Monthly Long Term Mean Ensemble Spreads (Surface)</text:p>
          </table:table-cell>
          <table:table-cell/>
          <table:table-cell office:value-type="string">
            <text:p>NOAA-CIRES Twentieth Century Reanalysis (V2c)|Single Level|Gaussian|UV-B Downward Solar Flux</text:p>
          </table:table-cell>
          <table:table-cell office:value-type="string">
            <text:p>UV-B Downward Solar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duvb.mon.ltm.nc</text:p>
          </table:table-cell>
          <table:table-cell office:value-type="string">
            <text:p>Derived/Monthlies/gaussian_sprd/monolevel/duvb.mon.ltm.csv</text:p>
          </table:table-cell>
          <table:table-cell office:value-type="string">
            <text:p>duvb.mon.ltm.csv</text:p>
          </table:table-cell>
          <table:table-cell office:value-type="string">
            <text:p>duvb</text:p>
          </table:table-cell>
          <table:table-cell office:value-type="string">
            <text:p>ftp://ftp.cdc.noaa.gov/Datasets/20thC_ReanV2c/Derived/Monthlies/gaussian_sprd/monolevel/duvb.mon.ltm.nc</text:p>
          </table:table-cell>
          <table:table-cell office:value-type="string">
            <text:p>http://www.esrl.noaa.gov/psd/thredds/dodsC/Datasets/20thC_ReanV2c/Derived/Monthlies/gaussian_sprd/monolevel/duvb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duvb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4];&quot;|&quot;;[.D144];&quot;|&quot;;[.F144];&quot; (&quot;;[.G144];&quot;)&quot;)" office:value-type="string" office:string-value="NOAA|NOAA-CIRES Twentieth Century Reanalysis (V2c)|Single Level|Gaussian|Direct Evaporation From Bare Soil|Monthly Means (Surface)">
            <text:p>NOAA|NOAA-CIRES Twentieth Century Reanalysis (V2c)|Single Level|Gaussian|Direct Evaporation From Bare Soil|Monthly Means (Surface)</text:p>
          </table:table-cell>
          <table:table-cell/>
          <table:table-cell office:value-type="string">
            <text:p>NOAA-CIRES Twentieth Century Reanalysis (V2c)|Single Level|Gaussian|Direct Evaporation From Bare Soil</text:p>
          </table:table-cell>
          <table:table-cell office:value-type="string">
            <text:p>Direct Evaporation From Bare Soil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evbs.mon.mean.nc</text:p>
          </table:table-cell>
          <table:table-cell office:value-type="string">
            <text:p>Monthlies/gaussian/monolevel/evbs.mon.mean.csv</text:p>
          </table:table-cell>
          <table:table-cell office:value-type="string">
            <text:p>evbs.mon.mean.csv</text:p>
          </table:table-cell>
          <table:table-cell office:value-type="string">
            <text:p>evbs</text:p>
          </table:table-cell>
          <table:table-cell office:value-type="string">
            <text:p>ftp://ftp.cdc.noaa.gov/Datasets/20thC_ReanV2c/Monthlies/gaussian/monolevel/evbs.mon.mean.nc</text:p>
          </table:table-cell>
          <table:table-cell office:value-type="string">
            <text:p>http://www.esrl.noaa.gov/psd/thredds/dodsC/Datasets/20thC_ReanV2c/Monthlies/gaussian/monolevel/evbs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evbs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5];&quot;|&quot;;[.D145];&quot;|&quot;;[.F145];&quot; (&quot;;[.G145];&quot;)&quot;)" office:value-type="string" office:string-value="NOAA|NOAA-CIRES Twentieth Century Reanalysis (V2c)|Single Level|Gaussian|Direct Evaporation From Bare Soil|Monthly Long Term Means (Surface)">
            <text:p>NOAA|NOAA-CIRES Twentieth Century Reanalysis (V2c)|Single Level|Gaussian|Direct Evaporation From Bare Soil|Monthly Long Term Means (Surface)</text:p>
          </table:table-cell>
          <table:table-cell/>
          <table:table-cell office:value-type="string">
            <text:p>NOAA-CIRES Twentieth Century Reanalysis (V2c)|Single Level|Gaussian|Direct Evaporation From Bare Soil</text:p>
          </table:table-cell>
          <table:table-cell office:value-type="string">
            <text:p>Direct Evaporation From Bare Soil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evbs.mon.ltm.nc</text:p>
          </table:table-cell>
          <table:table-cell office:value-type="string">
            <text:p>Derived/Monthlies/gaussian/monolevel/evbs.mon.ltm.csv</text:p>
          </table:table-cell>
          <table:table-cell office:value-type="string">
            <text:p>evbs.mon.ltm.csv</text:p>
          </table:table-cell>
          <table:table-cell office:value-type="string">
            <text:p>evbs</text:p>
          </table:table-cell>
          <table:table-cell office:value-type="string">
            <text:p>ftp://ftp.cdc.noaa.gov/Datasets/20thC_ReanV2c/Derived/Monthlies/gaussian/monolevel/evbs.mon.ltm.nc</text:p>
          </table:table-cell>
          <table:table-cell office:value-type="string">
            <text:p>http://www.esrl.noaa.gov/psd/thredds/dodsC/Datasets/20thC_ReanV2c/Derived/Monthlies/gaussian/monolevel/evbs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evbs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6];&quot;|&quot;;[.D146];&quot;|&quot;;[.F146];&quot; (&quot;;[.G146];&quot;)&quot;)" office:value-type="string" office:string-value="NOAA|NOAA-CIRES Twentieth Century Reanalysis (V2c)|Single Level|Gaussian|Direct Evaporation From Bare Soil|Monthly Ensemble Spreads (Surface)">
            <text:p>NOAA|NOAA-CIRES Twentieth Century Reanalysis (V2c)|Single Level|Gaussian|Direct Evaporation From Bare Soil|Monthly Ensemble Spreads (Surface)</text:p>
          </table:table-cell>
          <table:table-cell/>
          <table:table-cell office:value-type="string">
            <text:p>NOAA-CIRES Twentieth Century Reanalysis (V2c)|Single Level|Gaussian|Direct Evaporation From Bare Soil</text:p>
          </table:table-cell>
          <table:table-cell office:value-type="string">
            <text:p>Direct Evaporation From Bare Soil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evbs.mon.mean.nc</text:p>
          </table:table-cell>
          <table:table-cell office:value-type="string">
            <text:p>Monthlies/gaussian_sprd/monolevel/evbs.mon.mean.csv</text:p>
          </table:table-cell>
          <table:table-cell office:value-type="string">
            <text:p>evbs.mon.mean.csv</text:p>
          </table:table-cell>
          <table:table-cell office:value-type="string">
            <text:p>evbs</text:p>
          </table:table-cell>
          <table:table-cell office:value-type="string">
            <text:p>ftp://ftp.cdc.noaa.gov/Datasets/20thC_ReanV2c/Monthlies/gaussian_sprd/monolevel/evbs.mon.mean.nc</text:p>
          </table:table-cell>
          <table:table-cell office:value-type="string">
            <text:p>http://www.esrl.noaa.gov/psd/thredds/dodsC/Datasets/20thC_ReanV2c/Monthlies/gaussian_sprd/monolevel/evbs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evbs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7];&quot;|&quot;;[.D147];&quot;|&quot;;[.F147];&quot; (&quot;;[.G147];&quot;)&quot;)" office:value-type="string" office:string-value="NOAA|NOAA-CIRES Twentieth Century Reanalysis (V2c)|Single Level|Gaussian|Direct Evaporation From Bare Soil|Monthly Long Term Mean Ensemble Spreads (Surface)">
            <text:p>NOAA|NOAA-CIRES Twentieth Century Reanalysis (V2c)|Single Level|Gaussian|Direct Evaporation From Bare Soil|Monthly Long Term Mean Ensemble Spreads (Surface)</text:p>
          </table:table-cell>
          <table:table-cell/>
          <table:table-cell office:value-type="string">
            <text:p>NOAA-CIRES Twentieth Century Reanalysis (V2c)|Single Level|Gaussian|Direct Evaporation From Bare Soil</text:p>
          </table:table-cell>
          <table:table-cell office:value-type="string">
            <text:p>Direct Evaporation From Bare Soil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evbs.mon.ltm.nc</text:p>
          </table:table-cell>
          <table:table-cell office:value-type="string">
            <text:p>Derived/Monthlies/gaussian_sprd/monolevel/evbs.mon.ltm.csv</text:p>
          </table:table-cell>
          <table:table-cell office:value-type="string">
            <text:p>evbs.mon.ltm.csv</text:p>
          </table:table-cell>
          <table:table-cell office:value-type="string">
            <text:p>evbs</text:p>
          </table:table-cell>
          <table:table-cell office:value-type="string">
            <text:p>ftp://ftp.cdc.noaa.gov/Datasets/20thC_ReanV2c/Derived/Monthlies/gaussian_sprd/monolevel/evbs.mon.ltm.nc</text:p>
          </table:table-cell>
          <table:table-cell office:value-type="string">
            <text:p>http://www.esrl.noaa.gov/psd/thredds/dodsC/Datasets/20thC_ReanV2c/Derived/Monthlies/gaussian_sprd/monolevel/evbs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evbs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8];&quot;|&quot;;[.D148];&quot;|&quot;;[.F148];&quot; (&quot;;[.G148];&quot;)&quot;)" office:value-type="string" office:string-value="NOAA|NOAA-CIRES Twentieth Century Reanalysis (V2c)|Single Level|Gaussian|Canopy Water Evaporation|Monthly Means (Surface)">
            <text:p>NOAA|NOAA-CIRES Twentieth Century Reanalysis (V2c)|Single Level|Gaussian|Canopy Water Evaporation|Monthly Means (Surface)</text:p>
          </table:table-cell>
          <table:table-cell/>
          <table:table-cell office:value-type="string">
            <text:p>NOAA-CIRES Twentieth Century Reanalysis (V2c)|Single Level|Gaussian|Canopy Water Evaporation</text:p>
          </table:table-cell>
          <table:table-cell office:value-type="string">
            <text:p>Canopy Water Evaporation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evcw.mon.mean.nc</text:p>
          </table:table-cell>
          <table:table-cell office:value-type="string">
            <text:p>Monthlies/gaussian/monolevel/evcw.mon.mean.csv</text:p>
          </table:table-cell>
          <table:table-cell office:value-type="string">
            <text:p>evcw.mon.mean.csv</text:p>
          </table:table-cell>
          <table:table-cell office:value-type="string">
            <text:p>evcw</text:p>
          </table:table-cell>
          <table:table-cell office:value-type="string">
            <text:p>ftp://ftp.cdc.noaa.gov/Datasets/20thC_ReanV2c/Monthlies/gaussian/monolevel/evcw.mon.mean.nc</text:p>
          </table:table-cell>
          <table:table-cell office:value-type="string">
            <text:p>http://www.esrl.noaa.gov/psd/thredds/dodsC/Datasets/20thC_ReanV2c/Monthlies/gaussian/monolevel/evcw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evcw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49];&quot;|&quot;;[.D149];&quot;|&quot;;[.F149];&quot; (&quot;;[.G149];&quot;)&quot;)" office:value-type="string" office:string-value="NOAA|NOAA-CIRES Twentieth Century Reanalysis (V2c)|Single Level|Gaussian|Canopy Water Evaporation|Monthly Long Term Means (Surface)">
            <text:p>NOAA|NOAA-CIRES Twentieth Century Reanalysis (V2c)|Single Level|Gaussian|Canopy Water Evaporation|Monthly Long Term Means (Surface)</text:p>
          </table:table-cell>
          <table:table-cell/>
          <table:table-cell office:value-type="string">
            <text:p>NOAA-CIRES Twentieth Century Reanalysis (V2c)|Single Level|Gaussian|Canopy Water Evaporation</text:p>
          </table:table-cell>
          <table:table-cell office:value-type="string">
            <text:p>Canopy Water Evaporation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evcw.mon.ltm.nc</text:p>
          </table:table-cell>
          <table:table-cell office:value-type="string">
            <text:p>Derived/Monthlies/gaussian/monolevel/evcw.mon.ltm.csv</text:p>
          </table:table-cell>
          <table:table-cell office:value-type="string">
            <text:p>evcw.mon.ltm.csv</text:p>
          </table:table-cell>
          <table:table-cell office:value-type="string">
            <text:p>evcw</text:p>
          </table:table-cell>
          <table:table-cell office:value-type="string">
            <text:p>ftp://ftp.cdc.noaa.gov/Datasets/20thC_ReanV2c/Derived/Monthlies/gaussian/monolevel/evcw.mon.ltm.nc</text:p>
          </table:table-cell>
          <table:table-cell office:value-type="string">
            <text:p>http://www.esrl.noaa.gov/psd/thredds/dodsC/Datasets/20thC_ReanV2c/Derived/Monthlies/gaussian/monolevel/evcw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evcw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0];&quot;|&quot;;[.D150];&quot;|&quot;;[.F150];&quot; (&quot;;[.G150];&quot;)&quot;)" office:value-type="string" office:string-value="NOAA|NOAA-CIRES Twentieth Century Reanalysis (V2c)|Single Level|Gaussian|Canopy Water Evaporation|Monthly Ensemble Spreads (Surface)">
            <text:p>NOAA|NOAA-CIRES Twentieth Century Reanalysis (V2c)|Single Level|Gaussian|Canopy Water Evaporation|Monthly Ensemble Spreads (Surface)</text:p>
          </table:table-cell>
          <table:table-cell/>
          <table:table-cell office:value-type="string">
            <text:p>NOAA-CIRES Twentieth Century Reanalysis (V2c)|Single Level|Gaussian|Canopy Water Evaporation</text:p>
          </table:table-cell>
          <table:table-cell office:value-type="string">
            <text:p>Canopy Water Evaporation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evcw.mon.mean.nc</text:p>
          </table:table-cell>
          <table:table-cell office:value-type="string">
            <text:p>Monthlies/gaussian_sprd/monolevel/evcw.mon.mean.csv</text:p>
          </table:table-cell>
          <table:table-cell office:value-type="string">
            <text:p>evcw.mon.mean.csv</text:p>
          </table:table-cell>
          <table:table-cell office:value-type="string">
            <text:p>evcw</text:p>
          </table:table-cell>
          <table:table-cell office:value-type="string">
            <text:p>ftp://ftp.cdc.noaa.gov/Datasets/20thC_ReanV2c/Monthlies/gaussian_sprd/monolevel/evcw.mon.mean.nc</text:p>
          </table:table-cell>
          <table:table-cell office:value-type="string">
            <text:p>http://www.esrl.noaa.gov/psd/thredds/dodsC/Datasets/20thC_ReanV2c/Monthlies/gaussian_sprd/monolevel/evcw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evcw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1];&quot;|&quot;;[.D151];&quot;|&quot;;[.F151];&quot; (&quot;;[.G151];&quot;)&quot;)" office:value-type="string" office:string-value="NOAA|NOAA-CIRES Twentieth Century Reanalysis (V2c)|Single Level|Gaussian|Canopy Water Evaporation|Monthly Long Term Mean Ensemble Spreads (Surface)">
            <text:p>NOAA|NOAA-CIRES Twentieth Century Reanalysis (V2c)|Single Level|Gaussian|Canopy Water Evaporation|Monthly Long Term Mean Ensemble Spreads (Surface)</text:p>
          </table:table-cell>
          <table:table-cell/>
          <table:table-cell office:value-type="string">
            <text:p>NOAA-CIRES Twentieth Century Reanalysis (V2c)|Single Level|Gaussian|Canopy Water Evaporation</text:p>
          </table:table-cell>
          <table:table-cell office:value-type="string">
            <text:p>Canopy Water Evaporation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evcw.mon.ltm.nc</text:p>
          </table:table-cell>
          <table:table-cell office:value-type="string">
            <text:p>Derived/Monthlies/gaussian_sprd/monolevel/evcw.mon.ltm.csv</text:p>
          </table:table-cell>
          <table:table-cell office:value-type="string">
            <text:p>evcw.mon.ltm.csv</text:p>
          </table:table-cell>
          <table:table-cell office:value-type="string">
            <text:p>evcw</text:p>
          </table:table-cell>
          <table:table-cell office:value-type="string">
            <text:p>ftp://ftp.cdc.noaa.gov/Datasets/20thC_ReanV2c/Derived/Monthlies/gaussian_sprd/monolevel/evcw.mon.ltm.nc</text:p>
          </table:table-cell>
          <table:table-cell office:value-type="string">
            <text:p>http://www.esrl.noaa.gov/psd/thredds/dodsC/Datasets/20thC_ReanV2c/Derived/Monthlies/gaussian_sprd/monolevel/evcw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evcw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2];&quot;|&quot;;[.D152];&quot;|&quot;;[.F152];&quot; (&quot;;[.G152];&quot;)&quot;)" office:value-type="string" office:string-value="NOAA|NOAA-CIRES Twentieth Century Reanalysis (V2c)|Single Level|Gaussian|Ground Heat Flux|Monthly Means (Surface)">
            <text:p>NOAA|NOAA-CIRES Twentieth Century Reanalysis (V2c)|Single Level|Gaussian|Ground Heat Flux|Monthly Means (Surface)</text:p>
          </table:table-cell>
          <table:table-cell/>
          <table:table-cell office:value-type="string">
            <text:p>NOAA-CIRES Twentieth Century Reanalysis (V2c)|Single Level|Gaussian|Ground Heat Flux</text:p>
          </table:table-cell>
          <table:table-cell office:value-type="string">
            <text:p>Ground Heat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gflux.mon.mean.nc</text:p>
          </table:table-cell>
          <table:table-cell office:value-type="string">
            <text:p>Monthlies/gaussian/monolevel/gflux.mon.mean.csv</text:p>
          </table:table-cell>
          <table:table-cell office:value-type="string">
            <text:p>gflux.mon.mean.csv</text:p>
          </table:table-cell>
          <table:table-cell office:value-type="string">
            <text:p>gflux</text:p>
          </table:table-cell>
          <table:table-cell office:value-type="string">
            <text:p>ftp://ftp.cdc.noaa.gov/Datasets/20thC_ReanV2c/Monthlies/gaussian/monolevel/gflux.mon.mean.nc</text:p>
          </table:table-cell>
          <table:table-cell office:value-type="string">
            <text:p>http://www.esrl.noaa.gov/psd/thredds/dodsC/Datasets/20thC_ReanV2c/Monthlies/gaussian/monolevel/gflux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gflux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3];&quot;|&quot;;[.D153];&quot;|&quot;;[.F153];&quot; (&quot;;[.G153];&quot;)&quot;)" office:value-type="string" office:string-value="NOAA|NOAA-CIRES Twentieth Century Reanalysis (V2c)|Single Level|Gaussian|Ground Heat Flux|Monthly Long Term Means (Surface)">
            <text:p>NOAA|NOAA-CIRES Twentieth Century Reanalysis (V2c)|Single Level|Gaussian|Ground Heat Flux|Monthly Long Term Means (Surface)</text:p>
          </table:table-cell>
          <table:table-cell/>
          <table:table-cell office:value-type="string">
            <text:p>NOAA-CIRES Twentieth Century Reanalysis (V2c)|Single Level|Gaussian|Ground Heat Flux</text:p>
          </table:table-cell>
          <table:table-cell office:value-type="string">
            <text:p>Ground Heat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gflux.mon.ltm.nc</text:p>
          </table:table-cell>
          <table:table-cell office:value-type="string">
            <text:p>Derived/Monthlies/gaussian/monolevel/gflux.mon.ltm.csv</text:p>
          </table:table-cell>
          <table:table-cell office:value-type="string">
            <text:p>gflux.mon.ltm.csv</text:p>
          </table:table-cell>
          <table:table-cell office:value-type="string">
            <text:p>gflux</text:p>
          </table:table-cell>
          <table:table-cell office:value-type="string">
            <text:p>ftp://ftp.cdc.noaa.gov/Datasets/20thC_ReanV2c/Derived/Monthlies/gaussian/monolevel/gflux.mon.ltm.nc</text:p>
          </table:table-cell>
          <table:table-cell office:value-type="string">
            <text:p>http://www.esrl.noaa.gov/psd/thredds/dodsC/Datasets/20thC_ReanV2c/Derived/Monthlies/gaussian/monolevel/gflux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gflux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4];&quot;|&quot;;[.D154];&quot;|&quot;;[.F154];&quot; (&quot;;[.G154];&quot;)&quot;)" office:value-type="string" office:string-value="NOAA|NOAA-CIRES Twentieth Century Reanalysis (V2c)|Single Level|Gaussian|Ground Heat Flux|Monthly Ensemble Spreads (Surface)">
            <text:p>NOAA|NOAA-CIRES Twentieth Century Reanalysis (V2c)|Single Level|Gaussian|Ground Heat Flux|Monthly Ensemble Spreads (Surface)</text:p>
          </table:table-cell>
          <table:table-cell/>
          <table:table-cell office:value-type="string">
            <text:p>NOAA-CIRES Twentieth Century Reanalysis (V2c)|Single Level|Gaussian|Ground Heat Flux</text:p>
          </table:table-cell>
          <table:table-cell office:value-type="string">
            <text:p>Ground Heat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gflux.mon.mean.nc</text:p>
          </table:table-cell>
          <table:table-cell office:value-type="string">
            <text:p>Monthlies/gaussian_sprd/monolevel/gflux.mon.mean.csv</text:p>
          </table:table-cell>
          <table:table-cell office:value-type="string">
            <text:p>gflux.mon.mean.csv</text:p>
          </table:table-cell>
          <table:table-cell office:value-type="string">
            <text:p>gflux</text:p>
          </table:table-cell>
          <table:table-cell office:value-type="string">
            <text:p>ftp://ftp.cdc.noaa.gov/Datasets/20thC_ReanV2c/Monthlies/gaussian_sprd/monolevel/gflux.mon.mean.nc</text:p>
          </table:table-cell>
          <table:table-cell office:value-type="string">
            <text:p>http://www.esrl.noaa.gov/psd/thredds/dodsC/Datasets/20thC_ReanV2c/Monthlies/gaussian_sprd/monolevel/gflux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gflux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5];&quot;|&quot;;[.D155];&quot;|&quot;;[.F155];&quot; (&quot;;[.G155];&quot;)&quot;)" office:value-type="string" office:string-value="NOAA|NOAA-CIRES Twentieth Century Reanalysis (V2c)|Single Level|Gaussian|Ground Heat Flux|Monthly Long Term Mean Ensemble Spreads (Surface)">
            <text:p>NOAA|NOAA-CIRES Twentieth Century Reanalysis (V2c)|Single Level|Gaussian|Ground Heat Flux|Monthly Long Term Mean Ensemble Spreads (Surface)</text:p>
          </table:table-cell>
          <table:table-cell/>
          <table:table-cell office:value-type="string">
            <text:p>NOAA-CIRES Twentieth Century Reanalysis (V2c)|Single Level|Gaussian|Ground Heat Flux</text:p>
          </table:table-cell>
          <table:table-cell office:value-type="string">
            <text:p>Ground Heat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gflux.mon.ltm.nc</text:p>
          </table:table-cell>
          <table:table-cell office:value-type="string">
            <text:p>Derived/Monthlies/gaussian_sprd/monolevel/gflux.mon.ltm.csv</text:p>
          </table:table-cell>
          <table:table-cell office:value-type="string">
            <text:p>gflux.mon.ltm.csv</text:p>
          </table:table-cell>
          <table:table-cell office:value-type="string">
            <text:p>gflux</text:p>
          </table:table-cell>
          <table:table-cell office:value-type="string">
            <text:p>ftp://ftp.cdc.noaa.gov/Datasets/20thC_ReanV2c/Derived/Monthlies/gaussian_sprd/monolevel/gflux.mon.ltm.nc</text:p>
          </table:table-cell>
          <table:table-cell office:value-type="string">
            <text:p>http://www.esrl.noaa.gov/psd/thredds/dodsC/Datasets/20thC_ReanV2c/Derived/Monthlies/gaussian_sprd/monolevel/gflux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gflux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6];&quot;|&quot;;[.D156];&quot;|&quot;;[.F156];&quot; (&quot;;[.G156];&quot;)&quot;)" office:value-type="string" office:string-value="NOAA|NOAA-CIRES Twentieth Century Reanalysis (V2c)|Single Level|Gaussian|Planetary Boundary Layer Height|Monthly Means (Surface)">
            <text:p>NOAA|NOAA-CIRES Twentieth Century Reanalysis (V2c)|Single Level|Gaussian|Planetary Boundary Layer Height|Monthly Means (Surface)</text:p>
          </table:table-cell>
          <table:table-cell/>
          <table:table-cell office:value-type="string">
            <text:p>NOAA-CIRES Twentieth Century Reanalysis (V2c)|Single Level|Gaussian|Planetary Boundary Layer Height</text:p>
          </table:table-cell>
          <table:table-cell office:value-type="string">
            <text:p>Planetary Boundary Layer Height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hpbl.mon.mean.nc</text:p>
          </table:table-cell>
          <table:table-cell office:value-type="string">
            <text:p>Monthlies/gaussian/monolevel/hpbl.mon.mean.csv</text:p>
          </table:table-cell>
          <table:table-cell office:value-type="string">
            <text:p>hpbl.mon.mean.csv</text:p>
          </table:table-cell>
          <table:table-cell office:value-type="string">
            <text:p>hpbl</text:p>
          </table:table-cell>
          <table:table-cell office:value-type="string">
            <text:p>ftp://ftp.cdc.noaa.gov/Datasets/20thC_ReanV2c/Monthlies/gaussian/monolevel/hpbl.mon.mean.nc</text:p>
          </table:table-cell>
          <table:table-cell office:value-type="string">
            <text:p>http://www.esrl.noaa.gov/psd/thredds/dodsC/Datasets/20thC_ReanV2c/Monthlies/gaussian/monolevel/hpb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hpbl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7];&quot;|&quot;;[.D157];&quot;|&quot;;[.F157];&quot; (&quot;;[.G157];&quot;)&quot;)" office:value-type="string" office:string-value="NOAA|NOAA-CIRES Twentieth Century Reanalysis (V2c)|Single Level|Gaussian|Planetary Boundary Layer Height|Monthly Long Term Means (Surface)">
            <text:p>NOAA|NOAA-CIRES Twentieth Century Reanalysis (V2c)|Single Level|Gaussian|Planetary Boundary Layer Height|Monthly Long Term Means (Surface)</text:p>
          </table:table-cell>
          <table:table-cell/>
          <table:table-cell office:value-type="string">
            <text:p>NOAA-CIRES Twentieth Century Reanalysis (V2c)|Single Level|Gaussian|Planetary Boundary Layer Height</text:p>
          </table:table-cell>
          <table:table-cell office:value-type="string">
            <text:p>Planetary Boundary Layer Height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hpbl.mon.ltm.nc</text:p>
          </table:table-cell>
          <table:table-cell office:value-type="string">
            <text:p>Derived/Monthlies/gaussian/monolevel/hpbl.mon.ltm.csv</text:p>
          </table:table-cell>
          <table:table-cell office:value-type="string">
            <text:p>hpbl.mon.ltm.csv</text:p>
          </table:table-cell>
          <table:table-cell office:value-type="string">
            <text:p>hpbl</text:p>
          </table:table-cell>
          <table:table-cell office:value-type="string">
            <text:p>ftp://ftp.cdc.noaa.gov/Datasets/20thC_ReanV2c/Derived/Monthlies/gaussian/monolevel/hpbl.mon.ltm.nc</text:p>
          </table:table-cell>
          <table:table-cell office:value-type="string">
            <text:p>http://www.esrl.noaa.gov/psd/thredds/dodsC/Datasets/20thC_ReanV2c/Derived/Monthlies/gaussian/monolevel/hpbl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hpbl_mon_ltm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8];&quot;|&quot;;[.D158];&quot;|&quot;;[.F158];&quot; (&quot;;[.G158];&quot;)&quot;)" office:value-type="string" office:string-value="NOAA|NOAA-CIRES Twentieth Century Reanalysis (V2c)|Single Level|Gaussian|Planetary Boundary Layer Height|Monthly Ensemble Spreads (Surface)">
            <text:p>NOAA|NOAA-CIRES Twentieth Century Reanalysis (V2c)|Single Level|Gaussian|Planetary Boundary Layer Height|Monthly Ensemble Spreads (Surface)</text:p>
          </table:table-cell>
          <table:table-cell/>
          <table:table-cell office:value-type="string">
            <text:p>NOAA-CIRES Twentieth Century Reanalysis (V2c)|Single Level|Gaussian|Planetary Boundary Layer Height</text:p>
          </table:table-cell>
          <table:table-cell office:value-type="string">
            <text:p>Planetary Boundary Layer Height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hpbl.mon.mean.nc</text:p>
          </table:table-cell>
          <table:table-cell office:value-type="string">
            <text:p>Monthlies/gaussian_sprd/monolevel/hpbl.mon.mean.csv</text:p>
          </table:table-cell>
          <table:table-cell office:value-type="string">
            <text:p>hpbl.mon.mean.csv</text:p>
          </table:table-cell>
          <table:table-cell office:value-type="string">
            <text:p>hpbl</text:p>
          </table:table-cell>
          <table:table-cell office:value-type="string">
            <text:p>ftp://ftp.cdc.noaa.gov/Datasets/20thC_ReanV2c/Monthlies/gaussian_sprd/monolevel/hpbl.mon.mean.nc</text:p>
          </table:table-cell>
          <table:table-cell office:value-type="string">
            <text:p>http://www.esrl.noaa.gov/psd/thredds/dodsC/Datasets/20thC_ReanV2c/Monthlies/gaussian_sprd/monolevel/hpb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hpbl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59];&quot;|&quot;;[.D159];&quot;|&quot;;[.F159];&quot; (&quot;;[.G159];&quot;)&quot;)" office:value-type="string" office:string-value="NOAA|NOAA-CIRES Twentieth Century Reanalysis (V2c)|Single Level|Gaussian|Planetary Boundary Layer Height|Monthly Long Term Mean Ensemble Spreads (Surface)">
            <text:p>NOAA|NOAA-CIRES Twentieth Century Reanalysis (V2c)|Single Level|Gaussian|Planetary Boundary Layer Height|Monthly Long Term Mean Ensemble Spreads (Surface)</text:p>
          </table:table-cell>
          <table:table-cell/>
          <table:table-cell office:value-type="string">
            <text:p>NOAA-CIRES Twentieth Century Reanalysis (V2c)|Single Level|Gaussian|Planetary Boundary Layer Height</text:p>
          </table:table-cell>
          <table:table-cell office:value-type="string">
            <text:p>Planetary Boundary Layer Height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hpbl.mon.ltm.nc</text:p>
          </table:table-cell>
          <table:table-cell office:value-type="string">
            <text:p>Derived/Monthlies/gaussian_sprd/monolevel/hpbl.mon.ltm.csv</text:p>
          </table:table-cell>
          <table:table-cell office:value-type="string">
            <text:p>hpbl.mon.ltm.csv</text:p>
          </table:table-cell>
          <table:table-cell office:value-type="string">
            <text:p>hpbl</text:p>
          </table:table-cell>
          <table:table-cell office:value-type="string">
            <text:p>ftp://ftp.cdc.noaa.gov/Datasets/20thC_ReanV2c/Derived/Monthlies/gaussian_sprd/monolevel/hpbl.mon.ltm.nc</text:p>
          </table:table-cell>
          <table:table-cell office:value-type="string">
            <text:p>http://www.esrl.noaa.gov/psd/thredds/dodsC/Datasets/20thC_ReanV2c/Derived/Monthlies/gaussian_sprd/monolevel/hpbl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hpbl_mon_ltm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60];&quot;|&quot;;[.D160];&quot;|&quot;;[.F160];&quot; (&quot;;[.G160];&quot;)&quot;)" office:value-type="string" office:string-value="NOAA|NOAA-CIRES Twentieth Century Reanalysis (V2c)|Single Level|Gaussian|Ice Concentration|Monthly Means (Surface)">
            <text:p>NOAA|NOAA-CIRES Twentieth Century Reanalysis (V2c)|Single Level|Gaussian|Ice Concentration|Monthly Means (Surface)</text:p>
          </table:table-cell>
          <table:table-cell/>
          <table:table-cell office:value-type="string">
            <text:p>NOAA-CIRES Twentieth Century Reanalysis (V2c)|Single Level|Gaussian|Ice Concentration</text:p>
          </table:table-cell>
          <table:table-cell office:value-type="string">
            <text:p>Ice Concentration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icec.mon.mean.nc</text:p>
          </table:table-cell>
          <table:table-cell office:value-type="string">
            <text:p>Monthlies/gaussian/monolevel/icec.mon.mean.csv</text:p>
          </table:table-cell>
          <table:table-cell office:value-type="string">
            <text:p>icec.mon.mean.csv</text:p>
          </table:table-cell>
          <table:table-cell office:value-type="string">
            <text:p>icec</text:p>
          </table:table-cell>
          <table:table-cell office:value-type="string">
            <text:p>ftp://ftp.cdc.noaa.gov/Datasets/20thC_ReanV2c/Monthlies/gaussian/monolevel/icec.mon.mean.nc</text:p>
          </table:table-cell>
          <table:table-cell office:value-type="string">
            <text:p>http://www.esrl.noaa.gov/psd/thredds/dodsC/Datasets/20thC_ReanV2c/Monthlies/gaussian/monolevel/ice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icec_mon_mean</text:p>
          </table:table-cell>
          <table:table-cell office:value-type="string">
            <text:p>frac.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61];&quot;|&quot;;[.D161];&quot;|&quot;;[.F161];&quot; (&quot;;[.G161];&quot;)&quot;)" office:value-type="string" office:string-value="NOAA|NOAA-CIRES Twentieth Century Reanalysis (V2c)|Single Level|Gaussian|Ice Concentration|Monthly Long Term Means (Surface)">
            <text:p>NOAA|NOAA-CIRES Twentieth Century Reanalysis (V2c)|Single Level|Gaussian|Ice Concentration|Monthly Long Term Means (Surface)</text:p>
          </table:table-cell>
          <table:table-cell/>
          <table:table-cell office:value-type="string">
            <text:p>NOAA-CIRES Twentieth Century Reanalysis (V2c)|Single Level|Gaussian|Ice Concentration</text:p>
          </table:table-cell>
          <table:table-cell office:value-type="string">
            <text:p>Ice Concentration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icec.mon.ltm.nc</text:p>
          </table:table-cell>
          <table:table-cell office:value-type="string">
            <text:p>Derived/Monthlies/gaussian/monolevel/icec.mon.ltm.csv</text:p>
          </table:table-cell>
          <table:table-cell office:value-type="string">
            <text:p>icec.mon.ltm.csv</text:p>
          </table:table-cell>
          <table:table-cell office:value-type="string">
            <text:p>icec</text:p>
          </table:table-cell>
          <table:table-cell office:value-type="string">
            <text:p>ftp://ftp.cdc.noaa.gov/Datasets/20thC_ReanV2c/Derived/Monthlies/gaussian/monolevel/icec.mon.ltm.nc</text:p>
          </table:table-cell>
          <table:table-cell office:value-type="string">
            <text:p>http://www.esrl.noaa.gov/psd/thredds/dodsC/Datasets/20thC_ReanV2c/Derived/Monthlies/gaussian/monolevel/ice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icec_mon_ltm</text:p>
          </table:table-cell>
          <table:table-cell office:value-type="string">
            <text:p>frac.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62];&quot;|&quot;;[.D162];&quot;|&quot;;[.F162];&quot; (&quot;;[.G162];&quot;)&quot;)" office:value-type="string" office:string-value="NOAA|NOAA-CIRES Twentieth Century Reanalysis (V2c)|Single Level|Gaussian|ice thickness|Monthly Means (Surface)">
            <text:p>NOAA|NOAA-CIRES Twentieth Century Reanalysis (V2c)|Single Level|Gaussian|ice thickness|Monthly Means (Surface)</text:p>
          </table:table-cell>
          <table:table-cell/>
          <table:table-cell office:value-type="string">
            <text:p>NOAA-CIRES Twentieth Century Reanalysis (V2c)|Single Level|Gaussian|ice thickness</text:p>
          </table:table-cell>
          <table:table-cell office:value-type="string">
            <text:p>ice thickness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icet.mon.mean.nc</text:p>
          </table:table-cell>
          <table:table-cell office:value-type="string">
            <text:p>Monthlies/gaussian/monolevel/icet.mon.mean.csv</text:p>
          </table:table-cell>
          <table:table-cell office:value-type="string">
            <text:p>icet.mon.mean.csv</text:p>
          </table:table-cell>
          <table:table-cell office:value-type="string">
            <text:p>icet</text:p>
          </table:table-cell>
          <table:table-cell office:value-type="string">
            <text:p>ftp://ftp.cdc.noaa.gov/Datasets/20thC_ReanV2c/Monthlies/gaussian/monolevel/icet.mon.mean.nc</text:p>
          </table:table-cell>
          <table:table-cell office:value-type="string">
            <text:p>http://www.esrl.noaa.gov/psd/thredds/dodsC/Datasets/20thC_ReanV2c/Monthlies/gaussian/monolevel/ice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icet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163];&quot;|&quot;;[.D163];&quot;|&quot;;[.F163];&quot; (&quot;;[.G163];&quot;)&quot;)" office:value-type="string" office:string-value="NOAA|NOAA-CIRES Twentieth Century Reanalysis (V2c)|Single Level|Gaussian|ice thickness|Monthly Long Term Means (Surface)">
            <text:p>NOAA|NOAA-CIRES Twentieth Century Reanalysis (V2c)|Single Level|Gaussian|ice thickness|Monthly Long Term Means (Surface)</text:p>
          </table:table-cell>
          <table:table-cell/>
          <table:table-cell office:value-type="string">
            <text:p>NOAA-CIRES Twentieth Century Reanalysis (V2c)|Single Level|Gaussian|ice thickness</text:p>
          </table:table-cell>
          <table:table-cell office:value-type="string">
            <text:p>ice thickness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icet.mon.ltm.nc</text:p>
          </table:table-cell>
          <table:table-cell office:value-type="string">
            <text:p>Derived/Monthlies/gaussian/monolevel/icet.mon.ltm.csv</text:p>
          </table:table-cell>
          <table:table-cell office:value-type="string">
            <text:p>icet.mon.ltm.csv</text:p>
          </table:table-cell>
          <table:table-cell office:value-type="string">
            <text:p>icet</text:p>
          </table:table-cell>
          <table:table-cell office:value-type="string">
            <text:p>ftp://ftp.cdc.noaa.gov/Datasets/20thC_ReanV2c/Derived/Monthlies/gaussian/monolevel/icet.mon.ltm.nc</text:p>
          </table:table-cell>
          <table:table-cell office:value-type="string">
            <text:p>http://www.esrl.noaa.gov/psd/thredds/dodsC/Datasets/20thC_ReanV2c/Derived/Monthlies/gaussian/monolevel/ice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icet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164];&quot;|&quot;;[.D164];&quot;|&quot;;[.F164];&quot; (&quot;;[.G164];&quot;)&quot;)" office:value-type="string" office:string-value="NOAA|NOAA-CIRES Twentieth Century Reanalysis (V2c)|Single Level|Gaussian|ice thickness|Monthly Ensemble Spreads (Surface)">
            <text:p>NOAA|NOAA-CIRES Twentieth Century Reanalysis (V2c)|Single Level|Gaussian|ice thickness|Monthly Ensemble Spreads (Surface)</text:p>
          </table:table-cell>
          <table:table-cell/>
          <table:table-cell office:value-type="string">
            <text:p>NOAA-CIRES Twentieth Century Reanalysis (V2c)|Single Level|Gaussian|ice thickness</text:p>
          </table:table-cell>
          <table:table-cell office:value-type="string">
            <text:p>ice thickness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icet.mon.mean.nc</text:p>
          </table:table-cell>
          <table:table-cell office:value-type="string">
            <text:p>Monthlies/gaussian_sprd/monolevel/icet.mon.mean.csv</text:p>
          </table:table-cell>
          <table:table-cell office:value-type="string">
            <text:p>icet.mon.mean.csv</text:p>
          </table:table-cell>
          <table:table-cell office:value-type="string">
            <text:p>icet</text:p>
          </table:table-cell>
          <table:table-cell office:value-type="string">
            <text:p>ftp://ftp.cdc.noaa.gov/Datasets/20thC_ReanV2c/Monthlies/gaussian_sprd/monolevel/icet.mon.mean.nc</text:p>
          </table:table-cell>
          <table:table-cell office:value-type="string">
            <text:p>http://www.esrl.noaa.gov/psd/thredds/dodsC/Datasets/20thC_ReanV2c/Monthlies/gaussian_sprd/monolevel/ice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icet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165];&quot;|&quot;;[.D165];&quot;|&quot;;[.F165];&quot; (&quot;;[.G165];&quot;)&quot;)" office:value-type="string" office:string-value="NOAA|NOAA-CIRES Twentieth Century Reanalysis (V2c)|Single Level|Gaussian|ice thickness|Monthly Long Term Mean Ensemble Spreads (Surface)">
            <text:p>NOAA|NOAA-CIRES Twentieth Century Reanalysis (V2c)|Single Level|Gaussian|ice thickness|Monthly Long Term Mean Ensemble Spreads (Surface)</text:p>
          </table:table-cell>
          <table:table-cell/>
          <table:table-cell office:value-type="string">
            <text:p>NOAA-CIRES Twentieth Century Reanalysis (V2c)|Single Level|Gaussian|ice thickness</text:p>
          </table:table-cell>
          <table:table-cell office:value-type="string">
            <text:p>ice thickness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icet.mon.ltm.nc</text:p>
          </table:table-cell>
          <table:table-cell office:value-type="string">
            <text:p>Derived/Monthlies/gaussian_sprd/monolevel/icet.mon.ltm.csv</text:p>
          </table:table-cell>
          <table:table-cell office:value-type="string">
            <text:p>icet.mon.ltm.csv</text:p>
          </table:table-cell>
          <table:table-cell office:value-type="string">
            <text:p>icet</text:p>
          </table:table-cell>
          <table:table-cell office:value-type="string">
            <text:p>ftp://ftp.cdc.noaa.gov/Datasets/20thC_ReanV2c/Derived/Monthlies/gaussian_sprd/monolevel/icet.mon.ltm.nc</text:p>
          </table:table-cell>
          <table:table-cell office:value-type="string">
            <text:p>http://www.esrl.noaa.gov/psd/thredds/dodsC/Datasets/20thC_ReanV2c/Derived/Monthlies/gaussian_sprd/monolevel/ice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icet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166];&quot;|&quot;;[.D166];&quot;|&quot;;[.F166];&quot; (&quot;;[.G166];&quot;)&quot;)" office:value-type="string" office:string-value="NOAA|NOAA-CIRES Twentieth Century Reanalysis (V2c)|Single Level|Gaussian|Latent Heat Net Flux|Monthly Means (Surface)">
            <text:p>NOAA|NOAA-CIRES Twentieth Century Reanalysis (V2c)|Single Level|Gaussian|Latent Heat Net Flux|Monthly Means (Surface)</text:p>
          </table:table-cell>
          <table:table-cell/>
          <table:table-cell office:value-type="string">
            <text:p>NOAA-CIRES Twentieth Century Reanalysis (V2c)|Single Level|Gaussian|Latent Heat Net Flux</text:p>
          </table:table-cell>
          <table:table-cell office:value-type="string">
            <text:p>Latent Heat Net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lhtfl.mon.mean.nc</text:p>
          </table:table-cell>
          <table:table-cell office:value-type="string">
            <text:p>Monthlies/gaussian/monolevel/lhtfl.mon.mean.csv</text:p>
          </table:table-cell>
          <table:table-cell office:value-type="string">
            <text:p>lhtfl.mon.mean.csv</text:p>
          </table:table-cell>
          <table:table-cell office:value-type="string">
            <text:p>lhtfl</text:p>
          </table:table-cell>
          <table:table-cell office:value-type="string">
            <text:p>ftp://ftp.cdc.noaa.gov/Datasets/20thC_ReanV2c/Monthlies/gaussian/monolevel/lhtfl.mon.mean.nc</text:p>
          </table:table-cell>
          <table:table-cell office:value-type="string">
            <text:p>http://www.esrl.noaa.gov/psd/thredds/dodsC/Datasets/20thC_ReanV2c/Monthlies/gaussian/monolevel/lhtf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lhtfl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67];&quot;|&quot;;[.D167];&quot;|&quot;;[.F167];&quot; (&quot;;[.G167];&quot;)&quot;)" office:value-type="string" office:string-value="NOAA|NOAA-CIRES Twentieth Century Reanalysis (V2c)|Single Level|Gaussian|Latent Heat Net Flux|Monthly Long Term Means (Surface)">
            <text:p>NOAA|NOAA-CIRES Twentieth Century Reanalysis (V2c)|Single Level|Gaussian|Latent Heat Net Flux|Monthly Long Term Means (Surface)</text:p>
          </table:table-cell>
          <table:table-cell/>
          <table:table-cell office:value-type="string">
            <text:p>NOAA-CIRES Twentieth Century Reanalysis (V2c)|Single Level|Gaussian|Latent Heat Net Flux</text:p>
          </table:table-cell>
          <table:table-cell office:value-type="string">
            <text:p>Latent Heat Net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lhtfl.mon.ltm.nc</text:p>
          </table:table-cell>
          <table:table-cell office:value-type="string">
            <text:p>Derived/Monthlies/gaussian/monolevel/lhtfl.mon.ltm.csv</text:p>
          </table:table-cell>
          <table:table-cell office:value-type="string">
            <text:p>lhtfl.mon.ltm.csv</text:p>
          </table:table-cell>
          <table:table-cell office:value-type="string">
            <text:p>lhtfl</text:p>
          </table:table-cell>
          <table:table-cell office:value-type="string">
            <text:p>ftp://ftp.cdc.noaa.gov/Datasets/20thC_ReanV2c/Derived/Monthlies/gaussian/monolevel/lhtfl.mon.ltm.nc</text:p>
          </table:table-cell>
          <table:table-cell office:value-type="string">
            <text:p>http://www.esrl.noaa.gov/psd/thredds/dodsC/Datasets/20thC_ReanV2c/Derived/Monthlies/gaussian/monolevel/lhtfl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lhtfl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68];&quot;|&quot;;[.D168];&quot;|&quot;;[.F168];&quot; (&quot;;[.G168];&quot;)&quot;)" office:value-type="string" office:string-value="NOAA|NOAA-CIRES Twentieth Century Reanalysis (V2c)|Single Level|Gaussian|Latent Heat Net Flux|Monthly Ensemble Spreads (Surface)">
            <text:p>NOAA|NOAA-CIRES Twentieth Century Reanalysis (V2c)|Single Level|Gaussian|Latent Heat Net Flux|Monthly Ensemble Spreads (Surface)</text:p>
          </table:table-cell>
          <table:table-cell/>
          <table:table-cell office:value-type="string">
            <text:p>NOAA-CIRES Twentieth Century Reanalysis (V2c)|Single Level|Gaussian|Latent Heat Net Flux</text:p>
          </table:table-cell>
          <table:table-cell office:value-type="string">
            <text:p>Latent Heat Net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lhtfl.mon.mean.nc</text:p>
          </table:table-cell>
          <table:table-cell office:value-type="string">
            <text:p>Monthlies/gaussian_sprd/monolevel/lhtfl.mon.mean.csv</text:p>
          </table:table-cell>
          <table:table-cell office:value-type="string">
            <text:p>lhtfl.mon.mean.csv</text:p>
          </table:table-cell>
          <table:table-cell office:value-type="string">
            <text:p>lhtfl</text:p>
          </table:table-cell>
          <table:table-cell office:value-type="string">
            <text:p>ftp://ftp.cdc.noaa.gov/Datasets/20thC_ReanV2c/Monthlies/gaussian_sprd/monolevel/lhtfl.mon.mean.nc</text:p>
          </table:table-cell>
          <table:table-cell office:value-type="string">
            <text:p>http://www.esrl.noaa.gov/psd/thredds/dodsC/Datasets/20thC_ReanV2c/Monthlies/gaussian_sprd/monolevel/lhtf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lhtfl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69];&quot;|&quot;;[.D169];&quot;|&quot;;[.F169];&quot; (&quot;;[.G169];&quot;)&quot;)" office:value-type="string" office:string-value="NOAA|NOAA-CIRES Twentieth Century Reanalysis (V2c)|Single Level|Gaussian|Latent Heat Net Flux|Monthly Long Term Mean Ensemble Spreads (Surface)">
            <text:p>NOAA|NOAA-CIRES Twentieth Century Reanalysis (V2c)|Single Level|Gaussian|Latent Heat Net Flux|Monthly Long Term Mean Ensemble Spreads (Surface)</text:p>
          </table:table-cell>
          <table:table-cell/>
          <table:table-cell office:value-type="string">
            <text:p>NOAA-CIRES Twentieth Century Reanalysis (V2c)|Single Level|Gaussian|Latent Heat Net Flux</text:p>
          </table:table-cell>
          <table:table-cell office:value-type="string">
            <text:p>Latent Heat Net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lhtfl.mon.ltm.nc</text:p>
          </table:table-cell>
          <table:table-cell office:value-type="string">
            <text:p>Derived/Monthlies/gaussian_sprd/monolevel/lhtfl.mon.ltm.csv</text:p>
          </table:table-cell>
          <table:table-cell office:value-type="string">
            <text:p>lhtfl.mon.ltm.csv</text:p>
          </table:table-cell>
          <table:table-cell office:value-type="string">
            <text:p>lhtfl</text:p>
          </table:table-cell>
          <table:table-cell office:value-type="string">
            <text:p>ftp://ftp.cdc.noaa.gov/Datasets/20thC_ReanV2c/Derived/Monthlies/gaussian_sprd/monolevel/lhtfl.mon.ltm.nc</text:p>
          </table:table-cell>
          <table:table-cell office:value-type="string">
            <text:p>http://www.esrl.noaa.gov/psd/thredds/dodsC/Datasets/20thC_ReanV2c/Derived/Monthlies/gaussian_sprd/monolevel/lhtfl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lhtfl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0];&quot;|&quot;;[.D170];&quot;|&quot;;[.F170];&quot; (&quot;;[.G170];&quot;)&quot;)" office:value-type="string" office:string-value="NOAA|NOAA-CIRES Twentieth Century Reanalysis (V2c)|Single Level|Gaussian|Potential Evaporation Rate|Monthly Means (Surface)">
            <text:p>NOAA|NOAA-CIRES Twentieth Century Reanalysis (V2c)|Single Level|Gaussian|Potential Evaporation Rate|Monthly Means (Surface)</text:p>
          </table:table-cell>
          <table:table-cell/>
          <table:table-cell office:value-type="string">
            <text:p>NOAA-CIRES Twentieth Century Reanalysis (V2c)|Single Level|Gaussian|Potential Evaporation Rate</text:p>
          </table:table-cell>
          <table:table-cell office:value-type="string">
            <text:p>Potential Evaporation Rate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pevpr.mon.mean.nc</text:p>
          </table:table-cell>
          <table:table-cell office:value-type="string">
            <text:p>Monthlies/gaussian/monolevel/pevpr.mon.mean.csv</text:p>
          </table:table-cell>
          <table:table-cell office:value-type="string">
            <text:p>pevpr.mon.mean.csv</text:p>
          </table:table-cell>
          <table:table-cell office:value-type="string">
            <text:p>pevpr</text:p>
          </table:table-cell>
          <table:table-cell office:value-type="string">
            <text:p>ftp://ftp.cdc.noaa.gov/Datasets/20thC_ReanV2c/Monthlies/gaussian/monolevel/pevpr.mon.mean.nc</text:p>
          </table:table-cell>
          <table:table-cell office:value-type="string">
            <text:p>http://www.esrl.noaa.gov/psd/thredds/dodsC/Datasets/20thC_ReanV2c/Monthlies/gaussian/monolevel/pevpr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pevpr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1];&quot;|&quot;;[.D171];&quot;|&quot;;[.F171];&quot; (&quot;;[.G171];&quot;)&quot;)" office:value-type="string" office:string-value="NOAA|NOAA-CIRES Twentieth Century Reanalysis (V2c)|Single Level|Gaussian|Potential Evaporation Rate|Monthly Long Term Means (Surface)">
            <text:p>NOAA|NOAA-CIRES Twentieth Century Reanalysis (V2c)|Single Level|Gaussian|Potential Evaporation Rate|Monthly Long Term Means (Surface)</text:p>
          </table:table-cell>
          <table:table-cell/>
          <table:table-cell office:value-type="string">
            <text:p>NOAA-CIRES Twentieth Century Reanalysis (V2c)|Single Level|Gaussian|Potential Evaporation Rate</text:p>
          </table:table-cell>
          <table:table-cell office:value-type="string">
            <text:p>Potential Evaporation Rate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pevpr.mon.ltm.nc</text:p>
          </table:table-cell>
          <table:table-cell office:value-type="string">
            <text:p>Derived/Monthlies/gaussian/monolevel/pevpr.mon.ltm.csv</text:p>
          </table:table-cell>
          <table:table-cell office:value-type="string">
            <text:p>pevpr.mon.ltm.csv</text:p>
          </table:table-cell>
          <table:table-cell office:value-type="string">
            <text:p>pevpr</text:p>
          </table:table-cell>
          <table:table-cell office:value-type="string">
            <text:p>ftp://ftp.cdc.noaa.gov/Datasets/20thC_ReanV2c/Derived/Monthlies/gaussian/monolevel/pevpr.mon.ltm.nc</text:p>
          </table:table-cell>
          <table:table-cell office:value-type="string">
            <text:p>http://www.esrl.noaa.gov/psd/thredds/dodsC/Datasets/20thC_ReanV2c/Derived/Monthlies/gaussian/monolevel/pevpr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pevpr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2];&quot;|&quot;;[.D172];&quot;|&quot;;[.F172];&quot; (&quot;;[.G172];&quot;)&quot;)" office:value-type="string" office:string-value="NOAA|NOAA-CIRES Twentieth Century Reanalysis (V2c)|Single Level|Gaussian|Potential Evaporation Rate|Monthly Ensemble Spreads (Surface)">
            <text:p>NOAA|NOAA-CIRES Twentieth Century Reanalysis (V2c)|Single Level|Gaussian|Potential Evaporation Rate|Monthly Ensemble Spreads (Surface)</text:p>
          </table:table-cell>
          <table:table-cell/>
          <table:table-cell office:value-type="string">
            <text:p>NOAA-CIRES Twentieth Century Reanalysis (V2c)|Single Level|Gaussian|Potential Evaporation Rate</text:p>
          </table:table-cell>
          <table:table-cell office:value-type="string">
            <text:p>Potential Evaporation Rate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pevpr.mon.mean.nc</text:p>
          </table:table-cell>
          <table:table-cell office:value-type="string">
            <text:p>Monthlies/gaussian_sprd/monolevel/pevpr.mon.mean.csv</text:p>
          </table:table-cell>
          <table:table-cell office:value-type="string">
            <text:p>pevpr.mon.mean.csv</text:p>
          </table:table-cell>
          <table:table-cell office:value-type="string">
            <text:p>pevpr</text:p>
          </table:table-cell>
          <table:table-cell office:value-type="string">
            <text:p>ftp://ftp.cdc.noaa.gov/Datasets/20thC_ReanV2c/Monthlies/gaussian_sprd/monolevel/pevpr.mon.mean.nc</text:p>
          </table:table-cell>
          <table:table-cell office:value-type="string">
            <text:p>http://www.esrl.noaa.gov/psd/thredds/dodsC/Datasets/20thC_ReanV2c/Monthlies/gaussian_sprd/monolevel/pevpr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pevpr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3];&quot;|&quot;;[.D173];&quot;|&quot;;[.F173];&quot; (&quot;;[.G173];&quot;)&quot;)" office:value-type="string" office:string-value="NOAA|NOAA-CIRES Twentieth Century Reanalysis (V2c)|Single Level|Gaussian|Potential Evaporation Rate|Monthly Long Term Mean Ensemble Spreads (Surface)">
            <text:p>NOAA|NOAA-CIRES Twentieth Century Reanalysis (V2c)|Single Level|Gaussian|Potential Evaporation Rate|Monthly Long Term Mean Ensemble Spreads (Surface)</text:p>
          </table:table-cell>
          <table:table-cell/>
          <table:table-cell office:value-type="string">
            <text:p>NOAA-CIRES Twentieth Century Reanalysis (V2c)|Single Level|Gaussian|Potential Evaporation Rate</text:p>
          </table:table-cell>
          <table:table-cell office:value-type="string">
            <text:p>Potential Evaporation Rate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pevpr.mon.ltm.nc</text:p>
          </table:table-cell>
          <table:table-cell office:value-type="string">
            <text:p>Derived/Monthlies/gaussian_sprd/monolevel/pevpr.mon.ltm.csv</text:p>
          </table:table-cell>
          <table:table-cell office:value-type="string">
            <text:p>pevpr.mon.ltm.csv</text:p>
          </table:table-cell>
          <table:table-cell office:value-type="string">
            <text:p>pevpr</text:p>
          </table:table-cell>
          <table:table-cell office:value-type="string">
            <text:p>ftp://ftp.cdc.noaa.gov/Datasets/20thC_ReanV2c/Derived/Monthlies/gaussian_sprd/monolevel/pevpr.mon.ltm.nc</text:p>
          </table:table-cell>
          <table:table-cell office:value-type="string">
            <text:p>http://www.esrl.noaa.gov/psd/thredds/dodsC/Datasets/20thC_ReanV2c/Derived/Monthlies/gaussian_sprd/monolevel/pevpr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pevpr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4];&quot;|&quot;;[.D174];&quot;|&quot;;[.F174];&quot; (&quot;;[.G174];&quot;)&quot;)" office:value-type="string" office:string-value="NOAA|NOAA-CIRES Twentieth Century Reanalysis (V2c)|Single Level|Gaussian|Precipitable Water Content|Monthly Means (Entire Atmosphere Considered As a Single Layer)">
            <text:p>NOAA|NOAA-CIRES Twentieth Century Reanalysis (V2c)|Single Level|Gaussian|Precipitable Water Content|Monthly Means (Entire Atmosphere Considered As a Single Layer)</text:p>
          </table:table-cell>
          <table:table-cell/>
          <table:table-cell office:value-type="string">
            <text:p>NOAA-CIRES Twentieth Century Reanalysis (V2c)|Single Level|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gaussian/monolevel/pr_wtr.eatm.mon.mean.nc</text:p>
          </table:table-cell>
          <table:table-cell office:value-type="string">
            <text:p>Monthlies/gaussian/monolevel/pr_wtr.eatm.mon.mean.csv</text:p>
          </table:table-cell>
          <table:table-cell office:value-type="string">
            <text:p>pr_wtr.eatm.mon.mean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Monthlies/gaussian/monolevel/pr_wtr.eatm.mon.mean.nc</text:p>
          </table:table-cell>
          <table:table-cell office:value-type="string">
            <text:p>http://www.esrl.noaa.gov/psd/thredds/dodsC/Datasets/20thC_ReanV2c/Monthlies/gaussian/monolevel/pr_wtr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pr_wtr_eatm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5];&quot;|&quot;;[.D175];&quot;|&quot;;[.F175];&quot; (&quot;;[.G175];&quot;)&quot;)" office:value-type="string" office:string-value="NOAA|NOAA-CIRES Twentieth Century Reanalysis (V2c)|Single Level|Gaussian|Precipitable Water Content|Monthly Long Term Means (Entire Atmosphere Considered As a Single Layer)">
            <text:p>NOAA|NOAA-CIRES Twentieth Century Reanalysis (V2c)|Single Level|Gaussian|Precipitable Water Content|Monthly Long Term Means (Entire Atmosphere Considered As a Single Layer)</text:p>
          </table:table-cell>
          <table:table-cell/>
          <table:table-cell office:value-type="string">
            <text:p>NOAA-CIRES Twentieth Century Reanalysis (V2c)|Single Level|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Long Term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gaussian/monolevel/pr_wtr.eatm.mon.ltm.nc</text:p>
          </table:table-cell>
          <table:table-cell office:value-type="string">
            <text:p>Derived/Monthlies/gaussian/monolevel/pr_wtr.eatm.mon.ltm.csv</text:p>
          </table:table-cell>
          <table:table-cell office:value-type="string">
            <text:p>pr_wtr.eatm.mon.ltm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Derived/Monthlies/gaussian/monolevel/pr_wtr.eatm.mon.ltm.nc</text:p>
          </table:table-cell>
          <table:table-cell office:value-type="string">
            <text:p>http://www.esrl.noaa.gov/psd/thredds/dodsC/Datasets/20thC_ReanV2c/Derived/Monthlies/gaussian/monolevel/pr_wtr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pr_wtr_eatm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6];&quot;|&quot;;[.D176];&quot;|&quot;;[.F176];&quot; (&quot;;[.G176];&quot;)&quot;)" office:value-type="string" office:string-value="NOAA|NOAA-CIRES Twentieth Century Reanalysis (V2c)|Single Level|Gaussian|Precipitable Water Content|Monthly Ensemble Spreads (Entire Atmosphere Considered As a Single Layer)">
            <text:p>NOAA|NOAA-CIRES Twentieth Century Reanalysis (V2c)|Single Level|Gaussian|Precipitable Water Content|Monthly Ensemble Spreads (Entire Atmosphere Considered As a Single Layer)</text:p>
          </table:table-cell>
          <table:table-cell/>
          <table:table-cell office:value-type="string">
            <text:p>NOAA-CIRES Twentieth Century Reanalysis (V2c)|Single Level|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gaussian_sprd/monolevel/pr_wtr.eatm.mon.mean.nc</text:p>
          </table:table-cell>
          <table:table-cell office:value-type="string">
            <text:p>Monthlies/gaussian_sprd/monolevel/pr_wtr.eatm.mon.mean.csv</text:p>
          </table:table-cell>
          <table:table-cell office:value-type="string">
            <text:p>pr_wtr.eatm.mon.mean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Monthlies/gaussian_sprd/monolevel/pr_wtr.eatm.mon.mean.nc</text:p>
          </table:table-cell>
          <table:table-cell office:value-type="string">
            <text:p>http://www.esrl.noaa.gov/psd/thredds/dodsC/Datasets/20thC_ReanV2c/Monthlies/gaussian_sprd/monolevel/pr_wtr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pr_wtr_eatm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7];&quot;|&quot;;[.D177];&quot;|&quot;;[.F177];&quot; (&quot;;[.G177];&quot;)&quot;)" office:value-type="string" office:string-value="NOAA|NOAA-CIRES Twentieth Century Reanalysis (V2c)|Single Level|Gaussian|Precipitable Water Content|Monthly Long Term Mean Ensemble Spreads (Entire Atmosphere Considered As a Single Layer)">
            <text:p>NOAA|NOAA-CIRES Twentieth Century Reanalysis (V2c)|Single Level|Gaussian|Precipitable Water Content|Monthly Long Term Mean Ensemble Spreads (Entire Atmosphere Considered As a Single Layer)</text:p>
          </table:table-cell>
          <table:table-cell/>
          <table:table-cell office:value-type="string">
            <text:p>NOAA-CIRES Twentieth Century Reanalysis (V2c)|Single Level|Gaussian|Precipitable Water Content</text:p>
          </table:table-cell>
          <table:table-cell office:value-type="string">
            <text:p>Precipitable Water Content</text:p>
          </table:table-cell>
          <table:table-cell office:value-type="string">
            <text:p>Monthly Long Term Mean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gaussian_sprd/monolevel/pr_wtr.eatm.mon.ltm.nc</text:p>
          </table:table-cell>
          <table:table-cell office:value-type="string">
            <text:p>Derived/Monthlies/gaussian_sprd/monolevel/pr_wtr.eatm.mon.ltm.csv</text:p>
          </table:table-cell>
          <table:table-cell office:value-type="string">
            <text:p>pr_wtr.eatm.mon.ltm.csv</text:p>
          </table:table-cell>
          <table:table-cell office:value-type="string">
            <text:p>pr_wtr</text:p>
          </table:table-cell>
          <table:table-cell office:value-type="string">
            <text:p>ftp://ftp.cdc.noaa.gov/Datasets/20thC_ReanV2c/Derived/Monthlies/gaussian_sprd/monolevel/pr_wtr.eatm.mon.ltm.nc</text:p>
          </table:table-cell>
          <table:table-cell office:value-type="string">
            <text:p>http://www.esrl.noaa.gov/psd/thredds/dodsC/Datasets/20thC_ReanV2c/Derived/Monthlies/gaussian_sprd/monolevel/pr_wtr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pr_wtr_eatm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8];&quot;|&quot;;[.D178];&quot;|&quot;;[.F178];&quot; (&quot;;[.G178];&quot;)&quot;)" office:value-type="string" office:string-value="NOAA|NOAA-CIRES Twentieth Century Reanalysis (V2c)|Single Level|Gaussian|Precipitation Rate|Monthly Means (Surface)">
            <text:p>NOAA|NOAA-CIRES Twentieth Century Reanalysis (V2c)|Single Level|Gaussian|Precipitation Rate|Monthly Means (Surface)</text:p>
          </table:table-cell>
          <table:table-cell/>
          <table:table-cell office:value-type="string">
            <text:p>NOAA-CIRES Twentieth Century Reanalysis (V2c)|Single Level|Gaussian|Precipitation Rate</text:p>
          </table:table-cell>
          <table:table-cell office:value-type="string">
            <text:p>Precipitation Rate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prate.mon.mean.nc</text:p>
          </table:table-cell>
          <table:table-cell office:value-type="string">
            <text:p>Monthlies/gaussian/monolevel/prate.mon.mean.csv</text:p>
          </table:table-cell>
          <table:table-cell office:value-type="string">
            <text:p>prate.mon.mean.csv</text:p>
          </table:table-cell>
          <table:table-cell office:value-type="string">
            <text:p>prate</text:p>
          </table:table-cell>
          <table:table-cell office:value-type="string">
            <text:p>ftp://ftp.cdc.noaa.gov/Datasets/20thC_ReanV2c/Monthlies/gaussian/monolevel/prate.mon.mean.nc</text:p>
          </table:table-cell>
          <table:table-cell office:value-type="string">
            <text:p>http://www.esrl.noaa.gov/psd/thredds/dodsC/Datasets/20thC_ReanV2c/Monthlies/gaussian/monolevel/prate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prate_mon_mean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79];&quot;|&quot;;[.D179];&quot;|&quot;;[.F179];&quot; (&quot;;[.G179];&quot;)&quot;)" office:value-type="string" office:string-value="NOAA|NOAA-CIRES Twentieth Century Reanalysis (V2c)|Single Level|Gaussian|Precipitation Rate|Monthly Long Term Means (Surface)">
            <text:p>NOAA|NOAA-CIRES Twentieth Century Reanalysis (V2c)|Single Level|Gaussian|Precipitation Rate|Monthly Long Term Means (Surface)</text:p>
          </table:table-cell>
          <table:table-cell/>
          <table:table-cell office:value-type="string">
            <text:p>NOAA-CIRES Twentieth Century Reanalysis (V2c)|Single Level|Gaussian|Precipitation Rate</text:p>
          </table:table-cell>
          <table:table-cell office:value-type="string">
            <text:p>Precipitation Rate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prate.mon.ltm.nc</text:p>
          </table:table-cell>
          <table:table-cell office:value-type="string">
            <text:p>Derived/Monthlies/gaussian/monolevel/prate.mon.ltm.csv</text:p>
          </table:table-cell>
          <table:table-cell office:value-type="string">
            <text:p>prate.mon.ltm.csv</text:p>
          </table:table-cell>
          <table:table-cell office:value-type="string">
            <text:p>prate</text:p>
          </table:table-cell>
          <table:table-cell office:value-type="string">
            <text:p>ftp://ftp.cdc.noaa.gov/Datasets/20thC_ReanV2c/Derived/Monthlies/gaussian/monolevel/prate.mon.ltm.nc</text:p>
          </table:table-cell>
          <table:table-cell office:value-type="string">
            <text:p>http://www.esrl.noaa.gov/psd/thredds/dodsC/Datasets/20thC_ReanV2c/Derived/Monthlies/gaussian/monolevel/prate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prate_mon_ltm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0];&quot;|&quot;;[.D180];&quot;|&quot;;[.F180];&quot; (&quot;;[.G180];&quot;)&quot;)" office:value-type="string" office:string-value="NOAA|NOAA-CIRES Twentieth Century Reanalysis (V2c)|Single Level|Gaussian|Precipitation Rate|Monthly Ensemble Spreads (Surface)">
            <text:p>NOAA|NOAA-CIRES Twentieth Century Reanalysis (V2c)|Single Level|Gaussian|Precipitation Rate|Monthly Ensemble Spreads (Surface)</text:p>
          </table:table-cell>
          <table:table-cell/>
          <table:table-cell office:value-type="string">
            <text:p>NOAA-CIRES Twentieth Century Reanalysis (V2c)|Single Level|Gaussian|Precipitation Rate</text:p>
          </table:table-cell>
          <table:table-cell office:value-type="string">
            <text:p>Precipitation Rate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prate.mon.mean.nc</text:p>
          </table:table-cell>
          <table:table-cell office:value-type="string">
            <text:p>Monthlies/gaussian_sprd/monolevel/prate.mon.mean.csv</text:p>
          </table:table-cell>
          <table:table-cell office:value-type="string">
            <text:p>prate.mon.mean.csv</text:p>
          </table:table-cell>
          <table:table-cell office:value-type="string">
            <text:p>prate</text:p>
          </table:table-cell>
          <table:table-cell office:value-type="string">
            <text:p>ftp://ftp.cdc.noaa.gov/Datasets/20thC_ReanV2c/Monthlies/gaussian_sprd/monolevel/prate.mon.mean.nc</text:p>
          </table:table-cell>
          <table:table-cell office:value-type="string">
            <text:p>http://www.esrl.noaa.gov/psd/thredds/dodsC/Datasets/20thC_ReanV2c/Monthlies/gaussian_sprd/monolevel/prate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prate_mon_mean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1];&quot;|&quot;;[.D181];&quot;|&quot;;[.F181];&quot; (&quot;;[.G181];&quot;)&quot;)" office:value-type="string" office:string-value="NOAA|NOAA-CIRES Twentieth Century Reanalysis (V2c)|Single Level|Gaussian|Precipitation Rate|Monthly Long Term Mean Ensemble Spreads (Surface)">
            <text:p>NOAA|NOAA-CIRES Twentieth Century Reanalysis (V2c)|Single Level|Gaussian|Precipitation Rate|Monthly Long Term Mean Ensemble Spreads (Surface)</text:p>
          </table:table-cell>
          <table:table-cell/>
          <table:table-cell office:value-type="string">
            <text:p>NOAA-CIRES Twentieth Century Reanalysis (V2c)|Single Level|Gaussian|Precipitation Rate</text:p>
          </table:table-cell>
          <table:table-cell office:value-type="string">
            <text:p>Precipitation Rate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prate.mon.ltm.nc</text:p>
          </table:table-cell>
          <table:table-cell office:value-type="string">
            <text:p>Derived/Monthlies/gaussian_sprd/monolevel/prate.mon.ltm.csv</text:p>
          </table:table-cell>
          <table:table-cell office:value-type="string">
            <text:p>prate.mon.ltm.csv</text:p>
          </table:table-cell>
          <table:table-cell office:value-type="string">
            <text:p>prate</text:p>
          </table:table-cell>
          <table:table-cell office:value-type="string">
            <text:p>ftp://ftp.cdc.noaa.gov/Datasets/20thC_ReanV2c/Derived/Monthlies/gaussian_sprd/monolevel/prate.mon.ltm.nc</text:p>
          </table:table-cell>
          <table:table-cell office:value-type="string">
            <text:p>http://www.esrl.noaa.gov/psd/thredds/dodsC/Datasets/20thC_ReanV2c/Derived/Monthlies/gaussian_sprd/monolevel/prate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prate_mon_ltm</text:p>
          </table:table-cell>
          <table:table-cell office:value-type="string">
            <text:p>kg/m^2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2];&quot;|&quot;;[.D182];&quot;|&quot;;[.F182];&quot; (&quot;;[.G182];&quot;)&quot;)" office:value-type="string" office:string-value="NOAA|NOAA-CIRES Twentieth Century Reanalysis (V2c)|Single Level|Gaussian|Surface Pressure|Monthly Means (Surface)">
            <text:p>NOAA|NOAA-CIRES Twentieth Century Reanalysis (V2c)|Single Level|Gaussian|Surface Pressure|Monthly Means (Surface)</text:p>
          </table:table-cell>
          <table:table-cell/>
          <table:table-cell office:value-type="string">
            <text:p>NOAA-CIRES Twentieth Century Reanalysis (V2c)|Single Level|Gaussian|Surface Pressure</text:p>
          </table:table-cell>
          <table:table-cell office:value-type="string">
            <text:p>Surface Pressure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press.sfc.mon.mean.nc</text:p>
          </table:table-cell>
          <table:table-cell office:value-type="string">
            <text:p>Monthlies/gaussian/monolevel/press.sfc.mon.mean.csv</text:p>
          </table:table-cell>
          <table:table-cell office:value-type="string">
            <text:p>press.sfc.mon.mean.csv</text:p>
          </table:table-cell>
          <table:table-cell office:value-type="string">
            <text:p>press</text:p>
          </table:table-cell>
          <table:table-cell office:value-type="string">
            <text:p>ftp://ftp.cdc.noaa.gov/Datasets/20thC_ReanV2c/Monthlies/gaussian/monolevel/press.sfc.mon.mean.nc</text:p>
          </table:table-cell>
          <table:table-cell office:value-type="string">
            <text:p>http://www.esrl.noaa.gov/psd/thredds/dodsC/Datasets/20thC_ReanV2c/Monthlies/gaussian/monolevel/press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press_sfc_mon_mean</text:p>
          </table:table-cell>
          <table:table-cell office:value-type="string">
            <text:p>Pascal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3];&quot;|&quot;;[.D183];&quot;|&quot;;[.F183];&quot; (&quot;;[.G183];&quot;)&quot;)" office:value-type="string" office:string-value="NOAA|NOAA-CIRES Twentieth Century Reanalysis (V2c)|Single Level|Gaussian|Surface Pressure|Monthly Long Term Means (Surface)">
            <text:p>NOAA|NOAA-CIRES Twentieth Century Reanalysis (V2c)|Single Level|Gaussian|Surface Pressure|Monthly Long Term Means (Surface)</text:p>
          </table:table-cell>
          <table:table-cell/>
          <table:table-cell office:value-type="string">
            <text:p>NOAA-CIRES Twentieth Century Reanalysis (V2c)|Single Level|Gaussian|Surface Pressure</text:p>
          </table:table-cell>
          <table:table-cell office:value-type="string">
            <text:p>Surface Pressure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press.sfc.mon.ltm.nc</text:p>
          </table:table-cell>
          <table:table-cell office:value-type="string">
            <text:p>Derived/Monthlies/gaussian/monolevel/press.sfc.mon.ltm.csv</text:p>
          </table:table-cell>
          <table:table-cell office:value-type="string">
            <text:p>press.sfc.mon.ltm.csv</text:p>
          </table:table-cell>
          <table:table-cell office:value-type="string">
            <text:p>press</text:p>
          </table:table-cell>
          <table:table-cell office:value-type="string">
            <text:p>ftp://ftp.cdc.noaa.gov/Datasets/20thC_ReanV2c/Derived/Monthlies/gaussian/monolevel/press.sfc.mon.ltm.nc</text:p>
          </table:table-cell>
          <table:table-cell office:value-type="string">
            <text:p>http://www.esrl.noaa.gov/psd/thredds/dodsC/Datasets/20thC_ReanV2c/Derived/Monthlies/gaussian/monolevel/press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press_sfc_mon_ltm</text:p>
          </table:table-cell>
          <table:table-cell office:value-type="string">
            <text:p>Pascal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4];&quot;|&quot;;[.D184];&quot;|&quot;;[.F184];&quot; (&quot;;[.G184];&quot;)&quot;)" office:value-type="string" office:string-value="NOAA|NOAA-CIRES Twentieth Century Reanalysis (V2c)|Single Level|Gaussian|Surface Pressure|Monthly Ensemble Spreads (Surface)">
            <text:p>NOAA|NOAA-CIRES Twentieth Century Reanalysis (V2c)|Single Level|Gaussian|Surface Pressure|Monthly Ensemble Spreads (Surface)</text:p>
          </table:table-cell>
          <table:table-cell/>
          <table:table-cell office:value-type="string">
            <text:p>NOAA-CIRES Twentieth Century Reanalysis (V2c)|Single Level|Gaussian|Surface Pressure</text:p>
          </table:table-cell>
          <table:table-cell office:value-type="string">
            <text:p>Surface Pressure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press.sfc.mon.mean.nc</text:p>
          </table:table-cell>
          <table:table-cell office:value-type="string">
            <text:p>Monthlies/gaussian_sprd/monolevel/press.sfc.mon.mean.csv</text:p>
          </table:table-cell>
          <table:table-cell office:value-type="string">
            <text:p>press.sfc.mon.mean.csv</text:p>
          </table:table-cell>
          <table:table-cell office:value-type="string">
            <text:p>press</text:p>
          </table:table-cell>
          <table:table-cell office:value-type="string">
            <text:p>ftp://ftp.cdc.noaa.gov/Datasets/20thC_ReanV2c/Monthlies/gaussian_sprd/monolevel/press.sfc.mon.mean.nc</text:p>
          </table:table-cell>
          <table:table-cell office:value-type="string">
            <text:p>http://www.esrl.noaa.gov/psd/thredds/dodsC/Datasets/20thC_ReanV2c/Monthlies/gaussian_sprd/monolevel/press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press_sfc_mon_mean</text:p>
          </table:table-cell>
          <table:table-cell office:value-type="string">
            <text:p>Pascal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5];&quot;|&quot;;[.D185];&quot;|&quot;;[.F185];&quot; (&quot;;[.G185];&quot;)&quot;)" office:value-type="string" office:string-value="NOAA|NOAA-CIRES Twentieth Century Reanalysis (V2c)|Single Level|Gaussian|Surface Pressure|Monthly Long Term Mean Ensemble Spreads (Surface)">
            <text:p>NOAA|NOAA-CIRES Twentieth Century Reanalysis (V2c)|Single Level|Gaussian|Surface Pressure|Monthly Long Term Mean Ensemble Spreads (Surface)</text:p>
          </table:table-cell>
          <table:table-cell/>
          <table:table-cell office:value-type="string">
            <text:p>NOAA-CIRES Twentieth Century Reanalysis (V2c)|Single Level|Gaussian|Surface Pressure</text:p>
          </table:table-cell>
          <table:table-cell office:value-type="string">
            <text:p>Surface Pressure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press.sfc.mon.ltm.nc</text:p>
          </table:table-cell>
          <table:table-cell office:value-type="string">
            <text:p>Derived/Monthlies/gaussian_sprd/monolevel/press.sfc.mon.ltm.csv</text:p>
          </table:table-cell>
          <table:table-cell office:value-type="string">
            <text:p>press.sfc.mon.ltm.csv</text:p>
          </table:table-cell>
          <table:table-cell office:value-type="string">
            <text:p>press</text:p>
          </table:table-cell>
          <table:table-cell office:value-type="string">
            <text:p>ftp://ftp.cdc.noaa.gov/Datasets/20thC_ReanV2c/Derived/Monthlies/gaussian_sprd/monolevel/press.sfc.mon.ltm.nc</text:p>
          </table:table-cell>
          <table:table-cell office:value-type="string">
            <text:p>http://www.esrl.noaa.gov/psd/thredds/dodsC/Datasets/20thC_ReanV2c/Derived/Monthlies/gaussian_sprd/monolevel/press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press_sfc_mon_ltm</text:p>
          </table:table-cell>
          <table:table-cell office:value-type="string">
            <text:p>Pascal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6];&quot;|&quot;;[.D186];&quot;|&quot;;[.F186];&quot; (&quot;;[.G186];&quot;)&quot;)" office:value-type="string" office:string-value="NOAA|NOAA-CIRES Twentieth Century Reanalysis (V2c)|Single Level|Gaussian|Water Runoff|Monthly Means (Surface)">
            <text:p>NOAA|NOAA-CIRES Twentieth Century Reanalysis (V2c)|Single Level|Gaussian|Water Runoff|Monthly Means (Surface)</text:p>
          </table:table-cell>
          <table:table-cell/>
          <table:table-cell office:value-type="string">
            <text:p>NOAA-CIRES Twentieth Century Reanalysis (V2c)|Single Level|Gaussian|Water Runoff</text:p>
          </table:table-cell>
          <table:table-cell office:value-type="string">
            <text:p>Water Runoff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runoff.mon.mean.nc</text:p>
          </table:table-cell>
          <table:table-cell office:value-type="string">
            <text:p>Monthlies/gaussian/monolevel/runoff.mon.mean.csv</text:p>
          </table:table-cell>
          <table:table-cell office:value-type="string">
            <text:p>runoff.mon.mean.csv</text:p>
          </table:table-cell>
          <table:table-cell office:value-type="string">
            <text:p>runoff</text:p>
          </table:table-cell>
          <table:table-cell office:value-type="string">
            <text:p>ftp://ftp.cdc.noaa.gov/Datasets/20thC_ReanV2c/Monthlies/gaussian/monolevel/runoff.mon.mean.nc</text:p>
          </table:table-cell>
          <table:table-cell office:value-type="string">
            <text:p>http://www.esrl.noaa.gov/psd/thredds/dodsC/Datasets/20thC_ReanV2c/Monthlies/gaussian/monolevel/runoff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runoff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7];&quot;|&quot;;[.D187];&quot;|&quot;;[.F187];&quot; (&quot;;[.G187];&quot;)&quot;)" office:value-type="string" office:string-value="NOAA|NOAA-CIRES Twentieth Century Reanalysis (V2c)|Single Level|Gaussian|Water Runoff|Monthly Long Term Means (Surface)">
            <text:p>NOAA|NOAA-CIRES Twentieth Century Reanalysis (V2c)|Single Level|Gaussian|Water Runoff|Monthly Long Term Means (Surface)</text:p>
          </table:table-cell>
          <table:table-cell/>
          <table:table-cell office:value-type="string">
            <text:p>NOAA-CIRES Twentieth Century Reanalysis (V2c)|Single Level|Gaussian|Water Runoff</text:p>
          </table:table-cell>
          <table:table-cell office:value-type="string">
            <text:p>Water Runoff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runoff.mon.ltm.nc</text:p>
          </table:table-cell>
          <table:table-cell office:value-type="string">
            <text:p>Derived/Monthlies/gaussian/monolevel/runoff.mon.ltm.csv</text:p>
          </table:table-cell>
          <table:table-cell office:value-type="string">
            <text:p>runoff.mon.ltm.csv</text:p>
          </table:table-cell>
          <table:table-cell office:value-type="string">
            <text:p>runoff</text:p>
          </table:table-cell>
          <table:table-cell office:value-type="string">
            <text:p>ftp://ftp.cdc.noaa.gov/Datasets/20thC_ReanV2c/Derived/Monthlies/gaussian/monolevel/runoff.mon.ltm.nc</text:p>
          </table:table-cell>
          <table:table-cell office:value-type="string">
            <text:p>http://www.esrl.noaa.gov/psd/thredds/dodsC/Datasets/20thC_ReanV2c/Derived/Monthlies/gaussian/monolevel/runoff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runoff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8];&quot;|&quot;;[.D188];&quot;|&quot;;[.F188];&quot; (&quot;;[.G188];&quot;)&quot;)" office:value-type="string" office:string-value="NOAA|NOAA-CIRES Twentieth Century Reanalysis (V2c)|Single Level|Gaussian|Water Runoff|Monthly Ensemble Spreads (Surface)">
            <text:p>NOAA|NOAA-CIRES Twentieth Century Reanalysis (V2c)|Single Level|Gaussian|Water Runoff|Monthly Ensemble Spreads (Surface)</text:p>
          </table:table-cell>
          <table:table-cell/>
          <table:table-cell office:value-type="string">
            <text:p>NOAA-CIRES Twentieth Century Reanalysis (V2c)|Single Level|Gaussian|Water Runoff</text:p>
          </table:table-cell>
          <table:table-cell office:value-type="string">
            <text:p>Water Runoff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runoff.mon.mean.nc</text:p>
          </table:table-cell>
          <table:table-cell office:value-type="string">
            <text:p>Monthlies/gaussian_sprd/monolevel/runoff.mon.mean.csv</text:p>
          </table:table-cell>
          <table:table-cell office:value-type="string">
            <text:p>runoff.mon.mean.csv</text:p>
          </table:table-cell>
          <table:table-cell office:value-type="string">
            <text:p>runoff</text:p>
          </table:table-cell>
          <table:table-cell office:value-type="string">
            <text:p>ftp://ftp.cdc.noaa.gov/Datasets/20thC_ReanV2c/Monthlies/gaussian_sprd/monolevel/runoff.mon.mean.nc</text:p>
          </table:table-cell>
          <table:table-cell office:value-type="string">
            <text:p>http://www.esrl.noaa.gov/psd/thredds/dodsC/Datasets/20thC_ReanV2c/Monthlies/gaussian_sprd/monolevel/runoff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runoff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89];&quot;|&quot;;[.D189];&quot;|&quot;;[.F189];&quot; (&quot;;[.G189];&quot;)&quot;)" office:value-type="string" office:string-value="NOAA|NOAA-CIRES Twentieth Century Reanalysis (V2c)|Single Level|Gaussian|Water Runoff|Monthly Long Term Mean Ensemble Spreads (Surface)">
            <text:p>NOAA|NOAA-CIRES Twentieth Century Reanalysis (V2c)|Single Level|Gaussian|Water Runoff|Monthly Long Term Mean Ensemble Spreads (Surface)</text:p>
          </table:table-cell>
          <table:table-cell/>
          <table:table-cell office:value-type="string">
            <text:p>NOAA-CIRES Twentieth Century Reanalysis (V2c)|Single Level|Gaussian|Water Runoff</text:p>
          </table:table-cell>
          <table:table-cell office:value-type="string">
            <text:p>Water Runoff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runoff.mon.ltm.nc</text:p>
          </table:table-cell>
          <table:table-cell office:value-type="string">
            <text:p>Derived/Monthlies/gaussian_sprd/monolevel/runoff.mon.ltm.csv</text:p>
          </table:table-cell>
          <table:table-cell office:value-type="string">
            <text:p>runoff.mon.ltm.csv</text:p>
          </table:table-cell>
          <table:table-cell office:value-type="string">
            <text:p>runoff</text:p>
          </table:table-cell>
          <table:table-cell office:value-type="string">
            <text:p>ftp://ftp.cdc.noaa.gov/Datasets/20thC_ReanV2c/Derived/Monthlies/gaussian_sprd/monolevel/runoff.mon.ltm.nc</text:p>
          </table:table-cell>
          <table:table-cell office:value-type="string">
            <text:p>http://www.esrl.noaa.gov/psd/thredds/dodsC/Datasets/20thC_ReanV2c/Derived/Monthlies/gaussian_sprd/monolevel/runoff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runoff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0];&quot;|&quot;;[.D190];&quot;|&quot;;[.F190];&quot; (&quot;;[.G190];&quot;)&quot;)" office:value-type="string" office:string-value="NOAA|NOAA-CIRES Twentieth Century Reanalysis (V2c)|Single Level|Gaussian|Sublimation (Evaporation From Snow)|Monthly Means (Surface)">
            <text:p>NOAA|NOAA-CIRES Twentieth Century Reanalysis (V2c)|Single Level|Gaussian|Sublimation (Evaporation From Snow)|Monthly Means (Surface)</text:p>
          </table:table-cell>
          <table:table-cell/>
          <table:table-cell office:value-type="string">
            <text:p>NOAA-CIRES Twentieth Century Reanalysis (V2c)|Single Level|Gaussian|Sublimation (Evaporation From Snow)</text:p>
          </table:table-cell>
          <table:table-cell office:value-type="string">
            <text:p>Sublimation (Evaporation From Snow)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sbsno.mon.mean.nc</text:p>
          </table:table-cell>
          <table:table-cell office:value-type="string">
            <text:p>Monthlies/gaussian/monolevel/sbsno.mon.mean.csv</text:p>
          </table:table-cell>
          <table:table-cell office:value-type="string">
            <text:p>sbsno.mon.mean.csv</text:p>
          </table:table-cell>
          <table:table-cell office:value-type="string">
            <text:p>sbsno</text:p>
          </table:table-cell>
          <table:table-cell office:value-type="string">
            <text:p>ftp://ftp.cdc.noaa.gov/Datasets/20thC_ReanV2c/Monthlies/gaussian/monolevel/sbsno.mon.mean.nc</text:p>
          </table:table-cell>
          <table:table-cell office:value-type="string">
            <text:p>http://www.esrl.noaa.gov/psd/thredds/dodsC/Datasets/20thC_ReanV2c/Monthlies/gaussian/monolevel/sbsn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bsno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1];&quot;|&quot;;[.D191];&quot;|&quot;;[.F191];&quot; (&quot;;[.G191];&quot;)&quot;)" office:value-type="string" office:string-value="NOAA|NOAA-CIRES Twentieth Century Reanalysis (V2c)|Single Level|Gaussian|Sublimation (Evaporation From Snow)|Monthly Long Term Means (Surface)">
            <text:p>NOAA|NOAA-CIRES Twentieth Century Reanalysis (V2c)|Single Level|Gaussian|Sublimation (Evaporation From Snow)|Monthly Long Term Means (Surface)</text:p>
          </table:table-cell>
          <table:table-cell/>
          <table:table-cell office:value-type="string">
            <text:p>NOAA-CIRES Twentieth Century Reanalysis (V2c)|Single Level|Gaussian|Sublimation (Evaporation From Snow)</text:p>
          </table:table-cell>
          <table:table-cell office:value-type="string">
            <text:p>Sublimation (Evaporation From Snow)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sbsno.mon.ltm.nc</text:p>
          </table:table-cell>
          <table:table-cell office:value-type="string">
            <text:p>Derived/Monthlies/gaussian/monolevel/sbsno.mon.ltm.csv</text:p>
          </table:table-cell>
          <table:table-cell office:value-type="string">
            <text:p>sbsno.mon.ltm.csv</text:p>
          </table:table-cell>
          <table:table-cell office:value-type="string">
            <text:p>sbsno</text:p>
          </table:table-cell>
          <table:table-cell office:value-type="string">
            <text:p>ftp://ftp.cdc.noaa.gov/Datasets/20thC_ReanV2c/Derived/Monthlies/gaussian/monolevel/sbsno.mon.ltm.nc</text:p>
          </table:table-cell>
          <table:table-cell office:value-type="string">
            <text:p>http://www.esrl.noaa.gov/psd/thredds/dodsC/Datasets/20thC_ReanV2c/Derived/Monthlies/gaussian/monolevel/sbsn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bsno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2];&quot;|&quot;;[.D192];&quot;|&quot;;[.F192];&quot; (&quot;;[.G192];&quot;)&quot;)" office:value-type="string" office:string-value="NOAA|NOAA-CIRES Twentieth Century Reanalysis (V2c)|Single Level|Gaussian|Sublimation (Evaporation From Snow)|Monthly Ensemble Spreads (Surface)">
            <text:p>NOAA|NOAA-CIRES Twentieth Century Reanalysis (V2c)|Single Level|Gaussian|Sublimation (Evaporation From Snow)|Monthly Ensemble Spreads (Surface)</text:p>
          </table:table-cell>
          <table:table-cell/>
          <table:table-cell office:value-type="string">
            <text:p>NOAA-CIRES Twentieth Century Reanalysis (V2c)|Single Level|Gaussian|Sublimation (Evaporation From Snow)</text:p>
          </table:table-cell>
          <table:table-cell office:value-type="string">
            <text:p>Sublimation (Evaporation From Snow)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sbsno.mon.mean.nc</text:p>
          </table:table-cell>
          <table:table-cell office:value-type="string">
            <text:p>Monthlies/gaussian_sprd/monolevel/sbsno.mon.mean.csv</text:p>
          </table:table-cell>
          <table:table-cell office:value-type="string">
            <text:p>sbsno.mon.mean.csv</text:p>
          </table:table-cell>
          <table:table-cell office:value-type="string">
            <text:p>sbsno</text:p>
          </table:table-cell>
          <table:table-cell office:value-type="string">
            <text:p>ftp://ftp.cdc.noaa.gov/Datasets/20thC_ReanV2c/Monthlies/gaussian_sprd/monolevel/sbsno.mon.mean.nc</text:p>
          </table:table-cell>
          <table:table-cell office:value-type="string">
            <text:p>http://www.esrl.noaa.gov/psd/thredds/dodsC/Datasets/20thC_ReanV2c/Monthlies/gaussian_sprd/monolevel/sbsno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bsno_mon_mean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3];&quot;|&quot;;[.D193];&quot;|&quot;;[.F193];&quot; (&quot;;[.G193];&quot;)&quot;)" office:value-type="string" office:string-value="NOAA|NOAA-CIRES Twentieth Century Reanalysis (V2c)|Single Level|Gaussian|Sublimation (Evaporation From Snow)|Monthly Long Term Mean Ensemble Spreads (Surface)">
            <text:p>NOAA|NOAA-CIRES Twentieth Century Reanalysis (V2c)|Single Level|Gaussian|Sublimation (Evaporation From Snow)|Monthly Long Term Mean Ensemble Spreads (Surface)</text:p>
          </table:table-cell>
          <table:table-cell/>
          <table:table-cell office:value-type="string">
            <text:p>NOAA-CIRES Twentieth Century Reanalysis (V2c)|Single Level|Gaussian|Sublimation (Evaporation From Snow)</text:p>
          </table:table-cell>
          <table:table-cell office:value-type="string">
            <text:p>Sublimation (Evaporation From Snow)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sbsno.mon.ltm.nc</text:p>
          </table:table-cell>
          <table:table-cell office:value-type="string">
            <text:p>Derived/Monthlies/gaussian_sprd/monolevel/sbsno.mon.ltm.csv</text:p>
          </table:table-cell>
          <table:table-cell office:value-type="string">
            <text:p>sbsno.mon.ltm.csv</text:p>
          </table:table-cell>
          <table:table-cell office:value-type="string">
            <text:p>sbsno</text:p>
          </table:table-cell>
          <table:table-cell office:value-type="string">
            <text:p>ftp://ftp.cdc.noaa.gov/Datasets/20thC_ReanV2c/Derived/Monthlies/gaussian_sprd/monolevel/sbsno.mon.ltm.nc</text:p>
          </table:table-cell>
          <table:table-cell office:value-type="string">
            <text:p>http://www.esrl.noaa.gov/psd/thredds/dodsC/Datasets/20thC_ReanV2c/Derived/Monthlies/gaussian_sprd/monolevel/sbsno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bsno_mon_ltm</text:p>
          </table:table-cell>
          <table:table-cell office:value-type="string">
            <text:p>W m-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4];&quot;|&quot;;[.D194];&quot;|&quot;;[.F194];&quot; (&quot;;[.G194];&quot;)&quot;)" office:value-type="string" office:string-value="NOAA|NOAA-CIRES Twentieth Century Reanalysis (V2c)|Single Level|Gaussian|Exchange Coefficient|Monthly Means (Surface)">
            <text:p>NOAA|NOAA-CIRES Twentieth Century Reanalysis (V2c)|Single Level|Gaussian|Exchange Coefficient|Monthly Means (Surface)</text:p>
          </table:table-cell>
          <table:table-cell/>
          <table:table-cell office:value-type="string">
            <text:p>NOAA-CIRES Twentieth Century Reanalysis (V2c)|Single Level|Gaussian|Exchange Coefficient</text:p>
          </table:table-cell>
          <table:table-cell office:value-type="string">
            <text:p>Exchange Coefficient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sfexc.mon.mean.nc</text:p>
          </table:table-cell>
          <table:table-cell office:value-type="string">
            <text:p>Monthlies/gaussian/monolevel/sfexc.mon.mean.csv</text:p>
          </table:table-cell>
          <table:table-cell office:value-type="string">
            <text:p>sfexc.mon.mean.csv</text:p>
          </table:table-cell>
          <table:table-cell office:value-type="string">
            <text:p>sfexc</text:p>
          </table:table-cell>
          <table:table-cell office:value-type="string">
            <text:p>ftp://ftp.cdc.noaa.gov/Datasets/20thC_ReanV2c/Monthlies/gaussian/monolevel/sfexc.mon.mean.nc</text:p>
          </table:table-cell>
          <table:table-cell office:value-type="string">
            <text:p>http://www.esrl.noaa.gov/psd/thredds/dodsC/Datasets/20thC_ReanV2c/Monthlies/gaussian/monolevel/sfex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fexc_mon_mean</text:p>
          </table:table-cell>
          <table:table-cell office:value-type="string">
            <text:p>(kg m-3) (m s-1)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5];&quot;|&quot;;[.D195];&quot;|&quot;;[.F195];&quot; (&quot;;[.G195];&quot;)&quot;)" office:value-type="string" office:string-value="NOAA|NOAA-CIRES Twentieth Century Reanalysis (V2c)|Single Level|Gaussian|Exchange Coefficient|Monthly Long Term Means (Surface)">
            <text:p>NOAA|NOAA-CIRES Twentieth Century Reanalysis (V2c)|Single Level|Gaussian|Exchange Coefficient|Monthly Long Term Means (Surface)</text:p>
          </table:table-cell>
          <table:table-cell/>
          <table:table-cell office:value-type="string">
            <text:p>NOAA-CIRES Twentieth Century Reanalysis (V2c)|Single Level|Gaussian|Exchange Coefficient</text:p>
          </table:table-cell>
          <table:table-cell office:value-type="string">
            <text:p>Exchange Coefficient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sfexc.mon.ltm.nc</text:p>
          </table:table-cell>
          <table:table-cell office:value-type="string">
            <text:p>Derived/Monthlies/gaussian/monolevel/sfexc.mon.ltm.csv</text:p>
          </table:table-cell>
          <table:table-cell office:value-type="string">
            <text:p>sfexc.mon.ltm.csv</text:p>
          </table:table-cell>
          <table:table-cell office:value-type="string">
            <text:p>sfexc</text:p>
          </table:table-cell>
          <table:table-cell office:value-type="string">
            <text:p>ftp://ftp.cdc.noaa.gov/Datasets/20thC_ReanV2c/Derived/Monthlies/gaussian/monolevel/sfexc.mon.ltm.nc</text:p>
          </table:table-cell>
          <table:table-cell office:value-type="string">
            <text:p>http://www.esrl.noaa.gov/psd/thredds/dodsC/Datasets/20thC_ReanV2c/Derived/Monthlies/gaussian/monolevel/sfex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fexc_mon_ltm</text:p>
          </table:table-cell>
          <table:table-cell office:value-type="string">
            <text:p>(kg m-3) (m s-1)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6];&quot;|&quot;;[.D196];&quot;|&quot;;[.F196];&quot; (&quot;;[.G196];&quot;)&quot;)" office:value-type="string" office:string-value="NOAA|NOAA-CIRES Twentieth Century Reanalysis (V2c)|Single Level|Gaussian|Exchange Coefficient|Monthly Ensemble Spreads (Surface)">
            <text:p>NOAA|NOAA-CIRES Twentieth Century Reanalysis (V2c)|Single Level|Gaussian|Exchange Coefficient|Monthly Ensemble Spreads (Surface)</text:p>
          </table:table-cell>
          <table:table-cell/>
          <table:table-cell office:value-type="string">
            <text:p>NOAA-CIRES Twentieth Century Reanalysis (V2c)|Single Level|Gaussian|Exchange Coefficient</text:p>
          </table:table-cell>
          <table:table-cell office:value-type="string">
            <text:p>Exchange Coefficient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sfexc.mon.mean.nc</text:p>
          </table:table-cell>
          <table:table-cell office:value-type="string">
            <text:p>Monthlies/gaussian_sprd/monolevel/sfexc.mon.mean.csv</text:p>
          </table:table-cell>
          <table:table-cell office:value-type="string">
            <text:p>sfexc.mon.mean.csv</text:p>
          </table:table-cell>
          <table:table-cell office:value-type="string">
            <text:p>sfexc</text:p>
          </table:table-cell>
          <table:table-cell office:value-type="string">
            <text:p>ftp://ftp.cdc.noaa.gov/Datasets/20thC_ReanV2c/Monthlies/gaussian_sprd/monolevel/sfexc.mon.mean.nc</text:p>
          </table:table-cell>
          <table:table-cell office:value-type="string">
            <text:p>http://www.esrl.noaa.gov/psd/thredds/dodsC/Datasets/20thC_ReanV2c/Monthlies/gaussian_sprd/monolevel/sfex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fexc_mon_mean</text:p>
          </table:table-cell>
          <table:table-cell office:value-type="string">
            <text:p>(kg m-3) (m s-1)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7];&quot;|&quot;;[.D197];&quot;|&quot;;[.F197];&quot; (&quot;;[.G197];&quot;)&quot;)" office:value-type="string" office:string-value="NOAA|NOAA-CIRES Twentieth Century Reanalysis (V2c)|Single Level|Gaussian|Exchange Coefficient|Monthly Long Term Mean Ensemble Spreads (Surface)">
            <text:p>NOAA|NOAA-CIRES Twentieth Century Reanalysis (V2c)|Single Level|Gaussian|Exchange Coefficient|Monthly Long Term Mean Ensemble Spreads (Surface)</text:p>
          </table:table-cell>
          <table:table-cell/>
          <table:table-cell office:value-type="string">
            <text:p>NOAA-CIRES Twentieth Century Reanalysis (V2c)|Single Level|Gaussian|Exchange Coefficient</text:p>
          </table:table-cell>
          <table:table-cell office:value-type="string">
            <text:p>Exchange Coefficient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sfexc.mon.ltm.nc</text:p>
          </table:table-cell>
          <table:table-cell office:value-type="string">
            <text:p>Derived/Monthlies/gaussian_sprd/monolevel/sfexc.mon.ltm.csv</text:p>
          </table:table-cell>
          <table:table-cell office:value-type="string">
            <text:p>sfexc.mon.ltm.csv</text:p>
          </table:table-cell>
          <table:table-cell office:value-type="string">
            <text:p>sfexc</text:p>
          </table:table-cell>
          <table:table-cell office:value-type="string">
            <text:p>ftp://ftp.cdc.noaa.gov/Datasets/20thC_ReanV2c/Derived/Monthlies/gaussian_sprd/monolevel/sfexc.mon.ltm.nc</text:p>
          </table:table-cell>
          <table:table-cell office:value-type="string">
            <text:p>http://www.esrl.noaa.gov/psd/thredds/dodsC/Datasets/20thC_ReanV2c/Derived/Monthlies/gaussian_sprd/monolevel/sfex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fexc_mon_ltm</text:p>
          </table:table-cell>
          <table:table-cell office:value-type="string">
            <text:p>(kg m-3) (m s-1)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8];&quot;|&quot;;[.D198];&quot;|&quot;;[.F198];&quot; (&quot;;[.G198];&quot;)&quot;)" office:value-type="string" office:string-value="NOAA|NOAA-CIRES Twentieth Century Reanalysis (V2c)|Single Level|Gaussian|Sensible Heat Net Flux|Monthly Means (Surface)">
            <text:p>NOAA|NOAA-CIRES Twentieth Century Reanalysis (V2c)|Single Level|Gaussian|Sensible Heat Net Flux|Monthly Means (Surface)</text:p>
          </table:table-cell>
          <table:table-cell/>
          <table:table-cell office:value-type="string">
            <text:p>NOAA-CIRES Twentieth Century Reanalysis (V2c)|Single Level|Gaussian|Sensible Heat Net Flux</text:p>
          </table:table-cell>
          <table:table-cell office:value-type="string">
            <text:p>Sensible Heat Net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shtfl.mon.mean.nc</text:p>
          </table:table-cell>
          <table:table-cell office:value-type="string">
            <text:p>Monthlies/gaussian/monolevel/shtfl.mon.mean.csv</text:p>
          </table:table-cell>
          <table:table-cell office:value-type="string">
            <text:p>shtfl.mon.mean.csv</text:p>
          </table:table-cell>
          <table:table-cell office:value-type="string">
            <text:p>shtfl</text:p>
          </table:table-cell>
          <table:table-cell office:value-type="string">
            <text:p>ftp://ftp.cdc.noaa.gov/Datasets/20thC_ReanV2c/Monthlies/gaussian/monolevel/shtfl.mon.mean.nc</text:p>
          </table:table-cell>
          <table:table-cell office:value-type="string">
            <text:p>http://www.esrl.noaa.gov/psd/thredds/dodsC/Datasets/20thC_ReanV2c/Monthlies/gaussian/monolevel/shtf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htfl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199];&quot;|&quot;;[.D199];&quot;|&quot;;[.F199];&quot; (&quot;;[.G199];&quot;)&quot;)" office:value-type="string" office:string-value="NOAA|NOAA-CIRES Twentieth Century Reanalysis (V2c)|Single Level|Gaussian|Sensible Heat Net Flux|Monthly Long Term Means (Surface)">
            <text:p>NOAA|NOAA-CIRES Twentieth Century Reanalysis (V2c)|Single Level|Gaussian|Sensible Heat Net Flux|Monthly Long Term Means (Surface)</text:p>
          </table:table-cell>
          <table:table-cell/>
          <table:table-cell office:value-type="string">
            <text:p>NOAA-CIRES Twentieth Century Reanalysis (V2c)|Single Level|Gaussian|Sensible Heat Net Flux</text:p>
          </table:table-cell>
          <table:table-cell office:value-type="string">
            <text:p>Sensible Heat Net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shtfl.mon.ltm.nc</text:p>
          </table:table-cell>
          <table:table-cell office:value-type="string">
            <text:p>Derived/Monthlies/gaussian/monolevel/shtfl.mon.ltm.csv</text:p>
          </table:table-cell>
          <table:table-cell office:value-type="string">
            <text:p>shtfl.mon.ltm.csv</text:p>
          </table:table-cell>
          <table:table-cell office:value-type="string">
            <text:p>shtfl</text:p>
          </table:table-cell>
          <table:table-cell office:value-type="string">
            <text:p>ftp://ftp.cdc.noaa.gov/Datasets/20thC_ReanV2c/Derived/Monthlies/gaussian/monolevel/shtfl.mon.ltm.nc</text:p>
          </table:table-cell>
          <table:table-cell office:value-type="string">
            <text:p>http://www.esrl.noaa.gov/psd/thredds/dodsC/Datasets/20thC_ReanV2c/Derived/Monthlies/gaussian/monolevel/shtfl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htfl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0];&quot;|&quot;;[.D200];&quot;|&quot;;[.F200];&quot; (&quot;;[.G200];&quot;)&quot;)" office:value-type="string" office:string-value="NOAA|NOAA-CIRES Twentieth Century Reanalysis (V2c)|Single Level|Gaussian|Sensible Heat Net Flux|Monthly Ensemble Spreads (Surface)">
            <text:p>NOAA|NOAA-CIRES Twentieth Century Reanalysis (V2c)|Single Level|Gaussian|Sensible Heat Net Flux|Monthly Ensemble Spreads (Surface)</text:p>
          </table:table-cell>
          <table:table-cell/>
          <table:table-cell office:value-type="string">
            <text:p>NOAA-CIRES Twentieth Century Reanalysis (V2c)|Single Level|Gaussian|Sensible Heat Net Flux</text:p>
          </table:table-cell>
          <table:table-cell office:value-type="string">
            <text:p>Sensible Heat Net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shtfl.mon.mean.nc</text:p>
          </table:table-cell>
          <table:table-cell office:value-type="string">
            <text:p>Monthlies/gaussian_sprd/monolevel/shtfl.mon.mean.csv</text:p>
          </table:table-cell>
          <table:table-cell office:value-type="string">
            <text:p>shtfl.mon.mean.csv</text:p>
          </table:table-cell>
          <table:table-cell office:value-type="string">
            <text:p>shtfl</text:p>
          </table:table-cell>
          <table:table-cell office:value-type="string">
            <text:p>ftp://ftp.cdc.noaa.gov/Datasets/20thC_ReanV2c/Monthlies/gaussian_sprd/monolevel/shtfl.mon.mean.nc</text:p>
          </table:table-cell>
          <table:table-cell office:value-type="string">
            <text:p>http://www.esrl.noaa.gov/psd/thredds/dodsC/Datasets/20thC_ReanV2c/Monthlies/gaussian_sprd/monolevel/shtfl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htfl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1];&quot;|&quot;;[.D201];&quot;|&quot;;[.F201];&quot; (&quot;;[.G201];&quot;)&quot;)" office:value-type="string" office:string-value="NOAA|NOAA-CIRES Twentieth Century Reanalysis (V2c)|Single Level|Gaussian|Sensible Heat Net Flux|Monthly Long Term Mean Ensemble Spreads (Surface)">
            <text:p>NOAA|NOAA-CIRES Twentieth Century Reanalysis (V2c)|Single Level|Gaussian|Sensible Heat Net Flux|Monthly Long Term Mean Ensemble Spreads (Surface)</text:p>
          </table:table-cell>
          <table:table-cell/>
          <table:table-cell office:value-type="string">
            <text:p>NOAA-CIRES Twentieth Century Reanalysis (V2c)|Single Level|Gaussian|Sensible Heat Net Flux</text:p>
          </table:table-cell>
          <table:table-cell office:value-type="string">
            <text:p>Sensible Heat Net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shtfl.mon.ltm.nc</text:p>
          </table:table-cell>
          <table:table-cell office:value-type="string">
            <text:p>Derived/Monthlies/gaussian_sprd/monolevel/shtfl.mon.ltm.csv</text:p>
          </table:table-cell>
          <table:table-cell office:value-type="string">
            <text:p>shtfl.mon.ltm.csv</text:p>
          </table:table-cell>
          <table:table-cell office:value-type="string">
            <text:p>shtfl</text:p>
          </table:table-cell>
          <table:table-cell office:value-type="string">
            <text:p>ftp://ftp.cdc.noaa.gov/Datasets/20thC_ReanV2c/Derived/Monthlies/gaussian_sprd/monolevel/shtfl.mon.ltm.nc</text:p>
          </table:table-cell>
          <table:table-cell office:value-type="string">
            <text:p>http://www.esrl.noaa.gov/psd/thredds/dodsC/Datasets/20thC_ReanV2c/Derived/Monthlies/gaussian_sprd/monolevel/shtfl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htfl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2];&quot;|&quot;;[.D202];&quot;|&quot;;[.F202];&quot; (&quot;;[.G202];&quot;)&quot;)" office:value-type="string" office:string-value="NOAA|NOAA-CIRES Twentieth Century Reanalysis (V2c)|Single Level|Gaussian|Specific Humidity|Monthly Means (2 m)">
            <text:p>NOAA|NOAA-CIRES Twentieth Century Reanalysis (V2c)|Single Level|Gaussian|Specific Humidity|Monthly Means (2 m)</text:p>
          </table:table-cell>
          <table:table-cell/>
          <table:table-cell office:value-type="string">
            <text:p>NOAA-CIRES Twentieth Century Reanalysis (V2c)|Single Level|Gaussian|Specific Humidity</text:p>
          </table:table-cell>
          <table:table-cell office:value-type="string">
            <text:p>Specific Humidity</text:p>
          </table:table-cell>
          <table:table-cell office:value-type="string">
            <text:p>Monthly Means</text:p>
          </table:table-cell>
          <table:table-cell office:value-type="string">
            <text:p>2 m</text:p>
          </table:table-cell>
          <table:table-cell office:value-type="string">
            <text:p>Monthlies/gaussian/monolevel/shum.2m.mon.mean.nc</text:p>
          </table:table-cell>
          <table:table-cell office:value-type="string">
            <text:p>Monthlies/gaussian/monolevel/shum.2m.mon.mean.csv</text:p>
          </table:table-cell>
          <table:table-cell office:value-type="string">
            <text:p>shum.2m.mon.mean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Monthlies/gaussian/monolevel/shum.2m.mon.mean.nc</text:p>
          </table:table-cell>
          <table:table-cell office:value-type="string">
            <text:p>http://www.esrl.noaa.gov/psd/thredds/dodsC/Datasets/20thC_ReanV2c/Monthlies/gaussian/monolevel/shum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hum_2m_mon_mean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3];&quot;|&quot;;[.D203];&quot;|&quot;;[.F203];&quot; (&quot;;[.G203];&quot;)&quot;)" office:value-type="string" office:string-value="NOAA|NOAA-CIRES Twentieth Century Reanalysis (V2c)|Single Level|Gaussian|Specific Humidity|Monthly Long Term Means (2 m)">
            <text:p>NOAA|NOAA-CIRES Twentieth Century Reanalysis (V2c)|Single Level|Gaussian|Specific Humidity|Monthly Long Term Means (2 m)</text:p>
          </table:table-cell>
          <table:table-cell/>
          <table:table-cell office:value-type="string">
            <text:p>NOAA-CIRES Twentieth Century Reanalysis (V2c)|Single Level|Gaussian|Specific Humidity</text:p>
          </table:table-cell>
          <table:table-cell office:value-type="string">
            <text:p>Specific Humidity</text:p>
          </table:table-cell>
          <table:table-cell office:value-type="string">
            <text:p>Monthly Long Term Means</text:p>
          </table:table-cell>
          <table:table-cell office:value-type="string">
            <text:p>2 m</text:p>
          </table:table-cell>
          <table:table-cell office:value-type="string">
            <text:p>Derived/Monthlies/gaussian/monolevel/shum.2m.mon.ltm.nc</text:p>
          </table:table-cell>
          <table:table-cell office:value-type="string">
            <text:p>Derived/Monthlies/gaussian/monolevel/shum.2m.mon.ltm.csv</text:p>
          </table:table-cell>
          <table:table-cell office:value-type="string">
            <text:p>shum.2m.mon.ltm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Derived/Monthlies/gaussian/monolevel/shum.2m.mon.ltm.nc</text:p>
          </table:table-cell>
          <table:table-cell office:value-type="string">
            <text:p>http://www.esrl.noaa.gov/psd/thredds/dodsC/Datasets/20thC_ReanV2c/Derived/Monthlies/gaussian/monolevel/shum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hum_2m_mon_ltm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4];&quot;|&quot;;[.D204];&quot;|&quot;;[.F204];&quot; (&quot;;[.G204];&quot;)&quot;)" office:value-type="string" office:string-value="NOAA|NOAA-CIRES Twentieth Century Reanalysis (V2c)|Single Level|Gaussian|Specific Humidity|Monthly Ensemble Spreads (2 m)">
            <text:p>NOAA|NOAA-CIRES Twentieth Century Reanalysis (V2c)|Single Level|Gaussian|Specific Humidity|Monthly Ensemble Spreads (2 m)</text:p>
          </table:table-cell>
          <table:table-cell/>
          <table:table-cell office:value-type="string">
            <text:p>NOAA-CIRES Twentieth Century Reanalysis (V2c)|Single Level|Gaussian|Specific Humidity</text:p>
          </table:table-cell>
          <table:table-cell office:value-type="string">
            <text:p>Specific Humidity</text:p>
          </table:table-cell>
          <table:table-cell office:value-type="string">
            <text:p>Monthly Ensemble Spreads</text:p>
          </table:table-cell>
          <table:table-cell office:value-type="string">
            <text:p>2 m</text:p>
          </table:table-cell>
          <table:table-cell office:value-type="string">
            <text:p>Monthlies/gaussian_sprd/monolevel/shum.2m.mon.mean.nc</text:p>
          </table:table-cell>
          <table:table-cell office:value-type="string">
            <text:p>Monthlies/gaussian_sprd/monolevel/shum.2m.mon.mean.csv</text:p>
          </table:table-cell>
          <table:table-cell office:value-type="string">
            <text:p>shum.2m.mon.mean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Monthlies/gaussian_sprd/monolevel/shum.2m.mon.mean.nc</text:p>
          </table:table-cell>
          <table:table-cell office:value-type="string">
            <text:p>http://www.esrl.noaa.gov/psd/thredds/dodsC/Datasets/20thC_ReanV2c/Monthlies/gaussian_sprd/monolevel/shum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hum_2m_mon_mean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5];&quot;|&quot;;[.D205];&quot;|&quot;;[.F205];&quot; (&quot;;[.G205];&quot;)&quot;)" office:value-type="string" office:string-value="NOAA|NOAA-CIRES Twentieth Century Reanalysis (V2c)|Single Level|Gaussian|Specific Humidity|Monthly Long Term Mean Ensemble Spreads (2 m)">
            <text:p>NOAA|NOAA-CIRES Twentieth Century Reanalysis (V2c)|Single Level|Gaussian|Specific Humidity|Monthly Long Term Mean Ensemble Spreads (2 m)</text:p>
          </table:table-cell>
          <table:table-cell/>
          <table:table-cell office:value-type="string">
            <text:p>NOAA-CIRES Twentieth Century Reanalysis (V2c)|Single Level|Gaussian|Specific Humidity</text:p>
          </table:table-cell>
          <table:table-cell office:value-type="string">
            <text:p>Specific Humidity</text:p>
          </table:table-cell>
          <table:table-cell office:value-type="string">
            <text:p>Monthly Long Term Mean Ensemble Spreads</text:p>
          </table:table-cell>
          <table:table-cell office:value-type="string">
            <text:p>2 m</text:p>
          </table:table-cell>
          <table:table-cell office:value-type="string">
            <text:p>Derived/Monthlies/gaussian_sprd/monolevel/shum.2m.mon.ltm.nc</text:p>
          </table:table-cell>
          <table:table-cell office:value-type="string">
            <text:p>Derived/Monthlies/gaussian_sprd/monolevel/shum.2m.mon.ltm.csv</text:p>
          </table:table-cell>
          <table:table-cell office:value-type="string">
            <text:p>shum.2m.mon.ltm.csv</text:p>
          </table:table-cell>
          <table:table-cell office:value-type="string">
            <text:p>shum</text:p>
          </table:table-cell>
          <table:table-cell office:value-type="string">
            <text:p>ftp://ftp.cdc.noaa.gov/Datasets/20thC_ReanV2c/Derived/Monthlies/gaussian_sprd/monolevel/shum.2m.mon.ltm.nc</text:p>
          </table:table-cell>
          <table:table-cell office:value-type="string">
            <text:p>http://www.esrl.noaa.gov/psd/thredds/dodsC/Datasets/20thC_ReanV2c/Derived/Monthlies/gaussian_sprd/monolevel/shum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hum_2m_mon_ltm</text:p>
          </table:table-cell>
          <table:table-cell office:value-type="string">
            <text:p>kg/kg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6];&quot;|&quot;;[.D206];&quot;|&quot;;[.F206];&quot; (&quot;;[.G206];&quot;)&quot;)" office:value-type="string" office:string-value="NOAA|NOAA-CIRES Twentieth Century Reanalysis (V2c)|Single Level|Gaussian|snow depth|Monthly Means (Surface)">
            <text:p>NOAA|NOAA-CIRES Twentieth Century Reanalysis (V2c)|Single Level|Gaussian|snow depth|Monthly Means (Surface)</text:p>
          </table:table-cell>
          <table:table-cell/>
          <table:table-cell office:value-type="string">
            <text:p>NOAA-CIRES Twentieth Century Reanalysis (V2c)|Single Level|Gaussian|snow depth</text:p>
          </table:table-cell>
          <table:table-cell office:value-type="string">
            <text:p>snow depth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snod.mon.mean.nc</text:p>
          </table:table-cell>
          <table:table-cell office:value-type="string">
            <text:p>Monthlies/gaussian/monolevel/snod.mon.mean.csv</text:p>
          </table:table-cell>
          <table:table-cell office:value-type="string">
            <text:p>snod.mon.mean.csv</text:p>
          </table:table-cell>
          <table:table-cell office:value-type="string">
            <text:p>snod</text:p>
          </table:table-cell>
          <table:table-cell office:value-type="string">
            <text:p>ftp://ftp.cdc.noaa.gov/Datasets/20thC_ReanV2c/Monthlies/gaussian/monolevel/snod.mon.mean.nc</text:p>
          </table:table-cell>
          <table:table-cell office:value-type="string">
            <text:p>http://www.esrl.noaa.gov/psd/thredds/dodsC/Datasets/20thC_ReanV2c/Monthlies/gaussian/monolevel/sno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nod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7];&quot;|&quot;;[.D207];&quot;|&quot;;[.F207];&quot; (&quot;;[.G207];&quot;)&quot;)" office:value-type="string" office:string-value="NOAA|NOAA-CIRES Twentieth Century Reanalysis (V2c)|Single Level|Gaussian|snow depth|Monthly Long Term Means (Surface)">
            <text:p>NOAA|NOAA-CIRES Twentieth Century Reanalysis (V2c)|Single Level|Gaussian|snow depth|Monthly Long Term Means (Surface)</text:p>
          </table:table-cell>
          <table:table-cell/>
          <table:table-cell office:value-type="string">
            <text:p>NOAA-CIRES Twentieth Century Reanalysis (V2c)|Single Level|Gaussian|snow depth</text:p>
          </table:table-cell>
          <table:table-cell office:value-type="string">
            <text:p>snow depth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snod.mon.ltm.nc</text:p>
          </table:table-cell>
          <table:table-cell office:value-type="string">
            <text:p>Derived/Monthlies/gaussian/monolevel/snod.mon.ltm.csv</text:p>
          </table:table-cell>
          <table:table-cell office:value-type="string">
            <text:p>snod.mon.ltm.csv</text:p>
          </table:table-cell>
          <table:table-cell office:value-type="string">
            <text:p>snod</text:p>
          </table:table-cell>
          <table:table-cell office:value-type="string">
            <text:p>ftp://ftp.cdc.noaa.gov/Datasets/20thC_ReanV2c/Derived/Monthlies/gaussian/monolevel/snod.mon.ltm.nc</text:p>
          </table:table-cell>
          <table:table-cell office:value-type="string">
            <text:p>http://www.esrl.noaa.gov/psd/thredds/dodsC/Datasets/20thC_ReanV2c/Derived/Monthlies/gaussian/monolevel/sno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nod_mon_ltm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8];&quot;|&quot;;[.D208];&quot;|&quot;;[.F208];&quot; (&quot;;[.G208];&quot;)&quot;)" office:value-type="string" office:string-value="NOAA|NOAA-CIRES Twentieth Century Reanalysis (V2c)|Single Level|Gaussian|snow depth|Monthly Ensemble Spreads (Surface)">
            <text:p>NOAA|NOAA-CIRES Twentieth Century Reanalysis (V2c)|Single Level|Gaussian|snow depth|Monthly Ensemble Spreads (Surface)</text:p>
          </table:table-cell>
          <table:table-cell/>
          <table:table-cell office:value-type="string">
            <text:p>NOAA-CIRES Twentieth Century Reanalysis (V2c)|Single Level|Gaussian|snow depth</text:p>
          </table:table-cell>
          <table:table-cell office:value-type="string">
            <text:p>snow depth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snod.mon.mean.nc</text:p>
          </table:table-cell>
          <table:table-cell office:value-type="string">
            <text:p>Monthlies/gaussian_sprd/monolevel/snod.mon.mean.csv</text:p>
          </table:table-cell>
          <table:table-cell office:value-type="string">
            <text:p>snod.mon.mean.csv</text:p>
          </table:table-cell>
          <table:table-cell office:value-type="string">
            <text:p>snod</text:p>
          </table:table-cell>
          <table:table-cell office:value-type="string">
            <text:p>ftp://ftp.cdc.noaa.gov/Datasets/20thC_ReanV2c/Monthlies/gaussian_sprd/monolevel/snod.mon.mean.nc</text:p>
          </table:table-cell>
          <table:table-cell office:value-type="string">
            <text:p>http://www.esrl.noaa.gov/psd/thredds/dodsC/Datasets/20thC_ReanV2c/Monthlies/gaussian_sprd/monolevel/sno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nod_mon_mean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09];&quot;|&quot;;[.D209];&quot;|&quot;;[.F209];&quot; (&quot;;[.G209];&quot;)&quot;)" office:value-type="string" office:string-value="NOAA|NOAA-CIRES Twentieth Century Reanalysis (V2c)|Single Level|Gaussian|snow depth|Monthly Long Term Mean Ensemble Spreads (Surface)">
            <text:p>NOAA|NOAA-CIRES Twentieth Century Reanalysis (V2c)|Single Level|Gaussian|snow depth|Monthly Long Term Mean Ensemble Spreads (Surface)</text:p>
          </table:table-cell>
          <table:table-cell/>
          <table:table-cell office:value-type="string">
            <text:p>NOAA-CIRES Twentieth Century Reanalysis (V2c)|Single Level|Gaussian|snow depth</text:p>
          </table:table-cell>
          <table:table-cell office:value-type="string">
            <text:p>snow depth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snod.mon.ltm.nc</text:p>
          </table:table-cell>
          <table:table-cell office:value-type="string">
            <text:p>Derived/Monthlies/gaussian_sprd/monolevel/snod.mon.ltm.csv</text:p>
          </table:table-cell>
          <table:table-cell office:value-type="string">
            <text:p>snod.mon.ltm.csv</text:p>
          </table:table-cell>
          <table:table-cell office:value-type="string">
            <text:p>snod</text:p>
          </table:table-cell>
          <table:table-cell office:value-type="string">
            <text:p>ftp://ftp.cdc.noaa.gov/Datasets/20thC_ReanV2c/Derived/Monthlies/gaussian_sprd/monolevel/snod.mon.ltm.nc</text:p>
          </table:table-cell>
          <table:table-cell office:value-type="string">
            <text:p>http://www.esrl.noaa.gov/psd/thredds/dodsC/Datasets/20thC_ReanV2c/Derived/Monthlies/gaussian_sprd/monolevel/sno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nod_mon_ltm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10];&quot;|&quot;;[.D210];&quot;|&quot;;[.F210];&quot; (&quot;;[.G210];&quot;)&quot;)" office:value-type="string" office:string-value="NOAA|NOAA-CIRES Twentieth Century Reanalysis (V2c)|Single Level|Gaussian|snow cover|Monthly Means (Surface)">
            <text:p>NOAA|NOAA-CIRES Twentieth Century Reanalysis (V2c)|Single Level|Gaussian|snow cover|Monthly Means (Surface)</text:p>
          </table:table-cell>
          <table:table-cell/>
          <table:table-cell office:value-type="string">
            <text:p>NOAA-CIRES Twentieth Century Reanalysis (V2c)|Single Level|Gaussian|snow cover</text:p>
          </table:table-cell>
          <table:table-cell office:value-type="string">
            <text:p>snow cover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snowc.mon.mean.nc</text:p>
          </table:table-cell>
          <table:table-cell office:value-type="string">
            <text:p>Monthlies/gaussian/monolevel/snowc.mon.mean.csv</text:p>
          </table:table-cell>
          <table:table-cell office:value-type="string">
            <text:p>snowc.mon.mean.csv</text:p>
          </table:table-cell>
          <table:table-cell office:value-type="string">
            <text:p>snowc</text:p>
          </table:table-cell>
          <table:table-cell office:value-type="string">
            <text:p>ftp://ftp.cdc.noaa.gov/Datasets/20thC_ReanV2c/Monthlies/gaussian/monolevel/snowc.mon.mean.nc</text:p>
          </table:table-cell>
          <table:table-cell office:value-type="string">
            <text:p>http://www.esrl.noaa.gov/psd/thredds/dodsC/Datasets/20thC_ReanV2c/Monthlies/gaussian/monolevel/snow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nowc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11];&quot;|&quot;;[.D211];&quot;|&quot;;[.F211];&quot; (&quot;;[.G211];&quot;)&quot;)" office:value-type="string" office:string-value="NOAA|NOAA-CIRES Twentieth Century Reanalysis (V2c)|Single Level|Gaussian|snow cover|Monthly Long Term Means (Surface)">
            <text:p>NOAA|NOAA-CIRES Twentieth Century Reanalysis (V2c)|Single Level|Gaussian|snow cover|Monthly Long Term Means (Surface)</text:p>
          </table:table-cell>
          <table:table-cell/>
          <table:table-cell office:value-type="string">
            <text:p>NOAA-CIRES Twentieth Century Reanalysis (V2c)|Single Level|Gaussian|snow cover</text:p>
          </table:table-cell>
          <table:table-cell office:value-type="string">
            <text:p>snow cover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snowc.mon.ltm.nc</text:p>
          </table:table-cell>
          <table:table-cell office:value-type="string">
            <text:p>Derived/Monthlies/gaussian/monolevel/snowc.mon.ltm.csv</text:p>
          </table:table-cell>
          <table:table-cell office:value-type="string">
            <text:p>snowc.mon.ltm.csv</text:p>
          </table:table-cell>
          <table:table-cell office:value-type="string">
            <text:p>snowc</text:p>
          </table:table-cell>
          <table:table-cell office:value-type="string">
            <text:p>ftp://ftp.cdc.noaa.gov/Datasets/20thC_ReanV2c/Derived/Monthlies/gaussian/monolevel/snowc.mon.ltm.nc</text:p>
          </table:table-cell>
          <table:table-cell office:value-type="string">
            <text:p>http://www.esrl.noaa.gov/psd/thredds/dodsC/Datasets/20thC_ReanV2c/Derived/Monthlies/gaussian/monolevel/snow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nowc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12];&quot;|&quot;;[.D212];&quot;|&quot;;[.F212];&quot; (&quot;;[.G212];&quot;)&quot;)" office:value-type="string" office:string-value="NOAA|NOAA-CIRES Twentieth Century Reanalysis (V2c)|Single Level|Gaussian|snow cover|Monthly Ensemble Spreads (Surface)">
            <text:p>NOAA|NOAA-CIRES Twentieth Century Reanalysis (V2c)|Single Level|Gaussian|snow cover|Monthly Ensemble Spreads (Surface)</text:p>
          </table:table-cell>
          <table:table-cell/>
          <table:table-cell office:value-type="string">
            <text:p>NOAA-CIRES Twentieth Century Reanalysis (V2c)|Single Level|Gaussian|snow cover</text:p>
          </table:table-cell>
          <table:table-cell office:value-type="string">
            <text:p>snow cover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snowc.mon.mean.nc</text:p>
          </table:table-cell>
          <table:table-cell office:value-type="string">
            <text:p>Monthlies/gaussian_sprd/monolevel/snowc.mon.mean.csv</text:p>
          </table:table-cell>
          <table:table-cell office:value-type="string">
            <text:p>snowc.mon.mean.csv</text:p>
          </table:table-cell>
          <table:table-cell office:value-type="string">
            <text:p>snowc</text:p>
          </table:table-cell>
          <table:table-cell office:value-type="string">
            <text:p>ftp://ftp.cdc.noaa.gov/Datasets/20thC_ReanV2c/Monthlies/gaussian_sprd/monolevel/snowc.mon.mean.nc</text:p>
          </table:table-cell>
          <table:table-cell office:value-type="string">
            <text:p>http://www.esrl.noaa.gov/psd/thredds/dodsC/Datasets/20thC_ReanV2c/Monthlies/gaussian_sprd/monolevel/snow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nowc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13];&quot;|&quot;;[.D213];&quot;|&quot;;[.F213];&quot; (&quot;;[.G213];&quot;)&quot;)" office:value-type="string" office:string-value="NOAA|NOAA-CIRES Twentieth Century Reanalysis (V2c)|Single Level|Gaussian|snow cover|Monthly Long Term Mean Ensemble Spreads (Surface)">
            <text:p>NOAA|NOAA-CIRES Twentieth Century Reanalysis (V2c)|Single Level|Gaussian|snow cover|Monthly Long Term Mean Ensemble Spreads (Surface)</text:p>
          </table:table-cell>
          <table:table-cell/>
          <table:table-cell office:value-type="string">
            <text:p>NOAA-CIRES Twentieth Century Reanalysis (V2c)|Single Level|Gaussian|snow cover</text:p>
          </table:table-cell>
          <table:table-cell office:value-type="string">
            <text:p>snow cover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snowc.mon.ltm.nc</text:p>
          </table:table-cell>
          <table:table-cell office:value-type="string">
            <text:p>Derived/Monthlies/gaussian_sprd/monolevel/snowc.mon.ltm.csv</text:p>
          </table:table-cell>
          <table:table-cell office:value-type="string">
            <text:p>snowc.mon.ltm.csv</text:p>
          </table:table-cell>
          <table:table-cell office:value-type="string">
            <text:p>snowc</text:p>
          </table:table-cell>
          <table:table-cell office:value-type="string">
            <text:p>ftp://ftp.cdc.noaa.gov/Datasets/20thC_ReanV2c/Derived/Monthlies/gaussian_sprd/monolevel/snowc.mon.ltm.nc</text:p>
          </table:table-cell>
          <table:table-cell office:value-type="string">
            <text:p>http://www.esrl.noaa.gov/psd/thredds/dodsC/Datasets/20thC_ReanV2c/Derived/Monthlies/gaussian_sprd/monolevel/snow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nowc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14];&quot;|&quot;;[.D214];&quot;|&quot;;[.F214];&quot; (&quot;;[.G214];&quot;)&quot;)" office:value-type="string" office:string-value="NOAA|NOAA-CIRES Twentieth Century Reanalysis (V2c)|Single Level|Gaussian|soil moisture content|Monthly Means (Between 0-200 cm BGL)">
            <text:p>NOAA|NOAA-CIRES Twentieth Century Reanalysis (V2c)|Single Level|Gaussian|soil moisture content|Monthly Means (Between 0-200 cm BGL)</text:p>
          </table:table-cell>
          <table:table-cell/>
          <table:table-cell office:value-type="string">
            <text:p>NOAA-CIRES Twentieth Century Reanalysis (V2c)|Single Level|Gaussian|soil moisture content</text:p>
          </table:table-cell>
          <table:table-cell office:value-type="string">
            <text:p>soil moisture content</text:p>
          </table:table-cell>
          <table:table-cell office:value-type="string">
            <text:p>Monthly Means</text:p>
          </table:table-cell>
          <table:table-cell office:value-type="string">
            <text:p>Between 0-200 cm BGL</text:p>
          </table:table-cell>
          <table:table-cell office:value-type="string">
            <text:p>Monthlies/gaussian/monolevel/soilm.mon.mean.nc</text:p>
          </table:table-cell>
          <table:table-cell office:value-type="string">
            <text:p>Monthlies/gaussian/monolevel/soilm.mon.mean.csv</text:p>
          </table:table-cell>
          <table:table-cell office:value-type="string">
            <text:p>soilm.mon.mean.csv</text:p>
          </table:table-cell>
          <table:table-cell office:value-type="string">
            <text:p>soilm</text:p>
          </table:table-cell>
          <table:table-cell office:value-type="string">
            <text:p>ftp://ftp.cdc.noaa.gov/Datasets/20thC_ReanV2c/Monthlies/gaussian/monolevel/soilm.mon.mean.nc</text:p>
          </table:table-cell>
          <table:table-cell office:value-type="string">
            <text:p>http://www.esrl.noaa.gov/psd/thredds/dodsC/Datasets/20thC_ReanV2c/Monthlies/gaussian/monolevel/soil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oilm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15];&quot;|&quot;;[.D215];&quot;|&quot;;[.F215];&quot; (&quot;;[.G215];&quot;)&quot;)" office:value-type="string" office:string-value="NOAA|NOAA-CIRES Twentieth Century Reanalysis (V2c)|Single Level|Gaussian|soil moisture content|Monthly Long Term Means (Between 0-200 cm BGL)">
            <text:p>NOAA|NOAA-CIRES Twentieth Century Reanalysis (V2c)|Single Level|Gaussian|soil moisture content|Monthly Long Term Means (Between 0-200 cm BGL)</text:p>
          </table:table-cell>
          <table:table-cell/>
          <table:table-cell office:value-type="string">
            <text:p>NOAA-CIRES Twentieth Century Reanalysis (V2c)|Single Level|Gaussian|soil moisture content</text:p>
          </table:table-cell>
          <table:table-cell office:value-type="string">
            <text:p>soil moisture content</text:p>
          </table:table-cell>
          <table:table-cell office:value-type="string">
            <text:p>Monthly Long Term Means</text:p>
          </table:table-cell>
          <table:table-cell office:value-type="string">
            <text:p>Between 0-200 cm BGL</text:p>
          </table:table-cell>
          <table:table-cell office:value-type="string">
            <text:p>Derived/Monthlies/gaussian/monolevel/soilm.mon.ltm.nc</text:p>
          </table:table-cell>
          <table:table-cell office:value-type="string">
            <text:p>Derived/Monthlies/gaussian/monolevel/soilm.mon.ltm.csv</text:p>
          </table:table-cell>
          <table:table-cell office:value-type="string">
            <text:p>soilm.mon.ltm.csv</text:p>
          </table:table-cell>
          <table:table-cell office:value-type="string">
            <text:p>soilm</text:p>
          </table:table-cell>
          <table:table-cell office:value-type="string">
            <text:p>ftp://ftp.cdc.noaa.gov/Datasets/20thC_ReanV2c/Derived/Monthlies/gaussian/monolevel/soilm.mon.ltm.nc</text:p>
          </table:table-cell>
          <table:table-cell office:value-type="string">
            <text:p>http://www.esrl.noaa.gov/psd/thredds/dodsC/Datasets/20thC_ReanV2c/Derived/Monthlies/gaussian/monolevel/soil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oilm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16];&quot;|&quot;;[.D216];&quot;|&quot;;[.F216];&quot; (&quot;;[.G216];&quot;)&quot;)" office:value-type="string" office:string-value="NOAA|NOAA-CIRES Twentieth Century Reanalysis (V2c)|Single Level|Gaussian|soil moisture content|Monthly Ensemble Spreads (Between 0-200 cm BGL)">
            <text:p>NOAA|NOAA-CIRES Twentieth Century Reanalysis (V2c)|Single Level|Gaussian|soil moisture content|Monthly Ensemble Spreads (Between 0-200 cm BGL)</text:p>
          </table:table-cell>
          <table:table-cell/>
          <table:table-cell office:value-type="string">
            <text:p>NOAA-CIRES Twentieth Century Reanalysis (V2c)|Single Level|Gaussian|soil moisture content</text:p>
          </table:table-cell>
          <table:table-cell office:value-type="string">
            <text:p>soil moisture content</text:p>
          </table:table-cell>
          <table:table-cell office:value-type="string">
            <text:p>Monthly Ensemble Spreads</text:p>
          </table:table-cell>
          <table:table-cell office:value-type="string">
            <text:p>Between 0-200 cm BGL</text:p>
          </table:table-cell>
          <table:table-cell office:value-type="string">
            <text:p>Monthlies/gaussian_sprd/monolevel/soilm.mon.mean.nc</text:p>
          </table:table-cell>
          <table:table-cell office:value-type="string">
            <text:p>Monthlies/gaussian_sprd/monolevel/soilm.mon.mean.csv</text:p>
          </table:table-cell>
          <table:table-cell office:value-type="string">
            <text:p>soilm.mon.mean.csv</text:p>
          </table:table-cell>
          <table:table-cell office:value-type="string">
            <text:p>soilm</text:p>
          </table:table-cell>
          <table:table-cell office:value-type="string">
            <text:p>ftp://ftp.cdc.noaa.gov/Datasets/20thC_ReanV2c/Monthlies/gaussian_sprd/monolevel/soilm.mon.mean.nc</text:p>
          </table:table-cell>
          <table:table-cell office:value-type="string">
            <text:p>http://www.esrl.noaa.gov/psd/thredds/dodsC/Datasets/20thC_ReanV2c/Monthlies/gaussian_sprd/monolevel/soil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oilm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17];&quot;|&quot;;[.D217];&quot;|&quot;;[.F217];&quot; (&quot;;[.G217];&quot;)&quot;)" office:value-type="string" office:string-value="NOAA|NOAA-CIRES Twentieth Century Reanalysis (V2c)|Single Level|Gaussian|soil moisture content|Monthly Long Term Mean Ensemble Spreads (Between 0-200 cm BGL)">
            <text:p>NOAA|NOAA-CIRES Twentieth Century Reanalysis (V2c)|Single Level|Gaussian|soil moisture content|Monthly Long Term Mean Ensemble Spreads (Between 0-200 cm BGL)</text:p>
          </table:table-cell>
          <table:table-cell/>
          <table:table-cell office:value-type="string">
            <text:p>NOAA-CIRES Twentieth Century Reanalysis (V2c)|Single Level|Gaussian|soil moisture content</text:p>
          </table:table-cell>
          <table:table-cell office:value-type="string">
            <text:p>soil moisture content</text:p>
          </table:table-cell>
          <table:table-cell office:value-type="string">
            <text:p>Monthly Long Term Mean Ensemble Spreads</text:p>
          </table:table-cell>
          <table:table-cell office:value-type="string">
            <text:p>Between 0-200 cm BGL</text:p>
          </table:table-cell>
          <table:table-cell office:value-type="string">
            <text:p>Derived/Monthlies/gaussian_sprd/monolevel/soilm.mon.ltm.nc</text:p>
          </table:table-cell>
          <table:table-cell office:value-type="string">
            <text:p>Derived/Monthlies/gaussian_sprd/monolevel/soilm.mon.ltm.csv</text:p>
          </table:table-cell>
          <table:table-cell office:value-type="string">
            <text:p>soilm.mon.ltm.csv</text:p>
          </table:table-cell>
          <table:table-cell office:value-type="string">
            <text:p>soilm</text:p>
          </table:table-cell>
          <table:table-cell office:value-type="string">
            <text:p>ftp://ftp.cdc.noaa.gov/Datasets/20thC_ReanV2c/Derived/Monthlies/gaussian_sprd/monolevel/soilm.mon.ltm.nc</text:p>
          </table:table-cell>
          <table:table-cell office:value-type="string">
            <text:p>http://www.esrl.noaa.gov/psd/thredds/dodsC/Datasets/20thC_ReanV2c/Derived/Monthlies/gaussian_sprd/monolevel/soil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oilm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18];&quot;|&quot;;[.D218];&quot;|&quot;;[.F218];&quot; (&quot;;[.G218];&quot;)&quot;)" office:value-type="string" office:string-value="NOAA|NOAA-CIRES Twentieth Century Reanalysis (V2c)|Single Level|Gaussian|storm surface runoff|Monthly Means (Surface)">
            <text:p>NOAA|NOAA-CIRES Twentieth Century Reanalysis (V2c)|Single Level|Gaussian|storm surface runoff|Monthly Means (Surface)</text:p>
          </table:table-cell>
          <table:table-cell/>
          <table:table-cell office:value-type="string">
            <text:p>NOAA-CIRES Twentieth Century Reanalysis (V2c)|Single Level|Gaussian|storm surface runoff</text:p>
          </table:table-cell>
          <table:table-cell office:value-type="string">
            <text:p>storm surface runoff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ssrunoff.mon.mean.nc</text:p>
          </table:table-cell>
          <table:table-cell office:value-type="string">
            <text:p>Monthlies/gaussian/monolevel/ssrunoff.mon.mean.csv</text:p>
          </table:table-cell>
          <table:table-cell office:value-type="string">
            <text:p>ssrunoff.mon.mean.csv</text:p>
          </table:table-cell>
          <table:table-cell office:value-type="string">
            <text:p>ssrunoff</text:p>
          </table:table-cell>
          <table:table-cell office:value-type="string">
            <text:p>ftp://ftp.cdc.noaa.gov/Datasets/20thC_ReanV2c/Monthlies/gaussian/monolevel/ssrunoff.mon.mean.nc</text:p>
          </table:table-cell>
          <table:table-cell office:value-type="string">
            <text:p>http://www.esrl.noaa.gov/psd/thredds/dodsC/Datasets/20thC_ReanV2c/Monthlies/gaussian/monolevel/ssrunoff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ssrunoff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19];&quot;|&quot;;[.D219];&quot;|&quot;;[.F219];&quot; (&quot;;[.G219];&quot;)&quot;)" office:value-type="string" office:string-value="NOAA|NOAA-CIRES Twentieth Century Reanalysis (V2c)|Single Level|Gaussian|storm surface runoff|Monthly Long Term Means (Surface)">
            <text:p>NOAA|NOAA-CIRES Twentieth Century Reanalysis (V2c)|Single Level|Gaussian|storm surface runoff|Monthly Long Term Means (Surface)</text:p>
          </table:table-cell>
          <table:table-cell/>
          <table:table-cell office:value-type="string">
            <text:p>NOAA-CIRES Twentieth Century Reanalysis (V2c)|Single Level|Gaussian|storm surface runoff</text:p>
          </table:table-cell>
          <table:table-cell office:value-type="string">
            <text:p>storm surface runoff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ssrunoff.mon.ltm.nc</text:p>
          </table:table-cell>
          <table:table-cell office:value-type="string">
            <text:p>Derived/Monthlies/gaussian/monolevel/ssrunoff.mon.ltm.csv</text:p>
          </table:table-cell>
          <table:table-cell office:value-type="string">
            <text:p>ssrunoff.mon.ltm.csv</text:p>
          </table:table-cell>
          <table:table-cell office:value-type="string">
            <text:p>ssrunoff</text:p>
          </table:table-cell>
          <table:table-cell office:value-type="string">
            <text:p>ftp://ftp.cdc.noaa.gov/Datasets/20thC_ReanV2c/Derived/Monthlies/gaussian/monolevel/ssrunoff.mon.ltm.nc</text:p>
          </table:table-cell>
          <table:table-cell office:value-type="string">
            <text:p>http://www.esrl.noaa.gov/psd/thredds/dodsC/Datasets/20thC_ReanV2c/Derived/Monthlies/gaussian/monolevel/ssrunoff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ssrunoff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20];&quot;|&quot;;[.D220];&quot;|&quot;;[.F220];&quot; (&quot;;[.G220];&quot;)&quot;)" office:value-type="string" office:string-value="NOAA|NOAA-CIRES Twentieth Century Reanalysis (V2c)|Single Level|Gaussian|storm surface runoff|Monthly Ensemble Spreads (Surface)">
            <text:p>NOAA|NOAA-CIRES Twentieth Century Reanalysis (V2c)|Single Level|Gaussian|storm surface runoff|Monthly Ensemble Spreads (Surface)</text:p>
          </table:table-cell>
          <table:table-cell/>
          <table:table-cell office:value-type="string">
            <text:p>NOAA-CIRES Twentieth Century Reanalysis (V2c)|Single Level|Gaussian|storm surface runoff</text:p>
          </table:table-cell>
          <table:table-cell office:value-type="string">
            <text:p>storm surface runoff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ssrunoff.mon.mean.nc</text:p>
          </table:table-cell>
          <table:table-cell office:value-type="string">
            <text:p>Monthlies/gaussian_sprd/monolevel/ssrunoff.mon.mean.csv</text:p>
          </table:table-cell>
          <table:table-cell office:value-type="string">
            <text:p>ssrunoff.mon.mean.csv</text:p>
          </table:table-cell>
          <table:table-cell office:value-type="string">
            <text:p>ssrunoff</text:p>
          </table:table-cell>
          <table:table-cell office:value-type="string">
            <text:p>ftp://ftp.cdc.noaa.gov/Datasets/20thC_ReanV2c/Monthlies/gaussian_sprd/monolevel/ssrunoff.mon.mean.nc</text:p>
          </table:table-cell>
          <table:table-cell office:value-type="string">
            <text:p>http://www.esrl.noaa.gov/psd/thredds/dodsC/Datasets/20thC_ReanV2c/Monthlies/gaussian_sprd/monolevel/ssrunoff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ssrunoff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21];&quot;|&quot;;[.D221];&quot;|&quot;;[.F221];&quot; (&quot;;[.G221];&quot;)&quot;)" office:value-type="string" office:string-value="NOAA|NOAA-CIRES Twentieth Century Reanalysis (V2c)|Single Level|Gaussian|storm surface runoff|Monthly Long Term Mean Ensemble Spreads (Surface)">
            <text:p>NOAA|NOAA-CIRES Twentieth Century Reanalysis (V2c)|Single Level|Gaussian|storm surface runoff|Monthly Long Term Mean Ensemble Spreads (Surface)</text:p>
          </table:table-cell>
          <table:table-cell/>
          <table:table-cell office:value-type="string">
            <text:p>NOAA-CIRES Twentieth Century Reanalysis (V2c)|Single Level|Gaussian|storm surface runoff</text:p>
          </table:table-cell>
          <table:table-cell office:value-type="string">
            <text:p>storm surface runoff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ssrunoff.mon.ltm.nc</text:p>
          </table:table-cell>
          <table:table-cell office:value-type="string">
            <text:p>Derived/Monthlies/gaussian_sprd/monolevel/ssrunoff.mon.ltm.csv</text:p>
          </table:table-cell>
          <table:table-cell office:value-type="string">
            <text:p>ssrunoff.mon.ltm.csv</text:p>
          </table:table-cell>
          <table:table-cell office:value-type="string">
            <text:p>ssrunoff</text:p>
          </table:table-cell>
          <table:table-cell office:value-type="string">
            <text:p>ftp://ftp.cdc.noaa.gov/Datasets/20thC_ReanV2c/Derived/Monthlies/gaussian_sprd/monolevel/ssrunoff.mon.ltm.nc</text:p>
          </table:table-cell>
          <table:table-cell office:value-type="string">
            <text:p>http://www.esrl.noaa.gov/psd/thredds/dodsC/Datasets/20thC_ReanV2c/Derived/Monthlies/gaussian_sprd/monolevel/ssrunoff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ssrunoff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222];&quot;|&quot;;[.D222];&quot;|&quot;;[.F222];&quot; (&quot;;[.G222];&quot;)&quot;)" office:value-type="string" office:string-value="NOAA|NOAA-CIRES Twentieth Century Reanalysis (V2c)|Single Level|Gaussian|Total cloud cover|Monthly Means (Boundary Layer)">
            <text:p>NOAA|NOAA-CIRES Twentieth Century Reanalysis (V2c)|Single Level|Gaussian|Total cloud cover|Monthly Means (Boundary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Means</text:p>
          </table:table-cell>
          <table:table-cell office:value-type="string">
            <text:p>Boundary Layer</text:p>
          </table:table-cell>
          <table:table-cell office:value-type="string">
            <text:p>Monthlies/gaussian/monolevel/tcdc.bndrylyr.mon.mean.nc</text:p>
          </table:table-cell>
          <table:table-cell office:value-type="string">
            <text:p>Monthlies/gaussian/monolevel/tcdc.bndrylyr.mon.mean.csv</text:p>
          </table:table-cell>
          <table:table-cell office:value-type="string">
            <text:p>tcdc.bndrylyr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/monolevel/tcdc.bndrylyr.mon.mean.nc</text:p>
          </table:table-cell>
          <table:table-cell office:value-type="string">
            <text:p>http://www.esrl.noaa.gov/psd/thredds/dodsC/Datasets/20thC_ReanV2c/Monthlies/gaussian/monolevel/tcdc.bndrylyr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cdc_bndrylyr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3];&quot;|&quot;;[.D223];&quot;|&quot;;[.F223];&quot; (&quot;;[.G223];&quot;)&quot;)" office:value-type="string" office:string-value="NOAA|NOAA-CIRES Twentieth Century Reanalysis (V2c)|Single Level|Gaussian|Total cloud cover|Monthly Long Term Means (Boundary Layer)">
            <text:p>NOAA|NOAA-CIRES Twentieth Century Reanalysis (V2c)|Single Level|Gaussian|Total cloud cover|Monthly Long Term Means (Boundary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s</text:p>
          </table:table-cell>
          <table:table-cell office:value-type="string">
            <text:p>Boundary Layer</text:p>
          </table:table-cell>
          <table:table-cell office:value-type="string">
            <text:p>Derived/Monthlies/gaussian/monolevel/tcdc.bndrylyr.mon.ltm.nc</text:p>
          </table:table-cell>
          <table:table-cell office:value-type="string">
            <text:p>Derived/Monthlies/gaussian/monolevel/tcdc.bndrylyr.mon.ltm.csv</text:p>
          </table:table-cell>
          <table:table-cell office:value-type="string">
            <text:p>tcdc.bndrylyr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/monolevel/tcdc.bndrylyr.mon.ltm.nc</text:p>
          </table:table-cell>
          <table:table-cell office:value-type="string">
            <text:p>http://www.esrl.noaa.gov/psd/thredds/dodsC/Datasets/20thC_ReanV2c/Derived/Monthlies/gaussian/monolevel/tcdc.bndrylyr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cdc_bndrylyr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4];&quot;|&quot;;[.D224];&quot;|&quot;;[.F224];&quot; (&quot;;[.G224];&quot;)&quot;)" office:value-type="string" office:string-value="NOAA|NOAA-CIRES Twentieth Century Reanalysis (V2c)|Single Level|Gaussian|Total cloud cover|Monthly Ensemble Spreads (Boundary Layer)">
            <text:p>NOAA|NOAA-CIRES Twentieth Century Reanalysis (V2c)|Single Level|Gaussian|Total cloud cover|Monthly Ensemble Spreads (Boundary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Ensemble Spreads</text:p>
          </table:table-cell>
          <table:table-cell office:value-type="string">
            <text:p>Boundary Layer</text:p>
          </table:table-cell>
          <table:table-cell office:value-type="string">
            <text:p>Monthlies/gaussian_sprd/monolevel/tcdc.bndrylyr.mon.mean.nc</text:p>
          </table:table-cell>
          <table:table-cell office:value-type="string">
            <text:p>Monthlies/gaussian_sprd/monolevel/tcdc.bndrylyr.mon.mean.csv</text:p>
          </table:table-cell>
          <table:table-cell office:value-type="string">
            <text:p>tcdc.bndrylyr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_sprd/monolevel/tcdc.bndrylyr.mon.mean.nc</text:p>
          </table:table-cell>
          <table:table-cell office:value-type="string">
            <text:p>http://www.esrl.noaa.gov/psd/thredds/dodsC/Datasets/20thC_ReanV2c/Monthlies/gaussian_sprd/monolevel/tcdc.bndrylyr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cdc_bndrylyr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5];&quot;|&quot;;[.D225];&quot;|&quot;;[.F225];&quot; (&quot;;[.G225];&quot;)&quot;)" office:value-type="string" office:string-value="NOAA|NOAA-CIRES Twentieth Century Reanalysis (V2c)|Single Level|Gaussian|Total cloud cover|Monthly Long Term Mean Ensemble Spreads (Boundary Layer)">
            <text:p>NOAA|NOAA-CIRES Twentieth Century Reanalysis (V2c)|Single Level|Gaussian|Total cloud cover|Monthly Long Term Mean Ensemble Spreads (Boundary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 Ensemble Spreads</text:p>
          </table:table-cell>
          <table:table-cell office:value-type="string">
            <text:p>Boundary Layer</text:p>
          </table:table-cell>
          <table:table-cell office:value-type="string">
            <text:p>Derived/Monthlies/gaussian_sprd/monolevel/tcdc.bndrylyr.mon.ltm.nc</text:p>
          </table:table-cell>
          <table:table-cell office:value-type="string">
            <text:p>Derived/Monthlies/gaussian_sprd/monolevel/tcdc.bndrylyr.mon.ltm.csv</text:p>
          </table:table-cell>
          <table:table-cell office:value-type="string">
            <text:p>tcdc.bndrylyr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_sprd/monolevel/tcdc.bndrylyr.mon.ltm.nc</text:p>
          </table:table-cell>
          <table:table-cell office:value-type="string">
            <text:p>http://www.esrl.noaa.gov/psd/thredds/dodsC/Datasets/20thC_ReanV2c/Derived/Monthlies/gaussian_sprd/monolevel/tcdc.bndrylyr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cdc_bndrylyr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6];&quot;|&quot;;[.D226];&quot;|&quot;;[.F226];&quot; (&quot;;[.G226];&quot;)&quot;)" office:value-type="string" office:string-value="NOAA|NOAA-CIRES Twentieth Century Reanalysis (V2c)|Single Level|Gaussian|Total cloud cover|Monthly Means (Convective Cloud Layer)">
            <text:p>NOAA|NOAA-CIRES Twentieth Century Reanalysis (V2c)|Single Level|Gaussian|Total cloud cover|Monthly Means (Convectiv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Means</text:p>
          </table:table-cell>
          <table:table-cell office:value-type="string">
            <text:p>Convective Cloud Layer</text:p>
          </table:table-cell>
          <table:table-cell office:value-type="string">
            <text:p>Monthlies/gaussian/monolevel/tcdc.convcld.mon.mean.nc</text:p>
          </table:table-cell>
          <table:table-cell office:value-type="string">
            <text:p>Monthlies/gaussian/monolevel/tcdc.convcld.mon.mean.csv</text:p>
          </table:table-cell>
          <table:table-cell office:value-type="string">
            <text:p>tcdc.conv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/monolevel/tcdc.convcld.mon.mean.nc</text:p>
          </table:table-cell>
          <table:table-cell office:value-type="string">
            <text:p>http://www.esrl.noaa.gov/psd/thredds/dodsC/Datasets/20thC_ReanV2c/Monthlies/gaussian/monolevel/tcdc.conv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cdc_conv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7];&quot;|&quot;;[.D227];&quot;|&quot;;[.F227];&quot; (&quot;;[.G227];&quot;)&quot;)" office:value-type="string" office:string-value="NOAA|NOAA-CIRES Twentieth Century Reanalysis (V2c)|Single Level|Gaussian|Total cloud cover|Monthly Long Term Means (Convective Cloud Layer)">
            <text:p>NOAA|NOAA-CIRES Twentieth Century Reanalysis (V2c)|Single Level|Gaussian|Total cloud cover|Monthly Long Term Means (Convectiv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s</text:p>
          </table:table-cell>
          <table:table-cell office:value-type="string">
            <text:p>Convective Cloud Layer</text:p>
          </table:table-cell>
          <table:table-cell office:value-type="string">
            <text:p>Derived/Monthlies/gaussian/monolevel/tcdc.convcld.mon.ltm.nc</text:p>
          </table:table-cell>
          <table:table-cell office:value-type="string">
            <text:p>Derived/Monthlies/gaussian/monolevel/tcdc.convcld.mon.ltm.csv</text:p>
          </table:table-cell>
          <table:table-cell office:value-type="string">
            <text:p>tcdc.conv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/monolevel/tcdc.convcld.mon.ltm.nc</text:p>
          </table:table-cell>
          <table:table-cell office:value-type="string">
            <text:p>http://www.esrl.noaa.gov/psd/thredds/dodsC/Datasets/20thC_ReanV2c/Derived/Monthlies/gaussian/monolevel/tcdc.conv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cdc_conv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8];&quot;|&quot;;[.D228];&quot;|&quot;;[.F228];&quot; (&quot;;[.G228];&quot;)&quot;)" office:value-type="string" office:string-value="NOAA|NOAA-CIRES Twentieth Century Reanalysis (V2c)|Single Level|Gaussian|Total cloud cover|Monthly Ensemble Spreads (Convective Cloud Layer)">
            <text:p>NOAA|NOAA-CIRES Twentieth Century Reanalysis (V2c)|Single Level|Gaussian|Total cloud cover|Monthly Ensemble Spreads (Convectiv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Ensemble Spreads</text:p>
          </table:table-cell>
          <table:table-cell office:value-type="string">
            <text:p>Convective Cloud Layer</text:p>
          </table:table-cell>
          <table:table-cell office:value-type="string">
            <text:p>Monthlies/gaussian_sprd/monolevel/tcdc.convcld.mon.mean.nc</text:p>
          </table:table-cell>
          <table:table-cell office:value-type="string">
            <text:p>Monthlies/gaussian_sprd/monolevel/tcdc.convcld.mon.mean.csv</text:p>
          </table:table-cell>
          <table:table-cell office:value-type="string">
            <text:p>tcdc.conv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_sprd/monolevel/tcdc.convcld.mon.mean.nc</text:p>
          </table:table-cell>
          <table:table-cell office:value-type="string">
            <text:p>http://www.esrl.noaa.gov/psd/thredds/dodsC/Datasets/20thC_ReanV2c/Monthlies/gaussian_sprd/monolevel/tcdc.conv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cdc_conv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29];&quot;|&quot;;[.D229];&quot;|&quot;;[.F229];&quot; (&quot;;[.G229];&quot;)&quot;)" office:value-type="string" office:string-value="NOAA|NOAA-CIRES Twentieth Century Reanalysis (V2c)|Single Level|Gaussian|Total cloud cover|Monthly Long Term Mean Ensemble Spreads (Convective Cloud Layer)">
            <text:p>NOAA|NOAA-CIRES Twentieth Century Reanalysis (V2c)|Single Level|Gaussian|Total cloud cover|Monthly Long Term Mean Ensemble Spreads (Convectiv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 Ensemble Spreads</text:p>
          </table:table-cell>
          <table:table-cell office:value-type="string">
            <text:p>Convective Cloud Layer</text:p>
          </table:table-cell>
          <table:table-cell office:value-type="string">
            <text:p>Derived/Monthlies/gaussian_sprd/monolevel/tcdc.convcld.mon.ltm.nc</text:p>
          </table:table-cell>
          <table:table-cell office:value-type="string">
            <text:p>Derived/Monthlies/gaussian_sprd/monolevel/tcdc.convcld.mon.ltm.csv</text:p>
          </table:table-cell>
          <table:table-cell office:value-type="string">
            <text:p>tcdc.conv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_sprd/monolevel/tcdc.convcld.mon.ltm.nc</text:p>
          </table:table-cell>
          <table:table-cell office:value-type="string">
            <text:p>http://www.esrl.noaa.gov/psd/thredds/dodsC/Datasets/20thC_ReanV2c/Derived/Monthlies/gaussian_sprd/monolevel/tcdc.conv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cdc_conv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0];&quot;|&quot;;[.D230];&quot;|&quot;;[.F230];&quot; (&quot;;[.G230];&quot;)&quot;)" office:value-type="string" office:string-value="NOAA|NOAA-CIRES Twentieth Century Reanalysis (V2c)|Single Level|Gaussian|Total cloud cover|Monthly Means (Entire Atmosphere Considered As a Single Layer)">
            <text:p>NOAA|NOAA-CIRES Twentieth Century Reanalysis (V2c)|Single Level|Gaussian|Total cloud cover|Monthly Means (Entire Atmosphere Considered As a Single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gaussian/monolevel/tcdc.eatm.mon.mean.nc</text:p>
          </table:table-cell>
          <table:table-cell office:value-type="string">
            <text:p>Monthlies/gaussian/monolevel/tcdc.eatm.mon.mean.csv</text:p>
          </table:table-cell>
          <table:table-cell office:value-type="string">
            <text:p>tcdc.eatm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/monolevel/tcdc.eatm.mon.mean.nc</text:p>
          </table:table-cell>
          <table:table-cell office:value-type="string">
            <text:p>http://www.esrl.noaa.gov/psd/thredds/dodsC/Datasets/20thC_ReanV2c/Monthlies/gaussian/monolevel/tcdc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cdc_eatm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1];&quot;|&quot;;[.D231];&quot;|&quot;;[.F231];&quot; (&quot;;[.G231];&quot;)&quot;)" office:value-type="string" office:string-value="NOAA|NOAA-CIRES Twentieth Century Reanalysis (V2c)|Single Level|Gaussian|Total cloud cover|Monthly Long Term Means (Entire Atmosphere Considered As a Single Layer)">
            <text:p>NOAA|NOAA-CIRES Twentieth Century Reanalysis (V2c)|Single Level|Gaussian|Total cloud cover|Monthly Long Term Means (Entire Atmosphere Considered As a Single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gaussian/monolevel/tcdc.eatm.mon.ltm.nc</text:p>
          </table:table-cell>
          <table:table-cell office:value-type="string">
            <text:p>Derived/Monthlies/gaussian/monolevel/tcdc.eatm.mon.ltm.csv</text:p>
          </table:table-cell>
          <table:table-cell office:value-type="string">
            <text:p>tcdc.eatm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/monolevel/tcdc.eatm.mon.ltm.nc</text:p>
          </table:table-cell>
          <table:table-cell office:value-type="string">
            <text:p>http://www.esrl.noaa.gov/psd/thredds/dodsC/Datasets/20thC_ReanV2c/Derived/Monthlies/gaussian/monolevel/tcdc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cdc_eatm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2];&quot;|&quot;;[.D232];&quot;|&quot;;[.F232];&quot; (&quot;;[.G232];&quot;)&quot;)" office:value-type="string" office:string-value="NOAA|NOAA-CIRES Twentieth Century Reanalysis (V2c)|Single Level|Gaussian|Total cloud cover|Monthly Ensemble Spreads (Entire Atmosphere Considered As a Single Layer)">
            <text:p>NOAA|NOAA-CIRES Twentieth Century Reanalysis (V2c)|Single Level|Gaussian|Total cloud cover|Monthly Ensemble Spreads (Entire Atmosphere Considered As a Single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Monthlies/gaussian_sprd/monolevel/tcdc.eatm.mon.mean.nc</text:p>
          </table:table-cell>
          <table:table-cell office:value-type="string">
            <text:p>Monthlies/gaussian_sprd/monolevel/tcdc.eatm.mon.mean.csv</text:p>
          </table:table-cell>
          <table:table-cell office:value-type="string">
            <text:p>tcdc.eatm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_sprd/monolevel/tcdc.eatm.mon.mean.nc</text:p>
          </table:table-cell>
          <table:table-cell office:value-type="string">
            <text:p>http://www.esrl.noaa.gov/psd/thredds/dodsC/Datasets/20thC_ReanV2c/Monthlies/gaussian_sprd/monolevel/tcdc.eat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cdc_eatm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3];&quot;|&quot;;[.D233];&quot;|&quot;;[.F233];&quot; (&quot;;[.G233];&quot;)&quot;)" office:value-type="string" office:string-value="NOAA|NOAA-CIRES Twentieth Century Reanalysis (V2c)|Single Level|Gaussian|Total cloud cover|Monthly Long Term Mean Ensemble Spreads (Entire Atmosphere Considered As a Single Layer)">
            <text:p>NOAA|NOAA-CIRES Twentieth Century Reanalysis (V2c)|Single Level|Gaussian|Total cloud cover|Monthly Long Term Mean Ensemble Spreads (Entire Atmosphere Considered As a Single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 Ensemble Spreads</text:p>
          </table:table-cell>
          <table:table-cell office:value-type="string">
            <text:p>Entire Atmosphere Considered As a Single Layer</text:p>
          </table:table-cell>
          <table:table-cell office:value-type="string">
            <text:p>Derived/Monthlies/gaussian_sprd/monolevel/tcdc.eatm.mon.ltm.nc</text:p>
          </table:table-cell>
          <table:table-cell office:value-type="string">
            <text:p>Derived/Monthlies/gaussian_sprd/monolevel/tcdc.eatm.mon.ltm.csv</text:p>
          </table:table-cell>
          <table:table-cell office:value-type="string">
            <text:p>tcdc.eatm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_sprd/monolevel/tcdc.eatm.mon.ltm.nc</text:p>
          </table:table-cell>
          <table:table-cell office:value-type="string">
            <text:p>http://www.esrl.noaa.gov/psd/thredds/dodsC/Datasets/20thC_ReanV2c/Derived/Monthlies/gaussian_sprd/monolevel/tcdc.eat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cdc_eatm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4];&quot;|&quot;;[.D234];&quot;|&quot;;[.F234];&quot; (&quot;;[.G234];&quot;)&quot;)" office:value-type="string" office:string-value="NOAA|NOAA-CIRES Twentieth Century Reanalysis (V2c)|Single Level|Gaussian|Total cloud cover|Monthly Means (Low Cloud Layer)">
            <text:p>NOAA|NOAA-CIRES Twentieth Century Reanalysis (V2c)|Single Level|Gaussian|Total cloud cover|Monthly Means (Low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Means</text:p>
          </table:table-cell>
          <table:table-cell office:value-type="string">
            <text:p>Low Cloud Layer</text:p>
          </table:table-cell>
          <table:table-cell office:value-type="string">
            <text:p>Monthlies/gaussian/monolevel/tcdc.lowcld.mon.mean.nc</text:p>
          </table:table-cell>
          <table:table-cell office:value-type="string">
            <text:p>Monthlies/gaussian/monolevel/tcdc.lowcld.mon.mean.csv</text:p>
          </table:table-cell>
          <table:table-cell office:value-type="string">
            <text:p>tcdc.low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/monolevel/tcdc.lowcld.mon.mean.nc</text:p>
          </table:table-cell>
          <table:table-cell office:value-type="string">
            <text:p>http://www.esrl.noaa.gov/psd/thredds/dodsC/Datasets/20thC_ReanV2c/Monthlies/gaussian/monolevel/tcdc.low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cdc_low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5];&quot;|&quot;;[.D235];&quot;|&quot;;[.F235];&quot; (&quot;;[.G235];&quot;)&quot;)" office:value-type="string" office:string-value="NOAA|NOAA-CIRES Twentieth Century Reanalysis (V2c)|Single Level|Gaussian|Total cloud cover|Monthly Long Term Means (Low Cloud Layer)">
            <text:p>NOAA|NOAA-CIRES Twentieth Century Reanalysis (V2c)|Single Level|Gaussian|Total cloud cover|Monthly Long Term Means (Low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s</text:p>
          </table:table-cell>
          <table:table-cell office:value-type="string">
            <text:p>Low Cloud Layer</text:p>
          </table:table-cell>
          <table:table-cell office:value-type="string">
            <text:p>Derived/Monthlies/gaussian/monolevel/tcdc.lowcld.mon.ltm.nc</text:p>
          </table:table-cell>
          <table:table-cell office:value-type="string">
            <text:p>Derived/Monthlies/gaussian/monolevel/tcdc.lowcld.mon.ltm.csv</text:p>
          </table:table-cell>
          <table:table-cell office:value-type="string">
            <text:p>tcdc.low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/monolevel/tcdc.lowcld.mon.ltm.nc</text:p>
          </table:table-cell>
          <table:table-cell office:value-type="string">
            <text:p>http://www.esrl.noaa.gov/psd/thredds/dodsC/Datasets/20thC_ReanV2c/Derived/Monthlies/gaussian/monolevel/tcdc.low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cdc_low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6];&quot;|&quot;;[.D236];&quot;|&quot;;[.F236];&quot; (&quot;;[.G236];&quot;)&quot;)" office:value-type="string" office:string-value="NOAA|NOAA-CIRES Twentieth Century Reanalysis (V2c)|Single Level|Gaussian|Total cloud cover|Monthly Ensemble Spreads (Low Cloud Layer)">
            <text:p>NOAA|NOAA-CIRES Twentieth Century Reanalysis (V2c)|Single Level|Gaussian|Total cloud cover|Monthly Ensemble Spreads (Low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Ensemble Spreads</text:p>
          </table:table-cell>
          <table:table-cell office:value-type="string">
            <text:p>Low Cloud Layer</text:p>
          </table:table-cell>
          <table:table-cell office:value-type="string">
            <text:p>Monthlies/gaussian_sprd/monolevel/tcdc.lowcld.mon.mean.nc</text:p>
          </table:table-cell>
          <table:table-cell office:value-type="string">
            <text:p>Monthlies/gaussian_sprd/monolevel/tcdc.lowcld.mon.mean.csv</text:p>
          </table:table-cell>
          <table:table-cell office:value-type="string">
            <text:p>tcdc.low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_sprd/monolevel/tcdc.lowcld.mon.mean.nc</text:p>
          </table:table-cell>
          <table:table-cell office:value-type="string">
            <text:p>http://www.esrl.noaa.gov/psd/thredds/dodsC/Datasets/20thC_ReanV2c/Monthlies/gaussian_sprd/monolevel/tcdc.low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cdc_low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7];&quot;|&quot;;[.D237];&quot;|&quot;;[.F237];&quot; (&quot;;[.G237];&quot;)&quot;)" office:value-type="string" office:string-value="NOAA|NOAA-CIRES Twentieth Century Reanalysis (V2c)|Single Level|Gaussian|Total cloud cover|Monthly Long Term Mean Ensemble Spreads (Low Cloud Layer)">
            <text:p>NOAA|NOAA-CIRES Twentieth Century Reanalysis (V2c)|Single Level|Gaussian|Total cloud cover|Monthly Long Term Mean Ensemble Spreads (Low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 Ensemble Spreads</text:p>
          </table:table-cell>
          <table:table-cell office:value-type="string">
            <text:p>Low Cloud Layer</text:p>
          </table:table-cell>
          <table:table-cell office:value-type="string">
            <text:p>Derived/Monthlies/gaussian_sprd/monolevel/tcdc.lowcld.mon.ltm.nc</text:p>
          </table:table-cell>
          <table:table-cell office:value-type="string">
            <text:p>Derived/Monthlies/gaussian_sprd/monolevel/tcdc.lowcld.mon.ltm.csv</text:p>
          </table:table-cell>
          <table:table-cell office:value-type="string">
            <text:p>tcdc.low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_sprd/monolevel/tcdc.lowcld.mon.ltm.nc</text:p>
          </table:table-cell>
          <table:table-cell office:value-type="string">
            <text:p>http://www.esrl.noaa.gov/psd/thredds/dodsC/Datasets/20thC_ReanV2c/Derived/Monthlies/gaussian_sprd/monolevel/tcdc.low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cdc_low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8];&quot;|&quot;;[.D238];&quot;|&quot;;[.F238];&quot; (&quot;;[.G238];&quot;)&quot;)" office:value-type="string" office:string-value="NOAA|NOAA-CIRES Twentieth Century Reanalysis (V2c)|Single Level|Gaussian|Total cloud cover|Monthly Means (Middle Cloud Layer)">
            <text:p>NOAA|NOAA-CIRES Twentieth Century Reanalysis (V2c)|Single Level|Gaussian|Total cloud cover|Monthly Means (Middl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Means</text:p>
          </table:table-cell>
          <table:table-cell office:value-type="string">
            <text:p>Middle Cloud Layer</text:p>
          </table:table-cell>
          <table:table-cell office:value-type="string">
            <text:p>Monthlies/gaussian/monolevel/tcdc.midcld.mon.mean.nc</text:p>
          </table:table-cell>
          <table:table-cell office:value-type="string">
            <text:p>Monthlies/gaussian/monolevel/tcdc.midcld.mon.mean.csv</text:p>
          </table:table-cell>
          <table:table-cell office:value-type="string">
            <text:p>tcdc.mid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/monolevel/tcdc.midcld.mon.mean.nc</text:p>
          </table:table-cell>
          <table:table-cell office:value-type="string">
            <text:p>http://www.esrl.noaa.gov/psd/thredds/dodsC/Datasets/20thC_ReanV2c/Monthlies/gaussian/monolevel/tcdc.mid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cdc_mid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39];&quot;|&quot;;[.D239];&quot;|&quot;;[.F239];&quot; (&quot;;[.G239];&quot;)&quot;)" office:value-type="string" office:string-value="NOAA|NOAA-CIRES Twentieth Century Reanalysis (V2c)|Single Level|Gaussian|Total cloud cover|Monthly Long Term Means (Middle Cloud Layer)">
            <text:p>NOAA|NOAA-CIRES Twentieth Century Reanalysis (V2c)|Single Level|Gaussian|Total cloud cover|Monthly Long Term Means (Middl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s</text:p>
          </table:table-cell>
          <table:table-cell office:value-type="string">
            <text:p>Middle Cloud Layer</text:p>
          </table:table-cell>
          <table:table-cell office:value-type="string">
            <text:p>Derived/Monthlies/gaussian/monolevel/tcdc.midcld.mon.ltm.nc</text:p>
          </table:table-cell>
          <table:table-cell office:value-type="string">
            <text:p>Derived/Monthlies/gaussian/monolevel/tcdc.midcld.mon.ltm.csv</text:p>
          </table:table-cell>
          <table:table-cell office:value-type="string">
            <text:p>tcdc.mid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/monolevel/tcdc.midcld.mon.ltm.nc</text:p>
          </table:table-cell>
          <table:table-cell office:value-type="string">
            <text:p>http://www.esrl.noaa.gov/psd/thredds/dodsC/Datasets/20thC_ReanV2c/Derived/Monthlies/gaussian/monolevel/tcdc.mid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cdc_mid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0];&quot;|&quot;;[.D240];&quot;|&quot;;[.F240];&quot; (&quot;;[.G240];&quot;)&quot;)" office:value-type="string" office:string-value="NOAA|NOAA-CIRES Twentieth Century Reanalysis (V2c)|Single Level|Gaussian|Total cloud cover|Monthly Ensemble Spreads (Middle Cloud Layer)">
            <text:p>NOAA|NOAA-CIRES Twentieth Century Reanalysis (V2c)|Single Level|Gaussian|Total cloud cover|Monthly Ensemble Spreads (Middl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Ensemble Spreads</text:p>
          </table:table-cell>
          <table:table-cell office:value-type="string">
            <text:p>Middle Cloud Layer</text:p>
          </table:table-cell>
          <table:table-cell office:value-type="string">
            <text:p>Monthlies/gaussian_sprd/monolevel/tcdc.midcld.mon.mean.nc</text:p>
          </table:table-cell>
          <table:table-cell office:value-type="string">
            <text:p>Monthlies/gaussian_sprd/monolevel/tcdc.midcld.mon.mean.csv</text:p>
          </table:table-cell>
          <table:table-cell office:value-type="string">
            <text:p>tcdc.mid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_sprd/monolevel/tcdc.midcld.mon.mean.nc</text:p>
          </table:table-cell>
          <table:table-cell office:value-type="string">
            <text:p>http://www.esrl.noaa.gov/psd/thredds/dodsC/Datasets/20thC_ReanV2c/Monthlies/gaussian_sprd/monolevel/tcdc.mid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cdc_mid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1];&quot;|&quot;;[.D241];&quot;|&quot;;[.F241];&quot; (&quot;;[.G241];&quot;)&quot;)" office:value-type="string" office:string-value="NOAA|NOAA-CIRES Twentieth Century Reanalysis (V2c)|Single Level|Gaussian|Total cloud cover|Monthly Long Term Mean Ensemble Spreads (Middle Cloud Layer)">
            <text:p>NOAA|NOAA-CIRES Twentieth Century Reanalysis (V2c)|Single Level|Gaussian|Total cloud cover|Monthly Long Term Mean Ensemble Spreads (Middle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 Ensemble Spreads</text:p>
          </table:table-cell>
          <table:table-cell office:value-type="string">
            <text:p>Middle Cloud Layer</text:p>
          </table:table-cell>
          <table:table-cell office:value-type="string">
            <text:p>Derived/Monthlies/gaussian_sprd/monolevel/tcdc.midcld.mon.ltm.nc</text:p>
          </table:table-cell>
          <table:table-cell office:value-type="string">
            <text:p>Derived/Monthlies/gaussian_sprd/monolevel/tcdc.midcld.mon.ltm.csv</text:p>
          </table:table-cell>
          <table:table-cell office:value-type="string">
            <text:p>tcdc.mid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_sprd/monolevel/tcdc.midcld.mon.ltm.nc</text:p>
          </table:table-cell>
          <table:table-cell office:value-type="string">
            <text:p>http://www.esrl.noaa.gov/psd/thredds/dodsC/Datasets/20thC_ReanV2c/Derived/Monthlies/gaussian_sprd/monolevel/tcdc.mid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cdc_mid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2];&quot;|&quot;;[.D242];&quot;|&quot;;[.F242];&quot; (&quot;;[.G242];&quot;)&quot;)" office:value-type="string" office:string-value="NOAA|NOAA-CIRES Twentieth Century Reanalysis (V2c)|Single Level|Gaussian|Total cloud cover|Monthly Means (Top Cloud Layer)">
            <text:p>NOAA|NOAA-CIRES Twentieth Century Reanalysis (V2c)|Single Level|Gaussian|Total cloud cover|Monthly Means (Top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Means</text:p>
          </table:table-cell>
          <table:table-cell office:value-type="string">
            <text:p>Top Cloud Layer</text:p>
          </table:table-cell>
          <table:table-cell office:value-type="string">
            <text:p>Monthlies/gaussian/monolevel/tcdc.topcld.mon.mean.nc</text:p>
          </table:table-cell>
          <table:table-cell office:value-type="string">
            <text:p>Monthlies/gaussian/monolevel/tcdc.topcld.mon.mean.csv</text:p>
          </table:table-cell>
          <table:table-cell office:value-type="string">
            <text:p>tcdc.top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/monolevel/tcdc.topcld.mon.mean.nc</text:p>
          </table:table-cell>
          <table:table-cell office:value-type="string">
            <text:p>http://www.esrl.noaa.gov/psd/thredds/dodsC/Datasets/20thC_ReanV2c/Monthlies/gaussian/monolevel/tcdc.top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cdc_top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3];&quot;|&quot;;[.D243];&quot;|&quot;;[.F243];&quot; (&quot;;[.G243];&quot;)&quot;)" office:value-type="string" office:string-value="NOAA|NOAA-CIRES Twentieth Century Reanalysis (V2c)|Single Level|Gaussian|Total cloud cover|Monthly Long Term Means (Top Cloud Layer)">
            <text:p>NOAA|NOAA-CIRES Twentieth Century Reanalysis (V2c)|Single Level|Gaussian|Total cloud cover|Monthly Long Term Means (Top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s</text:p>
          </table:table-cell>
          <table:table-cell office:value-type="string">
            <text:p>Top Cloud Layer</text:p>
          </table:table-cell>
          <table:table-cell office:value-type="string">
            <text:p>Derived/Monthlies/gaussian/monolevel/tcdc.topcld.mon.ltm.nc</text:p>
          </table:table-cell>
          <table:table-cell office:value-type="string">
            <text:p>Derived/Monthlies/gaussian/monolevel/tcdc.topcld.mon.ltm.csv</text:p>
          </table:table-cell>
          <table:table-cell office:value-type="string">
            <text:p>tcdc.top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/monolevel/tcdc.topcld.mon.ltm.nc</text:p>
          </table:table-cell>
          <table:table-cell office:value-type="string">
            <text:p>http://www.esrl.noaa.gov/psd/thredds/dodsC/Datasets/20thC_ReanV2c/Derived/Monthlies/gaussian/monolevel/tcdc.top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cdc_top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4];&quot;|&quot;;[.D244];&quot;|&quot;;[.F244];&quot; (&quot;;[.G244];&quot;)&quot;)" office:value-type="string" office:string-value="NOAA|NOAA-CIRES Twentieth Century Reanalysis (V2c)|Single Level|Gaussian|Total cloud cover|Monthly Ensemble Spreads (Top Cloud Layer)">
            <text:p>NOAA|NOAA-CIRES Twentieth Century Reanalysis (V2c)|Single Level|Gaussian|Total cloud cover|Monthly Ensemble Spreads (Top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Ensemble Spreads</text:p>
          </table:table-cell>
          <table:table-cell office:value-type="string">
            <text:p>Top Cloud Layer</text:p>
          </table:table-cell>
          <table:table-cell office:value-type="string">
            <text:p>Monthlies/gaussian_sprd/monolevel/tcdc.topcld.mon.mean.nc</text:p>
          </table:table-cell>
          <table:table-cell office:value-type="string">
            <text:p>Monthlies/gaussian_sprd/monolevel/tcdc.topcld.mon.mean.csv</text:p>
          </table:table-cell>
          <table:table-cell office:value-type="string">
            <text:p>tcdc.topcld.mon.mean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Monthlies/gaussian_sprd/monolevel/tcdc.topcld.mon.mean.nc</text:p>
          </table:table-cell>
          <table:table-cell office:value-type="string">
            <text:p>http://www.esrl.noaa.gov/psd/thredds/dodsC/Datasets/20thC_ReanV2c/Monthlies/gaussian_sprd/monolevel/tcdc.topcl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cdc_topcld_mon_mean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5];&quot;|&quot;;[.D245];&quot;|&quot;;[.F245];&quot; (&quot;;[.G245];&quot;)&quot;)" office:value-type="string" office:string-value="NOAA|NOAA-CIRES Twentieth Century Reanalysis (V2c)|Single Level|Gaussian|Total cloud cover|Monthly Long Term Mean Ensemble Spreads (Top Cloud Layer)">
            <text:p>NOAA|NOAA-CIRES Twentieth Century Reanalysis (V2c)|Single Level|Gaussian|Total cloud cover|Monthly Long Term Mean Ensemble Spreads (Top Cloud Layer)</text:p>
          </table:table-cell>
          <table:table-cell/>
          <table:table-cell office:value-type="string">
            <text:p>NOAA-CIRES Twentieth Century Reanalysis (V2c)|Single Level|Gaussian|Total cloud cover</text:p>
          </table:table-cell>
          <table:table-cell office:value-type="string">
            <text:p>Total cloud cover</text:p>
          </table:table-cell>
          <table:table-cell office:value-type="string">
            <text:p>Monthly Long Term Mean Ensemble Spreads</text:p>
          </table:table-cell>
          <table:table-cell office:value-type="string">
            <text:p>Top Cloud Layer</text:p>
          </table:table-cell>
          <table:table-cell office:value-type="string">
            <text:p>Derived/Monthlies/gaussian_sprd/monolevel/tcdc.topcld.mon.ltm.nc</text:p>
          </table:table-cell>
          <table:table-cell office:value-type="string">
            <text:p>Derived/Monthlies/gaussian_sprd/monolevel/tcdc.topcld.mon.ltm.csv</text:p>
          </table:table-cell>
          <table:table-cell office:value-type="string">
            <text:p>tcdc.topcld.mon.ltm.csv</text:p>
          </table:table-cell>
          <table:table-cell office:value-type="string">
            <text:p>tcdc</text:p>
          </table:table-cell>
          <table:table-cell office:value-type="string">
            <text:p>ftp://ftp.cdc.noaa.gov/Datasets/20thC_ReanV2c/Derived/Monthlies/gaussian_sprd/monolevel/tcdc.topcld.mon.ltm.nc</text:p>
          </table:table-cell>
          <table:table-cell office:value-type="string">
            <text:p>http://www.esrl.noaa.gov/psd/thredds/dodsC/Datasets/20thC_ReanV2c/Derived/Monthlies/gaussian_sprd/monolevel/tcdc.topcl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cdc_topcld_mon_ltm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6];&quot;|&quot;;[.D246];&quot;|&quot;;[.F246];&quot; (&quot;;[.G246];&quot;)&quot;)" office:value-type="string" office:string-value="NOAA|NOAA-CIRES Twentieth Century Reanalysis (V2c)|Single Level|Gaussian|Maximum Temperature|Monthly Means (2 m)">
            <text:p>NOAA|NOAA-CIRES Twentieth Century Reanalysis (V2c)|Single Level|Gaussian|Maximum Temperature|Monthly Means (2 m)</text:p>
          </table:table-cell>
          <table:table-cell/>
          <table:table-cell office:value-type="string">
            <text:p>NOAA-CIRES Twentieth Century Reanalysis (V2c)|Single Level|Gaussian|Maximum Temperature</text:p>
          </table:table-cell>
          <table:table-cell office:value-type="string">
            <text:p>Maximum Temperature</text:p>
          </table:table-cell>
          <table:table-cell office:value-type="string">
            <text:p>Monthly Means</text:p>
          </table:table-cell>
          <table:table-cell office:value-type="string">
            <text:p>2 m</text:p>
          </table:table-cell>
          <table:table-cell office:value-type="string">
            <text:p>Monthlies/gaussian/monolevel/tmax.2m.mon.mean.nc</text:p>
          </table:table-cell>
          <table:table-cell office:value-type="string">
            <text:p>Monthlies/gaussian/monolevel/tmax.2m.mon.mean.csv</text:p>
          </table:table-cell>
          <table:table-cell office:value-type="string">
            <text:p>tmax.2m.mon.mean.csv</text:p>
          </table:table-cell>
          <table:table-cell office:value-type="string">
            <text:p>tmax</text:p>
          </table:table-cell>
          <table:table-cell office:value-type="string">
            <text:p>ftp://ftp.cdc.noaa.gov/Datasets/20thC_ReanV2c/Monthlies/gaussian/monolevel/tmax.2m.mon.mean.nc</text:p>
          </table:table-cell>
          <table:table-cell office:value-type="string">
            <text:p>http://www.esrl.noaa.gov/psd/thredds/dodsC/Datasets/20thC_ReanV2c/Monthlies/gaussian/monolevel/tmax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max_2m_mon_mean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7];&quot;|&quot;;[.D247];&quot;|&quot;;[.F247];&quot; (&quot;;[.G247];&quot;)&quot;)" office:value-type="string" office:string-value="NOAA|NOAA-CIRES Twentieth Century Reanalysis (V2c)|Single Level|Gaussian|Maximum Temperature|Monthly Long Term Means (2 m)">
            <text:p>NOAA|NOAA-CIRES Twentieth Century Reanalysis (V2c)|Single Level|Gaussian|Maximum Temperature|Monthly Long Term Means (2 m)</text:p>
          </table:table-cell>
          <table:table-cell/>
          <table:table-cell office:value-type="string">
            <text:p>NOAA-CIRES Twentieth Century Reanalysis (V2c)|Single Level|Gaussian|Maximum Temperature</text:p>
          </table:table-cell>
          <table:table-cell office:value-type="string">
            <text:p>Maximum Temperature</text:p>
          </table:table-cell>
          <table:table-cell office:value-type="string">
            <text:p>Monthly Long Term Means</text:p>
          </table:table-cell>
          <table:table-cell office:value-type="string">
            <text:p>2 m</text:p>
          </table:table-cell>
          <table:table-cell office:value-type="string">
            <text:p>Derived/Monthlies/gaussian/monolevel/tmax.2m.mon.ltm.nc</text:p>
          </table:table-cell>
          <table:table-cell office:value-type="string">
            <text:p>Derived/Monthlies/gaussian/monolevel/tmax.2m.mon.ltm.csv</text:p>
          </table:table-cell>
          <table:table-cell office:value-type="string">
            <text:p>tmax.2m.mon.ltm.csv</text:p>
          </table:table-cell>
          <table:table-cell office:value-type="string">
            <text:p>tmax</text:p>
          </table:table-cell>
          <table:table-cell office:value-type="string">
            <text:p>ftp://ftp.cdc.noaa.gov/Datasets/20thC_ReanV2c/Derived/Monthlies/gaussian/monolevel/tmax.2m.mon.ltm.nc</text:p>
          </table:table-cell>
          <table:table-cell office:value-type="string">
            <text:p>http://www.esrl.noaa.gov/psd/thredds/dodsC/Datasets/20thC_ReanV2c/Derived/Monthlies/gaussian/monolevel/tmax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max_2m_mon_ltm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8];&quot;|&quot;;[.D248];&quot;|&quot;;[.F248];&quot; (&quot;;[.G248];&quot;)&quot;)" office:value-type="string" office:string-value="NOAA|NOAA-CIRES Twentieth Century Reanalysis (V2c)|Single Level|Gaussian|Maximum Temperature|Monthly Ensemble Spreads (2 m)">
            <text:p>NOAA|NOAA-CIRES Twentieth Century Reanalysis (V2c)|Single Level|Gaussian|Maximum Temperature|Monthly Ensemble Spreads (2 m)</text:p>
          </table:table-cell>
          <table:table-cell/>
          <table:table-cell office:value-type="string">
            <text:p>NOAA-CIRES Twentieth Century Reanalysis (V2c)|Single Level|Gaussian|Maximum Temperature</text:p>
          </table:table-cell>
          <table:table-cell office:value-type="string">
            <text:p>Maximum Temperature</text:p>
          </table:table-cell>
          <table:table-cell office:value-type="string">
            <text:p>Monthly Ensemble Spreads</text:p>
          </table:table-cell>
          <table:table-cell office:value-type="string">
            <text:p>2 m</text:p>
          </table:table-cell>
          <table:table-cell office:value-type="string">
            <text:p>Monthlies/gaussian_sprd/monolevel/tmax.2m.mon.mean.nc</text:p>
          </table:table-cell>
          <table:table-cell office:value-type="string">
            <text:p>Monthlies/gaussian_sprd/monolevel/tmax.2m.mon.mean.csv</text:p>
          </table:table-cell>
          <table:table-cell office:value-type="string">
            <text:p>tmax.2m.mon.mean.csv</text:p>
          </table:table-cell>
          <table:table-cell office:value-type="string">
            <text:p>tmax</text:p>
          </table:table-cell>
          <table:table-cell office:value-type="string">
            <text:p>ftp://ftp.cdc.noaa.gov/Datasets/20thC_ReanV2c/Monthlies/gaussian_sprd/monolevel/tmax.2m.mon.mean.nc</text:p>
          </table:table-cell>
          <table:table-cell office:value-type="string">
            <text:p>http://www.esrl.noaa.gov/psd/thredds/dodsC/Datasets/20thC_ReanV2c/Monthlies/gaussian_sprd/monolevel/tmax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max_2m_mon_mean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49];&quot;|&quot;;[.D249];&quot;|&quot;;[.F249];&quot; (&quot;;[.G249];&quot;)&quot;)" office:value-type="string" office:string-value="NOAA|NOAA-CIRES Twentieth Century Reanalysis (V2c)|Single Level|Gaussian|Maximum Temperature|Monthly Long Term Mean Ensemble Spreads (2 m)">
            <text:p>NOAA|NOAA-CIRES Twentieth Century Reanalysis (V2c)|Single Level|Gaussian|Maximum Temperature|Monthly Long Term Mean Ensemble Spreads (2 m)</text:p>
          </table:table-cell>
          <table:table-cell/>
          <table:table-cell office:value-type="string">
            <text:p>NOAA-CIRES Twentieth Century Reanalysis (V2c)|Single Level|Gaussian|Maximum Temperature</text:p>
          </table:table-cell>
          <table:table-cell office:value-type="string">
            <text:p>Maximum Temperature</text:p>
          </table:table-cell>
          <table:table-cell office:value-type="string">
            <text:p>Monthly Long Term Mean Ensemble Spreads</text:p>
          </table:table-cell>
          <table:table-cell office:value-type="string">
            <text:p>2 m</text:p>
          </table:table-cell>
          <table:table-cell office:value-type="string">
            <text:p>Derived/Monthlies/gaussian_sprd/monolevel/tmax.2m.mon.ltm.nc</text:p>
          </table:table-cell>
          <table:table-cell office:value-type="string">
            <text:p>Derived/Monthlies/gaussian_sprd/monolevel/tmax.2m.mon.ltm.csv</text:p>
          </table:table-cell>
          <table:table-cell office:value-type="string">
            <text:p>tmax.2m.mon.ltm.csv</text:p>
          </table:table-cell>
          <table:table-cell office:value-type="string">
            <text:p>tmax</text:p>
          </table:table-cell>
          <table:table-cell office:value-type="string">
            <text:p>ftp://ftp.cdc.noaa.gov/Datasets/20thC_ReanV2c/Derived/Monthlies/gaussian_sprd/monolevel/tmax.2m.mon.ltm.nc</text:p>
          </table:table-cell>
          <table:table-cell office:value-type="string">
            <text:p>http://www.esrl.noaa.gov/psd/thredds/dodsC/Datasets/20thC_ReanV2c/Derived/Monthlies/gaussian_sprd/monolevel/tmax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max_2m_mon_ltm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0];&quot;|&quot;;[.D250];&quot;|&quot;;[.F250];&quot; (&quot;;[.G250];&quot;)&quot;)" office:value-type="string" office:string-value="NOAA|NOAA-CIRES Twentieth Century Reanalysis (V2c)|Single Level|Gaussian|Minimum Temperature|Monthly Means (2 m)">
            <text:p>NOAA|NOAA-CIRES Twentieth Century Reanalysis (V2c)|Single Level|Gaussian|Minimum Temperature|Monthly Means (2 m)</text:p>
          </table:table-cell>
          <table:table-cell/>
          <table:table-cell office:value-type="string">
            <text:p>NOAA-CIRES Twentieth Century Reanalysis (V2c)|Single Level|Gaussian|Minimum Temperature</text:p>
          </table:table-cell>
          <table:table-cell office:value-type="string">
            <text:p>Minimum Temperature</text:p>
          </table:table-cell>
          <table:table-cell office:value-type="string">
            <text:p>Monthly Means</text:p>
          </table:table-cell>
          <table:table-cell office:value-type="string">
            <text:p>2 m</text:p>
          </table:table-cell>
          <table:table-cell office:value-type="string">
            <text:p>Monthlies/gaussian/monolevel/tmin.2m.mon.mean.nc</text:p>
          </table:table-cell>
          <table:table-cell office:value-type="string">
            <text:p>Monthlies/gaussian/monolevel/tmin.2m.mon.mean.csv</text:p>
          </table:table-cell>
          <table:table-cell office:value-type="string">
            <text:p>tmin.2m.mon.mean.csv</text:p>
          </table:table-cell>
          <table:table-cell office:value-type="string">
            <text:p>tmin</text:p>
          </table:table-cell>
          <table:table-cell office:value-type="string">
            <text:p>ftp://ftp.cdc.noaa.gov/Datasets/20thC_ReanV2c/Monthlies/gaussian/monolevel/tmin.2m.mon.mean.nc</text:p>
          </table:table-cell>
          <table:table-cell office:value-type="string">
            <text:p>http://www.esrl.noaa.gov/psd/thredds/dodsC/Datasets/20thC_ReanV2c/Monthlies/gaussian/monolevel/tmin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min_2m_mon_mean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1];&quot;|&quot;;[.D251];&quot;|&quot;;[.F251];&quot; (&quot;;[.G251];&quot;)&quot;)" office:value-type="string" office:string-value="NOAA|NOAA-CIRES Twentieth Century Reanalysis (V2c)|Single Level|Gaussian|Minimum Temperature|Monthly Long Term Means (2 m)">
            <text:p>NOAA|NOAA-CIRES Twentieth Century Reanalysis (V2c)|Single Level|Gaussian|Minimum Temperature|Monthly Long Term Means (2 m)</text:p>
          </table:table-cell>
          <table:table-cell/>
          <table:table-cell office:value-type="string">
            <text:p>NOAA-CIRES Twentieth Century Reanalysis (V2c)|Single Level|Gaussian|Minimum Temperature</text:p>
          </table:table-cell>
          <table:table-cell office:value-type="string">
            <text:p>Minimum Temperature</text:p>
          </table:table-cell>
          <table:table-cell office:value-type="string">
            <text:p>Monthly Long Term Means</text:p>
          </table:table-cell>
          <table:table-cell office:value-type="string">
            <text:p>2 m</text:p>
          </table:table-cell>
          <table:table-cell office:value-type="string">
            <text:p>Derived/Monthlies/gaussian/monolevel/tmin.2m.mon.ltm.nc</text:p>
          </table:table-cell>
          <table:table-cell office:value-type="string">
            <text:p>Derived/Monthlies/gaussian/monolevel/tmin.2m.mon.ltm.csv</text:p>
          </table:table-cell>
          <table:table-cell office:value-type="string">
            <text:p>tmin.2m.mon.ltm.csv</text:p>
          </table:table-cell>
          <table:table-cell office:value-type="string">
            <text:p>tmin</text:p>
          </table:table-cell>
          <table:table-cell office:value-type="string">
            <text:p>ftp://ftp.cdc.noaa.gov/Datasets/20thC_ReanV2c/Derived/Monthlies/gaussian/monolevel/tmin.2m.mon.ltm.nc</text:p>
          </table:table-cell>
          <table:table-cell office:value-type="string">
            <text:p>http://www.esrl.noaa.gov/psd/thredds/dodsC/Datasets/20thC_ReanV2c/Derived/Monthlies/gaussian/monolevel/tmin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min_2m_mon_ltm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2];&quot;|&quot;;[.D252];&quot;|&quot;;[.F252];&quot; (&quot;;[.G252];&quot;)&quot;)" office:value-type="string" office:string-value="NOAA|NOAA-CIRES Twentieth Century Reanalysis (V2c)|Single Level|Gaussian|Minimum Temperature|Monthly Ensemble Spreads (2 m)">
            <text:p>NOAA|NOAA-CIRES Twentieth Century Reanalysis (V2c)|Single Level|Gaussian|Minimum Temperature|Monthly Ensemble Spreads (2 m)</text:p>
          </table:table-cell>
          <table:table-cell/>
          <table:table-cell office:value-type="string">
            <text:p>NOAA-CIRES Twentieth Century Reanalysis (V2c)|Single Level|Gaussian|Minimum Temperature</text:p>
          </table:table-cell>
          <table:table-cell office:value-type="string">
            <text:p>Minimum Temperature</text:p>
          </table:table-cell>
          <table:table-cell office:value-type="string">
            <text:p>Monthly Ensemble Spreads</text:p>
          </table:table-cell>
          <table:table-cell office:value-type="string">
            <text:p>2 m</text:p>
          </table:table-cell>
          <table:table-cell office:value-type="string">
            <text:p>Monthlies/gaussian_sprd/monolevel/tmin.2m.mon.mean.nc</text:p>
          </table:table-cell>
          <table:table-cell office:value-type="string">
            <text:p>Monthlies/gaussian_sprd/monolevel/tmin.2m.mon.mean.csv</text:p>
          </table:table-cell>
          <table:table-cell office:value-type="string">
            <text:p>tmin.2m.mon.mean.csv</text:p>
          </table:table-cell>
          <table:table-cell office:value-type="string">
            <text:p>tmin</text:p>
          </table:table-cell>
          <table:table-cell office:value-type="string">
            <text:p>ftp://ftp.cdc.noaa.gov/Datasets/20thC_ReanV2c/Monthlies/gaussian_sprd/monolevel/tmin.2m.mon.mean.nc</text:p>
          </table:table-cell>
          <table:table-cell office:value-type="string">
            <text:p>http://www.esrl.noaa.gov/psd/thredds/dodsC/Datasets/20thC_ReanV2c/Monthlies/gaussian_sprd/monolevel/tmin.2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min_2m_mon_mean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3];&quot;|&quot;;[.D253];&quot;|&quot;;[.F253];&quot; (&quot;;[.G253];&quot;)&quot;)" office:value-type="string" office:string-value="NOAA|NOAA-CIRES Twentieth Century Reanalysis (V2c)|Single Level|Gaussian|Minimum Temperature|Monthly Long Term Mean Ensemble Spreads (2 m)">
            <text:p>NOAA|NOAA-CIRES Twentieth Century Reanalysis (V2c)|Single Level|Gaussian|Minimum Temperature|Monthly Long Term Mean Ensemble Spreads (2 m)</text:p>
          </table:table-cell>
          <table:table-cell/>
          <table:table-cell office:value-type="string">
            <text:p>NOAA-CIRES Twentieth Century Reanalysis (V2c)|Single Level|Gaussian|Minimum Temperature</text:p>
          </table:table-cell>
          <table:table-cell office:value-type="string">
            <text:p>Minimum Temperature</text:p>
          </table:table-cell>
          <table:table-cell office:value-type="string">
            <text:p>Monthly Long Term Mean Ensemble Spreads</text:p>
          </table:table-cell>
          <table:table-cell office:value-type="string">
            <text:p>2 m</text:p>
          </table:table-cell>
          <table:table-cell office:value-type="string">
            <text:p>Derived/Monthlies/gaussian_sprd/monolevel/tmin.2m.mon.ltm.nc</text:p>
          </table:table-cell>
          <table:table-cell office:value-type="string">
            <text:p>Derived/Monthlies/gaussian_sprd/monolevel/tmin.2m.mon.ltm.csv</text:p>
          </table:table-cell>
          <table:table-cell office:value-type="string">
            <text:p>tmin.2m.mon.ltm.csv</text:p>
          </table:table-cell>
          <table:table-cell office:value-type="string">
            <text:p>tmin</text:p>
          </table:table-cell>
          <table:table-cell office:value-type="string">
            <text:p>ftp://ftp.cdc.noaa.gov/Datasets/20thC_ReanV2c/Derived/Monthlies/gaussian_sprd/monolevel/tmin.2m.mon.ltm.nc</text:p>
          </table:table-cell>
          <table:table-cell office:value-type="string">
            <text:p>http://www.esrl.noaa.gov/psd/thredds/dodsC/Datasets/20thC_ReanV2c/Derived/Monthlies/gaussian_sprd/monolevel/tmin.2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min_2m_mon_ltm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4];&quot;|&quot;;[.D254];&quot;|&quot;;[.F254];&quot; (&quot;;[.G254];&quot;)&quot;)" office:value-type="string" office:string-value="NOAA|NOAA-CIRES Twentieth Century Reanalysis (V2c)|Single Level|Gaussian|transpiration|Monthly Means (Surface)">
            <text:p>NOAA|NOAA-CIRES Twentieth Century Reanalysis (V2c)|Single Level|Gaussian|transpiration|Monthly Means (Surface)</text:p>
          </table:table-cell>
          <table:table-cell/>
          <table:table-cell office:value-type="string">
            <text:p>NOAA-CIRES Twentieth Century Reanalysis (V2c)|Single Level|Gaussian|transpiration</text:p>
          </table:table-cell>
          <table:table-cell office:value-type="string">
            <text:p>transpiration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trans.mon.mean.nc</text:p>
          </table:table-cell>
          <table:table-cell office:value-type="string">
            <text:p>Monthlies/gaussian/monolevel/trans.mon.mean.csv</text:p>
          </table:table-cell>
          <table:table-cell office:value-type="string">
            <text:p>trans.mon.mean.csv</text:p>
          </table:table-cell>
          <table:table-cell office:value-type="string">
            <text:p>trans</text:p>
          </table:table-cell>
          <table:table-cell office:value-type="string">
            <text:p>ftp://ftp.cdc.noaa.gov/Datasets/20thC_ReanV2c/Monthlies/gaussian/monolevel/trans.mon.mean.nc</text:p>
          </table:table-cell>
          <table:table-cell office:value-type="string">
            <text:p>http://www.esrl.noaa.gov/psd/thredds/dodsC/Datasets/20thC_ReanV2c/Monthlies/gaussian/monolevel/trans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trans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5];&quot;|&quot;;[.D255];&quot;|&quot;;[.F255];&quot; (&quot;;[.G255];&quot;)&quot;)" office:value-type="string" office:string-value="NOAA|NOAA-CIRES Twentieth Century Reanalysis (V2c)|Single Level|Gaussian|transpiration|Monthly Long Term Means (Surface)">
            <text:p>NOAA|NOAA-CIRES Twentieth Century Reanalysis (V2c)|Single Level|Gaussian|transpiration|Monthly Long Term Means (Surface)</text:p>
          </table:table-cell>
          <table:table-cell/>
          <table:table-cell office:value-type="string">
            <text:p>NOAA-CIRES Twentieth Century Reanalysis (V2c)|Single Level|Gaussian|transpiration</text:p>
          </table:table-cell>
          <table:table-cell office:value-type="string">
            <text:p>transpiration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trans.mon.ltm.nc</text:p>
          </table:table-cell>
          <table:table-cell office:value-type="string">
            <text:p>Derived/Monthlies/gaussian/monolevel/trans.mon.ltm.csv</text:p>
          </table:table-cell>
          <table:table-cell office:value-type="string">
            <text:p>trans.mon.ltm.csv</text:p>
          </table:table-cell>
          <table:table-cell office:value-type="string">
            <text:p>trans</text:p>
          </table:table-cell>
          <table:table-cell office:value-type="string">
            <text:p>ftp://ftp.cdc.noaa.gov/Datasets/20thC_ReanV2c/Derived/Monthlies/gaussian/monolevel/trans.mon.ltm.nc</text:p>
          </table:table-cell>
          <table:table-cell office:value-type="string">
            <text:p>http://www.esrl.noaa.gov/psd/thredds/dodsC/Datasets/20thC_ReanV2c/Derived/Monthlies/gaussian/monolevel/trans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trans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6];&quot;|&quot;;[.D256];&quot;|&quot;;[.F256];&quot; (&quot;;[.G256];&quot;)&quot;)" office:value-type="string" office:string-value="NOAA|NOAA-CIRES Twentieth Century Reanalysis (V2c)|Single Level|Gaussian|transpiration|Monthly Ensemble Spreads (Surface)">
            <text:p>NOAA|NOAA-CIRES Twentieth Century Reanalysis (V2c)|Single Level|Gaussian|transpiration|Monthly Ensemble Spreads (Surface)</text:p>
          </table:table-cell>
          <table:table-cell/>
          <table:table-cell office:value-type="string">
            <text:p>NOAA-CIRES Twentieth Century Reanalysis (V2c)|Single Level|Gaussian|transpiration</text:p>
          </table:table-cell>
          <table:table-cell office:value-type="string">
            <text:p>transpiration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trans.mon.mean.nc</text:p>
          </table:table-cell>
          <table:table-cell office:value-type="string">
            <text:p>Monthlies/gaussian_sprd/monolevel/trans.mon.mean.csv</text:p>
          </table:table-cell>
          <table:table-cell office:value-type="string">
            <text:p>trans.mon.mean.csv</text:p>
          </table:table-cell>
          <table:table-cell office:value-type="string">
            <text:p>trans</text:p>
          </table:table-cell>
          <table:table-cell office:value-type="string">
            <text:p>ftp://ftp.cdc.noaa.gov/Datasets/20thC_ReanV2c/Monthlies/gaussian_sprd/monolevel/trans.mon.mean.nc</text:p>
          </table:table-cell>
          <table:table-cell office:value-type="string">
            <text:p>http://www.esrl.noaa.gov/psd/thredds/dodsC/Datasets/20thC_ReanV2c/Monthlies/gaussian_sprd/monolevel/trans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trans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7];&quot;|&quot;;[.D257];&quot;|&quot;;[.F257];&quot; (&quot;;[.G257];&quot;)&quot;)" office:value-type="string" office:string-value="NOAA|NOAA-CIRES Twentieth Century Reanalysis (V2c)|Single Level|Gaussian|transpiration|Monthly Long Term Mean Ensemble Spreads (Surface)">
            <text:p>NOAA|NOAA-CIRES Twentieth Century Reanalysis (V2c)|Single Level|Gaussian|transpiration|Monthly Long Term Mean Ensemble Spreads (Surface)</text:p>
          </table:table-cell>
          <table:table-cell/>
          <table:table-cell office:value-type="string">
            <text:p>NOAA-CIRES Twentieth Century Reanalysis (V2c)|Single Level|Gaussian|transpiration</text:p>
          </table:table-cell>
          <table:table-cell office:value-type="string">
            <text:p>transpiration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trans.mon.ltm.nc</text:p>
          </table:table-cell>
          <table:table-cell office:value-type="string">
            <text:p>Derived/Monthlies/gaussian_sprd/monolevel/trans.mon.ltm.csv</text:p>
          </table:table-cell>
          <table:table-cell office:value-type="string">
            <text:p>trans.mon.ltm.csv</text:p>
          </table:table-cell>
          <table:table-cell office:value-type="string">
            <text:p>trans</text:p>
          </table:table-cell>
          <table:table-cell office:value-type="string">
            <text:p>ftp://ftp.cdc.noaa.gov/Datasets/20thC_ReanV2c/Derived/Monthlies/gaussian_sprd/monolevel/trans.mon.ltm.nc</text:p>
          </table:table-cell>
          <table:table-cell office:value-type="string">
            <text:p>http://www.esrl.noaa.gov/psd/thredds/dodsC/Datasets/20thC_ReanV2c/Derived/Monthlies/gaussian_sprd/monolevel/trans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trans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8];&quot;|&quot;;[.D258];&quot;|&quot;;[.F258];&quot; (&quot;;[.G258];&quot;)&quot;)" office:value-type="string" office:string-value="NOAA|NOAA-CIRES Twentieth Century Reanalysis (V2c)|Single Level|Gaussian|Momentum Flux, u-component|Monthly Means (Surface)">
            <text:p>NOAA|NOAA-CIRES Twentieth Century Reanalysis (V2c)|Single Level|Gaussian|Momentum Flux, u-component|Monthly Means (Surface)</text:p>
          </table:table-cell>
          <table:table-cell/>
          <table:table-cell office:value-type="string">
            <text:p>NOAA-CIRES Twentieth Century Reanalysis (V2c)|Single Level|Gaussian|Momentum Flux, u-component</text:p>
          </table:table-cell>
          <table:table-cell office:value-type="string">
            <text:p>Momentum Flux, u-component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uflx.mon.mean.nc</text:p>
          </table:table-cell>
          <table:table-cell office:value-type="string">
            <text:p>Monthlies/gaussian/monolevel/uflx.mon.mean.csv</text:p>
          </table:table-cell>
          <table:table-cell office:value-type="string">
            <text:p>uflx.mon.mean.csv</text:p>
          </table:table-cell>
          <table:table-cell office:value-type="string">
            <text:p>uflx</text:p>
          </table:table-cell>
          <table:table-cell office:value-type="string">
            <text:p>ftp://ftp.cdc.noaa.gov/Datasets/20thC_ReanV2c/Monthlies/gaussian/monolevel/uflx.mon.mean.nc</text:p>
          </table:table-cell>
          <table:table-cell office:value-type="string">
            <text:p>http://www.esrl.noaa.gov/psd/thredds/dodsC/Datasets/20thC_ReanV2c/Monthlies/gaussian/monolevel/uflx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uflx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59];&quot;|&quot;;[.D259];&quot;|&quot;;[.F259];&quot; (&quot;;[.G259];&quot;)&quot;)" office:value-type="string" office:string-value="NOAA|NOAA-CIRES Twentieth Century Reanalysis (V2c)|Single Level|Gaussian|Momentum Flux, u-component|Monthly Long Term Means (Surface)">
            <text:p>NOAA|NOAA-CIRES Twentieth Century Reanalysis (V2c)|Single Level|Gaussian|Momentum Flux, u-component|Monthly Long Term Means (Surface)</text:p>
          </table:table-cell>
          <table:table-cell/>
          <table:table-cell office:value-type="string">
            <text:p>NOAA-CIRES Twentieth Century Reanalysis (V2c)|Single Level|Gaussian|Momentum Flux, u-component</text:p>
          </table:table-cell>
          <table:table-cell office:value-type="string">
            <text:p>Momentum Flux, u-component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uflx.mon.ltm.nc</text:p>
          </table:table-cell>
          <table:table-cell office:value-type="string">
            <text:p>Derived/Monthlies/gaussian/monolevel/uflx.mon.ltm.csv</text:p>
          </table:table-cell>
          <table:table-cell office:value-type="string">
            <text:p>uflx.mon.ltm.csv</text:p>
          </table:table-cell>
          <table:table-cell office:value-type="string">
            <text:p>uflx</text:p>
          </table:table-cell>
          <table:table-cell office:value-type="string">
            <text:p>ftp://ftp.cdc.noaa.gov/Datasets/20thC_ReanV2c/Derived/Monthlies/gaussian/monolevel/uflx.mon.ltm.nc</text:p>
          </table:table-cell>
          <table:table-cell office:value-type="string">
            <text:p>http://www.esrl.noaa.gov/psd/thredds/dodsC/Datasets/20thC_ReanV2c/Derived/Monthlies/gaussian/monolevel/uflx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uflx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0];&quot;|&quot;;[.D260];&quot;|&quot;;[.F260];&quot; (&quot;;[.G260];&quot;)&quot;)" office:value-type="string" office:string-value="NOAA|NOAA-CIRES Twentieth Century Reanalysis (V2c)|Single Level|Gaussian|Momentum Flux, u-component|Monthly Ensemble Spreads (Surface)">
            <text:p>NOAA|NOAA-CIRES Twentieth Century Reanalysis (V2c)|Single Level|Gaussian|Momentum Flux, u-component|Monthly Ensemble Spreads (Surface)</text:p>
          </table:table-cell>
          <table:table-cell/>
          <table:table-cell office:value-type="string">
            <text:p>NOAA-CIRES Twentieth Century Reanalysis (V2c)|Single Level|Gaussian|Momentum Flux, u-component</text:p>
          </table:table-cell>
          <table:table-cell office:value-type="string">
            <text:p>Momentum Flux, u-component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uflx.mon.mean.nc</text:p>
          </table:table-cell>
          <table:table-cell office:value-type="string">
            <text:p>Monthlies/gaussian_sprd/monolevel/uflx.mon.mean.csv</text:p>
          </table:table-cell>
          <table:table-cell office:value-type="string">
            <text:p>uflx.mon.mean.csv</text:p>
          </table:table-cell>
          <table:table-cell office:value-type="string">
            <text:p>uflx</text:p>
          </table:table-cell>
          <table:table-cell office:value-type="string">
            <text:p>ftp://ftp.cdc.noaa.gov/Datasets/20thC_ReanV2c/Monthlies/gaussian_sprd/monolevel/uflx.mon.mean.nc</text:p>
          </table:table-cell>
          <table:table-cell office:value-type="string">
            <text:p>http://www.esrl.noaa.gov/psd/thredds/dodsC/Datasets/20thC_ReanV2c/Monthlies/gaussian_sprd/monolevel/uflx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uflx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1];&quot;|&quot;;[.D261];&quot;|&quot;;[.F261];&quot; (&quot;;[.G261];&quot;)&quot;)" office:value-type="string" office:string-value="NOAA|NOAA-CIRES Twentieth Century Reanalysis (V2c)|Single Level|Gaussian|Momentum Flux, u-component|Monthly Long Term Mean Ensemble Spreads (Surface)">
            <text:p>NOAA|NOAA-CIRES Twentieth Century Reanalysis (V2c)|Single Level|Gaussian|Momentum Flux, u-component|Monthly Long Term Mean Ensemble Spreads (Surface)</text:p>
          </table:table-cell>
          <table:table-cell/>
          <table:table-cell office:value-type="string">
            <text:p>NOAA-CIRES Twentieth Century Reanalysis (V2c)|Single Level|Gaussian|Momentum Flux, u-component</text:p>
          </table:table-cell>
          <table:table-cell office:value-type="string">
            <text:p>Momentum Flux, u-component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uflx.mon.ltm.nc</text:p>
          </table:table-cell>
          <table:table-cell office:value-type="string">
            <text:p>Derived/Monthlies/gaussian_sprd/monolevel/uflx.mon.ltm.csv</text:p>
          </table:table-cell>
          <table:table-cell office:value-type="string">
            <text:p>uflx.mon.ltm.csv</text:p>
          </table:table-cell>
          <table:table-cell office:value-type="string">
            <text:p>uflx</text:p>
          </table:table-cell>
          <table:table-cell office:value-type="string">
            <text:p>ftp://ftp.cdc.noaa.gov/Datasets/20thC_ReanV2c/Derived/Monthlies/gaussian_sprd/monolevel/uflx.mon.ltm.nc</text:p>
          </table:table-cell>
          <table:table-cell office:value-type="string">
            <text:p>http://www.esrl.noaa.gov/psd/thredds/dodsC/Datasets/20thC_ReanV2c/Derived/Monthlies/gaussian_sprd/monolevel/uflx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uflx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2];&quot;|&quot;;[.D262];&quot;|&quot;;[.F262];&quot; (&quot;;[.G262];&quot;)&quot;)" office:value-type="string" office:string-value="NOAA|NOAA-CIRES Twentieth Century Reanalysis (V2c)|Single Level|Gaussian|Zonal Gravity Wave Stress|Monthly Means (Surface)">
            <text:p>NOAA|NOAA-CIRES Twentieth Century Reanalysis (V2c)|Single Level|Gaussian|Zonal Gravity Wave Stress|Monthly Means (Surface)</text:p>
          </table:table-cell>
          <table:table-cell/>
          <table:table-cell office:value-type="string">
            <text:p>NOAA-CIRES Twentieth Century Reanalysis (V2c)|Single Level|Gaussian|Zonal Gravity Wave Stress</text:p>
          </table:table-cell>
          <table:table-cell office:value-type="string">
            <text:p>Zonal Gravity Wave Stress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ugwd.mon.mean.nc</text:p>
          </table:table-cell>
          <table:table-cell office:value-type="string">
            <text:p>Monthlies/gaussian/monolevel/ugwd.mon.mean.csv</text:p>
          </table:table-cell>
          <table:table-cell office:value-type="string">
            <text:p>ugwd.mon.mean.csv</text:p>
          </table:table-cell>
          <table:table-cell office:value-type="string">
            <text:p>ugwd</text:p>
          </table:table-cell>
          <table:table-cell office:value-type="string">
            <text:p>ftp://ftp.cdc.noaa.gov/Datasets/20thC_ReanV2c/Monthlies/gaussian/monolevel/ugwd.mon.mean.nc</text:p>
          </table:table-cell>
          <table:table-cell office:value-type="string">
            <text:p>http://www.esrl.noaa.gov/psd/thredds/dodsC/Datasets/20thC_ReanV2c/Monthlies/gaussian/monolevel/ugw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ugwd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3];&quot;|&quot;;[.D263];&quot;|&quot;;[.F263];&quot; (&quot;;[.G263];&quot;)&quot;)" office:value-type="string" office:string-value="NOAA|NOAA-CIRES Twentieth Century Reanalysis (V2c)|Single Level|Gaussian|Zonal Gravity Wave Stress|Monthly Long Term Means (Surface)">
            <text:p>NOAA|NOAA-CIRES Twentieth Century Reanalysis (V2c)|Single Level|Gaussian|Zonal Gravity Wave Stress|Monthly Long Term Means (Surface)</text:p>
          </table:table-cell>
          <table:table-cell/>
          <table:table-cell office:value-type="string">
            <text:p>NOAA-CIRES Twentieth Century Reanalysis (V2c)|Single Level|Gaussian|Zonal Gravity Wave Stress</text:p>
          </table:table-cell>
          <table:table-cell office:value-type="string">
            <text:p>Zonal Gravity Wave Stress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ugwd.mon.ltm.nc</text:p>
          </table:table-cell>
          <table:table-cell office:value-type="string">
            <text:p>Derived/Monthlies/gaussian/monolevel/ugwd.mon.ltm.csv</text:p>
          </table:table-cell>
          <table:table-cell office:value-type="string">
            <text:p>ugwd.mon.ltm.csv</text:p>
          </table:table-cell>
          <table:table-cell office:value-type="string">
            <text:p>ugwd</text:p>
          </table:table-cell>
          <table:table-cell office:value-type="string">
            <text:p>ftp://ftp.cdc.noaa.gov/Datasets/20thC_ReanV2c/Derived/Monthlies/gaussian/monolevel/ugwd.mon.ltm.nc</text:p>
          </table:table-cell>
          <table:table-cell office:value-type="string">
            <text:p>http://www.esrl.noaa.gov/psd/thredds/dodsC/Datasets/20thC_ReanV2c/Derived/Monthlies/gaussian/monolevel/ugw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ugwd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4];&quot;|&quot;;[.D264];&quot;|&quot;;[.F264];&quot; (&quot;;[.G264];&quot;)&quot;)" office:value-type="string" office:string-value="NOAA|NOAA-CIRES Twentieth Century Reanalysis (V2c)|Single Level|Gaussian|Zonal Gravity Wave Stress|Monthly Ensemble Spreads (Surface)">
            <text:p>NOAA|NOAA-CIRES Twentieth Century Reanalysis (V2c)|Single Level|Gaussian|Zonal Gravity Wave Stress|Monthly Ensemble Spreads (Surface)</text:p>
          </table:table-cell>
          <table:table-cell/>
          <table:table-cell office:value-type="string">
            <text:p>NOAA-CIRES Twentieth Century Reanalysis (V2c)|Single Level|Gaussian|Zonal Gravity Wave Stress</text:p>
          </table:table-cell>
          <table:table-cell office:value-type="string">
            <text:p>Zonal Gravity Wave Stress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ugwd.mon.mean.nc</text:p>
          </table:table-cell>
          <table:table-cell office:value-type="string">
            <text:p>Monthlies/gaussian_sprd/monolevel/ugwd.mon.mean.csv</text:p>
          </table:table-cell>
          <table:table-cell office:value-type="string">
            <text:p>ugwd.mon.mean.csv</text:p>
          </table:table-cell>
          <table:table-cell office:value-type="string">
            <text:p>ugwd</text:p>
          </table:table-cell>
          <table:table-cell office:value-type="string">
            <text:p>ftp://ftp.cdc.noaa.gov/Datasets/20thC_ReanV2c/Monthlies/gaussian_sprd/monolevel/ugwd.mon.mean.nc</text:p>
          </table:table-cell>
          <table:table-cell office:value-type="string">
            <text:p>http://www.esrl.noaa.gov/psd/thredds/dodsC/Datasets/20thC_ReanV2c/Monthlies/gaussian_sprd/monolevel/ugw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ugwd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5];&quot;|&quot;;[.D265];&quot;|&quot;;[.F265];&quot; (&quot;;[.G265];&quot;)&quot;)" office:value-type="string" office:string-value="NOAA|NOAA-CIRES Twentieth Century Reanalysis (V2c)|Single Level|Gaussian|Zonal Gravity Wave Stress|Monthly Long Term Mean Ensemble Spreads (Surface)">
            <text:p>NOAA|NOAA-CIRES Twentieth Century Reanalysis (V2c)|Single Level|Gaussian|Zonal Gravity Wave Stress|Monthly Long Term Mean Ensemble Spreads (Surface)</text:p>
          </table:table-cell>
          <table:table-cell/>
          <table:table-cell office:value-type="string">
            <text:p>NOAA-CIRES Twentieth Century Reanalysis (V2c)|Single Level|Gaussian|Zonal Gravity Wave Stress</text:p>
          </table:table-cell>
          <table:table-cell office:value-type="string">
            <text:p>Zonal Gravity Wave Stress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ugwd.mon.ltm.nc</text:p>
          </table:table-cell>
          <table:table-cell office:value-type="string">
            <text:p>Derived/Monthlies/gaussian_sprd/monolevel/ugwd.mon.ltm.csv</text:p>
          </table:table-cell>
          <table:table-cell office:value-type="string">
            <text:p>ugwd.mon.ltm.csv</text:p>
          </table:table-cell>
          <table:table-cell office:value-type="string">
            <text:p>ugwd</text:p>
          </table:table-cell>
          <table:table-cell office:value-type="string">
            <text:p>ftp://ftp.cdc.noaa.gov/Datasets/20thC_ReanV2c/Derived/Monthlies/gaussian_sprd/monolevel/ugwd.mon.ltm.nc</text:p>
          </table:table-cell>
          <table:table-cell office:value-type="string">
            <text:p>http://www.esrl.noaa.gov/psd/thredds/dodsC/Datasets/20thC_ReanV2c/Derived/Monthlies/gaussian_sprd/monolevel/ugw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ugwd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6];&quot;|&quot;;[.D266];&quot;|&quot;;[.F266];&quot; (&quot;;[.G266];&quot;)&quot;)" office:value-type="string" office:string-value="NOAA|NOAA-CIRES Twentieth Century Reanalysis (V2c)|Single Level|Gaussian|Upward Longwave Radiation Flux|Monthly Means (Nominal top of atmosphere)">
            <text:p>NOAA|NOAA-CIRES Twentieth Century Reanalysis (V2c)|Single Level|Gaussian|Upward Longwave Radiation Flux|Monthly Means (Nominal top of atmospher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Means</text:p>
          </table:table-cell>
          <table:table-cell office:value-type="string">
            <text:p>Nominal top of atmosphere</text:p>
          </table:table-cell>
          <table:table-cell office:value-type="string">
            <text:p>Monthlies/gaussian/monolevel/ulwrf.ntat.mon.mean.nc</text:p>
          </table:table-cell>
          <table:table-cell office:value-type="string">
            <text:p>Monthlies/gaussian/monolevel/ulwrf.ntat.mon.mean.csv</text:p>
          </table:table-cell>
          <table:table-cell office:value-type="string">
            <text:p>ulwrf.ntat.mon.mean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Monthlies/gaussian/monolevel/ulwrf.ntat.mon.mean.nc</text:p>
          </table:table-cell>
          <table:table-cell office:value-type="string">
            <text:p>http://www.esrl.noaa.gov/psd/thredds/dodsC/Datasets/20thC_ReanV2c/Monthlies/gaussian/monolevel/ulwrf.nt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ulwrf_ntat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7];&quot;|&quot;;[.D267];&quot;|&quot;;[.F267];&quot; (&quot;;[.G267];&quot;)&quot;)" office:value-type="string" office:string-value="NOAA|NOAA-CIRES Twentieth Century Reanalysis (V2c)|Single Level|Gaussian|Upward Longwave Radiation Flux|Monthly Long Term Means (Nominal top of atmosphere)">
            <text:p>NOAA|NOAA-CIRES Twentieth Century Reanalysis (V2c)|Single Level|Gaussian|Upward Longwave Radiation Flux|Monthly Long Term Means (Nominal top of atmospher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Long Term Means</text:p>
          </table:table-cell>
          <table:table-cell office:value-type="string">
            <text:p>Nominal top of atmosphere</text:p>
          </table:table-cell>
          <table:table-cell office:value-type="string">
            <text:p>Derived/Monthlies/gaussian/monolevel/ulwrf.ntat.mon.ltm.nc</text:p>
          </table:table-cell>
          <table:table-cell office:value-type="string">
            <text:p>Derived/Monthlies/gaussian/monolevel/ulwrf.ntat.mon.ltm.csv</text:p>
          </table:table-cell>
          <table:table-cell office:value-type="string">
            <text:p>ulwrf.ntat.mon.ltm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Derived/Monthlies/gaussian/monolevel/ulwrf.ntat.mon.ltm.nc</text:p>
          </table:table-cell>
          <table:table-cell office:value-type="string">
            <text:p>http://www.esrl.noaa.gov/psd/thredds/dodsC/Datasets/20thC_ReanV2c/Derived/Monthlies/gaussian/monolevel/ulwrf.nt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ulwrf_ntat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8];&quot;|&quot;;[.D268];&quot;|&quot;;[.F268];&quot; (&quot;;[.G268];&quot;)&quot;)" office:value-type="string" office:string-value="NOAA|NOAA-CIRES Twentieth Century Reanalysis (V2c)|Single Level|Gaussian|Upward Longwave Radiation Flux|Monthly Ensemble Spreads (Nominal top of atmosphere)">
            <text:p>NOAA|NOAA-CIRES Twentieth Century Reanalysis (V2c)|Single Level|Gaussian|Upward Longwave Radiation Flux|Monthly Ensemble Spreads (Nominal top of atmospher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Ensemble Spreads</text:p>
          </table:table-cell>
          <table:table-cell office:value-type="string">
            <text:p>Nominal top of atmosphere</text:p>
          </table:table-cell>
          <table:table-cell office:value-type="string">
            <text:p>Monthlies/gaussian_sprd/monolevel/ulwrf.ntat.mon.mean.nc</text:p>
          </table:table-cell>
          <table:table-cell office:value-type="string">
            <text:p>Monthlies/gaussian_sprd/monolevel/ulwrf.ntat.mon.mean.csv</text:p>
          </table:table-cell>
          <table:table-cell office:value-type="string">
            <text:p>ulwrf.ntat.mon.mean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Monthlies/gaussian_sprd/monolevel/ulwrf.ntat.mon.mean.nc</text:p>
          </table:table-cell>
          <table:table-cell office:value-type="string">
            <text:p>http://www.esrl.noaa.gov/psd/thredds/dodsC/Datasets/20thC_ReanV2c/Monthlies/gaussian_sprd/monolevel/ulwrf.nt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ulwrf_ntat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69];&quot;|&quot;;[.D269];&quot;|&quot;;[.F269];&quot; (&quot;;[.G269];&quot;)&quot;)" office:value-type="string" office:string-value="NOAA|NOAA-CIRES Twentieth Century Reanalysis (V2c)|Single Level|Gaussian|Upward Longwave Radiation Flux|Monthly Long Term Mean Ensemble Spreads (Nominal top of atmosphere)">
            <text:p>NOAA|NOAA-CIRES Twentieth Century Reanalysis (V2c)|Single Level|Gaussian|Upward Longwave Radiation Flux|Monthly Long Term Mean Ensemble Spreads (Nominal top of atmospher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Long Term Mean Ensemble Spreads</text:p>
          </table:table-cell>
          <table:table-cell office:value-type="string">
            <text:p>Nominal top of atmosphere</text:p>
          </table:table-cell>
          <table:table-cell office:value-type="string">
            <text:p>Derived/Monthlies/gaussian_sprd/monolevel/ulwrf.ntat.mon.ltm.nc</text:p>
          </table:table-cell>
          <table:table-cell office:value-type="string">
            <text:p>Derived/Monthlies/gaussian_sprd/monolevel/ulwrf.ntat.mon.ltm.csv</text:p>
          </table:table-cell>
          <table:table-cell office:value-type="string">
            <text:p>ulwrf.ntat.mon.ltm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Derived/Monthlies/gaussian_sprd/monolevel/ulwrf.ntat.mon.ltm.nc</text:p>
          </table:table-cell>
          <table:table-cell office:value-type="string">
            <text:p>http://www.esrl.noaa.gov/psd/thredds/dodsC/Datasets/20thC_ReanV2c/Derived/Monthlies/gaussian_sprd/monolevel/ulwrf.nt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ulwrf_ntat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0];&quot;|&quot;;[.D270];&quot;|&quot;;[.F270];&quot; (&quot;;[.G270];&quot;)&quot;)" office:value-type="string" office:string-value="NOAA|NOAA-CIRES Twentieth Century Reanalysis (V2c)|Single Level|Gaussian|Upward Longwave Radiation Flux|Monthly Means (Surface)">
            <text:p>NOAA|NOAA-CIRES Twentieth Century Reanalysis (V2c)|Single Level|Gaussian|Upward Longwave Radiation Flux|Monthly Means (Surfac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ulwrf.sfc.mon.mean.nc</text:p>
          </table:table-cell>
          <table:table-cell office:value-type="string">
            <text:p>Monthlies/gaussian/monolevel/ulwrf.sfc.mon.mean.csv</text:p>
          </table:table-cell>
          <table:table-cell office:value-type="string">
            <text:p>ulwrf.sfc.mon.mean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Monthlies/gaussian/monolevel/ulwrf.sfc.mon.mean.nc</text:p>
          </table:table-cell>
          <table:table-cell office:value-type="string">
            <text:p>http://www.esrl.noaa.gov/psd/thredds/dodsC/Datasets/20thC_ReanV2c/Monthlies/gaussian/monolevel/ul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ul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1];&quot;|&quot;;[.D271];&quot;|&quot;;[.F271];&quot; (&quot;;[.G271];&quot;)&quot;)" office:value-type="string" office:string-value="NOAA|NOAA-CIRES Twentieth Century Reanalysis (V2c)|Single Level|Gaussian|Upward Longwave Radiation Flux|Monthly Long Term Means (Surface)">
            <text:p>NOAA|NOAA-CIRES Twentieth Century Reanalysis (V2c)|Single Level|Gaussian|Upward Longwave Radiation Flux|Monthly Long Term Means (Surfac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ulwrf.sfc.mon.ltm.nc</text:p>
          </table:table-cell>
          <table:table-cell office:value-type="string">
            <text:p>Derived/Monthlies/gaussian/monolevel/ulwrf.sfc.mon.ltm.csv</text:p>
          </table:table-cell>
          <table:table-cell office:value-type="string">
            <text:p>ulwrf.sfc.mon.ltm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Derived/Monthlies/gaussian/monolevel/ulwrf.sfc.mon.ltm.nc</text:p>
          </table:table-cell>
          <table:table-cell office:value-type="string">
            <text:p>http://www.esrl.noaa.gov/psd/thredds/dodsC/Datasets/20thC_ReanV2c/Derived/Monthlies/gaussian/monolevel/ul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ul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2];&quot;|&quot;;[.D272];&quot;|&quot;;[.F272];&quot; (&quot;;[.G272];&quot;)&quot;)" office:value-type="string" office:string-value="NOAA|NOAA-CIRES Twentieth Century Reanalysis (V2c)|Single Level|Gaussian|Upward Longwave Radiation Flux|Monthly Ensemble Spreads (Surface)">
            <text:p>NOAA|NOAA-CIRES Twentieth Century Reanalysis (V2c)|Single Level|Gaussian|Upward Longwave Radiation Flux|Monthly Ensemble Spreads (Surfac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ulwrf.sfc.mon.mean.nc</text:p>
          </table:table-cell>
          <table:table-cell office:value-type="string">
            <text:p>Monthlies/gaussian_sprd/monolevel/ulwrf.sfc.mon.mean.csv</text:p>
          </table:table-cell>
          <table:table-cell office:value-type="string">
            <text:p>ulwrf.sfc.mon.mean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Monthlies/gaussian_sprd/monolevel/ulwrf.sfc.mon.mean.nc</text:p>
          </table:table-cell>
          <table:table-cell office:value-type="string">
            <text:p>http://www.esrl.noaa.gov/psd/thredds/dodsC/Datasets/20thC_ReanV2c/Monthlies/gaussian_sprd/monolevel/ul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ul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3];&quot;|&quot;;[.D273];&quot;|&quot;;[.F273];&quot; (&quot;;[.G273];&quot;)&quot;)" office:value-type="string" office:string-value="NOAA|NOAA-CIRES Twentieth Century Reanalysis (V2c)|Single Level|Gaussian|Upward Longwave Radiation Flux|Monthly Long Term Mean Ensemble Spreads (Surface)">
            <text:p>NOAA|NOAA-CIRES Twentieth Century Reanalysis (V2c)|Single Level|Gaussian|Upward Longwave Radiation Flux|Monthly Long Term Mean Ensemble Spreads (Surface)</text:p>
          </table:table-cell>
          <table:table-cell/>
          <table:table-cell office:value-type="string">
            <text:p>NOAA-CIRES Twentieth Century Reanalysis (V2c)|Single Level|Gaussian|Upward Longwave Radiation Flux</text:p>
          </table:table-cell>
          <table:table-cell office:value-type="string">
            <text:p>Upward Longwave Radiation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ulwrf.sfc.mon.ltm.nc</text:p>
          </table:table-cell>
          <table:table-cell office:value-type="string">
            <text:p>Derived/Monthlies/gaussian_sprd/monolevel/ulwrf.sfc.mon.ltm.csv</text:p>
          </table:table-cell>
          <table:table-cell office:value-type="string">
            <text:p>ulwrf.sfc.mon.ltm.csv</text:p>
          </table:table-cell>
          <table:table-cell office:value-type="string">
            <text:p>ulwrf</text:p>
          </table:table-cell>
          <table:table-cell office:value-type="string">
            <text:p>ftp://ftp.cdc.noaa.gov/Datasets/20thC_ReanV2c/Derived/Monthlies/gaussian_sprd/monolevel/ulwrf.sfc.mon.ltm.nc</text:p>
          </table:table-cell>
          <table:table-cell office:value-type="string">
            <text:p>http://www.esrl.noaa.gov/psd/thredds/dodsC/Datasets/20thC_ReanV2c/Derived/Monthlies/gaussian_sprd/monolevel/ul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ul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4];&quot;|&quot;;[.D274];&quot;|&quot;;[.F274];&quot; (&quot;;[.G274];&quot;)&quot;)" office:value-type="string" office:string-value="NOAA|NOAA-CIRES Twentieth Century Reanalysis (V2c)|Single Level|Gaussian|Upward Shortwave Radiation Flux|Monthly Means (Nominal top of atmosphere)">
            <text:p>NOAA|NOAA-CIRES Twentieth Century Reanalysis (V2c)|Single Level|Gaussian|Upward Shortwave Radiation Flux|Monthly Means (Nominal top of atmospher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Means</text:p>
          </table:table-cell>
          <table:table-cell office:value-type="string">
            <text:p>Nominal top of atmosphere</text:p>
          </table:table-cell>
          <table:table-cell office:value-type="string">
            <text:p>Monthlies/gaussian/monolevel/uswrf.ntat.mon.mean.nc</text:p>
          </table:table-cell>
          <table:table-cell office:value-type="string">
            <text:p>Monthlies/gaussian/monolevel/uswrf.ntat.mon.mean.csv</text:p>
          </table:table-cell>
          <table:table-cell office:value-type="string">
            <text:p>uswrf.ntat.mon.mean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Monthlies/gaussian/monolevel/uswrf.ntat.mon.mean.nc</text:p>
          </table:table-cell>
          <table:table-cell office:value-type="string">
            <text:p>http://www.esrl.noaa.gov/psd/thredds/dodsC/Datasets/20thC_ReanV2c/Monthlies/gaussian/monolevel/uswrf.nt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uswrf_ntat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5];&quot;|&quot;;[.D275];&quot;|&quot;;[.F275];&quot; (&quot;;[.G275];&quot;)&quot;)" office:value-type="string" office:string-value="NOAA|NOAA-CIRES Twentieth Century Reanalysis (V2c)|Single Level|Gaussian|Upward Shortwave Radiation Flux|Monthly Long Term Means (Nominal top of atmosphere)">
            <text:p>NOAA|NOAA-CIRES Twentieth Century Reanalysis (V2c)|Single Level|Gaussian|Upward Shortwave Radiation Flux|Monthly Long Term Means (Nominal top of atmospher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Long Term Means</text:p>
          </table:table-cell>
          <table:table-cell office:value-type="string">
            <text:p>Nominal top of atmosphere</text:p>
          </table:table-cell>
          <table:table-cell office:value-type="string">
            <text:p>Derived/Monthlies/gaussian/monolevel/uswrf.ntat.mon.ltm.nc</text:p>
          </table:table-cell>
          <table:table-cell office:value-type="string">
            <text:p>Derived/Monthlies/gaussian/monolevel/uswrf.ntat.mon.ltm.csv</text:p>
          </table:table-cell>
          <table:table-cell office:value-type="string">
            <text:p>uswrf.ntat.mon.ltm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Derived/Monthlies/gaussian/monolevel/uswrf.ntat.mon.ltm.nc</text:p>
          </table:table-cell>
          <table:table-cell office:value-type="string">
            <text:p>http://www.esrl.noaa.gov/psd/thredds/dodsC/Datasets/20thC_ReanV2c/Derived/Monthlies/gaussian/monolevel/uswrf.nt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uswrf_ntat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6];&quot;|&quot;;[.D276];&quot;|&quot;;[.F276];&quot; (&quot;;[.G276];&quot;)&quot;)" office:value-type="string" office:string-value="NOAA|NOAA-CIRES Twentieth Century Reanalysis (V2c)|Single Level|Gaussian|Upward Shortwave Radiation Flux|Monthly Ensemble Spreads (Nominal top of atmosphere)">
            <text:p>NOAA|NOAA-CIRES Twentieth Century Reanalysis (V2c)|Single Level|Gaussian|Upward Shortwave Radiation Flux|Monthly Ensemble Spreads (Nominal top of atmospher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Ensemble Spreads</text:p>
          </table:table-cell>
          <table:table-cell office:value-type="string">
            <text:p>Nominal top of atmosphere</text:p>
          </table:table-cell>
          <table:table-cell office:value-type="string">
            <text:p>Monthlies/gaussian_sprd/monolevel/uswrf.ntat.mon.mean.nc</text:p>
          </table:table-cell>
          <table:table-cell office:value-type="string">
            <text:p>Monthlies/gaussian_sprd/monolevel/uswrf.ntat.mon.mean.csv</text:p>
          </table:table-cell>
          <table:table-cell office:value-type="string">
            <text:p>uswrf.ntat.mon.mean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Monthlies/gaussian_sprd/monolevel/uswrf.ntat.mon.mean.nc</text:p>
          </table:table-cell>
          <table:table-cell office:value-type="string">
            <text:p>http://www.esrl.noaa.gov/psd/thredds/dodsC/Datasets/20thC_ReanV2c/Monthlies/gaussian_sprd/monolevel/uswrf.ntat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uswrf_ntat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7];&quot;|&quot;;[.D277];&quot;|&quot;;[.F277];&quot; (&quot;;[.G277];&quot;)&quot;)" office:value-type="string" office:string-value="NOAA|NOAA-CIRES Twentieth Century Reanalysis (V2c)|Single Level|Gaussian|Upward Shortwave Radiation Flux|Monthly Long Term Mean Ensemble Spreads (Nominal top of atmosphere)">
            <text:p>NOAA|NOAA-CIRES Twentieth Century Reanalysis (V2c)|Single Level|Gaussian|Upward Shortwave Radiation Flux|Monthly Long Term Mean Ensemble Spreads (Nominal top of atmospher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Long Term Mean Ensemble Spreads</text:p>
          </table:table-cell>
          <table:table-cell office:value-type="string">
            <text:p>Nominal top of atmosphere</text:p>
          </table:table-cell>
          <table:table-cell office:value-type="string">
            <text:p>Derived/Monthlies/gaussian_sprd/monolevel/uswrf.ntat.mon.ltm.nc</text:p>
          </table:table-cell>
          <table:table-cell office:value-type="string">
            <text:p>Derived/Monthlies/gaussian_sprd/monolevel/uswrf.ntat.mon.ltm.csv</text:p>
          </table:table-cell>
          <table:table-cell office:value-type="string">
            <text:p>uswrf.ntat.mon.ltm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Derived/Monthlies/gaussian_sprd/monolevel/uswrf.ntat.mon.ltm.nc</text:p>
          </table:table-cell>
          <table:table-cell office:value-type="string">
            <text:p>http://www.esrl.noaa.gov/psd/thredds/dodsC/Datasets/20thC_ReanV2c/Derived/Monthlies/gaussian_sprd/monolevel/uswrf.ntat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uswrf_ntat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8];&quot;|&quot;;[.D278];&quot;|&quot;;[.F278];&quot; (&quot;;[.G278];&quot;)&quot;)" office:value-type="string" office:string-value="NOAA|NOAA-CIRES Twentieth Century Reanalysis (V2c)|Single Level|Gaussian|Upward Shortwave Radiation Flux|Monthly Means (Surface)">
            <text:p>NOAA|NOAA-CIRES Twentieth Century Reanalysis (V2c)|Single Level|Gaussian|Upward Shortwave Radiation Flux|Monthly Means (Surfac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uswrf.sfc.mon.mean.nc</text:p>
          </table:table-cell>
          <table:table-cell office:value-type="string">
            <text:p>Monthlies/gaussian/monolevel/uswrf.sfc.mon.mean.csv</text:p>
          </table:table-cell>
          <table:table-cell office:value-type="string">
            <text:p>uswrf.sfc.mon.mean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Monthlies/gaussian/monolevel/uswrf.sfc.mon.mean.nc</text:p>
          </table:table-cell>
          <table:table-cell office:value-type="string">
            <text:p>http://www.esrl.noaa.gov/psd/thredds/dodsC/Datasets/20thC_ReanV2c/Monthlies/gaussian/monolevel/us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us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79];&quot;|&quot;;[.D279];&quot;|&quot;;[.F279];&quot; (&quot;;[.G279];&quot;)&quot;)" office:value-type="string" office:string-value="NOAA|NOAA-CIRES Twentieth Century Reanalysis (V2c)|Single Level|Gaussian|Upward Shortwave Radiation Flux|Monthly Long Term Means (Surface)">
            <text:p>NOAA|NOAA-CIRES Twentieth Century Reanalysis (V2c)|Single Level|Gaussian|Upward Shortwave Radiation Flux|Monthly Long Term Means (Surfac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uswrf.sfc.mon.ltm.nc</text:p>
          </table:table-cell>
          <table:table-cell office:value-type="string">
            <text:p>Derived/Monthlies/gaussian/monolevel/uswrf.sfc.mon.ltm.csv</text:p>
          </table:table-cell>
          <table:table-cell office:value-type="string">
            <text:p>uswrf.sfc.mon.ltm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Derived/Monthlies/gaussian/monolevel/uswrf.sfc.mon.ltm.nc</text:p>
          </table:table-cell>
          <table:table-cell office:value-type="string">
            <text:p>http://www.esrl.noaa.gov/psd/thredds/dodsC/Datasets/20thC_ReanV2c/Derived/Monthlies/gaussian/monolevel/us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us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0];&quot;|&quot;;[.D280];&quot;|&quot;;[.F280];&quot; (&quot;;[.G280];&quot;)&quot;)" office:value-type="string" office:string-value="NOAA|NOAA-CIRES Twentieth Century Reanalysis (V2c)|Single Level|Gaussian|Upward Shortwave Radiation Flux|Monthly Ensemble Spreads (Surface)">
            <text:p>NOAA|NOAA-CIRES Twentieth Century Reanalysis (V2c)|Single Level|Gaussian|Upward Shortwave Radiation Flux|Monthly Ensemble Spreads (Surfac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uswrf.sfc.mon.mean.nc</text:p>
          </table:table-cell>
          <table:table-cell office:value-type="string">
            <text:p>Monthlies/gaussian_sprd/monolevel/uswrf.sfc.mon.mean.csv</text:p>
          </table:table-cell>
          <table:table-cell office:value-type="string">
            <text:p>uswrf.sfc.mon.mean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Monthlies/gaussian_sprd/monolevel/uswrf.sfc.mon.mean.nc</text:p>
          </table:table-cell>
          <table:table-cell office:value-type="string">
            <text:p>http://www.esrl.noaa.gov/psd/thredds/dodsC/Datasets/20thC_ReanV2c/Monthlies/gaussian_sprd/monolevel/uswrf.sfc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uswrf_sfc_mon_mean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1];&quot;|&quot;;[.D281];&quot;|&quot;;[.F281];&quot; (&quot;;[.G281];&quot;)&quot;)" office:value-type="string" office:string-value="NOAA|NOAA-CIRES Twentieth Century Reanalysis (V2c)|Single Level|Gaussian|Upward Shortwave Radiation Flux|Monthly Long Term Mean Ensemble Spreads (Surface)">
            <text:p>NOAA|NOAA-CIRES Twentieth Century Reanalysis (V2c)|Single Level|Gaussian|Upward Shortwave Radiation Flux|Monthly Long Term Mean Ensemble Spreads (Surface)</text:p>
          </table:table-cell>
          <table:table-cell/>
          <table:table-cell office:value-type="string">
            <text:p>NOAA-CIRES Twentieth Century Reanalysis (V2c)|Single Level|Gaussian|Upward Shortwave Radiation Flux</text:p>
          </table:table-cell>
          <table:table-cell office:value-type="string">
            <text:p>Upward Shortwave Radiation Flux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uswrf.sfc.mon.ltm.nc</text:p>
          </table:table-cell>
          <table:table-cell office:value-type="string">
            <text:p>Derived/Monthlies/gaussian_sprd/monolevel/uswrf.sfc.mon.ltm.csv</text:p>
          </table:table-cell>
          <table:table-cell office:value-type="string">
            <text:p>uswrf.sfc.mon.ltm.csv</text:p>
          </table:table-cell>
          <table:table-cell office:value-type="string">
            <text:p>uswrf</text:p>
          </table:table-cell>
          <table:table-cell office:value-type="string">
            <text:p>ftp://ftp.cdc.noaa.gov/Datasets/20thC_ReanV2c/Derived/Monthlies/gaussian_sprd/monolevel/uswrf.sfc.mon.ltm.nc</text:p>
          </table:table-cell>
          <table:table-cell office:value-type="string">
            <text:p>http://www.esrl.noaa.gov/psd/thredds/dodsC/Datasets/20thC_ReanV2c/Derived/Monthlies/gaussian_sprd/monolevel/uswrf.sfc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uswrf_sfc_mon_ltm</text:p>
          </table:table-cell>
          <table:table-cell office:value-type="string">
            <text:p>W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2];&quot;|&quot;;[.D282];&quot;|&quot;;[.F282];&quot; (&quot;;[.G282];&quot;)&quot;)" office:value-type="string" office:string-value="NOAA|NOAA-CIRES Twentieth Century Reanalysis (V2c)|Single Level|Gaussian|U-wind|Monthly Means (10 m)">
            <text:p>NOAA|NOAA-CIRES Twentieth Century Reanalysis (V2c)|Single Level|Gaussian|U-wind|Monthly Means (10 m)</text:p>
          </table:table-cell>
          <table:table-cell/>
          <table:table-cell office:value-type="string">
            <text:p>NOAA-CIRES Twentieth Century Reanalysis (V2c)|Single Level|Gaussian|U-wind</text:p>
          </table:table-cell>
          <table:table-cell office:value-type="string">
            <text:p>U-wind</text:p>
          </table:table-cell>
          <table:table-cell office:value-type="string">
            <text:p>Monthly Means</text:p>
          </table:table-cell>
          <table:table-cell office:value-type="string">
            <text:p>10 m</text:p>
          </table:table-cell>
          <table:table-cell office:value-type="string">
            <text:p>Monthlies/gaussian/monolevel/uwnd.10m.mon.mean.nc</text:p>
          </table:table-cell>
          <table:table-cell office:value-type="string">
            <text:p>Monthlies/gaussian/monolevel/uwnd.10m.mon.mean.csv</text:p>
          </table:table-cell>
          <table:table-cell office:value-type="string">
            <text:p>uwnd.10m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gaussian/monolevel/uwnd.10m.mon.mean.nc</text:p>
          </table:table-cell>
          <table:table-cell office:value-type="string">
            <text:p>http://www.esrl.noaa.gov/psd/thredds/dodsC/Datasets/20thC_ReanV2c/Monthlies/gaussian/monolevel/uwnd.10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uwnd_10m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3];&quot;|&quot;;[.D283];&quot;|&quot;;[.F283];&quot; (&quot;;[.G283];&quot;)&quot;)" office:value-type="string" office:string-value="NOAA|NOAA-CIRES Twentieth Century Reanalysis (V2c)|Single Level|Gaussian|U-wind|Monthly Long Term Means (10 m)">
            <text:p>NOAA|NOAA-CIRES Twentieth Century Reanalysis (V2c)|Single Level|Gaussian|U-wind|Monthly Long Term Means (10 m)</text:p>
          </table:table-cell>
          <table:table-cell/>
          <table:table-cell office:value-type="string">
            <text:p>NOAA-CIRES Twentieth Century Reanalysis (V2c)|Single Level|Gaussian|U-wind</text:p>
          </table:table-cell>
          <table:table-cell office:value-type="string">
            <text:p>U-wind</text:p>
          </table:table-cell>
          <table:table-cell office:value-type="string">
            <text:p>Monthly Long Term Means</text:p>
          </table:table-cell>
          <table:table-cell office:value-type="string">
            <text:p>10 m</text:p>
          </table:table-cell>
          <table:table-cell office:value-type="string">
            <text:p>Derived/Monthlies/gaussian/monolevel/uwnd.10m.mon.ltm.nc</text:p>
          </table:table-cell>
          <table:table-cell office:value-type="string">
            <text:p>Derived/Monthlies/gaussian/monolevel/uwnd.10m.mon.ltm.csv</text:p>
          </table:table-cell>
          <table:table-cell office:value-type="string">
            <text:p>uwnd.10m.mon.ltm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Derived/Monthlies/gaussian/monolevel/uwnd.10m.mon.ltm.nc</text:p>
          </table:table-cell>
          <table:table-cell office:value-type="string">
            <text:p>http://www.esrl.noaa.gov/psd/thredds/dodsC/Datasets/20thC_ReanV2c/Derived/Monthlies/gaussian/monolevel/uwnd.10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uwnd_10m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4];&quot;|&quot;;[.D284];&quot;|&quot;;[.F284];&quot; (&quot;;[.G284];&quot;)&quot;)" office:value-type="string" office:string-value="NOAA|NOAA-CIRES Twentieth Century Reanalysis (V2c)|Single Level|Gaussian|U-wind|Monthly Ensemble Spreads (10 m)">
            <text:p>NOAA|NOAA-CIRES Twentieth Century Reanalysis (V2c)|Single Level|Gaussian|U-wind|Monthly Ensemble Spreads (10 m)</text:p>
          </table:table-cell>
          <table:table-cell/>
          <table:table-cell office:value-type="string">
            <text:p>NOAA-CIRES Twentieth Century Reanalysis (V2c)|Single Level|Gaussian|U-wind</text:p>
          </table:table-cell>
          <table:table-cell office:value-type="string">
            <text:p>U-wind</text:p>
          </table:table-cell>
          <table:table-cell office:value-type="string">
            <text:p>Monthly Ensemble Spreads</text:p>
          </table:table-cell>
          <table:table-cell office:value-type="string">
            <text:p>10 m</text:p>
          </table:table-cell>
          <table:table-cell office:value-type="string">
            <text:p>Monthlies/gaussian_sprd/monolevel/uwnd.10m.mon.mean.nc</text:p>
          </table:table-cell>
          <table:table-cell office:value-type="string">
            <text:p>Monthlies/gaussian_sprd/monolevel/uwnd.10m.mon.mean.csv</text:p>
          </table:table-cell>
          <table:table-cell office:value-type="string">
            <text:p>uwnd.10m.mon.mean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Monthlies/gaussian_sprd/monolevel/uwnd.10m.mon.mean.nc</text:p>
          </table:table-cell>
          <table:table-cell office:value-type="string">
            <text:p>http://www.esrl.noaa.gov/psd/thredds/dodsC/Datasets/20thC_ReanV2c/Monthlies/gaussian_sprd/monolevel/uwnd.10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uwnd_10m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5];&quot;|&quot;;[.D285];&quot;|&quot;;[.F285];&quot; (&quot;;[.G285];&quot;)&quot;)" office:value-type="string" office:string-value="NOAA|NOAA-CIRES Twentieth Century Reanalysis (V2c)|Single Level|Gaussian|U-wind|Monthly Long Term Mean Ensemble Spreads (10 m)">
            <text:p>NOAA|NOAA-CIRES Twentieth Century Reanalysis (V2c)|Single Level|Gaussian|U-wind|Monthly Long Term Mean Ensemble Spreads (10 m)</text:p>
          </table:table-cell>
          <table:table-cell/>
          <table:table-cell office:value-type="string">
            <text:p>NOAA-CIRES Twentieth Century Reanalysis (V2c)|Single Level|Gaussian|U-wind</text:p>
          </table:table-cell>
          <table:table-cell office:value-type="string">
            <text:p>U-wind</text:p>
          </table:table-cell>
          <table:table-cell office:value-type="string">
            <text:p>Monthly Long Term Mean Ensemble Spreads</text:p>
          </table:table-cell>
          <table:table-cell office:value-type="string">
            <text:p>10 m</text:p>
          </table:table-cell>
          <table:table-cell office:value-type="string">
            <text:p>Derived/Monthlies/gaussian_sprd/monolevel/uwnd.10m.mon.ltm.nc</text:p>
          </table:table-cell>
          <table:table-cell office:value-type="string">
            <text:p>Derived/Monthlies/gaussian_sprd/monolevel/uwnd.10m.mon.ltm.csv</text:p>
          </table:table-cell>
          <table:table-cell office:value-type="string">
            <text:p>uwnd.10m.mon.ltm.csv</text:p>
          </table:table-cell>
          <table:table-cell office:value-type="string">
            <text:p>uwnd</text:p>
          </table:table-cell>
          <table:table-cell office:value-type="string">
            <text:p>ftp://ftp.cdc.noaa.gov/Datasets/20thC_ReanV2c/Derived/Monthlies/gaussian_sprd/monolevel/uwnd.10m.mon.ltm.nc</text:p>
          </table:table-cell>
          <table:table-cell office:value-type="string">
            <text:p>http://www.esrl.noaa.gov/psd/thredds/dodsC/Datasets/20thC_ReanV2c/Derived/Monthlies/gaussian_sprd/monolevel/uwnd.10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uwnd_10m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6];&quot;|&quot;;[.D286];&quot;|&quot;;[.F286];&quot; (&quot;;[.G286];&quot;)&quot;)" office:value-type="string" office:string-value="NOAA|NOAA-CIRES Twentieth Century Reanalysis (V2c)|Single Level|Gaussian|Momentum Flux, v-component|Monthly Means (Surface)">
            <text:p>NOAA|NOAA-CIRES Twentieth Century Reanalysis (V2c)|Single Level|Gaussian|Momentum Flux, v-component|Monthly Means (Surface)</text:p>
          </table:table-cell>
          <table:table-cell/>
          <table:table-cell office:value-type="string">
            <text:p>NOAA-CIRES Twentieth Century Reanalysis (V2c)|Single Level|Gaussian|Momentum Flux, v-component</text:p>
          </table:table-cell>
          <table:table-cell office:value-type="string">
            <text:p>Momentum Flux, v-component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vflx.mon.mean.nc</text:p>
          </table:table-cell>
          <table:table-cell office:value-type="string">
            <text:p>Monthlies/gaussian/monolevel/vflx.mon.mean.csv</text:p>
          </table:table-cell>
          <table:table-cell office:value-type="string">
            <text:p>vflx.mon.mean.csv</text:p>
          </table:table-cell>
          <table:table-cell office:value-type="string">
            <text:p>vflx</text:p>
          </table:table-cell>
          <table:table-cell office:value-type="string">
            <text:p>ftp://ftp.cdc.noaa.gov/Datasets/20thC_ReanV2c/Monthlies/gaussian/monolevel/vflx.mon.mean.nc</text:p>
          </table:table-cell>
          <table:table-cell office:value-type="string">
            <text:p>http://www.esrl.noaa.gov/psd/thredds/dodsC/Datasets/20thC_ReanV2c/Monthlies/gaussian/monolevel/vflx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vflx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7];&quot;|&quot;;[.D287];&quot;|&quot;;[.F287];&quot; (&quot;;[.G287];&quot;)&quot;)" office:value-type="string" office:string-value="NOAA|NOAA-CIRES Twentieth Century Reanalysis (V2c)|Single Level|Gaussian|Momentum Flux, v-component|Monthly Long Term Means (Surface)">
            <text:p>NOAA|NOAA-CIRES Twentieth Century Reanalysis (V2c)|Single Level|Gaussian|Momentum Flux, v-component|Monthly Long Term Means (Surface)</text:p>
          </table:table-cell>
          <table:table-cell/>
          <table:table-cell office:value-type="string">
            <text:p>NOAA-CIRES Twentieth Century Reanalysis (V2c)|Single Level|Gaussian|Momentum Flux, v-component</text:p>
          </table:table-cell>
          <table:table-cell office:value-type="string">
            <text:p>Momentum Flux, v-component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vflx.mon.ltm.nc</text:p>
          </table:table-cell>
          <table:table-cell office:value-type="string">
            <text:p>Derived/Monthlies/gaussian/monolevel/vflx.mon.ltm.csv</text:p>
          </table:table-cell>
          <table:table-cell office:value-type="string">
            <text:p>vflx.mon.ltm.csv</text:p>
          </table:table-cell>
          <table:table-cell office:value-type="string">
            <text:p>vflx</text:p>
          </table:table-cell>
          <table:table-cell office:value-type="string">
            <text:p>ftp://ftp.cdc.noaa.gov/Datasets/20thC_ReanV2c/Derived/Monthlies/gaussian/monolevel/vflx.mon.ltm.nc</text:p>
          </table:table-cell>
          <table:table-cell office:value-type="string">
            <text:p>http://www.esrl.noaa.gov/psd/thredds/dodsC/Datasets/20thC_ReanV2c/Derived/Monthlies/gaussian/monolevel/vflx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vflx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8];&quot;|&quot;;[.D288];&quot;|&quot;;[.F288];&quot; (&quot;;[.G288];&quot;)&quot;)" office:value-type="string" office:string-value="NOAA|NOAA-CIRES Twentieth Century Reanalysis (V2c)|Single Level|Gaussian|Momentum Flux, v-component|Monthly Ensemble Spreads (Surface)">
            <text:p>NOAA|NOAA-CIRES Twentieth Century Reanalysis (V2c)|Single Level|Gaussian|Momentum Flux, v-component|Monthly Ensemble Spreads (Surface)</text:p>
          </table:table-cell>
          <table:table-cell/>
          <table:table-cell office:value-type="string">
            <text:p>NOAA-CIRES Twentieth Century Reanalysis (V2c)|Single Level|Gaussian|Momentum Flux, v-component</text:p>
          </table:table-cell>
          <table:table-cell office:value-type="string">
            <text:p>Momentum Flux, v-component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vflx.mon.mean.nc</text:p>
          </table:table-cell>
          <table:table-cell office:value-type="string">
            <text:p>Monthlies/gaussian_sprd/monolevel/vflx.mon.mean.csv</text:p>
          </table:table-cell>
          <table:table-cell office:value-type="string">
            <text:p>vflx.mon.mean.csv</text:p>
          </table:table-cell>
          <table:table-cell office:value-type="string">
            <text:p>vflx</text:p>
          </table:table-cell>
          <table:table-cell office:value-type="string">
            <text:p>ftp://ftp.cdc.noaa.gov/Datasets/20thC_ReanV2c/Monthlies/gaussian_sprd/monolevel/vflx.mon.mean.nc</text:p>
          </table:table-cell>
          <table:table-cell office:value-type="string">
            <text:p>http://www.esrl.noaa.gov/psd/thredds/dodsC/Datasets/20thC_ReanV2c/Monthlies/gaussian_sprd/monolevel/vflx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vflx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89];&quot;|&quot;;[.D289];&quot;|&quot;;[.F289];&quot; (&quot;;[.G289];&quot;)&quot;)" office:value-type="string" office:string-value="NOAA|NOAA-CIRES Twentieth Century Reanalysis (V2c)|Single Level|Gaussian|Momentum Flux, v-component|Monthly Long Term Mean Ensemble Spreads (Surface)">
            <text:p>NOAA|NOAA-CIRES Twentieth Century Reanalysis (V2c)|Single Level|Gaussian|Momentum Flux, v-component|Monthly Long Term Mean Ensemble Spreads (Surface)</text:p>
          </table:table-cell>
          <table:table-cell/>
          <table:table-cell office:value-type="string">
            <text:p>NOAA-CIRES Twentieth Century Reanalysis (V2c)|Single Level|Gaussian|Momentum Flux, v-component</text:p>
          </table:table-cell>
          <table:table-cell office:value-type="string">
            <text:p>Momentum Flux, v-component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vflx.mon.ltm.nc</text:p>
          </table:table-cell>
          <table:table-cell office:value-type="string">
            <text:p>Derived/Monthlies/gaussian_sprd/monolevel/vflx.mon.ltm.csv</text:p>
          </table:table-cell>
          <table:table-cell office:value-type="string">
            <text:p>vflx.mon.ltm.csv</text:p>
          </table:table-cell>
          <table:table-cell office:value-type="string">
            <text:p>vflx</text:p>
          </table:table-cell>
          <table:table-cell office:value-type="string">
            <text:p>ftp://ftp.cdc.noaa.gov/Datasets/20thC_ReanV2c/Derived/Monthlies/gaussian_sprd/monolevel/vflx.mon.ltm.nc</text:p>
          </table:table-cell>
          <table:table-cell office:value-type="string">
            <text:p>http://www.esrl.noaa.gov/psd/thredds/dodsC/Datasets/20thC_ReanV2c/Derived/Monthlies/gaussian_sprd/monolevel/vflx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vflx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0];&quot;|&quot;;[.D290];&quot;|&quot;;[.F290];&quot; (&quot;;[.G290];&quot;)&quot;)" office:value-type="string" office:string-value="NOAA|NOAA-CIRES Twentieth Century Reanalysis (V2c)|Single Level|Gaussian|Meridional Gravity Wave Stress|Monthly Means (Surface)">
            <text:p>NOAA|NOAA-CIRES Twentieth Century Reanalysis (V2c)|Single Level|Gaussian|Meridional Gravity Wave Stress|Monthly Means (Surface)</text:p>
          </table:table-cell>
          <table:table-cell/>
          <table:table-cell office:value-type="string">
            <text:p>NOAA-CIRES Twentieth Century Reanalysis (V2c)|Single Level|Gaussian|Meridional Gravity Wave Stress</text:p>
          </table:table-cell>
          <table:table-cell office:value-type="string">
            <text:p>Meridional Gravity Wave Stress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vgwd.mon.mean.nc</text:p>
          </table:table-cell>
          <table:table-cell office:value-type="string">
            <text:p>Monthlies/gaussian/monolevel/vgwd.mon.mean.csv</text:p>
          </table:table-cell>
          <table:table-cell office:value-type="string">
            <text:p>vgwd.mon.mean.csv</text:p>
          </table:table-cell>
          <table:table-cell office:value-type="string">
            <text:p>vgwd</text:p>
          </table:table-cell>
          <table:table-cell office:value-type="string">
            <text:p>ftp://ftp.cdc.noaa.gov/Datasets/20thC_ReanV2c/Monthlies/gaussian/monolevel/vgwd.mon.mean.nc</text:p>
          </table:table-cell>
          <table:table-cell office:value-type="string">
            <text:p>http://www.esrl.noaa.gov/psd/thredds/dodsC/Datasets/20thC_ReanV2c/Monthlies/gaussian/monolevel/vgw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vgwd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1];&quot;|&quot;;[.D291];&quot;|&quot;;[.F291];&quot; (&quot;;[.G291];&quot;)&quot;)" office:value-type="string" office:string-value="NOAA|NOAA-CIRES Twentieth Century Reanalysis (V2c)|Single Level|Gaussian|Meridional Gravity Wave Stress|Monthly Long Term Means (Surface)">
            <text:p>NOAA|NOAA-CIRES Twentieth Century Reanalysis (V2c)|Single Level|Gaussian|Meridional Gravity Wave Stress|Monthly Long Term Means (Surface)</text:p>
          </table:table-cell>
          <table:table-cell/>
          <table:table-cell office:value-type="string">
            <text:p>NOAA-CIRES Twentieth Century Reanalysis (V2c)|Single Level|Gaussian|Meridional Gravity Wave Stress</text:p>
          </table:table-cell>
          <table:table-cell office:value-type="string">
            <text:p>Meridional Gravity Wave Stress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vgwd.mon.ltm.nc</text:p>
          </table:table-cell>
          <table:table-cell office:value-type="string">
            <text:p>Derived/Monthlies/gaussian/monolevel/vgwd.mon.ltm.csv</text:p>
          </table:table-cell>
          <table:table-cell office:value-type="string">
            <text:p>vgwd.mon.ltm.csv</text:p>
          </table:table-cell>
          <table:table-cell office:value-type="string">
            <text:p>vgwd</text:p>
          </table:table-cell>
          <table:table-cell office:value-type="string">
            <text:p>ftp://ftp.cdc.noaa.gov/Datasets/20thC_ReanV2c/Derived/Monthlies/gaussian/monolevel/vgwd.mon.ltm.nc</text:p>
          </table:table-cell>
          <table:table-cell office:value-type="string">
            <text:p>http://www.esrl.noaa.gov/psd/thredds/dodsC/Datasets/20thC_ReanV2c/Derived/Monthlies/gaussian/monolevel/vgw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vgwd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2];&quot;|&quot;;[.D292];&quot;|&quot;;[.F292];&quot; (&quot;;[.G292];&quot;)&quot;)" office:value-type="string" office:string-value="NOAA|NOAA-CIRES Twentieth Century Reanalysis (V2c)|Single Level|Gaussian|Meridional Gravity Wave Stress|Monthly Ensemble Spreads (Surface)">
            <text:p>NOAA|NOAA-CIRES Twentieth Century Reanalysis (V2c)|Single Level|Gaussian|Meridional Gravity Wave Stress|Monthly Ensemble Spreads (Surface)</text:p>
          </table:table-cell>
          <table:table-cell/>
          <table:table-cell office:value-type="string">
            <text:p>NOAA-CIRES Twentieth Century Reanalysis (V2c)|Single Level|Gaussian|Meridional Gravity Wave Stress</text:p>
          </table:table-cell>
          <table:table-cell office:value-type="string">
            <text:p>Meridional Gravity Wave Stress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vgwd.mon.mean.nc</text:p>
          </table:table-cell>
          <table:table-cell office:value-type="string">
            <text:p>Monthlies/gaussian_sprd/monolevel/vgwd.mon.mean.csv</text:p>
          </table:table-cell>
          <table:table-cell office:value-type="string">
            <text:p>vgwd.mon.mean.csv</text:p>
          </table:table-cell>
          <table:table-cell office:value-type="string">
            <text:p>vgwd</text:p>
          </table:table-cell>
          <table:table-cell office:value-type="string">
            <text:p>ftp://ftp.cdc.noaa.gov/Datasets/20thC_ReanV2c/Monthlies/gaussian_sprd/monolevel/vgwd.mon.mean.nc</text:p>
          </table:table-cell>
          <table:table-cell office:value-type="string">
            <text:p>http://www.esrl.noaa.gov/psd/thredds/dodsC/Datasets/20thC_ReanV2c/Monthlies/gaussian_sprd/monolevel/vgw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vgwd_mon_mean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3];&quot;|&quot;;[.D293];&quot;|&quot;;[.F293];&quot; (&quot;;[.G293];&quot;)&quot;)" office:value-type="string" office:string-value="NOAA|NOAA-CIRES Twentieth Century Reanalysis (V2c)|Single Level|Gaussian|Meridional Gravity Wave Stress|Monthly Long Term Mean Ensemble Spreads (Surface)">
            <text:p>NOAA|NOAA-CIRES Twentieth Century Reanalysis (V2c)|Single Level|Gaussian|Meridional Gravity Wave Stress|Monthly Long Term Mean Ensemble Spreads (Surface)</text:p>
          </table:table-cell>
          <table:table-cell/>
          <table:table-cell office:value-type="string">
            <text:p>NOAA-CIRES Twentieth Century Reanalysis (V2c)|Single Level|Gaussian|Meridional Gravity Wave Stress</text:p>
          </table:table-cell>
          <table:table-cell office:value-type="string">
            <text:p>Meridional Gravity Wave Stress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vgwd.mon.ltm.nc</text:p>
          </table:table-cell>
          <table:table-cell office:value-type="string">
            <text:p>Derived/Monthlies/gaussian_sprd/monolevel/vgwd.mon.ltm.csv</text:p>
          </table:table-cell>
          <table:table-cell office:value-type="string">
            <text:p>vgwd.mon.ltm.csv</text:p>
          </table:table-cell>
          <table:table-cell office:value-type="string">
            <text:p>vgwd</text:p>
          </table:table-cell>
          <table:table-cell office:value-type="string">
            <text:p>ftp://ftp.cdc.noaa.gov/Datasets/20thC_ReanV2c/Derived/Monthlies/gaussian_sprd/monolevel/vgwd.mon.ltm.nc</text:p>
          </table:table-cell>
          <table:table-cell office:value-type="string">
            <text:p>http://www.esrl.noaa.gov/psd/thredds/dodsC/Datasets/20thC_ReanV2c/Derived/Monthlies/gaussian_sprd/monolevel/vgw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vgwd_mon_ltm</text:p>
          </table:table-cell>
          <table:table-cell office:value-type="string">
            <text:p>N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4];&quot;|&quot;;[.D294];&quot;|&quot;;[.F294];&quot; (&quot;;[.G294];&quot;)&quot;)" office:value-type="string" office:string-value="NOAA|NOAA-CIRES Twentieth Century Reanalysis (V2c)|Single Level|Gaussian|V-wind|Monthly Means (10 m)">
            <text:p>NOAA|NOAA-CIRES Twentieth Century Reanalysis (V2c)|Single Level|Gaussian|V-wind|Monthly Means (10 m)</text:p>
          </table:table-cell>
          <table:table-cell/>
          <table:table-cell office:value-type="string">
            <text:p>NOAA-CIRES Twentieth Century Reanalysis (V2c)|Single Level|Gaussian|V-wind</text:p>
          </table:table-cell>
          <table:table-cell office:value-type="string">
            <text:p>V-wind</text:p>
          </table:table-cell>
          <table:table-cell office:value-type="string">
            <text:p>Monthly Means</text:p>
          </table:table-cell>
          <table:table-cell office:value-type="string">
            <text:p>10 m</text:p>
          </table:table-cell>
          <table:table-cell office:value-type="string">
            <text:p>Monthlies/gaussian/monolevel/vwnd.10m.mon.mean.nc</text:p>
          </table:table-cell>
          <table:table-cell office:value-type="string">
            <text:p>Monthlies/gaussian/monolevel/vwnd.10m.mon.mean.csv</text:p>
          </table:table-cell>
          <table:table-cell office:value-type="string">
            <text:p>vwnd.10m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gaussian/monolevel/vwnd.10m.mon.mean.nc</text:p>
          </table:table-cell>
          <table:table-cell office:value-type="string">
            <text:p>http://www.esrl.noaa.gov/psd/thredds/dodsC/Datasets/20thC_ReanV2c/Monthlies/gaussian/monolevel/vwnd.10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vwnd_10m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5];&quot;|&quot;;[.D295];&quot;|&quot;;[.F295];&quot; (&quot;;[.G295];&quot;)&quot;)" office:value-type="string" office:string-value="NOAA|NOAA-CIRES Twentieth Century Reanalysis (V2c)|Single Level|Gaussian|V-wind|Monthly Long Term Means (10 m)">
            <text:p>NOAA|NOAA-CIRES Twentieth Century Reanalysis (V2c)|Single Level|Gaussian|V-wind|Monthly Long Term Means (10 m)</text:p>
          </table:table-cell>
          <table:table-cell/>
          <table:table-cell office:value-type="string">
            <text:p>NOAA-CIRES Twentieth Century Reanalysis (V2c)|Single Level|Gaussian|V-wind</text:p>
          </table:table-cell>
          <table:table-cell office:value-type="string">
            <text:p>V-wind</text:p>
          </table:table-cell>
          <table:table-cell office:value-type="string">
            <text:p>Monthly Long Term Means</text:p>
          </table:table-cell>
          <table:table-cell office:value-type="string">
            <text:p>10 m</text:p>
          </table:table-cell>
          <table:table-cell office:value-type="string">
            <text:p>Derived/Monthlies/gaussian/monolevel/vwnd.10m.mon.ltm.nc</text:p>
          </table:table-cell>
          <table:table-cell office:value-type="string">
            <text:p>Derived/Monthlies/gaussian/monolevel/vwnd.10m.mon.ltm.csv</text:p>
          </table:table-cell>
          <table:table-cell office:value-type="string">
            <text:p>vwnd.10m.mon.ltm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Derived/Monthlies/gaussian/monolevel/vwnd.10m.mon.ltm.nc</text:p>
          </table:table-cell>
          <table:table-cell office:value-type="string">
            <text:p>http://www.esrl.noaa.gov/psd/thredds/dodsC/Datasets/20thC_ReanV2c/Derived/Monthlies/gaussian/monolevel/vwnd.10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vwnd_10m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6];&quot;|&quot;;[.D296];&quot;|&quot;;[.F296];&quot; (&quot;;[.G296];&quot;)&quot;)" office:value-type="string" office:string-value="NOAA|NOAA-CIRES Twentieth Century Reanalysis (V2c)|Single Level|Gaussian|V-wind|Monthly Ensemble Spreads (10 m)">
            <text:p>NOAA|NOAA-CIRES Twentieth Century Reanalysis (V2c)|Single Level|Gaussian|V-wind|Monthly Ensemble Spreads (10 m)</text:p>
          </table:table-cell>
          <table:table-cell/>
          <table:table-cell office:value-type="string">
            <text:p>NOAA-CIRES Twentieth Century Reanalysis (V2c)|Single Level|Gaussian|V-wind</text:p>
          </table:table-cell>
          <table:table-cell office:value-type="string">
            <text:p>V-wind</text:p>
          </table:table-cell>
          <table:table-cell office:value-type="string">
            <text:p>Monthly Ensemble Spreads</text:p>
          </table:table-cell>
          <table:table-cell office:value-type="string">
            <text:p>10 m</text:p>
          </table:table-cell>
          <table:table-cell office:value-type="string">
            <text:p>Monthlies/gaussian_sprd/monolevel/vwnd.10m.mon.mean.nc</text:p>
          </table:table-cell>
          <table:table-cell office:value-type="string">
            <text:p>Monthlies/gaussian_sprd/monolevel/vwnd.10m.mon.mean.csv</text:p>
          </table:table-cell>
          <table:table-cell office:value-type="string">
            <text:p>vwnd.10m.mon.mean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Monthlies/gaussian_sprd/monolevel/vwnd.10m.mon.mean.nc</text:p>
          </table:table-cell>
          <table:table-cell office:value-type="string">
            <text:p>http://www.esrl.noaa.gov/psd/thredds/dodsC/Datasets/20thC_ReanV2c/Monthlies/gaussian_sprd/monolevel/vwnd.10m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vwnd_10m_mon_mean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7];&quot;|&quot;;[.D297];&quot;|&quot;;[.F297];&quot; (&quot;;[.G297];&quot;)&quot;)" office:value-type="string" office:string-value="NOAA|NOAA-CIRES Twentieth Century Reanalysis (V2c)|Single Level|Gaussian|V-wind|Monthly Long Term Mean Ensemble Spreads (10 m)">
            <text:p>NOAA|NOAA-CIRES Twentieth Century Reanalysis (V2c)|Single Level|Gaussian|V-wind|Monthly Long Term Mean Ensemble Spreads (10 m)</text:p>
          </table:table-cell>
          <table:table-cell/>
          <table:table-cell office:value-type="string">
            <text:p>NOAA-CIRES Twentieth Century Reanalysis (V2c)|Single Level|Gaussian|V-wind</text:p>
          </table:table-cell>
          <table:table-cell office:value-type="string">
            <text:p>V-wind</text:p>
          </table:table-cell>
          <table:table-cell office:value-type="string">
            <text:p>Monthly Long Term Mean Ensemble Spreads</text:p>
          </table:table-cell>
          <table:table-cell office:value-type="string">
            <text:p>10 m</text:p>
          </table:table-cell>
          <table:table-cell office:value-type="string">
            <text:p>Derived/Monthlies/gaussian_sprd/monolevel/vwnd.10m.mon.ltm.nc</text:p>
          </table:table-cell>
          <table:table-cell office:value-type="string">
            <text:p>Derived/Monthlies/gaussian_sprd/monolevel/vwnd.10m.mon.ltm.csv</text:p>
          </table:table-cell>
          <table:table-cell office:value-type="string">
            <text:p>vwnd.10m.mon.ltm.csv</text:p>
          </table:table-cell>
          <table:table-cell office:value-type="string">
            <text:p>vwnd</text:p>
          </table:table-cell>
          <table:table-cell office:value-type="string">
            <text:p>ftp://ftp.cdc.noaa.gov/Datasets/20thC_ReanV2c/Derived/Monthlies/gaussian_sprd/monolevel/vwnd.10m.mon.ltm.nc</text:p>
          </table:table-cell>
          <table:table-cell office:value-type="string">
            <text:p>http://www.esrl.noaa.gov/psd/thredds/dodsC/Datasets/20thC_ReanV2c/Derived/Monthlies/gaussian_sprd/monolevel/vwnd.10m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vwnd_10m_mon_ltm</text:p>
          </table:table-cell>
          <table:table-cell office:value-type="string">
            <text:p>m/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8];&quot;|&quot;;[.D298];&quot;|&quot;;[.F298];&quot; (&quot;;[.G298];&quot;)&quot;)" office:value-type="string" office:string-value="NOAA|NOAA-CIRES Twentieth Century Reanalysis (V2c)|Single Level|Gaussian|Water Equiv. of Accum. Snow Depth|Monthly Means (Surface)">
            <text:p>NOAA|NOAA-CIRES Twentieth Century Reanalysis (V2c)|Single Level|Gaussian|Water Equiv. of Accum. Snow Depth|Monthly Means (Surface)</text:p>
          </table:table-cell>
          <table:table-cell/>
          <table:table-cell office:value-type="string">
            <text:p>NOAA-CIRES Twentieth Century Reanalysis (V2c)|Single Level|Gaussian|Water Equiv. of Accum. Snow Depth</text:p>
          </table:table-cell>
          <table:table-cell office:value-type="string">
            <text:p>Water Equiv. of Accum. Snow Depth</text:p>
          </table:table-cell>
          <table:table-cell office:value-type="string">
            <text:p>Monthly Means</text:p>
          </table:table-cell>
          <table:table-cell office:value-type="string">
            <text:p>Surface</text:p>
          </table:table-cell>
          <table:table-cell office:value-type="string">
            <text:p>Monthlies/gaussian/monolevel/weasd.mon.mean.nc</text:p>
          </table:table-cell>
          <table:table-cell office:value-type="string">
            <text:p>Monthlies/gaussian/monolevel/weasd.mon.mean.csv</text:p>
          </table:table-cell>
          <table:table-cell office:value-type="string">
            <text:p>weasd.mon.mean.csv</text:p>
          </table:table-cell>
          <table:table-cell office:value-type="string">
            <text:p>weasd</text:p>
          </table:table-cell>
          <table:table-cell office:value-type="string">
            <text:p>ftp://ftp.cdc.noaa.gov/Datasets/20thC_ReanV2c/Monthlies/gaussian/monolevel/weasd.mon.mean.nc</text:p>
          </table:table-cell>
          <table:table-cell office:value-type="string">
            <text:p>http://www.esrl.noaa.gov/psd/thredds/dodsC/Datasets/20thC_ReanV2c/Monthlies/gaussian/monolevel/weas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mono_weasd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299];&quot;|&quot;;[.D299];&quot;|&quot;;[.F299];&quot; (&quot;;[.G299];&quot;)&quot;)" office:value-type="string" office:string-value="NOAA|NOAA-CIRES Twentieth Century Reanalysis (V2c)|Single Level|Gaussian|Water Equiv. of Accum. Snow Depth|Monthly Long Term Means (Surface)">
            <text:p>NOAA|NOAA-CIRES Twentieth Century Reanalysis (V2c)|Single Level|Gaussian|Water Equiv. of Accum. Snow Depth|Monthly Long Term Means (Surface)</text:p>
          </table:table-cell>
          <table:table-cell/>
          <table:table-cell office:value-type="string">
            <text:p>NOAA-CIRES Twentieth Century Reanalysis (V2c)|Single Level|Gaussian|Water Equiv. of Accum. Snow Depth</text:p>
          </table:table-cell>
          <table:table-cell office:value-type="string">
            <text:p>Water Equiv. of Accum. Snow Depth</text:p>
          </table:table-cell>
          <table:table-cell office:value-type="string">
            <text:p>Monthly Long Term Means</text:p>
          </table:table-cell>
          <table:table-cell office:value-type="string">
            <text:p>Surface</text:p>
          </table:table-cell>
          <table:table-cell office:value-type="string">
            <text:p>Derived/Monthlies/gaussian/monolevel/weasd.mon.ltm.nc</text:p>
          </table:table-cell>
          <table:table-cell office:value-type="string">
            <text:p>Derived/Monthlies/gaussian/monolevel/weasd.mon.ltm.csv</text:p>
          </table:table-cell>
          <table:table-cell office:value-type="string">
            <text:p>weasd.mon.ltm.csv</text:p>
          </table:table-cell>
          <table:table-cell office:value-type="string">
            <text:p>weasd</text:p>
          </table:table-cell>
          <table:table-cell office:value-type="string">
            <text:p>ftp://ftp.cdc.noaa.gov/Datasets/20thC_ReanV2c/Derived/Monthlies/gaussian/monolevel/weasd.mon.ltm.nc</text:p>
          </table:table-cell>
          <table:table-cell office:value-type="string">
            <text:p>http://www.esrl.noaa.gov/psd/thredds/dodsC/Datasets/20thC_ReanV2c/Derived/Monthlies/gaussian/monolevel/weas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mono_weasd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0];&quot;|&quot;;[.D300];&quot;|&quot;;[.F300];&quot; (&quot;;[.G300];&quot;)&quot;)" office:value-type="string" office:string-value="NOAA|NOAA-CIRES Twentieth Century Reanalysis (V2c)|Single Level|Gaussian|Water Equiv. of Accum. Snow Depth|Monthly Ensemble Spreads (Surface)">
            <text:p>NOAA|NOAA-CIRES Twentieth Century Reanalysis (V2c)|Single Level|Gaussian|Water Equiv. of Accum. Snow Depth|Monthly Ensemble Spreads (Surface)</text:p>
          </table:table-cell>
          <table:table-cell/>
          <table:table-cell office:value-type="string">
            <text:p>NOAA-CIRES Twentieth Century Reanalysis (V2c)|Single Level|Gaussian|Water Equiv. of Accum. Snow Depth</text:p>
          </table:table-cell>
          <table:table-cell office:value-type="string">
            <text:p>Water Equiv. of Accum. Snow Depth</text:p>
          </table:table-cell>
          <table:table-cell office:value-type="string">
            <text:p>Monthly Ensemble Spreads</text:p>
          </table:table-cell>
          <table:table-cell office:value-type="string">
            <text:p>Surface</text:p>
          </table:table-cell>
          <table:table-cell office:value-type="string">
            <text:p>Monthlies/gaussian_sprd/monolevel/weasd.mon.mean.nc</text:p>
          </table:table-cell>
          <table:table-cell office:value-type="string">
            <text:p>Monthlies/gaussian_sprd/monolevel/weasd.mon.mean.csv</text:p>
          </table:table-cell>
          <table:table-cell office:value-type="string">
            <text:p>weasd.mon.mean.csv</text:p>
          </table:table-cell>
          <table:table-cell office:value-type="string">
            <text:p>weasd</text:p>
          </table:table-cell>
          <table:table-cell office:value-type="string">
            <text:p>ftp://ftp.cdc.noaa.gov/Datasets/20thC_ReanV2c/Monthlies/gaussian_sprd/monolevel/weasd.mon.mean.nc</text:p>
          </table:table-cell>
          <table:table-cell office:value-type="string">
            <text:p>http://www.esrl.noaa.gov/psd/thredds/dodsC/Datasets/20thC_ReanV2c/Monthlies/gaussian_sprd/monolevel/weasd.mon.mean.nc.html</text:p>
          </table:table-cell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mono_weasd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1];&quot;|&quot;;[.D301];&quot;|&quot;;[.F301];&quot; (&quot;;[.G301];&quot;)&quot;)" office:value-type="string" office:string-value="NOAA|NOAA-CIRES Twentieth Century Reanalysis (V2c)|Single Level|Gaussian|Water Equiv. of Accum. Snow Depth|Monthly Long Term Mean Ensemble Spreads (Surface)">
            <text:p>NOAA|NOAA-CIRES Twentieth Century Reanalysis (V2c)|Single Level|Gaussian|Water Equiv. of Accum. Snow Depth|Monthly Long Term Mean Ensemble Spreads (Surface)</text:p>
          </table:table-cell>
          <table:table-cell/>
          <table:table-cell office:value-type="string">
            <text:p>NOAA-CIRES Twentieth Century Reanalysis (V2c)|Single Level|Gaussian|Water Equiv. of Accum. Snow Depth</text:p>
          </table:table-cell>
          <table:table-cell office:value-type="string">
            <text:p>Water Equiv. of Accum. Snow Depth</text:p>
          </table:table-cell>
          <table:table-cell office:value-type="string">
            <text:p>Monthly Long Term Mean Ensemble Spreads</text:p>
          </table:table-cell>
          <table:table-cell office:value-type="string">
            <text:p>Surface</text:p>
          </table:table-cell>
          <table:table-cell office:value-type="string">
            <text:p>Derived/Monthlies/gaussian_sprd/monolevel/weasd.mon.ltm.nc</text:p>
          </table:table-cell>
          <table:table-cell office:value-type="string">
            <text:p>Derived/Monthlies/gaussian_sprd/monolevel/weasd.mon.ltm.csv</text:p>
          </table:table-cell>
          <table:table-cell office:value-type="string">
            <text:p>weasd.mon.ltm.csv</text:p>
          </table:table-cell>
          <table:table-cell office:value-type="string">
            <text:p>weasd</text:p>
          </table:table-cell>
          <table:table-cell office:value-type="string">
            <text:p>ftp://ftp.cdc.noaa.gov/Datasets/20thC_ReanV2c/Derived/Monthlies/gaussian_sprd/monolevel/weasd.mon.ltm.nc</text:p>
          </table:table-cell>
          <table:table-cell office:value-type="string">
            <text:p>http://www.esrl.noaa.gov/psd/thredds/dodsC/Datasets/20thC_ReanV2c/Derived/Monthlies/gaussian_sprd/monolevel/weasd.mon.ltm.nc.html</text:p>
          </table:table-cell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mono_weasd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2];&quot;|&quot;;[.D302];&quot;|&quot;;[.F302];&quot; (&quot;;[.G302];&quot;)&quot;)" office:value-type="string" office:string-value="NOAA|NOAA-CIRES Twentieth Century Reanalysis (V2c)|Subsurface|Non-Gaussian|Liquid Volumetric Soil Moisture (non-frozen) Fraction|Monthly Means (multiple sub-surface levels)">
            <text:p>NOAA|NOAA-CIRES Twentieth Century Reanalysis (V2c)|Subsurface|Non-Gaussian|Liquid Volumetric Soil Moisture (non-frozen) Fraction|Monthly Means (multiple sub-surface levels)</text:p>
          </table:table-cell>
          <table:table-cell/>
          <table:table-cell office:value-type="string">
            <text:p>NOAA-CIRES Twentieth Century Reanalysis (V2c)|Subsurface|Non-Gaussian|Liquid Volumetric Soil Moisture (non-frozen) Fraction</text:p>
          </table:table-cell>
          <table:table-cell office:value-type="string">
            <text:p>Liquid Volumetric Soil Moisture (non-frozen) Fraction</text:p>
          </table:table-cell>
          <table:table-cell office:value-type="string">
            <text:p>Monthly Means</text:p>
          </table:table-cell>
          <table:table-cell office:value-type="string">
            <text:p>multiple sub-surface levels</text:p>
          </table:table-cell>
          <table:table-cell office:value-type="string">
            <text:p>Monthlies/gaussian/subsurface/soill.mon.mean.nc</text:p>
          </table:table-cell>
          <table:table-cell office:value-type="string">
            <text:p>Monthlies/gaussian/subsurface/soill.mon.mean.csv</text:p>
          </table:table-cell>
          <table:table-cell office:value-type="string">
            <text:p>soill.mon.mean.csv</text:p>
          </table:table-cell>
          <table:table-cell office:value-type="string">
            <text:p>soill</text:p>
          </table:table-cell>
          <table:table-cell office:value-type="string">
            <text:p>ftp://ftp.cdc.noaa.gov/Datasets/20thC_ReanV2c/Monthlies/gaussian/subsurface/soill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ubsurface_soill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3];&quot;|&quot;;[.D303];&quot;|&quot;;[.F303];&quot; (&quot;;[.G303];&quot;)&quot;)" office:value-type="string" office:string-value="NOAA|NOAA-CIRES Twentieth Century Reanalysis (V2c)|Subsurface|Non-Gaussian|Liquid Volumetric Soil Moisture (non-frozen) Fraction|Monthly Long Term Means (multiple sub-surface levels)">
            <text:p>NOAA|NOAA-CIRES Twentieth Century Reanalysis (V2c)|Subsurface|Non-Gaussian|Liquid Volumetric Soil Moisture (non-frozen) Fraction|Monthly Long Term Means (multiple sub-surface levels)</text:p>
          </table:table-cell>
          <table:table-cell/>
          <table:table-cell office:value-type="string">
            <text:p>NOAA-CIRES Twentieth Century Reanalysis (V2c)|Subsurface|Non-Gaussian|Liquid Volumetric Soil Moisture (non-frozen) Fraction</text:p>
          </table:table-cell>
          <table:table-cell office:value-type="string">
            <text:p>Liquid Volumetric Soil Moisture (non-frozen) Fraction</text:p>
          </table:table-cell>
          <table:table-cell office:value-type="string">
            <text:p>Monthly Long Term Means</text:p>
          </table:table-cell>
          <table:table-cell office:value-type="string">
            <text:p>multiple sub-surface levels</text:p>
          </table:table-cell>
          <table:table-cell office:value-type="string">
            <text:p>Derived/Monthlies/gaussian/subsurface/soill.mon.ltm.nc</text:p>
          </table:table-cell>
          <table:table-cell office:value-type="string">
            <text:p>Derived/Monthlies/gaussian/subsurface/soill.mon.ltm.csv</text:p>
          </table:table-cell>
          <table:table-cell office:value-type="string">
            <text:p>soill.mon.ltm.csv</text:p>
          </table:table-cell>
          <table:table-cell office:value-type="string">
            <text:p>soill</text:p>
          </table:table-cell>
          <table:table-cell office:value-type="string">
            <text:p>ftp://ftp.cdc.noaa.gov/Datasets/20thC_ReanV2c/Derived/Monthlies/gaussian/subsurface/soill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ubsurface_soill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4];&quot;|&quot;;[.D304];&quot;|&quot;;[.F304];&quot; (&quot;;[.G304];&quot;)&quot;)" office:value-type="string" office:string-value="NOAA|NOAA-CIRES Twentieth Century Reanalysis (V2c)|Subsurface|Non-Gaussian|Liquid Volumetric Soil Moisture (non-frozen) Fraction|Monthly Ensemble Spreads (multiple sub-surface levels)">
            <text:p>NOAA|NOAA-CIRES Twentieth Century Reanalysis (V2c)|Subsurface|Non-Gaussian|Liquid Volumetric Soil Moisture (non-frozen) Fraction|Monthly Ensemble Spreads (multiple sub-surface levels)</text:p>
          </table:table-cell>
          <table:table-cell/>
          <table:table-cell office:value-type="string">
            <text:p>NOAA-CIRES Twentieth Century Reanalysis (V2c)|Subsurface|Non-Gaussian|Liquid Volumetric Soil Moisture (non-frozen) Fraction</text:p>
          </table:table-cell>
          <table:table-cell office:value-type="string">
            <text:p>Liquid Volumetric Soil Moisture (non-frozen) Fraction</text:p>
          </table:table-cell>
          <table:table-cell office:value-type="string">
            <text:p>Monthly Ensemble Spreads</text:p>
          </table:table-cell>
          <table:table-cell office:value-type="string">
            <text:p>multiple sub-surface levels</text:p>
          </table:table-cell>
          <table:table-cell office:value-type="string">
            <text:p>Monthlies/gaussian_sprd/subsurface/soill.mon.mean.nc</text:p>
          </table:table-cell>
          <table:table-cell office:value-type="string">
            <text:p>Monthlies/gaussian_sprd/subsurface/soill.mon.mean.csv</text:p>
          </table:table-cell>
          <table:table-cell office:value-type="string">
            <text:p>soill.mon.mean.csv</text:p>
          </table:table-cell>
          <table:table-cell office:value-type="string">
            <text:p>soill</text:p>
          </table:table-cell>
          <table:table-cell office:value-type="string">
            <text:p>ftp://ftp.cdc.noaa.gov/Datasets/20thC_ReanV2c/Monthlies/gaussian_sprd/subsurface/soill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subsurface_soill_mon_mean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5];&quot;|&quot;;[.D305];&quot;|&quot;;[.F305];&quot; (&quot;;[.G305];&quot;)&quot;)" office:value-type="string" office:string-value="NOAA|NOAA-CIRES Twentieth Century Reanalysis (V2c)|Subsurface|Non-Gaussian|Liquid Volumetric Soil Moisture (non-frozen) Fraction|Monthly Long Term Mean Ensemble Spreads (multiple sub-surface levels)">
            <text:p>NOAA|NOAA-CIRES Twentieth Century Reanalysis (V2c)|Subsurface|Non-Gaussian|Liquid Volumetric Soil Moisture (non-frozen) Fraction|Monthly Long Term Mean Ensemble Spreads (multiple sub-surface levels)</text:p>
          </table:table-cell>
          <table:table-cell/>
          <table:table-cell office:value-type="string">
            <text:p>NOAA-CIRES Twentieth Century Reanalysis (V2c)|Subsurface|Non-Gaussian|Liquid Volumetric Soil Moisture (non-frozen) Fraction</text:p>
          </table:table-cell>
          <table:table-cell office:value-type="string">
            <text:p>Liquid Volumetric Soil Moisture (non-frozen) Fraction</text:p>
          </table:table-cell>
          <table:table-cell office:value-type="string">
            <text:p>Monthly Long Term Mean Ensemble Spreads</text:p>
          </table:table-cell>
          <table:table-cell office:value-type="string">
            <text:p>multiple sub-surface levels</text:p>
          </table:table-cell>
          <table:table-cell office:value-type="string">
            <text:p>Derived/Monthlies/gaussian_sprd/subsurface/soill.mon.ltm.nc</text:p>
          </table:table-cell>
          <table:table-cell office:value-type="string">
            <text:p>Derived/Monthlies/gaussian_sprd/subsurface/soill.mon.ltm.csv</text:p>
          </table:table-cell>
          <table:table-cell office:value-type="string">
            <text:p>soill.mon.ltm.csv</text:p>
          </table:table-cell>
          <table:table-cell office:value-type="string">
            <text:p>soill</text:p>
          </table:table-cell>
          <table:table-cell office:value-type="string">
            <text:p>ftp://ftp.cdc.noaa.gov/Datasets/20thC_ReanV2c/Derived/Monthlies/gaussian_sprd/subsurface/soill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subsurface_soill_mon_ltm</text:p>
          </table:table-cell>
          <table:table-cell office:value-type="string">
            <text:p>kg/m^2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06];&quot;|&quot;;[.D306];&quot;|&quot;;[.F306];&quot; (&quot;;[.G306];&quot;)&quot;)" office:value-type="string" office:string-value="NOAA|NOAA-CIRES Twentieth Century Reanalysis (V2c)|Subsurface|Non-Gaussian|Volumetric Soil Moisture|Monthly Means (multiple sub-surface levels)">
            <text:p>NOAA|NOAA-CIRES Twentieth Century Reanalysis (V2c)|Subsurface|Non-Gaussian|Volumetric Soil Moisture|Monthly Means (multiple sub-surface levels)</text:p>
          </table:table-cell>
          <table:table-cell/>
          <table:table-cell office:value-type="string">
            <text:p>NOAA-CIRES Twentieth Century Reanalysis (V2c)|Subsurface|Non-Gaussian|Volumetric Soil Moisture</text:p>
          </table:table-cell>
          <table:table-cell office:value-type="string">
            <text:p>Volumetric Soil Moisture</text:p>
          </table:table-cell>
          <table:table-cell office:value-type="string">
            <text:p>Monthly Means</text:p>
          </table:table-cell>
          <table:table-cell office:value-type="string">
            <text:p>multiple sub-surface levels</text:p>
          </table:table-cell>
          <table:table-cell office:value-type="string">
            <text:p>Monthlies/gaussian/subsurface/soilw.mon.mean.nc</text:p>
          </table:table-cell>
          <table:table-cell office:value-type="string">
            <text:p>Monthlies/gaussian/subsurface/soilw.mon.mean.csv</text:p>
          </table:table-cell>
          <table:table-cell office:value-type="string">
            <text:p>soilw.mon.mean.csv</text:p>
          </table:table-cell>
          <table:table-cell office:value-type="string">
            <text:p>soilw</text:p>
          </table:table-cell>
          <table:table-cell office:value-type="string">
            <text:p>ftp://ftp.cdc.noaa.gov/Datasets/20thC_ReanV2c/Monthlies/gaussian/subsurface/soilw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ubsurface_soilw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307];&quot;|&quot;;[.D307];&quot;|&quot;;[.F307];&quot; (&quot;;[.G307];&quot;)&quot;)" office:value-type="string" office:string-value="NOAA|NOAA-CIRES Twentieth Century Reanalysis (V2c)|Subsurface|Non-Gaussian|Volumetric Soil Moisture|Monthly Long Term Means (multiple sub-surface levels)">
            <text:p>NOAA|NOAA-CIRES Twentieth Century Reanalysis (V2c)|Subsurface|Non-Gaussian|Volumetric Soil Moisture|Monthly Long Term Means (multiple sub-surface levels)</text:p>
          </table:table-cell>
          <table:table-cell/>
          <table:table-cell office:value-type="string">
            <text:p>NOAA-CIRES Twentieth Century Reanalysis (V2c)|Subsurface|Non-Gaussian|Volumetric Soil Moisture</text:p>
          </table:table-cell>
          <table:table-cell office:value-type="string">
            <text:p>Volumetric Soil Moisture</text:p>
          </table:table-cell>
          <table:table-cell office:value-type="string">
            <text:p>Monthly Long Term Means</text:p>
          </table:table-cell>
          <table:table-cell office:value-type="string">
            <text:p>multiple sub-surface levels</text:p>
          </table:table-cell>
          <table:table-cell office:value-type="string">
            <text:p>Derived/Monthlies/gaussian/subsurface/soilw.mon.ltm.nc</text:p>
          </table:table-cell>
          <table:table-cell office:value-type="string">
            <text:p>Derived/Monthlies/gaussian/subsurface/soilw.mon.ltm.csv</text:p>
          </table:table-cell>
          <table:table-cell office:value-type="string">
            <text:p>soilw.mon.ltm.csv</text:p>
          </table:table-cell>
          <table:table-cell office:value-type="string">
            <text:p>soilw</text:p>
          </table:table-cell>
          <table:table-cell office:value-type="string">
            <text:p>ftp://ftp.cdc.noaa.gov/Datasets/20thC_ReanV2c/Derived/Monthlies/gaussian/subsurface/soilw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ubsurface_soilw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308];&quot;|&quot;;[.D308];&quot;|&quot;;[.F308];&quot; (&quot;;[.G308];&quot;)&quot;)" office:value-type="string" office:string-value="NOAA|NOAA-CIRES Twentieth Century Reanalysis (V2c)|Subsurface|Non-Gaussian|Volumetric Soil Moisture|Monthly Ensemble Spreads (multiple sub-surface levels)">
            <text:p>NOAA|NOAA-CIRES Twentieth Century Reanalysis (V2c)|Subsurface|Non-Gaussian|Volumetric Soil Moisture|Monthly Ensemble Spreads (multiple sub-surface levels)</text:p>
          </table:table-cell>
          <table:table-cell/>
          <table:table-cell office:value-type="string">
            <text:p>NOAA-CIRES Twentieth Century Reanalysis (V2c)|Subsurface|Non-Gaussian|Volumetric Soil Moisture</text:p>
          </table:table-cell>
          <table:table-cell office:value-type="string">
            <text:p>Volumetric Soil Moisture</text:p>
          </table:table-cell>
          <table:table-cell office:value-type="string">
            <text:p>Monthly Ensemble Spreads</text:p>
          </table:table-cell>
          <table:table-cell office:value-type="string">
            <text:p>multiple sub-surface levels</text:p>
          </table:table-cell>
          <table:table-cell office:value-type="string">
            <text:p>Monthlies/gaussian_sprd/subsurface/soilw.mon.mean.nc</text:p>
          </table:table-cell>
          <table:table-cell office:value-type="string">
            <text:p>Monthlies/gaussian_sprd/subsurface/soilw.mon.mean.csv</text:p>
          </table:table-cell>
          <table:table-cell office:value-type="string">
            <text:p>soilw.mon.mean.csv</text:p>
          </table:table-cell>
          <table:table-cell office:value-type="string">
            <text:p>soilw</text:p>
          </table:table-cell>
          <table:table-cell office:value-type="string">
            <text:p>ftp://ftp.cdc.noaa.gov/Datasets/20thC_ReanV2c/Monthlies/gaussian_sprd/subsurface/soilw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subsurface_soilw_mon_mean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309];&quot;|&quot;;[.D309];&quot;|&quot;;[.F309];&quot; (&quot;;[.G309];&quot;)&quot;)" office:value-type="string" office:string-value="NOAA|NOAA-CIRES Twentieth Century Reanalysis (V2c)|Subsurface|Non-Gaussian|Volumetric Soil Moisture|Monthly Long Term Mean Ensemble Spreads (multiple sub-surface levels)">
            <text:p>NOAA|NOAA-CIRES Twentieth Century Reanalysis (V2c)|Subsurface|Non-Gaussian|Volumetric Soil Moisture|Monthly Long Term Mean Ensemble Spreads (multiple sub-surface levels)</text:p>
          </table:table-cell>
          <table:table-cell/>
          <table:table-cell office:value-type="string">
            <text:p>NOAA-CIRES Twentieth Century Reanalysis (V2c)|Subsurface|Non-Gaussian|Volumetric Soil Moisture</text:p>
          </table:table-cell>
          <table:table-cell office:value-type="string">
            <text:p>Volumetric Soil Moisture</text:p>
          </table:table-cell>
          <table:table-cell office:value-type="string">
            <text:p>Monthly Long Term Mean Ensemble Spreads</text:p>
          </table:table-cell>
          <table:table-cell office:value-type="string">
            <text:p>multiple sub-surface levels</text:p>
          </table:table-cell>
          <table:table-cell office:value-type="string">
            <text:p>Derived/Monthlies/gaussian_sprd/subsurface/soilw.mon.ltm.nc</text:p>
          </table:table-cell>
          <table:table-cell office:value-type="string">
            <text:p>Derived/Monthlies/gaussian_sprd/subsurface/soilw.mon.ltm.csv</text:p>
          </table:table-cell>
          <table:table-cell office:value-type="string">
            <text:p>soilw.mon.ltm.csv</text:p>
          </table:table-cell>
          <table:table-cell office:value-type="string">
            <text:p>soilw</text:p>
          </table:table-cell>
          <table:table-cell office:value-type="string">
            <text:p>ftp://ftp.cdc.noaa.gov/Datasets/20thC_ReanV2c/Derived/Monthlies/gaussian_sprd/subsurface/soilw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subsurface_soilw_mon_ltm</text:p>
          </table:table-cell>
          <table:table-cell table:number-columns-repeated="2"/>
        </table:table-row>
        <table:table-row table:style-name="ro1">
          <table:table-cell office:value-type="string">
            <text:p>NOAA</text:p>
          </table:table-cell>
          <table:table-cell table:formula="of:=CONCATENATE([.A310];&quot;|&quot;;[.D310];&quot;|&quot;;[.F310];&quot; (&quot;;[.G310];&quot;)&quot;)" office:value-type="string" office:string-value="NOAA|NOAA-CIRES Twentieth Century Reanalysis (V2c)|Subsurface|Non-Gaussian|Soil Temperature|Monthly Means (multiple sub-surface levels)">
            <text:p>NOAA|NOAA-CIRES Twentieth Century Reanalysis (V2c)|Subsurface|Non-Gaussian|Soil Temperature|Monthly Means (multiple sub-surface levels)</text:p>
          </table:table-cell>
          <table:table-cell/>
          <table:table-cell office:value-type="string">
            <text:p>NOAA-CIRES Twentieth Century Reanalysis (V2c)|Subsurface|Non-Gaussian|Soil Temperature</text:p>
          </table:table-cell>
          <table:table-cell office:value-type="string">
            <text:p>Soil Temperature</text:p>
          </table:table-cell>
          <table:table-cell office:value-type="string">
            <text:p>Monthly Means</text:p>
          </table:table-cell>
          <table:table-cell office:value-type="string">
            <text:p>multiple sub-surface levels</text:p>
          </table:table-cell>
          <table:table-cell office:value-type="string">
            <text:p>Monthlies/gaussian/subsurface/tsoil.mon.mean.nc</text:p>
          </table:table-cell>
          <table:table-cell office:value-type="string">
            <text:p>Monthlies/gaussian/subsurface/tsoil.mon.mean.csv</text:p>
          </table:table-cell>
          <table:table-cell office:value-type="string">
            <text:p>tsoil.mon.mean.csv</text:p>
          </table:table-cell>
          <table:table-cell office:value-type="string">
            <text:p>tsoil</text:p>
          </table:table-cell>
          <table:table-cell office:value-type="string">
            <text:p>ftp://ftp.cdc.noaa.gov/Datasets/20thC_ReanV2c/Monthlies/gaussian/subsurface/tsoil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ubsurface_tsoil_mon_mean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11];&quot;|&quot;;[.D311];&quot;|&quot;;[.F311];&quot; (&quot;;[.G311];&quot;)&quot;)" office:value-type="string" office:string-value="NOAA|NOAA-CIRES Twentieth Century Reanalysis (V2c)|Subsurface|Non-Gaussian|Soil Temperature|Monthly Long Term Means (multiple sub-surface levels)">
            <text:p>NOAA|NOAA-CIRES Twentieth Century Reanalysis (V2c)|Subsurface|Non-Gaussian|Soil Temperature|Monthly Long Term Means (multiple sub-surface levels)</text:p>
          </table:table-cell>
          <table:table-cell/>
          <table:table-cell office:value-type="string">
            <text:p>NOAA-CIRES Twentieth Century Reanalysis (V2c)|Subsurface|Non-Gaussian|Soil Temperature</text:p>
          </table:table-cell>
          <table:table-cell office:value-type="string">
            <text:p>Soil Temperature</text:p>
          </table:table-cell>
          <table:table-cell office:value-type="string">
            <text:p>Monthly Long Term Means</text:p>
          </table:table-cell>
          <table:table-cell office:value-type="string">
            <text:p>multiple sub-surface levels</text:p>
          </table:table-cell>
          <table:table-cell office:value-type="string">
            <text:p>Derived/Monthlies/gaussian/subsurface/tsoil.mon.ltm.nc</text:p>
          </table:table-cell>
          <table:table-cell office:value-type="string">
            <text:p>Derived/Monthlies/gaussian/subsurface/tsoil.mon.ltm.csv</text:p>
          </table:table-cell>
          <table:table-cell office:value-type="string">
            <text:p>tsoil.mon.ltm.csv</text:p>
          </table:table-cell>
          <table:table-cell office:value-type="string">
            <text:p>tsoil</text:p>
          </table:table-cell>
          <table:table-cell office:value-type="string">
            <text:p>ftp://ftp.cdc.noaa.gov/Datasets/20thC_ReanV2c/Derived/Monthlies/gaussian/subsurface/tsoil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ubsurface_tsoil_mon_ltm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12];&quot;|&quot;;[.D312];&quot;|&quot;;[.F312];&quot; (&quot;;[.G312];&quot;)&quot;)" office:value-type="string" office:string-value="NOAA|NOAA-CIRES Twentieth Century Reanalysis (V2c)|Subsurface|Non-Gaussian|Soil Temperature|Monthly Ensemble Spreads (multiple sub-surface levels)">
            <text:p>NOAA|NOAA-CIRES Twentieth Century Reanalysis (V2c)|Subsurface|Non-Gaussian|Soil Temperature|Monthly Ensemble Spreads (multiple sub-surface levels)</text:p>
          </table:table-cell>
          <table:table-cell/>
          <table:table-cell office:value-type="string">
            <text:p>NOAA-CIRES Twentieth Century Reanalysis (V2c)|Subsurface|Non-Gaussian|Soil Temperature</text:p>
          </table:table-cell>
          <table:table-cell office:value-type="string">
            <text:p>Soil Temperature</text:p>
          </table:table-cell>
          <table:table-cell office:value-type="string">
            <text:p>Monthly Ensemble Spreads</text:p>
          </table:table-cell>
          <table:table-cell office:value-type="string">
            <text:p>multiple sub-surface levels</text:p>
          </table:table-cell>
          <table:table-cell office:value-type="string">
            <text:p>Monthlies/gaussian_sprd/subsurface/tsoil.mon.mean.nc</text:p>
          </table:table-cell>
          <table:table-cell office:value-type="string">
            <text:p>Monthlies/gaussian_sprd/subsurface/tsoil.mon.mean.csv</text:p>
          </table:table-cell>
          <table:table-cell office:value-type="string">
            <text:p>tsoil.mon.mean.csv</text:p>
          </table:table-cell>
          <table:table-cell office:value-type="string">
            <text:p>tsoil</text:p>
          </table:table-cell>
          <table:table-cell office:value-type="string">
            <text:p>ftp://ftp.cdc.noaa.gov/Datasets/20thC_ReanV2c/Monthlies/gaussian_sprd/subsurface/tsoil.mon.mean.nc</text:p>
          </table:table-cell>
          <table:table-cell/>
          <table:table-cell office:value-type="string">
            <text:p>1851-01-01</text:p>
          </table:table-cell>
          <table:table-cell office:value-type="string">
            <text:p>2014-12-01</text:p>
          </table:table-cell>
          <table:table-cell office:value-type="string">
            <text:p>mrsharky_noaa20v2c_Mon_gaus_sprd_subsurface_tsoil_mon_mean</text:p>
          </table:table-cell>
          <table:table-cell office:value-type="string">
            <text:p>Kelvins</text:p>
          </table:table-cell>
          <table:table-cell/>
        </table:table-row>
        <table:table-row table:style-name="ro1">
          <table:table-cell office:value-type="string">
            <text:p>NOAA</text:p>
          </table:table-cell>
          <table:table-cell table:formula="of:=CONCATENATE([.A313];&quot;|&quot;;[.D313];&quot;|&quot;;[.F313];&quot; (&quot;;[.G313];&quot;)&quot;)" office:value-type="string" office:string-value="NOAA|NOAA-CIRES Twentieth Century Reanalysis (V2c)|Subsurface|Non-Gaussian|Soil Temperature|Monthly Long Term Mean Ensemble Spreads (multiple sub-surface levels)">
            <text:p>NOAA|NOAA-CIRES Twentieth Century Reanalysis (V2c)|Subsurface|Non-Gaussian|Soil Temperature|Monthly Long Term Mean Ensemble Spreads (multiple sub-surface levels)</text:p>
          </table:table-cell>
          <table:table-cell/>
          <table:table-cell office:value-type="string">
            <text:p>NOAA-CIRES Twentieth Century Reanalysis (V2c)|Subsurface|Non-Gaussian|Soil Temperature</text:p>
          </table:table-cell>
          <table:table-cell office:value-type="string">
            <text:p>Soil Temperature</text:p>
          </table:table-cell>
          <table:table-cell office:value-type="string">
            <text:p>Monthly Long Term Mean Ensemble Spreads</text:p>
          </table:table-cell>
          <table:table-cell office:value-type="string">
            <text:p>multiple sub-surface levels</text:p>
          </table:table-cell>
          <table:table-cell office:value-type="string">
            <text:p>Derived/Monthlies/gaussian_sprd/subsurface/tsoil.mon.ltm.nc</text:p>
          </table:table-cell>
          <table:table-cell office:value-type="string">
            <text:p>Derived/Monthlies/gaussian_sprd/subsurface/tsoil.mon.ltm.csv</text:p>
          </table:table-cell>
          <table:table-cell office:value-type="string">
            <text:p>tsoil.mon.ltm.csv</text:p>
          </table:table-cell>
          <table:table-cell office:value-type="string">
            <text:p>tsoil</text:p>
          </table:table-cell>
          <table:table-cell office:value-type="string">
            <text:p>ftp://ftp.cdc.noaa.gov/Datasets/20thC_ReanV2c/Derived/Monthlies/gaussian_sprd/subsurface/tsoil.mon.ltm.nc</text:p>
          </table:table-cell>
          <table:table-cell/>
          <table:table-cell office:value-type="string">
            <text:p>0001-01-01</text:p>
          </table:table-cell>
          <table:table-cell office:value-type="string">
            <text:p>0001-12-01</text:p>
          </table:table-cell>
          <table:table-cell office:value-type="string">
            <text:p>mrsharky_noaa20v2c_Der_Mon_gaus_sprd_subsurface_tsoil_mon_ltm</text:p>
          </table:table-cell>
          <table:table-cell office:value-type="string">
            <text:p>Kelvin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8/12/2017</text:date>, <text:time>15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08-12T15:17:04.13</dc:date>
    <dc:creator>Julien Pierret</dc:creator>
    <meta:editing-duration>PT2H45M22S</meta:editing-duration>
    <meta:editing-cycles>12</meta:editing-cycles>
    <meta:document-statistic meta:table-count="1" meta:cell-count="4954" meta:object-count="0"/>
  </office:meta>
</office:document-meta>
</file>